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Kabsch Rotation + RMSD VS pure RMS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H2O</text:p>
          </table:table-cell>
          <table:table-cell table:style-name="ce1" table:number-columns-repeated="3"/>
          <table:table-cell table:style-name="ce1" office:value-type="string" calcext:value-type="string">
            <text:p>H2O+H</text:p>
          </table:table-cell>
          <table:table-cell table:number-columns-repeated="3"/>
          <table:table-cell table:style-name="ce1" office:value-type="string" calcext:value-type="string">
            <text:p>H2O+H2O</text:p>
          </table:table-cell>
          <table:table-cell table:number-columns-repeated="3"/>
          <table:table-cell table:style-name="ce1" office:value-type="string" calcext:value-type="string">
            <text:p>H2O+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Kabsch</text:p>
          </table:table-cell>
          <table:table-cell table:style-name="ce1" office:value-type="string" calcext:value-type="string">
            <text:p>NoKabsch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Kabsch</text:p>
          </table:table-cell>
          <table:table-cell table:style-name="ce1" office:value-type="string" calcext:value-type="string">
            <text:p>NoKabsch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Kabsch</text:p>
          </table:table-cell>
          <table:table-cell table:style-name="ce1" office:value-type="string" calcext:value-type="string">
            <text:p>NoKabsch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Kabsch</text:p>
          </table:table-cell>
          <table:table-cell table:style-name="ce1" office:value-type="string" calcext:value-type="string">
            <text:p>NoKabsch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def2-SVP.b3lyp.xyz</text:p>
          </table:table-cell>
          <table:table-cell office:value-type="float" office:value="0.00642348074558" calcext:value-type="float">
            <text:p>0.0064234807</text:p>
          </table:table-cell>
          <table:table-cell office:value-type="float" office:value="0.0099199" calcext:value-type="float">
            <text:p>0.0099199</text:p>
          </table:table-cell>
          <table:table-cell table:formula="of:=[.B4]-[.C4]" office:value-type="float" office:value="-0.00349641925442" calcext:value-type="float">
            <text:p>-0.0034964193</text:p>
          </table:table-cell>
          <table:table-cell/>
          <table:table-cell office:value-type="float" office:value="0.465004640066" calcext:value-type="float">
            <text:p>0.4650046401</text:p>
          </table:table-cell>
          <table:table-cell office:value-type="float" office:value="0.5142687" calcext:value-type="float">
            <text:p>0.5142687</text:p>
          </table:table-cell>
          <table:table-cell table:formula="of:=[.F4]-[.G4]" office:value-type="float" office:value="-0.049264059934" calcext:value-type="float">
            <text:p>-0.0492640599</text:p>
          </table:table-cell>
          <table:table-cell/>
          <table:table-cell office:value-type="float" office:value="0.127209968865" calcext:value-type="float">
            <text:p>0.1272099689</text:p>
          </table:table-cell>
          <table:table-cell office:value-type="float" office:value="0.1583147" calcext:value-type="float">
            <text:p>0.1583147</text:p>
          </table:table-cell>
          <table:table-cell table:formula="of:=[.J4]-[.K4]" office:value-type="float" office:value="-0.031104731135" calcext:value-type="float">
            <text:p>-0.0311047311</text:p>
          </table:table-cell>
          <table:table-cell/>
          <table:table-cell office:value-type="float" office:value="0.107902057524" calcext:value-type="float">
            <text:p>0.1079020575</text:p>
          </table:table-cell>
          <table:table-cell office:value-type="float" office:value="0.126466" calcext:value-type="float">
            <text:p>0.126466</text:p>
          </table:table-cell>
          <table:table-cell table:formula="of:=[.N4]-[.O4]" office:value-type="float" office:value="-0.018563942476" calcext:value-type="float">
            <text:p>-0.0185639425</text:p>
          </table:table-cell>
        </table:table-row>
        <table:table-row table:style-name="ro1">
          <table:table-cell office:value-type="string" calcext:value-type="string">
            <text:p>def2-SVP.b97-d.xyz</text:p>
          </table:table-cell>
          <table:table-cell office:value-type="float" office:value="0.00987020337514" calcext:value-type="float">
            <text:p>0.0098702034</text:p>
          </table:table-cell>
          <table:table-cell office:value-type="float" office:value="0.0151306" calcext:value-type="float">
            <text:p>0.0151306</text:p>
          </table:table-cell>
          <table:table-cell table:formula="of:=[.B5]-[.C5]" office:value-type="float" office:value="-0.00526039662486" calcext:value-type="float">
            <text:p>-0.0052603966</text:p>
          </table:table-cell>
          <table:table-cell/>
          <table:table-cell office:value-type="float" office:value="0.575060987531" calcext:value-type="float">
            <text:p>0.5750609875</text:p>
          </table:table-cell>
          <table:table-cell office:value-type="float" office:value="0.603558" calcext:value-type="float">
            <text:p>0.603558</text:p>
          </table:table-cell>
          <table:table-cell table:formula="of:=[.F5]-[.G5]" office:value-type="float" office:value="-0.0284970124689999" calcext:value-type="float">
            <text:p>-0.0284970125</text:p>
          </table:table-cell>
          <table:table-cell/>
          <table:table-cell office:value-type="float" office:value="0.133025955282" calcext:value-type="float">
            <text:p>0.1330259553</text:p>
          </table:table-cell>
          <table:table-cell office:value-type="float" office:value="0.1710048" calcext:value-type="float">
            <text:p>0.1710048</text:p>
          </table:table-cell>
          <table:table-cell table:formula="of:=[.J5]-[.K5]" office:value-type="float" office:value="-0.037978844718" calcext:value-type="float">
            <text:p>-0.0379788447</text:p>
          </table:table-cell>
          <table:table-cell/>
          <table:table-cell office:value-type="float" office:value="0.193590721819" calcext:value-type="float">
            <text:p>0.1935907218</text:p>
          </table:table-cell>
          <table:table-cell office:value-type="float" office:value="0.2316941" calcext:value-type="float">
            <text:p>0.2316941</text:p>
          </table:table-cell>
          <table:table-cell table:formula="of:=[.N5]-[.O5]" office:value-type="float" office:value="-0.038103378181" calcext:value-type="float">
            <text:p>-0.0381033782</text:p>
          </table:table-cell>
        </table:table-row>
        <table:table-row table:style-name="ro1">
          <table:table-cell office:value-type="string" calcext:value-type="string">
            <text:p>def2-SVP.bhlyp-d3.xyz</text:p>
          </table:table-cell>
          <table:table-cell office:value-type="float" office:value="0.00368487804713" calcext:value-type="float">
            <text:p>0.003684878</text:p>
          </table:table-cell>
          <table:table-cell office:value-type="float" office:value="0.0036961" calcext:value-type="float">
            <text:p>0.0036961</text:p>
          </table:table-cell>
          <table:table-cell table:formula="of:=[.B6]-[.C6]" office:value-type="float" office:value="-0.00001122195287" calcext:value-type="float">
            <text:p>-0.000011222</text:p>
          </table:table-cell>
          <table:table-cell/>
          <table:table-cell office:value-type="float" office:value="0.398915596667" calcext:value-type="float">
            <text:p>0.3989155967</text:p>
          </table:table-cell>
          <table:table-cell office:value-type="float" office:value="0.4425211" calcext:value-type="float">
            <text:p>0.4425211</text:p>
          </table:table-cell>
          <table:table-cell table:formula="of:=[.F6]-[.G6]" office:value-type="float" office:value="-0.043605503333" calcext:value-type="float">
            <text:p>-0.0436055033</text:p>
          </table:table-cell>
          <table:table-cell/>
          <table:table-cell office:value-type="float" office:value="0.0552887218617" calcext:value-type="float">
            <text:p>0.0552887219</text:p>
          </table:table-cell>
          <table:table-cell office:value-type="float" office:value="0.0622934" calcext:value-type="float">
            <text:p>0.0622934</text:p>
          </table:table-cell>
          <table:table-cell table:formula="of:=[.J6]-[.K6]" office:value-type="float" office:value="-0.0070046781383" calcext:value-type="float">
            <text:p>-0.0070046781</text:p>
          </table:table-cell>
          <table:table-cell/>
          <table:table-cell office:value-type="float" office:value="0.102709840224" calcext:value-type="float">
            <text:p>0.1027098402</text:p>
          </table:table-cell>
          <table:table-cell office:value-type="float" office:value="0.1175214" calcext:value-type="float">
            <text:p>0.1175214</text:p>
          </table:table-cell>
          <table:table-cell table:formula="of:=[.N6]-[.O6]" office:value-type="float" office:value="-0.014811559776" calcext:value-type="float">
            <text:p>-0.0148115598</text:p>
          </table:table-cell>
        </table:table-row>
        <table:table-row table:style-name="ro1">
          <table:table-cell office:value-type="string" calcext:value-type="string">
            <text:p>def2-SVP.blyp-d3.xyz</text:p>
          </table:table-cell>
          <table:table-cell office:value-type="float" office:value="0.0129353523166" calcext:value-type="float">
            <text:p>0.0129353523</text:p>
          </table:table-cell>
          <table:table-cell office:value-type="float" office:value="0.0197764" calcext:value-type="float">
            <text:p>0.0197764</text:p>
          </table:table-cell>
          <table:table-cell table:formula="of:=[.B7]-[.C7]" office:value-type="float" office:value="-0.0068410476834" calcext:value-type="float">
            <text:p>-0.0068410477</text:p>
          </table:table-cell>
          <table:table-cell/>
          <table:table-cell office:value-type="float" office:value="0.482974386877" calcext:value-type="float">
            <text:p>0.4829743869</text:p>
          </table:table-cell>
          <table:table-cell office:value-type="float" office:value="0.5293417" calcext:value-type="float">
            <text:p>0.5293417</text:p>
          </table:table-cell>
          <table:table-cell table:formula="of:=[.F7]-[.G7]" office:value-type="float" office:value="-0.046367313123" calcext:value-type="float">
            <text:p>-0.0463673131</text:p>
          </table:table-cell>
          <table:table-cell/>
          <table:table-cell office:value-type="float" office:value="0.358319067145" calcext:value-type="float">
            <text:p>0.3583190671</text:p>
          </table:table-cell>
          <table:table-cell office:value-type="float" office:value="0.4332881" calcext:value-type="float">
            <text:p>0.4332881</text:p>
          </table:table-cell>
          <table:table-cell table:formula="of:=[.J7]-[.K7]" office:value-type="float" office:value="-0.074969032855" calcext:value-type="float">
            <text:p>-0.0749690329</text:p>
          </table:table-cell>
          <table:table-cell/>
          <table:table-cell office:value-type="float" office:value="0.621055803815" calcext:value-type="float">
            <text:p>0.6210558038</text:p>
          </table:table-cell>
          <table:table-cell office:value-type="float" office:value="0.7022985" calcext:value-type="float">
            <text:p>0.7022985</text:p>
          </table:table-cell>
          <table:table-cell table:formula="of:=[.N7]-[.O7]" office:value-type="float" office:value="-0.0812426961849999" calcext:value-type="float">
            <text:p>-0.0812426962</text:p>
          </table:table-cell>
        </table:table-row>
        <table:table-row table:style-name="ro1">
          <table:table-cell office:value-type="string" calcext:value-type="string">
            <text:p>def2-SVP.bp86-d3.xyz</text:p>
          </table:table-cell>
          <table:table-cell office:value-type="float" office:value="0.0118038066553" calcext:value-type="float">
            <text:p>0.0118038067</text:p>
          </table:table-cell>
          <table:table-cell office:value-type="float" office:value="0.0181882" calcext:value-type="float">
            <text:p>0.0181882</text:p>
          </table:table-cell>
          <table:table-cell table:formula="of:=[.B8]-[.C8]" office:value-type="float" office:value="-0.0063843933447" calcext:value-type="float">
            <text:p>-0.0063843933</text:p>
          </table:table-cell>
          <table:table-cell/>
          <table:table-cell office:value-type="float" office:value="0.51204443792" calcext:value-type="float">
            <text:p>0.5120444379</text:p>
          </table:table-cell>
          <table:table-cell office:value-type="float" office:value="0.5623731" calcext:value-type="float">
            <text:p>0.5623731</text:p>
          </table:table-cell>
          <table:table-cell table:formula="of:=[.F8]-[.G8]" office:value-type="float" office:value="-0.05032866208" calcext:value-type="float">
            <text:p>-0.0503286621</text:p>
          </table:table-cell>
          <table:table-cell/>
          <table:table-cell office:value-type="float" office:value="0.190356841174" calcext:value-type="float">
            <text:p>0.1903568412</text:p>
          </table:table-cell>
          <table:table-cell office:value-type="float" office:value="0.2325615" calcext:value-type="float">
            <text:p>0.2325615</text:p>
          </table:table-cell>
          <table:table-cell table:formula="of:=[.J8]-[.K8]" office:value-type="float" office:value="-0.042204658826" calcext:value-type="float">
            <text:p>-0.0422046588</text:p>
          </table:table-cell>
          <table:table-cell/>
          <table:table-cell office:value-type="float" office:value="0.606587381458" calcext:value-type="float">
            <text:p>0.6065873815</text:p>
          </table:table-cell>
          <table:table-cell office:value-type="float" office:value="0.7143539" calcext:value-type="float">
            <text:p>0.7143539</text:p>
          </table:table-cell>
          <table:table-cell table:formula="of:=[.N8]-[.O8]" office:value-type="float" office:value="-0.107766518542" calcext:value-type="float">
            <text:p>-0.1077665185</text:p>
          </table:table-cell>
        </table:table-row>
        <table:table-row table:style-name="ro1">
          <table:table-cell office:value-type="string" calcext:value-type="string">
            <text:p>def2-SVP.m06-d3.xyz</text:p>
          </table:table-cell>
          <table:table-cell office:value-type="float" office:value="0.0056224922904" calcext:value-type="float">
            <text:p>0.0056224923</text:p>
          </table:table-cell>
          <table:table-cell office:value-type="float" office:value="0.0080316" calcext:value-type="float">
            <text:p>0.0080316</text:p>
          </table:table-cell>
          <table:table-cell table:formula="of:=[.B9]-[.C9]" office:value-type="float" office:value="-0.0024091077096" calcext:value-type="float">
            <text:p>-0.0024091077</text:p>
          </table:table-cell>
          <table:table-cell table:number-columns-repeated="5"/>
          <table:table-cell office:value-type="float" office:value="0.0856901809861" calcext:value-type="float">
            <text:p>0.085690181</text:p>
          </table:table-cell>
          <table:table-cell office:value-type="float" office:value="0.1041095" calcext:value-type="float">
            <text:p>0.1041095</text:p>
          </table:table-cell>
          <table:table-cell table:formula="of:=[.J9]-[.K9]" office:value-type="float" office:value="-0.0184193190139" calcext:value-type="float">
            <text:p>-0.018419319</text:p>
          </table:table-cell>
          <table:table-cell/>
          <table:table-cell office:value-type="float" office:value="0.118637697106" calcext:value-type="float">
            <text:p>0.1186376971</text:p>
          </table:table-cell>
          <table:table-cell office:value-type="float" office:value="0.1362774" calcext:value-type="float">
            <text:p>0.1362774</text:p>
          </table:table-cell>
          <table:table-cell table:formula="of:=[.N9]-[.O9]" office:value-type="float" office:value="-0.017639702894" calcext:value-type="float">
            <text:p>-0.0176397029</text:p>
          </table:table-cell>
        </table:table-row>
        <table:table-row table:style-name="ro1">
          <table:table-cell office:value-type="string" calcext:value-type="string">
            <text:p>def2-SVP.pbe0-d3.xyz</text:p>
          </table:table-cell>
          <table:table-cell office:value-type="float" office:value="0.00581052523922" calcext:value-type="float">
            <text:p>0.0058105252</text:p>
          </table:table-cell>
          <table:table-cell office:value-type="float" office:value="0.0085159" calcext:value-type="float">
            <text:p>0.0085159</text:p>
          </table:table-cell>
          <table:table-cell table:formula="of:=[.B10]-[.C10]" office:value-type="float" office:value="-0.00270537476078" calcext:value-type="float">
            <text:p>-0.0027053748</text:p>
          </table:table-cell>
          <table:table-cell/>
          <table:table-cell office:value-type="float" office:value="0.372742477236" calcext:value-type="float">
            <text:p>0.3727424772</text:p>
          </table:table-cell>
          <table:table-cell office:value-type="float" office:value="0.4138853" calcext:value-type="float">
            <text:p>0.4138853</text:p>
          </table:table-cell>
          <table:table-cell table:formula="of:=[.F10]-[.G10]" office:value-type="float" office:value="-0.0411428227639999" calcext:value-type="float">
            <text:p>-0.0411428228</text:p>
          </table:table-cell>
          <table:table-cell/>
          <table:table-cell office:value-type="float" office:value="0.126133250643" calcext:value-type="float">
            <text:p>0.1261332506</text:p>
          </table:table-cell>
          <table:table-cell office:value-type="float" office:value="0.1543895" calcext:value-type="float">
            <text:p>0.1543895</text:p>
          </table:table-cell>
          <table:table-cell table:formula="of:=[.J10]-[.K10]" office:value-type="float" office:value="-0.028256249357" calcext:value-type="float">
            <text:p>-0.0282562494</text:p>
          </table:table-cell>
          <table:table-cell/>
          <table:table-cell office:value-type="float" office:value="0.109144414385" calcext:value-type="float">
            <text:p>0.1091444144</text:p>
          </table:table-cell>
          <table:table-cell office:value-type="float" office:value="0.1280243" calcext:value-type="float">
            <text:p>0.1280243</text:p>
          </table:table-cell>
          <table:table-cell table:formula="of:=[.N10]-[.O10]" office:value-type="float" office:value="-0.018879885615" calcext:value-type="float">
            <text:p>-0.0188798856</text:p>
          </table:table-cell>
        </table:table-row>
        <table:table-row table:style-name="ro1">
          <table:table-cell office:value-type="string" calcext:value-type="string">
            <text:p>def2-SVP.pbe96-d3.xyz</text:p>
          </table:table-cell>
          <table:table-cell office:value-type="float" office:value="0.0120087118654" calcext:value-type="float">
            <text:p>0.0120087119</text:p>
          </table:table-cell>
          <table:table-cell office:value-type="float" office:value="0.0185436" calcext:value-type="float">
            <text:p>0.0185436</text:p>
          </table:table-cell>
          <table:table-cell table:formula="of:=[.B11]-[.C11]" office:value-type="float" office:value="-0.0065348881346" calcext:value-type="float">
            <text:p>-0.0065348881</text:p>
          </table:table-cell>
          <table:table-cell/>
          <table:table-cell office:value-type="float" office:value="0.451443181297" calcext:value-type="float">
            <text:p>0.4514431813</text:p>
          </table:table-cell>
          <table:table-cell office:value-type="float" office:value="0.4993233" calcext:value-type="float">
            <text:p>0.4993233</text:p>
          </table:table-cell>
          <table:table-cell table:formula="of:=[.F11]-[.G11]" office:value-type="float" office:value="-0.047880118703" calcext:value-type="float">
            <text:p>-0.0478801187</text:p>
          </table:table-cell>
          <table:table-cell/>
          <table:table-cell office:value-type="float" office:value="0.239924013615" calcext:value-type="float">
            <text:p>0.2399240136</text:p>
          </table:table-cell>
          <table:table-cell office:value-type="float" office:value="0.2915584" calcext:value-type="float">
            <text:p>0.2915584</text:p>
          </table:table-cell>
          <table:table-cell table:formula="of:=[.J11]-[.K11]" office:value-type="float" office:value="-0.051634386385" calcext:value-type="float">
            <text:p>-0.0516343864</text:p>
          </table:table-cell>
          <table:table-cell/>
          <table:table-cell office:value-type="float" office:value="0.614820030335" calcext:value-type="float">
            <text:p>0.6148200303</text:p>
          </table:table-cell>
          <table:table-cell office:value-type="float" office:value="0.7480752" calcext:value-type="float">
            <text:p>0.7480752</text:p>
          </table:table-cell>
          <table:table-cell table:formula="of:=[.N11]-[.O11]" office:value-type="float" office:value="-0.133255169665" calcext:value-type="float">
            <text:p>-0.1332551697</text:p>
          </table:table-cell>
        </table:table-row>
        <table:table-row table:style-name="ro1">
          <table:table-cell office:value-type="string" calcext:value-type="string">
            <text:p>def2-SVP.pw6b95-d3.xyz</text:p>
          </table:table-cell>
          <table:table-cell office:value-type="float" office:value="0.00583333508571" calcext:value-type="float">
            <text:p>0.0058333351</text:p>
          </table:table-cell>
          <table:table-cell office:value-type="float" office:value="0.0079127" calcext:value-type="float">
            <text:p>0.0079127</text:p>
          </table:table-cell>
          <table:table-cell table:formula="of:=[.B12]-[.C12]" office:value-type="float" office:value="-0.00207936491429" calcext:value-type="float">
            <text:p>-0.0020793649</text:p>
          </table:table-cell>
          <table:table-cell/>
          <table:table-cell office:value-type="float" office:value="0.390800068733" calcext:value-type="float">
            <text:p>0.3908000687</text:p>
          </table:table-cell>
          <table:table-cell office:value-type="float" office:value="0.4232043" calcext:value-type="float">
            <text:p>0.4232043</text:p>
          </table:table-cell>
          <table:table-cell table:formula="of:=[.F12]-[.G12]" office:value-type="float" office:value="-0.032404231267" calcext:value-type="float">
            <text:p>-0.0324042313</text:p>
          </table:table-cell>
          <table:table-cell/>
          <table:table-cell office:value-type="float" office:value="0.128448023492" calcext:value-type="float">
            <text:p>0.1284480235</text:p>
          </table:table-cell>
          <table:table-cell office:value-type="float" office:value="0.1605648" calcext:value-type="float">
            <text:p>0.1605648</text:p>
          </table:table-cell>
          <table:table-cell table:formula="of:=[.J12]-[.K12]" office:value-type="float" office:value="-0.032116776508" calcext:value-type="float">
            <text:p>-0.0321167765</text:p>
          </table:table-cell>
          <table:table-cell/>
          <table:table-cell office:value-type="float" office:value="0.100819941092" calcext:value-type="float">
            <text:p>0.1008199411</text:p>
          </table:table-cell>
          <table:table-cell office:value-type="float" office:value="0.1156632" calcext:value-type="float">
            <text:p>0.1156632</text:p>
          </table:table-cell>
          <table:table-cell table:formula="of:=[.N12]-[.O12]" office:value-type="float" office:value="-0.014843258908" calcext:value-type="float">
            <text:p>-0.0148432589</text:p>
          </table:table-cell>
        </table:table-row>
        <table:table-row table:style-name="ro1">
          <table:table-cell office:value-type="string" calcext:value-type="string">
            <text:p>def2-SVP.tpss-d3.xyz</text:p>
          </table:table-cell>
          <table:table-cell office:value-type="float" office:value="0.0110444655622" calcext:value-type="float">
            <text:p>0.0110444656</text:p>
          </table:table-cell>
          <table:table-cell office:value-type="float" office:value="0.0169947" calcext:value-type="float">
            <text:p>0.0169947</text:p>
          </table:table-cell>
          <table:table-cell table:formula="of:=[.B13]-[.C13]" office:value-type="float" office:value="-0.0059502344378" calcext:value-type="float">
            <text:p>-0.0059502344</text:p>
          </table:table-cell>
          <table:table-cell/>
          <table:table-cell office:value-type="float" office:value="0.53994857614" calcext:value-type="float">
            <text:p>0.5399485761</text:p>
          </table:table-cell>
          <table:table-cell office:value-type="float" office:value="0.5913093" calcext:value-type="float">
            <text:p>0.5913093</text:p>
          </table:table-cell>
          <table:table-cell table:formula="of:=[.F13]-[.G13]" office:value-type="float" office:value="-0.05136072386" calcext:value-type="float">
            <text:p>-0.0513607239</text:p>
          </table:table-cell>
          <table:table-cell/>
          <table:table-cell office:value-type="float" office:value="0.167989251641" calcext:value-type="float">
            <text:p>0.1679892516</text:p>
          </table:table-cell>
          <table:table-cell office:value-type="float" office:value="0.2070163" calcext:value-type="float">
            <text:p>0.2070163</text:p>
          </table:table-cell>
          <table:table-cell table:formula="of:=[.J13]-[.K13]" office:value-type="float" office:value="-0.039027048359" calcext:value-type="float">
            <text:p>-0.0390270484</text:p>
          </table:table-cell>
          <table:table-cell/>
          <table:table-cell office:value-type="float" office:value="0.19674051885" calcext:value-type="float">
            <text:p>0.1967405189</text:p>
          </table:table-cell>
          <table:table-cell office:value-type="float" office:value="0.2357881" calcext:value-type="float">
            <text:p>0.2357881</text:p>
          </table:table-cell>
          <table:table-cell table:formula="of:=[.N13]-[.O13]" office:value-type="float" office:value="-0.03904758115" calcext:value-type="float">
            <text:p>-0.0390475812</text:p>
          </table:table-cell>
        </table:table-row>
        <table:table-row table:style-name="ro1">
          <table:table-cell office:value-type="string" calcext:value-type="string">
            <text:p>def2-SVP.tpssh-d3.xyz</text:p>
          </table:table-cell>
          <table:table-cell office:value-type="float" office:value="0.00758293821681" calcext:value-type="float">
            <text:p>0.0075829382</text:p>
          </table:table-cell>
          <table:table-cell office:value-type="float" office:value="0.0116923" calcext:value-type="float">
            <text:p>0.0116923</text:p>
          </table:table-cell>
          <table:table-cell table:formula="of:=[.B14]-[.C14]" office:value-type="float" office:value="-0.00410936178319" calcext:value-type="float">
            <text:p>-0.0041093618</text:p>
          </table:table-cell>
          <table:table-cell/>
          <table:table-cell office:value-type="float" office:value="0.529013003629" calcext:value-type="float">
            <text:p>0.5290130036</text:p>
          </table:table-cell>
          <table:table-cell office:value-type="float" office:value="0.5841788" calcext:value-type="float">
            <text:p>0.5841788</text:p>
          </table:table-cell>
          <table:table-cell table:formula="of:=[.F14]-[.G14]" office:value-type="float" office:value="-0.0551657963710001" calcext:value-type="float">
            <text:p>-0.0551657964</text:p>
          </table:table-cell>
          <table:table-cell/>
          <table:table-cell office:value-type="float" office:value="0.137727565813" calcext:value-type="float">
            <text:p>0.1377275658</text:p>
          </table:table-cell>
          <table:table-cell office:value-type="float" office:value="0.1699801" calcext:value-type="float">
            <text:p>0.1699801</text:p>
          </table:table-cell>
          <table:table-cell table:formula="of:=[.J14]-[.K14]" office:value-type="float" office:value="-0.032252534187" calcext:value-type="float">
            <text:p>-0.0322525342</text:p>
          </table:table-cell>
          <table:table-cell/>
          <table:table-cell office:value-type="float" office:value="0.115356151211" calcext:value-type="float">
            <text:p>0.1153561512</text:p>
          </table:table-cell>
          <table:table-cell office:value-type="float" office:value="0.1329064" calcext:value-type="float">
            <text:p>0.1329064</text:p>
          </table:table-cell>
          <table:table-cell table:formula="of:=[.N14]-[.O14]" office:value-type="float" office:value="-0.017550248789" calcext:value-type="float">
            <text:p>-0.0175502488</text:p>
          </table:table-cell>
        </table:table-row>
        <table:table-row table:style-name="ro1">
          <table:table-cell office:value-type="string" calcext:value-type="string">
            <text:p>def2-SVP.b3lyp-d3.xyz</text:p>
          </table:table-cell>
          <table:table-cell office:value-type="float" office:value="0.00642040727334" calcext:value-type="float">
            <text:p>0.0064204073</text:p>
          </table:table-cell>
          <table:table-cell office:value-type="float" office:value="0.0099156" calcext:value-type="float">
            <text:p>0.0099156</text:p>
          </table:table-cell>
          <table:table-cell table:formula="of:=[.B15]-[.C15]" office:value-type="float" office:value="-0.00349519272666" calcext:value-type="float">
            <text:p>-0.0034951927</text:p>
          </table:table-cell>
          <table:table-cell/>
          <table:table-cell office:value-type="float" office:value="0.450441560056" calcext:value-type="float">
            <text:p>0.4504415601</text:p>
          </table:table-cell>
          <table:table-cell office:value-type="float" office:value="0.4968454" calcext:value-type="float">
            <text:p>0.4968454</text:p>
          </table:table-cell>
          <table:table-cell table:formula="of:=[.F15]-[.G15]" office:value-type="float" office:value="-0.046403839944" calcext:value-type="float">
            <text:p>-0.0464038399</text:p>
          </table:table-cell>
          <table:table-cell/>
          <table:table-cell office:value-type="float" office:value="0.137355905516" calcext:value-type="float">
            <text:p>0.1373559055</text:p>
          </table:table-cell>
          <table:table-cell office:value-type="float" office:value="0.1708746" calcext:value-type="float">
            <text:p>0.1708746</text:p>
          </table:table-cell>
          <table:table-cell table:formula="of:=[.J15]-[.K15]" office:value-type="float" office:value="-0.033518694484" calcext:value-type="float">
            <text:p>-0.0335186945</text:p>
          </table:table-cell>
          <table:table-cell/>
          <table:table-cell office:value-type="float" office:value="0.115319499242" calcext:value-type="float">
            <text:p>0.1153194992</text:p>
          </table:table-cell>
          <table:table-cell office:value-type="float" office:value="0.1338861" calcext:value-type="float">
            <text:p>0.1338861</text:p>
          </table:table-cell>
          <table:table-cell table:formula="of:=[.N15]-[.O15]" office:value-type="float" office:value="-0.018566600758" calcext:value-type="float">
            <text:p>-0.0185666008</text:p>
          </table:table-cell>
        </table:table-row>
        <table:table-row table:style-name="ro1">
          <table:table-cell office:value-type="string" calcext:value-type="string">
            <text:p>def2-SVP.b97-d-d3.xyz</text:p>
          </table:table-cell>
          <table:table-cell office:value-type="float" office:value="0.00976183112376" calcext:value-type="float">
            <text:p>0.0097618311</text:p>
          </table:table-cell>
          <table:table-cell office:value-type="float" office:value="0.0149854" calcext:value-type="float">
            <text:p>0.0149854</text:p>
          </table:table-cell>
          <table:table-cell table:formula="of:=[.B16]-[.C16]" office:value-type="float" office:value="-0.00522356887624" calcext:value-type="float">
            <text:p>-0.0052235689</text:p>
          </table:table-cell>
          <table:table-cell/>
          <table:table-cell office:value-type="float" office:value="0.439693880413" calcext:value-type="float">
            <text:p>0.4396938804</text:p>
          </table:table-cell>
          <table:table-cell office:value-type="float" office:value="0.4668525" calcext:value-type="float">
            <text:p>0.4668525</text:p>
          </table:table-cell>
          <table:table-cell table:formula="of:=[.F16]-[.G16]" office:value-type="float" office:value="-0.027158619587" calcext:value-type="float">
            <text:p>-0.0271586196</text:p>
          </table:table-cell>
          <table:table-cell/>
          <table:table-cell office:value-type="float" office:value="0.245591117601" calcext:value-type="float">
            <text:p>0.2455911176</text:p>
          </table:table-cell>
          <table:table-cell office:value-type="float" office:value="0.3044234" calcext:value-type="float">
            <text:p>0.3044234</text:p>
          </table:table-cell>
          <table:table-cell table:formula="of:=[.J16]-[.K16]" office:value-type="float" office:value="-0.058832282399" calcext:value-type="float">
            <text:p>-0.0588322824</text:p>
          </table:table-cell>
          <table:table-cell/>
          <table:table-cell office:value-type="float" office:value="0.201642527898" calcext:value-type="float">
            <text:p>0.2016425279</text:p>
          </table:table-cell>
          <table:table-cell office:value-type="float" office:value="0.2408763" calcext:value-type="float">
            <text:p>0.2408763</text:p>
          </table:table-cell>
          <table:table-cell table:formula="of:=[.N16]-[.O16]" office:value-type="float" office:value="-0.039233772102" calcext:value-type="float">
            <text:p>-0.0392337721</text:p>
          </table:table-cell>
        </table:table-row>
        <table:table-row table:style-name="ro1">
          <table:table-cell office:value-type="string" calcext:value-type="string">
            <text:p>def2-SVP.bhlyp.xyz</text:p>
          </table:table-cell>
          <table:table-cell office:value-type="float" office:value="0.0037141136523" calcext:value-type="float">
            <text:p>0.0037141137</text:p>
          </table:table-cell>
          <table:table-cell office:value-type="float" office:value="0.003724" calcext:value-type="float">
            <text:p>0.003724</text:p>
          </table:table-cell>
          <table:table-cell table:formula="of:=[.B17]-[.C17]" office:value-type="float" office:value="-0.00000988634769999962" calcext:value-type="float">
            <text:p>-9.88634769999962E-06</text:p>
          </table:table-cell>
          <table:table-cell/>
          <table:table-cell office:value-type="float" office:value="0.366352578959" calcext:value-type="float">
            <text:p>0.366352579</text:p>
          </table:table-cell>
          <table:table-cell office:value-type="float" office:value="0.4141093" calcext:value-type="float">
            <text:p>0.4141093</text:p>
          </table:table-cell>
          <table:table-cell table:formula="of:=[.F17]-[.G17]" office:value-type="float" office:value="-0.047756721041" calcext:value-type="float">
            <text:p>-0.047756721</text:p>
          </table:table-cell>
          <table:table-cell/>
          <table:table-cell office:value-type="float" office:value="0.0686995489375" calcext:value-type="float">
            <text:p>0.0686995489</text:p>
          </table:table-cell>
          <table:table-cell office:value-type="float" office:value="0.0790374" calcext:value-type="float">
            <text:p>0.0790374</text:p>
          </table:table-cell>
          <table:table-cell table:formula="of:=[.J17]-[.K17]" office:value-type="float" office:value="-0.0103378510625" calcext:value-type="float">
            <text:p>-0.0103378511</text:p>
          </table:table-cell>
          <table:table-cell/>
          <table:table-cell office:value-type="float" office:value="0.0982988200334" calcext:value-type="float">
            <text:p>0.09829882</text:p>
          </table:table-cell>
          <table:table-cell office:value-type="float" office:value="0.1141375" calcext:value-type="float">
            <text:p>0.1141375</text:p>
          </table:table-cell>
          <table:table-cell table:formula="of:=[.N17]-[.O17]" office:value-type="float" office:value="-0.0158386799666" calcext:value-type="float">
            <text:p>-0.01583868</text:p>
          </table:table-cell>
        </table:table-row>
        <table:table-row table:style-name="ro1">
          <table:table-cell office:value-type="string" calcext:value-type="string">
            <text:p>def2-SVP.blyp.xyz</text:p>
          </table:table-cell>
          <table:table-cell office:value-type="float" office:value="0.0129483323336" calcext:value-type="float">
            <text:p>0.0129483323</text:p>
          </table:table-cell>
          <table:table-cell office:value-type="float" office:value="0.0198053" calcext:value-type="float">
            <text:p>0.0198053</text:p>
          </table:table-cell>
          <table:table-cell table:formula="of:=[.B18]-[.C18]" office:value-type="float" office:value="-0.0068569676664" calcext:value-type="float">
            <text:p>-0.0068569677</text:p>
          </table:table-cell>
          <table:table-cell/>
          <table:table-cell office:value-type="float" office:value="0.529693265881" calcext:value-type="float">
            <text:p>0.5296932659</text:p>
          </table:table-cell>
          <table:table-cell office:value-type="float" office:value="0.5760878" calcext:value-type="float">
            <text:p>0.5760878</text:p>
          </table:table-cell>
          <table:table-cell table:formula="of:=[.F18]-[.G18]" office:value-type="float" office:value="-0.046394534119" calcext:value-type="float">
            <text:p>-0.0463945341</text:p>
          </table:table-cell>
          <table:table-cell/>
          <table:table-cell office:value-type="float" office:value="0.181892806311" calcext:value-type="float">
            <text:p>0.1818928063</text:p>
          </table:table-cell>
          <table:table-cell office:value-type="float" office:value="0.2265746" calcext:value-type="float">
            <text:p>0.2265746</text:p>
          </table:table-cell>
          <table:table-cell table:formula="of:=[.J18]-[.K18]" office:value-type="float" office:value="-0.044681793689" calcext:value-type="float">
            <text:p>-0.0446817937</text:p>
          </table:table-cell>
          <table:table-cell/>
          <table:table-cell office:value-type="float" office:value="0.623949319231" calcext:value-type="float">
            <text:p>0.6239493192</text:p>
          </table:table-cell>
          <table:table-cell office:value-type="float" office:value="0.7370603" calcext:value-type="float">
            <text:p>0.7370603</text:p>
          </table:table-cell>
          <table:table-cell table:formula="of:=[.N18]-[.O18]" office:value-type="float" office:value="-0.113110980769" calcext:value-type="float">
            <text:p>-0.1131109808</text:p>
          </table:table-cell>
        </table:table-row>
        <table:table-row table:style-name="ro1">
          <table:table-cell office:value-type="string" calcext:value-type="string">
            <text:p>def2-SVP.bp86.xyz</text:p>
          </table:table-cell>
          <table:table-cell office:value-type="float" office:value="0.0118209510428" calcext:value-type="float">
            <text:p>0.011820951</text:p>
          </table:table-cell>
          <table:table-cell office:value-type="float" office:value="0.0182184" calcext:value-type="float">
            <text:p>0.0182184</text:p>
          </table:table-cell>
          <table:table-cell table:formula="of:=[.B19]-[.C19]" office:value-type="float" office:value="-0.0063974489572" calcext:value-type="float">
            <text:p>-0.006397449</text:p>
          </table:table-cell>
          <table:table-cell/>
          <table:table-cell office:value-type="float" office:value="0.557286513898" calcext:value-type="float">
            <text:p>0.5572865139</text:p>
          </table:table-cell>
          <table:table-cell office:value-type="float" office:value="0.6064912" calcext:value-type="float">
            <text:p>0.6064912</text:p>
          </table:table-cell>
          <table:table-cell table:formula="of:=[.F19]-[.G19]" office:value-type="float" office:value="-0.049204686102" calcext:value-type="float">
            <text:p>-0.0492046861</text:p>
          </table:table-cell>
          <table:table-cell/>
          <table:table-cell office:value-type="float" office:value="0.16015392067" calcext:value-type="float">
            <text:p>0.1601539207</text:p>
          </table:table-cell>
          <table:table-cell office:value-type="float" office:value="0.1972906" calcext:value-type="float">
            <text:p>0.1972906</text:p>
          </table:table-cell>
          <table:table-cell table:formula="of:=[.J19]-[.K19]" office:value-type="float" office:value="-0.03713667933" calcext:value-type="float">
            <text:p>-0.0371366793</text:p>
          </table:table-cell>
          <table:table-cell/>
          <table:table-cell office:value-type="float" office:value="0.610484686407" calcext:value-type="float">
            <text:p>0.6104846864</text:p>
          </table:table-cell>
          <table:table-cell office:value-type="float" office:value="0.7259046" calcext:value-type="float">
            <text:p>0.7259046</text:p>
          </table:table-cell>
          <table:table-cell table:formula="of:=[.N19]-[.O19]" office:value-type="float" office:value="-0.115419913593" calcext:value-type="float">
            <text:p>-0.1154199136</text:p>
          </table:table-cell>
        </table:table-row>
        <table:table-row table:style-name="ro1">
          <table:table-cell office:value-type="string" calcext:value-type="string">
            <text:p>def2-SVP.m06.xyz</text:p>
          </table:table-cell>
          <table:table-cell office:value-type="float" office:value="0.00562289642642" calcext:value-type="float">
            <text:p>0.0056228964</text:p>
          </table:table-cell>
          <table:table-cell office:value-type="float" office:value="0.0080319" calcext:value-type="float">
            <text:p>0.0080319</text:p>
          </table:table-cell>
          <table:table-cell table:formula="of:=[.B20]-[.C20]" office:value-type="float" office:value="-0.00240900357358" calcext:value-type="float">
            <text:p>-0.0024090036</text:p>
          </table:table-cell>
          <table:table-cell table:number-columns-repeated="5"/>
          <table:table-cell office:value-type="float" office:value="0.0879041252859" calcext:value-type="float">
            <text:p>0.0879041253</text:p>
          </table:table-cell>
          <table:table-cell office:value-type="float" office:value="0.1067542" calcext:value-type="float">
            <text:p>0.1067542</text:p>
          </table:table-cell>
          <table:table-cell table:formula="of:=[.J20]-[.K20]" office:value-type="float" office:value="-0.0188500747141" calcext:value-type="float">
            <text:p>-0.0188500747</text:p>
          </table:table-cell>
          <table:table-cell/>
          <table:table-cell office:value-type="float" office:value="0.120113150212" calcext:value-type="float">
            <text:p>0.1201131502</text:p>
          </table:table-cell>
          <table:table-cell office:value-type="float" office:value="0.1381403" calcext:value-type="float">
            <text:p>0.1381403</text:p>
          </table:table-cell>
          <table:table-cell table:formula="of:=[.N20]-[.O20]" office:value-type="float" office:value="-0.018027149788" calcext:value-type="float">
            <text:p>-0.0180271498</text:p>
          </table:table-cell>
        </table:table-row>
        <table:table-row table:style-name="ro1">
          <table:table-cell office:value-type="string" calcext:value-type="string">
            <text:p>def2-SVP.pbe0.xyz</text:p>
          </table:table-cell>
          <table:table-cell office:value-type="float" office:value="0.00581052523922" calcext:value-type="float">
            <text:p>0.0058105252</text:p>
          </table:table-cell>
          <table:table-cell office:value-type="float" office:value="0.0085159" calcext:value-type="float">
            <text:p>0.0085159</text:p>
          </table:table-cell>
          <table:table-cell table:formula="of:=[.B21]-[.C21]" office:value-type="float" office:value="-0.00270537476078" calcext:value-type="float">
            <text:p>-0.0027053748</text:p>
          </table:table-cell>
          <table:table-cell/>
          <table:table-cell office:value-type="float" office:value="0.341717944725" calcext:value-type="float">
            <text:p>0.3417179447</text:p>
          </table:table-cell>
          <table:table-cell office:value-type="float" office:value="0.3812568" calcext:value-type="float">
            <text:p>0.3812568</text:p>
          </table:table-cell>
          <table:table-cell table:formula="of:=[.F21]-[.G21]" office:value-type="float" office:value="-0.039538855275" calcext:value-type="float">
            <text:p>-0.0395388553</text:p>
          </table:table-cell>
          <table:table-cell/>
          <table:table-cell office:value-type="float" office:value="0.11377707" calcext:value-type="float">
            <text:p>0.11377707</text:p>
          </table:table-cell>
          <table:table-cell office:value-type="float" office:value="0.1368651" calcext:value-type="float">
            <text:p>0.1368651</text:p>
          </table:table-cell>
          <table:table-cell table:formula="of:=[.J21]-[.K21]" office:value-type="float" office:value="-0.02308803" calcext:value-type="float">
            <text:p>-0.02308803</text:p>
          </table:table-cell>
          <table:table-cell/>
          <table:table-cell office:value-type="float" office:value="0.10682545436" calcext:value-type="float">
            <text:p>0.1068254544</text:p>
          </table:table-cell>
          <table:table-cell office:value-type="float" office:value="0.1258472" calcext:value-type="float">
            <text:p>0.1258472</text:p>
          </table:table-cell>
          <table:table-cell table:formula="of:=[.N21]-[.O21]" office:value-type="float" office:value="-0.01902174564" calcext:value-type="float">
            <text:p>-0.0190217456</text:p>
          </table:table-cell>
        </table:table-row>
        <table:table-row table:style-name="ro1">
          <table:table-cell office:value-type="string" calcext:value-type="string">
            <text:p>def2-SVP.pbe96.xyz</text:p>
          </table:table-cell>
          <table:table-cell office:value-type="float" office:value="0.0120173222013" calcext:value-type="float">
            <text:p>0.0120173222</text:p>
          </table:table-cell>
          <table:table-cell office:value-type="float" office:value="0.0185573" calcext:value-type="float">
            <text:p>0.0185573</text:p>
          </table:table-cell>
          <table:table-cell table:formula="of:=[.B22]-[.C22]" office:value-type="float" office:value="-0.0065399777987" calcext:value-type="float">
            <text:p>-0.0065399778</text:p>
          </table:table-cell>
          <table:table-cell/>
          <table:table-cell office:value-type="float" office:value="0.473976818913" calcext:value-type="float">
            <text:p>0.4739768189</text:p>
          </table:table-cell>
          <table:table-cell office:value-type="float" office:value="0.519367" calcext:value-type="float">
            <text:p>0.519367</text:p>
          </table:table-cell>
          <table:table-cell table:formula="of:=[.F22]-[.G22]" office:value-type="float" office:value="-0.0453901810870001" calcext:value-type="float">
            <text:p>-0.0453901811</text:p>
          </table:table-cell>
          <table:table-cell/>
          <table:table-cell office:value-type="float" office:value="0.21884030837" calcext:value-type="float">
            <text:p>0.2188403084</text:p>
          </table:table-cell>
          <table:table-cell office:value-type="float" office:value="0.2669482" calcext:value-type="float">
            <text:p>0.2669482</text:p>
          </table:table-cell>
          <table:table-cell table:formula="of:=[.J22]-[.K22]" office:value-type="float" office:value="-0.04810789163" calcext:value-type="float">
            <text:p>-0.0481078916</text:p>
          </table:table-cell>
          <table:table-cell/>
          <table:table-cell office:value-type="float" office:value="0.64406416168" calcext:value-type="float">
            <text:p>0.6440641617</text:p>
          </table:table-cell>
          <table:table-cell office:value-type="float" office:value="0.7567894" calcext:value-type="float">
            <text:p>0.7567894</text:p>
          </table:table-cell>
          <table:table-cell table:formula="of:=[.N22]-[.O22]" office:value-type="float" office:value="-0.11272523832" calcext:value-type="float">
            <text:p>-0.1127252383</text:p>
          </table:table-cell>
        </table:table-row>
        <table:table-row table:style-name="ro1">
          <table:table-cell office:value-type="string" calcext:value-type="string">
            <text:p>def2-SVP.pw6b95.xyz</text:p>
          </table:table-cell>
          <table:table-cell office:value-type="float" office:value="0.00584234783475" calcext:value-type="float">
            <text:p>0.0058423478</text:p>
          </table:table-cell>
          <table:table-cell office:value-type="float" office:value="0.0079216" calcext:value-type="float">
            <text:p>0.0079216</text:p>
          </table:table-cell>
          <table:table-cell table:formula="of:=[.B23]-[.C23]" office:value-type="float" office:value="-0.00207925216525" calcext:value-type="float">
            <text:p>-0.0020792522</text:p>
          </table:table-cell>
          <table:table-cell/>
          <table:table-cell office:value-type="float" office:value="0.358103859676" calcext:value-type="float">
            <text:p>0.3581038597</text:p>
          </table:table-cell>
          <table:table-cell office:value-type="float" office:value="0.3922172" calcext:value-type="float">
            <text:p>0.3922172</text:p>
          </table:table-cell>
          <table:table-cell table:formula="of:=[.F23]-[.G23]" office:value-type="float" office:value="-0.034113340324" calcext:value-type="float">
            <text:p>-0.0341133403</text:p>
          </table:table-cell>
          <table:table-cell/>
          <table:table-cell office:value-type="float" office:value="0.12131156915" calcext:value-type="float">
            <text:p>0.1213115692</text:p>
          </table:table-cell>
          <table:table-cell office:value-type="float" office:value="0.1517279" calcext:value-type="float">
            <text:p>0.1517279</text:p>
          </table:table-cell>
          <table:table-cell table:formula="of:=[.J23]-[.K23]" office:value-type="float" office:value="-0.03041633085" calcext:value-type="float">
            <text:p>-0.0304163309</text:p>
          </table:table-cell>
          <table:table-cell/>
          <table:table-cell office:value-type="float" office:value="0.0920995878224" calcext:value-type="float">
            <text:p>0.0920995878</text:p>
          </table:table-cell>
          <table:table-cell office:value-type="float" office:value="0.1057479" calcext:value-type="float">
            <text:p>0.1057479</text:p>
          </table:table-cell>
          <table:table-cell table:formula="of:=[.N23]-[.O23]" office:value-type="float" office:value="-0.0136483121776" calcext:value-type="float">
            <text:p>-0.0136483122</text:p>
          </table:table-cell>
        </table:table-row>
        <table:table-row table:style-name="ro1">
          <table:table-cell office:value-type="string" calcext:value-type="string">
            <text:p>def2-SVP.tpss.xyz</text:p>
          </table:table-cell>
          <table:table-cell office:value-type="float" office:value="0.011054619105" calcext:value-type="float">
            <text:p>0.0110546191</text:p>
          </table:table-cell>
          <table:table-cell office:value-type="float" office:value="0.0170132" calcext:value-type="float">
            <text:p>0.0170132</text:p>
          </table:table-cell>
          <table:table-cell table:formula="of:=[.B24]-[.C24]" office:value-type="float" office:value="-0.005958580895" calcext:value-type="float">
            <text:p>-0.0059585809</text:p>
          </table:table-cell>
          <table:table-cell/>
          <table:table-cell office:value-type="float" office:value="0.560744676427" calcext:value-type="float">
            <text:p>0.5607446764</text:p>
          </table:table-cell>
          <table:table-cell office:value-type="float" office:value="0.6111543" calcext:value-type="float">
            <text:p>0.6111543</text:p>
          </table:table-cell>
          <table:table-cell table:formula="of:=[.F24]-[.G24]" office:value-type="float" office:value="-0.0504096235729999" calcext:value-type="float">
            <text:p>-0.0504096236</text:p>
          </table:table-cell>
          <table:table-cell/>
          <table:table-cell office:value-type="float" office:value="0.152552755408" calcext:value-type="float">
            <text:p>0.1525527554</text:p>
          </table:table-cell>
          <table:table-cell office:value-type="float" office:value="0.1884565" calcext:value-type="float">
            <text:p>0.1884565</text:p>
          </table:table-cell>
          <table:table-cell table:formula="of:=[.J24]-[.K24]" office:value-type="float" office:value="-0.035903744592" calcext:value-type="float">
            <text:p>-0.0359037446</text:p>
          </table:table-cell>
          <table:table-cell/>
          <table:table-cell office:value-type="float" office:value="0.18796355479" calcext:value-type="float">
            <text:p>0.1879635548</text:p>
          </table:table-cell>
          <table:table-cell office:value-type="float" office:value="0.2256996" calcext:value-type="float">
            <text:p>0.2256996</text:p>
          </table:table-cell>
          <table:table-cell table:formula="of:=[.N24]-[.O24]" office:value-type="float" office:value="-0.03773604521" calcext:value-type="float">
            <text:p>-0.0377360452</text:p>
          </table:table-cell>
        </table:table-row>
        <table:table-row table:style-name="ro1">
          <table:table-cell office:value-type="string" calcext:value-type="string">
            <text:p>def2-SVP.tpssh.xyz</text:p>
          </table:table-cell>
          <table:table-cell office:value-type="float" office:value="0.00758625143855" calcext:value-type="float">
            <text:p>0.0075862514</text:p>
          </table:table-cell>
          <table:table-cell office:value-type="float" office:value="0.0116988" calcext:value-type="float">
            <text:p>0.0116988</text:p>
          </table:table-cell>
          <table:table-cell table:formula="of:=[.B25]-[.C25]" office:value-type="float" office:value="-0.00411254856145" calcext:value-type="float">
            <text:p>-0.0041125486</text:p>
          </table:table-cell>
          <table:table-cell/>
          <table:table-cell office:value-type="float" office:value="0.551327062012" calcext:value-type="float">
            <text:p>0.551327062</text:p>
          </table:table-cell>
          <table:table-cell office:value-type="float" office:value="0.6039188" calcext:value-type="float">
            <text:p>0.6039188</text:p>
          </table:table-cell>
          <table:table-cell table:formula="of:=[.F25]-[.G25]" office:value-type="float" office:value="-0.052591737988" calcext:value-type="float">
            <text:p>-0.052591738</text:p>
          </table:table-cell>
          <table:table-cell/>
          <table:table-cell office:value-type="float" office:value="0.131343854486" calcext:value-type="float">
            <text:p>0.1313438545</text:p>
          </table:table-cell>
          <table:table-cell office:value-type="float" office:value="0.1620285" calcext:value-type="float">
            <text:p>0.1620285</text:p>
          </table:table-cell>
          <table:table-cell table:formula="of:=[.J25]-[.K25]" office:value-type="float" office:value="-0.030684645514" calcext:value-type="float">
            <text:p>-0.0306846455</text:p>
          </table:table-cell>
          <table:table-cell/>
          <table:table-cell office:value-type="float" office:value="0.109508820328" calcext:value-type="float">
            <text:p>0.1095088203</text:p>
          </table:table-cell>
          <table:table-cell office:value-type="float" office:value="0.1292915" calcext:value-type="float">
            <text:p>0.1292915</text:p>
          </table:table-cell>
          <table:table-cell table:formula="of:=[.N25]-[.O25]" office:value-type="float" office:value="-0.019782679672" calcext:value-type="float">
            <text:p>-0.0197826797</text:p>
          </table:table-cell>
        </table:table-row>
        <table:table-row table:style-name="ro1">
          <table:table-cell office:value-type="string" calcext:value-type="string">
            <text:p>def2-SVPD.b3lyp.xyz</text:p>
          </table:table-cell>
          <table:table-cell office:value-type="float" office:value="0.00788685349173" calcext:value-type="float">
            <text:p>0.0078868535</text:p>
          </table:table-cell>
          <table:table-cell office:value-type="float" office:value="0.0080527" calcext:value-type="float">
            <text:p>0.0080527</text:p>
          </table:table-cell>
          <table:table-cell table:formula="of:=[.B26]-[.C26]" office:value-type="float" office:value="-0.00016584650827" calcext:value-type="float">
            <text:p>-0.0001658465</text:p>
          </table:table-cell>
          <table:table-cell/>
          <table:table-cell office:value-type="float" office:value="0.00680577073547" calcext:value-type="float">
            <text:p>0.0068057707</text:p>
          </table:table-cell>
          <table:table-cell office:value-type="float" office:value="0.0069556" calcext:value-type="float">
            <text:p>0.0069556</text:p>
          </table:table-cell>
          <table:table-cell table:formula="of:=[.F26]-[.G26]" office:value-type="float" office:value="-0.000149829264529999" calcext:value-type="float">
            <text:p>-0.0001498293</text:p>
          </table:table-cell>
          <table:table-cell/>
          <table:table-cell office:value-type="float" office:value="0.00780979756413" calcext:value-type="float">
            <text:p>0.0078097976</text:p>
          </table:table-cell>
          <table:table-cell office:value-type="float" office:value="0.007928" calcext:value-type="float">
            <text:p>0.007928</text:p>
          </table:table-cell>
          <table:table-cell table:formula="of:=[.J26]-[.K26]" office:value-type="float" office:value="-0.000118202435869999" calcext:value-type="float">
            <text:p>-0.0001182024</text:p>
          </table:table-cell>
          <table:table-cell/>
          <table:table-cell office:value-type="float" office:value="0.00726534748733" calcext:value-type="float">
            <text:p>0.0072653475</text:p>
          </table:table-cell>
          <table:table-cell office:value-type="float" office:value="0.0073859" calcext:value-type="float">
            <text:p>0.0073859</text:p>
          </table:table-cell>
          <table:table-cell table:formula="of:=[.N26]-[.O26]" office:value-type="float" office:value="-0.00012055251267" calcext:value-type="float">
            <text:p>-0.0001205525</text:p>
          </table:table-cell>
        </table:table-row>
        <table:table-row table:style-name="ro1">
          <table:table-cell office:value-type="string" calcext:value-type="string">
            <text:p>def2-SVPD.b97-d.xyz</text:p>
          </table:table-cell>
          <table:table-cell office:value-type="float" office:value="0.00679356818371" calcext:value-type="float">
            <text:p>0.0067935682</text:p>
          </table:table-cell>
          <table:table-cell office:value-type="float" office:value="0.0071584" calcext:value-type="float">
            <text:p>0.0071584</text:p>
          </table:table-cell>
          <table:table-cell table:formula="of:=[.B27]-[.C27]" office:value-type="float" office:value="-0.000364831816289999" calcext:value-type="float">
            <text:p>-0.0003648318</text:p>
          </table:table-cell>
          <table:table-cell/>
          <table:table-cell office:value-type="float" office:value="1.0994023501" calcext:value-type="float">
            <text:p>1.0994023501</text:p>
          </table:table-cell>
          <table:table-cell office:value-type="float" office:value="1.1840607" calcext:value-type="float">
            <text:p>1.1840607</text:p>
          </table:table-cell>
          <table:table-cell table:formula="of:=[.F27]-[.G27]" office:value-type="float" office:value="-0.0846583499" calcext:value-type="float">
            <text:p>-0.0846583499</text:p>
          </table:table-cell>
          <table:table-cell/>
          <table:table-cell office:value-type="float" office:value="0.00687780498267" calcext:value-type="float">
            <text:p>0.006877805</text:p>
          </table:table-cell>
          <table:table-cell office:value-type="float" office:value="0.0073892" calcext:value-type="float">
            <text:p>0.0073892</text:p>
          </table:table-cell>
          <table:table-cell table:formula="of:=[.J27]-[.K27]" office:value-type="float" office:value="-0.00051139501733" calcext:value-type="float">
            <text:p>-0.000511395</text:p>
          </table:table-cell>
          <table:table-cell/>
          <table:table-cell office:value-type="float" office:value="0.00687254940508" calcext:value-type="float">
            <text:p>0.0068725494</text:p>
          </table:table-cell>
          <table:table-cell office:value-type="float" office:value="0.0073196" calcext:value-type="float">
            <text:p>0.0073196</text:p>
          </table:table-cell>
          <table:table-cell table:formula="of:=[.N27]-[.O27]" office:value-type="float" office:value="-0.00044705059492" calcext:value-type="float">
            <text:p>-0.0004470506</text:p>
          </table:table-cell>
        </table:table-row>
        <table:table-row table:style-name="ro1">
          <table:table-cell office:value-type="string" calcext:value-type="string">
            <text:p>def2-SVPD.bhlyp-d3.xyz</text:p>
          </table:table-cell>
          <table:table-cell office:value-type="float" office:value="0.00732403824555" calcext:value-type="float">
            <text:p>0.0073240382</text:p>
          </table:table-cell>
          <table:table-cell office:value-type="float" office:value="0.0108011" calcext:value-type="float">
            <text:p>0.0108011</text:p>
          </table:table-cell>
          <table:table-cell table:formula="of:=[.B28]-[.C28]" office:value-type="float" office:value="-0.00347706175445" calcext:value-type="float">
            <text:p>-0.0034770618</text:p>
          </table:table-cell>
          <table:table-cell/>
          <table:table-cell office:value-type="float" office:value="0.0065761103058" calcext:value-type="float">
            <text:p>0.0065761103</text:p>
          </table:table-cell>
          <table:table-cell office:value-type="float" office:value="0.0095974" calcext:value-type="float">
            <text:p>0.0095974</text:p>
          </table:table-cell>
          <table:table-cell table:formula="of:=[.F28]-[.G28]" office:value-type="float" office:value="-0.0030212896942" calcext:value-type="float">
            <text:p>-0.0030212897</text:p>
          </table:table-cell>
          <table:table-cell/>
          <table:table-cell office:value-type="float" office:value="0.00685165284537" calcext:value-type="float">
            <text:p>0.0068516528</text:p>
          </table:table-cell>
          <table:table-cell office:value-type="float" office:value="0.0097083" calcext:value-type="float">
            <text:p>0.0097083</text:p>
          </table:table-cell>
          <table:table-cell table:formula="of:=[.J28]-[.K28]" office:value-type="float" office:value="-0.00285664715463" calcext:value-type="float">
            <text:p>-0.0028566472</text:p>
          </table:table-cell>
          <table:table-cell/>
          <table:table-cell office:value-type="float" office:value="0.00627466897241" calcext:value-type="float">
            <text:p>0.006274669</text:p>
          </table:table-cell>
          <table:table-cell office:value-type="float" office:value="0.0089471" calcext:value-type="float">
            <text:p>0.0089471</text:p>
          </table:table-cell>
          <table:table-cell table:formula="of:=[.N28]-[.O28]" office:value-type="float" office:value="-0.00267243102759" calcext:value-type="float">
            <text:p>-0.002672431</text:p>
          </table:table-cell>
        </table:table-row>
        <table:table-row table:style-name="ro1">
          <table:table-cell office:value-type="string" calcext:value-type="string">
            <text:p>def2-SVPD.blyp-d3.xyz</text:p>
          </table:table-cell>
          <table:table-cell office:value-type="float" office:value="0.0120342576099" calcext:value-type="float">
            <text:p>0.0120342576</text:p>
          </table:table-cell>
          <table:table-cell office:value-type="float" office:value="0.0126711" calcext:value-type="float">
            <text:p>0.0126711</text:p>
          </table:table-cell>
          <table:table-cell table:formula="of:=[.B29]-[.C29]" office:value-type="float" office:value="-0.000636842390099999" calcext:value-type="float">
            <text:p>-0.0006368424</text:p>
          </table:table-cell>
          <table:table-cell/>
          <table:table-cell office:value-type="float" office:value="0.283040855106" calcext:value-type="float">
            <text:p>0.2830408551</text:p>
          </table:table-cell>
          <table:table-cell office:value-type="float" office:value="0.290309" calcext:value-type="float">
            <text:p>0.290309</text:p>
          </table:table-cell>
          <table:table-cell table:formula="of:=[.F29]-[.G29]" office:value-type="float" office:value="-0.00726814489400002" calcext:value-type="float">
            <text:p>-0.0072681449</text:p>
          </table:table-cell>
          <table:table-cell/>
          <table:table-cell office:value-type="float" office:value="0.0121645021717" calcext:value-type="float">
            <text:p>0.0121645022</text:p>
          </table:table-cell>
          <table:table-cell office:value-type="float" office:value="0.0129706" calcext:value-type="float">
            <text:p>0.0129706</text:p>
          </table:table-cell>
          <table:table-cell table:formula="of:=[.J29]-[.K29]" office:value-type="float" office:value="-0.000806097828299999" calcext:value-type="float">
            <text:p>-0.0008060978</text:p>
          </table:table-cell>
          <table:table-cell/>
          <table:table-cell office:value-type="float" office:value="0.719168519559" calcext:value-type="float">
            <text:p>0.7191685196</text:p>
          </table:table-cell>
          <table:table-cell office:value-type="float" office:value="0.8097245" calcext:value-type="float">
            <text:p>0.8097245</text:p>
          </table:table-cell>
          <table:table-cell table:formula="of:=[.N29]-[.O29]" office:value-type="float" office:value="-0.090555980441" calcext:value-type="float">
            <text:p>-0.0905559804</text:p>
          </table:table-cell>
        </table:table-row>
        <table:table-row table:style-name="ro1">
          <table:table-cell office:value-type="string" calcext:value-type="string">
            <text:p>def2-SVPD.bp86-d3.xyz</text:p>
          </table:table-cell>
          <table:table-cell office:value-type="float" office:value="0.010125930805" calcext:value-type="float">
            <text:p>0.0101259308</text:p>
          </table:table-cell>
          <table:table-cell office:value-type="float" office:value="0.0111016" calcext:value-type="float">
            <text:p>0.0111016</text:p>
          </table:table-cell>
          <table:table-cell table:formula="of:=[.B30]-[.C30]" office:value-type="float" office:value="-0.000975669195000001" calcext:value-type="float">
            <text:p>-0.0009756692</text:p>
          </table:table-cell>
          <table:table-cell/>
          <table:table-cell office:value-type="float" office:value="0.424642002758" calcext:value-type="float">
            <text:p>0.4246420028</text:p>
          </table:table-cell>
          <table:table-cell office:value-type="float" office:value="0.4721594" calcext:value-type="float">
            <text:p>0.4721594</text:p>
          </table:table-cell>
          <table:table-cell table:formula="of:=[.F30]-[.G30]" office:value-type="float" office:value="-0.0475173972419999" calcext:value-type="float">
            <text:p>-0.0475173972</text:p>
          </table:table-cell>
          <table:table-cell/>
          <table:table-cell office:value-type="float" office:value="0.0110139197186" calcext:value-type="float">
            <text:p>0.0110139197</text:p>
          </table:table-cell>
          <table:table-cell office:value-type="float" office:value="0.0120349" calcext:value-type="float">
            <text:p>0.0120349</text:p>
          </table:table-cell>
          <table:table-cell table:formula="of:=[.J30]-[.K30]" office:value-type="float" office:value="-0.0010209802814" calcext:value-type="float">
            <text:p>-0.0010209803</text:p>
          </table:table-cell>
          <table:table-cell/>
          <table:table-cell office:value-type="float" office:value="0.537975890281" calcext:value-type="float">
            <text:p>0.5379758903</text:p>
          </table:table-cell>
          <table:table-cell office:value-type="float" office:value="0.6327251" calcext:value-type="float">
            <text:p>0.6327251</text:p>
          </table:table-cell>
          <table:table-cell table:formula="of:=[.N30]-[.O30]" office:value-type="float" office:value="-0.0947492097189999" calcext:value-type="float">
            <text:p>-0.0947492097</text:p>
          </table:table-cell>
        </table:table-row>
        <table:table-row table:style-name="ro1">
          <table:table-cell office:value-type="string" calcext:value-type="string">
            <text:p>def2-SVPD.m06-d3.xyz</text:p>
          </table:table-cell>
          <table:table-cell office:value-type="float" office:value="0.006395839481" calcext:value-type="float">
            <text:p>0.0063958395</text:p>
          </table:table-cell>
          <table:table-cell office:value-type="float" office:value="0.007111" calcext:value-type="float">
            <text:p>0.007111</text:p>
          </table:table-cell>
          <table:table-cell table:formula="of:=[.B31]-[.C31]" office:value-type="float" office:value="-0.000715160518999999" calcext:value-type="float">
            <text:p>-0.0007151605</text:p>
          </table:table-cell>
          <table:table-cell/>
          <table:table-cell office:value-type="float" office:value="0.474702915964" calcext:value-type="float">
            <text:p>0.474702916</text:p>
          </table:table-cell>
          <table:table-cell office:value-type="float" office:value="0.5006657" calcext:value-type="float">
            <text:p>0.5006657</text:p>
          </table:table-cell>
          <table:table-cell table:formula="of:=[.F31]-[.G31]" office:value-type="float" office:value="-0.025962784036" calcext:value-type="float">
            <text:p>-0.025962784</text:p>
          </table:table-cell>
          <table:table-cell/>
          <table:table-cell office:value-type="float" office:value="0.0158661101109" calcext:value-type="float">
            <text:p>0.0158661101</text:p>
          </table:table-cell>
          <table:table-cell office:value-type="float" office:value="0.024064" calcext:value-type="float">
            <text:p>0.024064</text:p>
          </table:table-cell>
          <table:table-cell table:formula="of:=[.J31]-[.K31]" office:value-type="float" office:value="-0.0081978898891" calcext:value-type="float">
            <text:p>-0.0081978899</text:p>
          </table:table-cell>
          <table:table-cell/>
          <table:table-cell office:value-type="float" office:value="0.0624665713898" calcext:value-type="float">
            <text:p>0.0624665714</text:p>
          </table:table-cell>
          <table:table-cell office:value-type="float" office:value="0.0734514" calcext:value-type="float">
            <text:p>0.0734514</text:p>
          </table:table-cell>
          <table:table-cell table:formula="of:=[.N31]-[.O31]" office:value-type="float" office:value="-0.0109848286102" calcext:value-type="float">
            <text:p>-0.0109848286</text:p>
          </table:table-cell>
        </table:table-row>
        <table:table-row table:style-name="ro1">
          <table:table-cell office:value-type="string" calcext:value-type="string">
            <text:p>def2-SVPD.pbe0-d3.xyz</text:p>
          </table:table-cell>
          <table:table-cell office:value-type="float" office:value="0.0048069038083" calcext:value-type="float">
            <text:p>0.0048069038</text:p>
          </table:table-cell>
          <table:table-cell office:value-type="float" office:value="0.0052042" calcext:value-type="float">
            <text:p>0.0052042</text:p>
          </table:table-cell>
          <table:table-cell table:formula="of:=[.B32]-[.C32]" office:value-type="float" office:value="-0.0003972961917" calcext:value-type="float">
            <text:p>-0.0003972962</text:p>
          </table:table-cell>
          <table:table-cell/>
          <table:table-cell office:value-type="float" office:value="0.00412129173715" calcext:value-type="float">
            <text:p>0.0041212917</text:p>
          </table:table-cell>
          <table:table-cell office:value-type="float" office:value="0.0044644" calcext:value-type="float">
            <text:p>0.0044644</text:p>
          </table:table-cell>
          <table:table-cell table:formula="of:=[.F32]-[.G32]" office:value-type="float" office:value="-0.00034310826285" calcext:value-type="float">
            <text:p>-0.0003431083</text:p>
          </table:table-cell>
          <table:table-cell/>
          <table:table-cell office:value-type="float" office:value="0.0245101945392" calcext:value-type="float">
            <text:p>0.0245101945</text:p>
          </table:table-cell>
          <table:table-cell office:value-type="float" office:value="0.0253612" calcext:value-type="float">
            <text:p>0.0253612</text:p>
          </table:table-cell>
          <table:table-cell table:formula="of:=[.J32]-[.K32]" office:value-type="float" office:value="-0.000851005460800001" calcext:value-type="float">
            <text:p>-0.0008510055</text:p>
          </table:table-cell>
          <table:table-cell/>
          <table:table-cell office:value-type="float" office:value="0.00434794114923" calcext:value-type="float">
            <text:p>0.0043479411</text:p>
          </table:table-cell>
          <table:table-cell office:value-type="float" office:value="0.004609" calcext:value-type="float">
            <text:p>0.004609</text:p>
          </table:table-cell>
          <table:table-cell table:formula="of:=[.N32]-[.O32]" office:value-type="float" office:value="-0.000261058850769999" calcext:value-type="float">
            <text:p>-0.0002610589</text:p>
          </table:table-cell>
        </table:table-row>
        <table:table-row table:style-name="ro1">
          <table:table-cell office:value-type="string" calcext:value-type="string">
            <text:p>def2-SVPD.pbe96-d3.xyz</text:p>
          </table:table-cell>
          <table:table-cell office:value-type="float" office:value="0.00960715330713" calcext:value-type="float">
            <text:p>0.0096071533</text:p>
          </table:table-cell>
          <table:table-cell office:value-type="float" office:value="0.0105656" calcext:value-type="float">
            <text:p>0.0105656</text:p>
          </table:table-cell>
          <table:table-cell table:formula="of:=[.B33]-[.C33]" office:value-type="float" office:value="-0.000958446692869999" calcext:value-type="float">
            <text:p>-0.0009584467</text:p>
          </table:table-cell>
          <table:table-cell/>
          <table:table-cell office:value-type="float" office:value="0.00823169787735" calcext:value-type="float">
            <text:p>0.0082316979</text:p>
          </table:table-cell>
          <table:table-cell office:value-type="float" office:value="0.009086" calcext:value-type="float">
            <text:p>0.009086</text:p>
          </table:table-cell>
          <table:table-cell table:formula="of:=[.F33]-[.G33]" office:value-type="float" office:value="-0.000854302122650001" calcext:value-type="float">
            <text:p>-0.0008543021</text:p>
          </table:table-cell>
          <table:table-cell/>
          <table:table-cell office:value-type="float" office:value="0.0104580888037" calcext:value-type="float">
            <text:p>0.0104580888</text:p>
          </table:table-cell>
          <table:table-cell office:value-type="float" office:value="0.0114328" calcext:value-type="float">
            <text:p>0.0114328</text:p>
          </table:table-cell>
          <table:table-cell table:formula="of:=[.J33]-[.K33]" office:value-type="float" office:value="-0.0009747111963" calcext:value-type="float">
            <text:p>-0.0009747112</text:p>
          </table:table-cell>
          <table:table-cell/>
          <table:table-cell office:value-type="float" office:value="0.54310654991" calcext:value-type="float">
            <text:p>0.5431065499</text:p>
          </table:table-cell>
          <table:table-cell office:value-type="float" office:value="0.639109" calcext:value-type="float">
            <text:p>0.639109</text:p>
          </table:table-cell>
          <table:table-cell table:formula="of:=[.N33]-[.O33]" office:value-type="float" office:value="-0.09600245009" calcext:value-type="float">
            <text:p>-0.0960024501</text:p>
          </table:table-cell>
        </table:table-row>
        <table:table-row table:style-name="ro1">
          <table:table-cell office:value-type="string" calcext:value-type="string">
            <text:p>def2-SVPD.pw6b95-d3.xyz</text:p>
          </table:table-cell>
          <table:table-cell office:value-type="float" office:value="0.00503558642729" calcext:value-type="float">
            <text:p>0.0050355864</text:p>
          </table:table-cell>
          <table:table-cell office:value-type="float" office:value="0.006129" calcext:value-type="float">
            <text:p>0.006129</text:p>
          </table:table-cell>
          <table:table-cell table:formula="of:=[.B34]-[.C34]" office:value-type="float" office:value="-0.00109341357271" calcext:value-type="float">
            <text:p>-0.0010934136</text:p>
          </table:table-cell>
          <table:table-cell/>
          <table:table-cell office:value-type="float" office:value="0.00432055437631" calcext:value-type="float">
            <text:p>0.0043205544</text:p>
          </table:table-cell>
          <table:table-cell office:value-type="float" office:value="0.0052676" calcext:value-type="float">
            <text:p>0.0052676</text:p>
          </table:table-cell>
          <table:table-cell table:formula="of:=[.F34]-[.G34]" office:value-type="float" office:value="-0.00094704562369" calcext:value-type="float">
            <text:p>-0.0009470456</text:p>
          </table:table-cell>
          <table:table-cell/>
          <table:table-cell office:value-type="float" office:value="0.00449854234655" calcext:value-type="float">
            <text:p>0.0044985423</text:p>
          </table:table-cell>
          <table:table-cell office:value-type="float" office:value="0.0052877" calcext:value-type="float">
            <text:p>0.0052877</text:p>
          </table:table-cell>
          <table:table-cell table:formula="of:=[.J34]-[.K34]" office:value-type="float" office:value="-0.000789157653449999" calcext:value-type="float">
            <text:p>-0.0007891577</text:p>
          </table:table-cell>
          <table:table-cell/>
          <table:table-cell office:value-type="float" office:value="0.00417710856659" calcext:value-type="float">
            <text:p>0.0041771086</text:p>
          </table:table-cell>
          <table:table-cell office:value-type="float" office:value="0.004974" calcext:value-type="float">
            <text:p>0.004974</text:p>
          </table:table-cell>
          <table:table-cell table:formula="of:=[.N34]-[.O34]" office:value-type="float" office:value="-0.00079689143341" calcext:value-type="float">
            <text:p>-0.0007968914</text:p>
          </table:table-cell>
        </table:table-row>
        <table:table-row table:style-name="ro1">
          <table:table-cell office:value-type="string" calcext:value-type="string">
            <text:p>def2-SVPD.tpss-d3.xyz</text:p>
          </table:table-cell>
          <table:table-cell office:value-type="float" office:value="0.00942799732475" calcext:value-type="float">
            <text:p>0.0094279973</text:p>
          </table:table-cell>
          <table:table-cell office:value-type="float" office:value="0.010206" calcext:value-type="float">
            <text:p>0.010206</text:p>
          </table:table-cell>
          <table:table-cell table:formula="of:=[.B35]-[.C35]" office:value-type="float" office:value="-0.00077800267525" calcext:value-type="float">
            <text:p>-0.0007780027</text:p>
          </table:table-cell>
          <table:table-cell/>
          <table:table-cell office:value-type="float" office:value="0.485279687343" calcext:value-type="float">
            <text:p>0.4852796873</text:p>
          </table:table-cell>
          <table:table-cell office:value-type="float" office:value="0.5385658" calcext:value-type="float">
            <text:p>0.5385658</text:p>
          </table:table-cell>
          <table:table-cell table:formula="of:=[.F35]-[.G35]" office:value-type="float" office:value="-0.053286112657" calcext:value-type="float">
            <text:p>-0.0532861127</text:p>
          </table:table-cell>
          <table:table-cell/>
          <table:table-cell office:value-type="float" office:value="0.0100822091561" calcext:value-type="float">
            <text:p>0.0100822092</text:p>
          </table:table-cell>
          <table:table-cell office:value-type="float" office:value="0.0109404" calcext:value-type="float">
            <text:p>0.0109404</text:p>
          </table:table-cell>
          <table:table-cell table:formula="of:=[.J35]-[.K35]" office:value-type="float" office:value="-0.000858190843899999" calcext:value-type="float">
            <text:p>-0.0008581908</text:p>
          </table:table-cell>
          <table:table-cell/>
          <table:table-cell office:value-type="float" office:value="0.0087912937489" calcext:value-type="float">
            <text:p>0.0087912937</text:p>
          </table:table-cell>
          <table:table-cell office:value-type="float" office:value="0.0095448" calcext:value-type="float">
            <text:p>0.0095448</text:p>
          </table:table-cell>
          <table:table-cell table:formula="of:=[.N35]-[.O35]" office:value-type="float" office:value="-0.000753506251099999" calcext:value-type="float">
            <text:p>-0.0007535063</text:p>
          </table:table-cell>
        </table:table-row>
        <table:table-row table:style-name="ro1">
          <table:table-cell office:value-type="string" calcext:value-type="string">
            <text:p>def2-SVPD.tpssh-d3.xyz</text:p>
          </table:table-cell>
          <table:table-cell office:value-type="float" office:value="0.00712214070503" calcext:value-type="float">
            <text:p>0.0071221407</text:p>
          </table:table-cell>
          <table:table-cell office:value-type="float" office:value="0.0072371" calcext:value-type="float">
            <text:p>0.0072371</text:p>
          </table:table-cell>
          <table:table-cell table:formula="of:=[.B36]-[.C36]" office:value-type="float" office:value="-0.000114959294969999" calcext:value-type="float">
            <text:p>-0.0001149593</text:p>
          </table:table-cell>
          <table:table-cell/>
          <table:table-cell office:value-type="float" office:value="0.00569530478919" calcext:value-type="float">
            <text:p>0.0056953048</text:p>
          </table:table-cell>
          <table:table-cell office:value-type="float" office:value="0.005976" calcext:value-type="float">
            <text:p>0.005976</text:p>
          </table:table-cell>
          <table:table-cell table:formula="of:=[.F36]-[.G36]" office:value-type="float" office:value="-0.00028069521081" calcext:value-type="float">
            <text:p>-0.0002806952</text:p>
          </table:table-cell>
          <table:table-cell/>
          <table:table-cell office:value-type="float" office:value="0.020628591555" calcext:value-type="float">
            <text:p>0.0206285916</text:p>
          </table:table-cell>
          <table:table-cell office:value-type="float" office:value="0.0237759" calcext:value-type="float">
            <text:p>0.0237759</text:p>
          </table:table-cell>
          <table:table-cell table:formula="of:=[.J36]-[.K36]" office:value-type="float" office:value="-0.003147308445" calcext:value-type="float">
            <text:p>-0.0031473084</text:p>
          </table:table-cell>
          <table:table-cell/>
          <table:table-cell office:value-type="float" office:value="0.00597814708968" calcext:value-type="float">
            <text:p>0.0059781471</text:p>
          </table:table-cell>
          <table:table-cell office:value-type="float" office:value="0.0063043" calcext:value-type="float">
            <text:p>0.0063043</text:p>
          </table:table-cell>
          <table:table-cell table:formula="of:=[.N36]-[.O36]" office:value-type="float" office:value="-0.00032615291032" calcext:value-type="float">
            <text:p>-0.0003261529</text:p>
          </table:table-cell>
        </table:table-row>
        <table:table-row table:style-name="ro1">
          <table:table-cell office:value-type="string" calcext:value-type="string">
            <text:p>def2-SVPD.b3lyp-d3.xyz</text:p>
          </table:table-cell>
          <table:table-cell office:value-type="float" office:value="0.00793423985017" calcext:value-type="float">
            <text:p>0.0079342399</text:p>
          </table:table-cell>
          <table:table-cell office:value-type="float" office:value="0.0081044" calcext:value-type="float">
            <text:p>0.0081044</text:p>
          </table:table-cell>
          <table:table-cell table:formula="of:=[.B37]-[.C37]" office:value-type="float" office:value="-0.00017016014983" calcext:value-type="float">
            <text:p>-0.0001701601</text:p>
          </table:table-cell>
          <table:table-cell/>
          <table:table-cell office:value-type="float" office:value="0.358742343303" calcext:value-type="float">
            <text:p>0.3587423433</text:p>
          </table:table-cell>
          <table:table-cell office:value-type="float" office:value="0.3978977" calcext:value-type="float">
            <text:p>0.3978977</text:p>
          </table:table-cell>
          <table:table-cell table:formula="of:=[.F37]-[.G37]" office:value-type="float" office:value="-0.039155356697" calcext:value-type="float">
            <text:p>-0.0391553567</text:p>
          </table:table-cell>
          <table:table-cell/>
          <table:table-cell office:value-type="float" office:value="0.00775906286502" calcext:value-type="float">
            <text:p>0.0077590629</text:p>
          </table:table-cell>
          <table:table-cell office:value-type="float" office:value="0.0078367" calcext:value-type="float">
            <text:p>0.0078367</text:p>
          </table:table-cell>
          <table:table-cell table:formula="of:=[.J37]-[.K37]" office:value-type="float" office:value="-0.0000776371349800005" calcext:value-type="float">
            <text:p>-7.76371349800005E-05</text:p>
          </table:table-cell>
          <table:table-cell/>
          <table:table-cell office:value-type="float" office:value="0.00684990780767" calcext:value-type="float">
            <text:p>0.0068499078</text:p>
          </table:table-cell>
          <table:table-cell office:value-type="float" office:value="0.0069533" calcext:value-type="float">
            <text:p>0.0069533</text:p>
          </table:table-cell>
          <table:table-cell table:formula="of:=[.N37]-[.O37]" office:value-type="float" office:value="-0.00010339219233" calcext:value-type="float">
            <text:p>-0.0001033922</text:p>
          </table:table-cell>
        </table:table-row>
        <table:table-row table:style-name="ro1">
          <table:table-cell office:value-type="string" calcext:value-type="string">
            <text:p>def2-SVPD.b97-d-d3.xyz</text:p>
          </table:table-cell>
          <table:table-cell office:value-type="float" office:value="0.00695899093899" calcext:value-type="float">
            <text:p>0.0069589909</text:p>
          </table:table-cell>
          <table:table-cell office:value-type="float" office:value="0.0072804" calcext:value-type="float">
            <text:p>0.0072804</text:p>
          </table:table-cell>
          <table:table-cell table:formula="of:=[.B38]-[.C38]" office:value-type="float" office:value="-0.000321409061009999" calcext:value-type="float">
            <text:p>-0.0003214091</text:p>
          </table:table-cell>
          <table:table-cell/>
          <table:table-cell office:value-type="float" office:value="0.881627701328" calcext:value-type="float">
            <text:p>0.8816277013</text:p>
          </table:table-cell>
          <table:table-cell office:value-type="float" office:value="0.9606123" calcext:value-type="float">
            <text:p>0.9606123</text:p>
          </table:table-cell>
          <table:table-cell table:formula="of:=[.F38]-[.G38]" office:value-type="float" office:value="-0.078984598672" calcext:value-type="float">
            <text:p>-0.0789845987</text:p>
          </table:table-cell>
          <table:table-cell/>
          <table:table-cell office:value-type="float" office:value="0.0252329538967" calcext:value-type="float">
            <text:p>0.0252329539</text:p>
          </table:table-cell>
          <table:table-cell office:value-type="float" office:value="0.0346662" calcext:value-type="float">
            <text:p>0.0346662</text:p>
          </table:table-cell>
          <table:table-cell table:formula="of:=[.J38]-[.K38]" office:value-type="float" office:value="-0.0094332461033" calcext:value-type="float">
            <text:p>-0.0094332461</text:p>
          </table:table-cell>
          <table:table-cell/>
          <table:table-cell office:value-type="float" office:value="0.00686143527771" calcext:value-type="float">
            <text:p>0.0068614353</text:p>
          </table:table-cell>
          <table:table-cell office:value-type="float" office:value="0.0073041" calcext:value-type="float">
            <text:p>0.0073041</text:p>
          </table:table-cell>
          <table:table-cell table:formula="of:=[.N38]-[.O38]" office:value-type="float" office:value="-0.00044266472229" calcext:value-type="float">
            <text:p>-0.0004426647</text:p>
          </table:table-cell>
        </table:table-row>
        <table:table-row table:style-name="ro1">
          <table:table-cell office:value-type="string" calcext:value-type="string">
            <text:p>def2-SVPD.bhlyp.xyz</text:p>
          </table:table-cell>
          <table:table-cell office:value-type="float" office:value="0.00729616471549" calcext:value-type="float">
            <text:p>0.0072961647</text:p>
          </table:table-cell>
          <table:table-cell office:value-type="float" office:value="0.010768" calcext:value-type="float">
            <text:p>0.010768</text:p>
          </table:table-cell>
          <table:table-cell table:formula="of:=[.B39]-[.C39]" office:value-type="float" office:value="-0.00347183528451" calcext:value-type="float">
            <text:p>-0.0034718353</text:p>
          </table:table-cell>
          <table:table-cell/>
          <table:table-cell office:value-type="float" office:value="0.00632622328179" calcext:value-type="float">
            <text:p>0.0063262233</text:p>
          </table:table-cell>
          <table:table-cell office:value-type="float" office:value="0.0093209" calcext:value-type="float">
            <text:p>0.0093209</text:p>
          </table:table-cell>
          <table:table-cell table:formula="of:=[.F39]-[.G39]" office:value-type="float" office:value="-0.00299467671821" calcext:value-type="float">
            <text:p>-0.0029946767</text:p>
          </table:table-cell>
          <table:table-cell/>
          <table:table-cell office:value-type="float" office:value="0.00677477321183" calcext:value-type="float">
            <text:p>0.0067747732</text:p>
          </table:table-cell>
          <table:table-cell office:value-type="float" office:value="0.009704" calcext:value-type="float">
            <text:p>0.009704</text:p>
          </table:table-cell>
          <table:table-cell table:formula="of:=[.J39]-[.K39]" office:value-type="float" office:value="-0.00292922678817" calcext:value-type="float">
            <text:p>-0.0029292268</text:p>
          </table:table-cell>
          <table:table-cell/>
          <table:table-cell office:value-type="float" office:value="0.0064051519926" calcext:value-type="float">
            <text:p>0.006405152</text:p>
          </table:table-cell>
          <table:table-cell office:value-type="float" office:value="0.0090712" calcext:value-type="float">
            <text:p>0.0090712</text:p>
          </table:table-cell>
          <table:table-cell table:formula="of:=[.N39]-[.O39]" office:value-type="float" office:value="-0.0026660480074" calcext:value-type="float">
            <text:p>-0.002666048</text:p>
          </table:table-cell>
        </table:table-row>
        <table:table-row table:style-name="ro1">
          <table:table-cell office:value-type="string" calcext:value-type="string">
            <text:p>def2-SVPD.blyp.xyz</text:p>
          </table:table-cell>
          <table:table-cell office:value-type="float" office:value="0.0119867405726" calcext:value-type="float">
            <text:p>0.0119867406</text:p>
          </table:table-cell>
          <table:table-cell office:value-type="float" office:value="0.0126366" calcext:value-type="float">
            <text:p>0.0126366</text:p>
          </table:table-cell>
          <table:table-cell table:formula="of:=[.B40]-[.C40]" office:value-type="float" office:value="-0.0006498594274" calcext:value-type="float">
            <text:p>-0.0006498594</text:p>
          </table:table-cell>
          <table:table-cell/>
          <table:table-cell office:value-type="float" office:value="0.00992317879103" calcext:value-type="float">
            <text:p>0.0099231788</text:p>
          </table:table-cell>
          <table:table-cell office:value-type="float" office:value="0.0107246" calcext:value-type="float">
            <text:p>0.0107246</text:p>
          </table:table-cell>
          <table:table-cell table:formula="of:=[.F40]-[.G40]" office:value-type="float" office:value="-0.000801421208969999" calcext:value-type="float">
            <text:p>-0.0008014212</text:p>
          </table:table-cell>
          <table:table-cell/>
          <table:table-cell office:value-type="float" office:value="0.0122913769373" calcext:value-type="float">
            <text:p>0.0122913769</text:p>
          </table:table-cell>
          <table:table-cell office:value-type="float" office:value="0.0130864" calcext:value-type="float">
            <text:p>0.0130864</text:p>
          </table:table-cell>
          <table:table-cell table:formula="of:=[.J40]-[.K40]" office:value-type="float" office:value="-0.000795023062699999" calcext:value-type="float">
            <text:p>-0.0007950231</text:p>
          </table:table-cell>
          <table:table-cell/>
          <table:table-cell office:value-type="float" office:value="0.525057045382" calcext:value-type="float">
            <text:p>0.5250570454</text:p>
          </table:table-cell>
          <table:table-cell office:value-type="float" office:value="0.6179614" calcext:value-type="float">
            <text:p>0.6179614</text:p>
          </table:table-cell>
          <table:table-cell table:formula="of:=[.N40]-[.O40]" office:value-type="float" office:value="-0.0929043546179999" calcext:value-type="float">
            <text:p>-0.0929043546</text:p>
          </table:table-cell>
        </table:table-row>
        <table:table-row table:style-name="ro1">
          <table:table-cell office:value-type="string" calcext:value-type="string">
            <text:p>def2-SVPD.bp86.xyz</text:p>
          </table:table-cell>
          <table:table-cell office:value-type="float" office:value="0.0100883833305" calcext:value-type="float">
            <text:p>0.0100883833</text:p>
          </table:table-cell>
          <table:table-cell office:value-type="float" office:value="0.0110796" calcext:value-type="float">
            <text:p>0.0110796</text:p>
          </table:table-cell>
          <table:table-cell table:formula="of:=[.B41]-[.C41]" office:value-type="float" office:value="-0.0009912166695" calcext:value-type="float">
            <text:p>-0.0009912167</text:p>
          </table:table-cell>
          <table:table-cell/>
          <table:table-cell office:value-type="float" office:value="0.00869172798431" calcext:value-type="float">
            <text:p>0.008691728</text:p>
          </table:table-cell>
          <table:table-cell office:value-type="float" office:value="0.0095802" calcext:value-type="float">
            <text:p>0.0095802</text:p>
          </table:table-cell>
          <table:table-cell table:formula="of:=[.F41]-[.G41]" office:value-type="float" office:value="-0.000888472015689999" calcext:value-type="float">
            <text:p>-0.000888472</text:p>
          </table:table-cell>
          <table:table-cell/>
          <table:table-cell office:value-type="float" office:value="0.0110690904493" calcext:value-type="float">
            <text:p>0.0110690904</text:p>
          </table:table-cell>
          <table:table-cell office:value-type="float" office:value="0.0120726" calcext:value-type="float">
            <text:p>0.0120726</text:p>
          </table:table-cell>
          <table:table-cell table:formula="of:=[.J41]-[.K41]" office:value-type="float" office:value="-0.0010035095507" calcext:value-type="float">
            <text:p>-0.0010035096</text:p>
          </table:table-cell>
          <table:table-cell/>
          <table:table-cell office:value-type="float" office:value="0.544326071277" calcext:value-type="float">
            <text:p>0.5443260713</text:p>
          </table:table-cell>
          <table:table-cell office:value-type="float" office:value="0.640875" calcext:value-type="float">
            <text:p>0.640875</text:p>
          </table:table-cell>
          <table:table-cell table:formula="of:=[.N41]-[.O41]" office:value-type="float" office:value="-0.096548928723" calcext:value-type="float">
            <text:p>-0.0965489287</text:p>
          </table:table-cell>
        </table:table-row>
        <table:table-row table:style-name="ro1">
          <table:table-cell office:value-type="string" calcext:value-type="string">
            <text:p>def2-SVPD.m06.xyz</text:p>
          </table:table-cell>
          <table:table-cell office:value-type="float" office:value="0.00639490345683" calcext:value-type="float">
            <text:p>0.0063949035</text:p>
          </table:table-cell>
          <table:table-cell office:value-type="float" office:value="0.0071099" calcext:value-type="float">
            <text:p>0.0071099</text:p>
          </table:table-cell>
          <table:table-cell table:formula="of:=[.B42]-[.C42]" office:value-type="float" office:value="-0.00071499654317" calcext:value-type="float">
            <text:p>-0.0007149965</text:p>
          </table:table-cell>
          <table:table-cell/>
          <table:table-cell office:value-type="float" office:value="0.586355823191" calcext:value-type="float">
            <text:p>0.5863558232</text:p>
          </table:table-cell>
          <table:table-cell office:value-type="float" office:value="0.6232074" calcext:value-type="float">
            <text:p>0.6232074</text:p>
          </table:table-cell>
          <table:table-cell table:formula="of:=[.F42]-[.G42]" office:value-type="float" office:value="-0.036851576809" calcext:value-type="float">
            <text:p>-0.0368515768</text:p>
          </table:table-cell>
          <table:table-cell/>
          <table:table-cell office:value-type="float" office:value="0.0156783548749" calcext:value-type="float">
            <text:p>0.0156783549</text:p>
          </table:table-cell>
          <table:table-cell office:value-type="float" office:value="0.0236868" calcext:value-type="float">
            <text:p>0.0236868</text:p>
          </table:table-cell>
          <table:table-cell table:formula="of:=[.J42]-[.K42]" office:value-type="float" office:value="-0.0080084451251" calcext:value-type="float">
            <text:p>-0.0080084451</text:p>
          </table:table-cell>
          <table:table-cell/>
          <table:table-cell office:value-type="float" office:value="0.0674135075604" calcext:value-type="float">
            <text:p>0.0674135076</text:p>
          </table:table-cell>
          <table:table-cell office:value-type="float" office:value="0.0798007" calcext:value-type="float">
            <text:p>0.0798007</text:p>
          </table:table-cell>
          <table:table-cell table:formula="of:=[.N42]-[.O42]" office:value-type="float" office:value="-0.0123871924396" calcext:value-type="float">
            <text:p>-0.0123871924</text:p>
          </table:table-cell>
        </table:table-row>
        <table:table-row table:style-name="ro1">
          <table:table-cell office:value-type="string" calcext:value-type="string">
            <text:p>def2-SVPD.pbe0.xyz</text:p>
          </table:table-cell>
          <table:table-cell office:value-type="float" office:value="0.00478042536462" calcext:value-type="float">
            <text:p>0.0047804254</text:p>
          </table:table-cell>
          <table:table-cell office:value-type="float" office:value="0.0051743" calcext:value-type="float">
            <text:p>0.0051743</text:p>
          </table:table-cell>
          <table:table-cell table:formula="of:=[.B43]-[.C43]" office:value-type="float" office:value="-0.00039387463538" calcext:value-type="float">
            <text:p>-0.0003938746</text:p>
          </table:table-cell>
          <table:table-cell/>
          <table:table-cell office:value-type="float" office:value="0.00408603822738" calcext:value-type="float">
            <text:p>0.0040860382</text:p>
          </table:table-cell>
          <table:table-cell office:value-type="float" office:value="0.0044254" calcext:value-type="float">
            <text:p>0.0044254</text:p>
          </table:table-cell>
          <table:table-cell table:formula="of:=[.F43]-[.G43]" office:value-type="float" office:value="-0.000339361772619999" calcext:value-type="float">
            <text:p>-0.0003393618</text:p>
          </table:table-cell>
          <table:table-cell/>
          <table:table-cell office:value-type="float" office:value="0.0217544602194" calcext:value-type="float">
            <text:p>0.0217544602</text:p>
          </table:table-cell>
          <table:table-cell office:value-type="float" office:value="0.0219802" calcext:value-type="float">
            <text:p>0.0219802</text:p>
          </table:table-cell>
          <table:table-cell table:formula="of:=[.J43]-[.K43]" office:value-type="float" office:value="-0.000225739780599997" calcext:value-type="float">
            <text:p>-0.0002257398</text:p>
          </table:table-cell>
          <table:table-cell/>
          <table:table-cell office:value-type="float" office:value="0.00459128949752" calcext:value-type="float">
            <text:p>0.0045912895</text:p>
          </table:table-cell>
          <table:table-cell office:value-type="float" office:value="0.0048883" calcext:value-type="float">
            <text:p>0.0048883</text:p>
          </table:table-cell>
          <table:table-cell table:formula="of:=[.N43]-[.O43]" office:value-type="float" office:value="-0.00029701050248" calcext:value-type="float">
            <text:p>-0.0002970105</text:p>
          </table:table-cell>
        </table:table-row>
        <table:table-row table:style-name="ro1">
          <table:table-cell office:value-type="string" calcext:value-type="string">
            <text:p>def2-SVPD.pbe96.xyz</text:p>
          </table:table-cell>
          <table:table-cell office:value-type="float" office:value="0.00959107812269" calcext:value-type="float">
            <text:p>0.0095910781</text:p>
          </table:table-cell>
          <table:table-cell office:value-type="float" office:value="0.0105565" calcext:value-type="float">
            <text:p>0.0105565</text:p>
          </table:table-cell>
          <table:table-cell table:formula="of:=[.B44]-[.C44]" office:value-type="float" office:value="-0.00096542187731" calcext:value-type="float">
            <text:p>-0.0009654219</text:p>
          </table:table-cell>
          <table:table-cell/>
          <table:table-cell office:value-type="float" office:value="0.00821583116094" calcext:value-type="float">
            <text:p>0.0082158312</text:p>
          </table:table-cell>
          <table:table-cell office:value-type="float" office:value="0.009073" calcext:value-type="float">
            <text:p>0.009073</text:p>
          </table:table-cell>
          <table:table-cell table:formula="of:=[.F44]-[.G44]" office:value-type="float" office:value="-0.000857168839059999" calcext:value-type="float">
            <text:p>-0.0008571688</text:p>
          </table:table-cell>
          <table:table-cell/>
          <table:table-cell office:value-type="float" office:value="0.0104869278697" calcext:value-type="float">
            <text:p>0.0104869279</text:p>
          </table:table-cell>
          <table:table-cell office:value-type="float" office:value="0.0114487" calcext:value-type="float">
            <text:p>0.0114487</text:p>
          </table:table-cell>
          <table:table-cell table:formula="of:=[.J44]-[.K44]" office:value-type="float" office:value="-0.0009617721303" calcext:value-type="float">
            <text:p>-0.0009617721</text:p>
          </table:table-cell>
          <table:table-cell/>
          <table:table-cell office:value-type="float" office:value="0.547176504024" calcext:value-type="float">
            <text:p>0.547176504</text:p>
          </table:table-cell>
          <table:table-cell office:value-type="float" office:value="0.6439222" calcext:value-type="float">
            <text:p>0.6439222</text:p>
          </table:table-cell>
          <table:table-cell table:formula="of:=[.N44]-[.O44]" office:value-type="float" office:value="-0.096745695976" calcext:value-type="float">
            <text:p>-0.096745696</text:p>
          </table:table-cell>
        </table:table-row>
        <table:table-row table:style-name="ro1">
          <table:table-cell office:value-type="string" calcext:value-type="string">
            <text:p>def2-SVPD.pw6b95.xyz</text:p>
          </table:table-cell>
          <table:table-cell office:value-type="float" office:value="0.00501326799603" calcext:value-type="float">
            <text:p>0.005013268</text:p>
          </table:table-cell>
          <table:table-cell office:value-type="float" office:value="0.0061039" calcext:value-type="float">
            <text:p>0.0061039</text:p>
          </table:table-cell>
          <table:table-cell table:formula="of:=[.B45]-[.C45]" office:value-type="float" office:value="-0.00109063200397" calcext:value-type="float">
            <text:p>-0.001090632</text:p>
          </table:table-cell>
          <table:table-cell/>
          <table:table-cell office:value-type="float" office:value="0.00429089318686" calcext:value-type="float">
            <text:p>0.0042908932</text:p>
          </table:table-cell>
          <table:table-cell office:value-type="float" office:value="0.0052314" calcext:value-type="float">
            <text:p>0.0052314</text:p>
          </table:table-cell>
          <table:table-cell table:formula="of:=[.F45]-[.G45]" office:value-type="float" office:value="-0.00094050681314" calcext:value-type="float">
            <text:p>-0.0009405068</text:p>
          </table:table-cell>
          <table:table-cell/>
          <table:table-cell office:value-type="float" office:value="0.00446583830474" calcext:value-type="float">
            <text:p>0.0044658383</text:p>
          </table:table-cell>
          <table:table-cell office:value-type="float" office:value="0.0052625" calcext:value-type="float">
            <text:p>0.0052625</text:p>
          </table:table-cell>
          <table:table-cell table:formula="of:=[.J45]-[.K45]" office:value-type="float" office:value="-0.000796661695259999" calcext:value-type="float">
            <text:p>-0.0007966617</text:p>
          </table:table-cell>
          <table:table-cell/>
          <table:table-cell office:value-type="float" office:value="0.00431079189893" calcext:value-type="float">
            <text:p>0.0043107919</text:p>
          </table:table-cell>
          <table:table-cell office:value-type="float" office:value="0.0050939" calcext:value-type="float">
            <text:p>0.0050939</text:p>
          </table:table-cell>
          <table:table-cell table:formula="of:=[.N45]-[.O45]" office:value-type="float" office:value="-0.00078310810107" calcext:value-type="float">
            <text:p>-0.0007831081</text:p>
          </table:table-cell>
        </table:table-row>
        <table:table-row table:style-name="ro1">
          <table:table-cell office:value-type="string" calcext:value-type="string">
            <text:p>def2-SVPD.tpss.xyz</text:p>
          </table:table-cell>
          <table:table-cell office:value-type="float" office:value="0.00940221443184" calcext:value-type="float">
            <text:p>0.0094022144</text:p>
          </table:table-cell>
          <table:table-cell office:value-type="float" office:value="0.0101891" calcext:value-type="float">
            <text:p>0.0101891</text:p>
          </table:table-cell>
          <table:table-cell table:formula="of:=[.B46]-[.C46]" office:value-type="float" office:value="-0.000786885568159999" calcext:value-type="float">
            <text:p>-0.0007868856</text:p>
          </table:table-cell>
          <table:table-cell/>
          <table:table-cell office:value-type="float" office:value="0.504927322873" calcext:value-type="float">
            <text:p>0.5049273229</text:p>
          </table:table-cell>
          <table:table-cell office:value-type="float" office:value="0.5605974" calcext:value-type="float">
            <text:p>0.5605974</text:p>
          </table:table-cell>
          <table:table-cell table:formula="of:=[.F46]-[.G46]" office:value-type="float" office:value="-0.055670077127" calcext:value-type="float">
            <text:p>-0.0556700771</text:p>
          </table:table-cell>
          <table:table-cell/>
          <table:table-cell office:value-type="float" office:value="0.0101184545961" calcext:value-type="float">
            <text:p>0.0101184546</text:p>
          </table:table-cell>
          <table:table-cell office:value-type="float" office:value="0.0109626" calcext:value-type="float">
            <text:p>0.0109626</text:p>
          </table:table-cell>
          <table:table-cell table:formula="of:=[.J46]-[.K46]" office:value-type="float" office:value="-0.000844145403899999" calcext:value-type="float">
            <text:p>-0.0008441454</text:p>
          </table:table-cell>
          <table:table-cell/>
          <table:table-cell office:value-type="float" office:value="0.00894425215168" calcext:value-type="float">
            <text:p>0.0089442522</text:p>
          </table:table-cell>
          <table:table-cell office:value-type="float" office:value="0.0096862" calcext:value-type="float">
            <text:p>0.0096862</text:p>
          </table:table-cell>
          <table:table-cell table:formula="of:=[.N46]-[.O46]" office:value-type="float" office:value="-0.000741947848319999" calcext:value-type="float">
            <text:p>-0.0007419478</text:p>
          </table:table-cell>
        </table:table-row>
        <table:table-row table:style-name="ro1">
          <table:table-cell office:value-type="string" calcext:value-type="string">
            <text:p>def2-SVPD.tpssh.xyz</text:p>
          </table:table-cell>
          <table:table-cell office:value-type="float" office:value="0.0070923810921" calcext:value-type="float">
            <text:p>0.0070923811</text:p>
          </table:table-cell>
          <table:table-cell office:value-type="float" office:value="0.0072111" calcext:value-type="float">
            <text:p>0.0072111</text:p>
          </table:table-cell>
          <table:table-cell table:formula="of:=[.B47]-[.C47]" office:value-type="float" office:value="-0.000118718907899999" calcext:value-type="float">
            <text:p>-0.0001187189</text:p>
          </table:table-cell>
          <table:table-cell/>
          <table:table-cell office:value-type="float" office:value="0.0056767694076" calcext:value-type="float">
            <text:p>0.0056767694</text:p>
          </table:table-cell>
          <table:table-cell office:value-type="float" office:value="0.005962" calcext:value-type="float">
            <text:p>0.005962</text:p>
          </table:table-cell>
          <table:table-cell table:formula="of:=[.F47]-[.G47]" office:value-type="float" office:value="-0.000285230592399999" calcext:value-type="float">
            <text:p>-0.0002852306</text:p>
          </table:table-cell>
          <table:table-cell/>
          <table:table-cell office:value-type="float" office:value="0.00770789004698" calcext:value-type="float">
            <text:p>0.00770789</text:p>
          </table:table-cell>
          <table:table-cell office:value-type="float" office:value="0.0079071" calcext:value-type="float">
            <text:p>0.0079071</text:p>
          </table:table-cell>
          <table:table-cell table:formula="of:=[.J47]-[.K47]" office:value-type="float" office:value="-0.00019920995302" calcext:value-type="float">
            <text:p>-0.00019921</text:p>
          </table:table-cell>
          <table:table-cell/>
          <table:table-cell office:value-type="float" office:value="0.00612904875494" calcext:value-type="float">
            <text:p>0.0061290488</text:p>
          </table:table-cell>
          <table:table-cell office:value-type="float" office:value="0.006449" calcext:value-type="float">
            <text:p>0.006449</text:p>
          </table:table-cell>
          <table:table-cell table:formula="of:=[.N47]-[.O47]" office:value-type="float" office:value="-0.00031995124506" calcext:value-type="float">
            <text:p>-0.0003199512</text:p>
          </table:table-cell>
        </table:table-row>
        <table:table-row table:style-name="ro1">
          <table:table-cell office:value-type="string" calcext:value-type="string">
            <text:p>def2-TZVP.b3lyp.xyz</text:p>
          </table:table-cell>
          <table:table-cell office:value-type="float" office:value="0.00646106855628" calcext:value-type="float">
            <text:p>0.0064610686</text:p>
          </table:table-cell>
          <table:table-cell office:value-type="float" office:value="0.0066595" calcext:value-type="float">
            <text:p>0.0066595</text:p>
          </table:table-cell>
          <table:table-cell table:formula="of:=[.B48]-[.C48]" office:value-type="float" office:value="-0.00019843144372" calcext:value-type="float">
            <text:p>-0.0001984314</text:p>
          </table:table-cell>
          <table:table-cell/>
          <table:table-cell office:value-type="float" office:value="0.00573333741834" calcext:value-type="float">
            <text:p>0.0057333374</text:p>
          </table:table-cell>
          <table:table-cell office:value-type="float" office:value="0.0059218" calcext:value-type="float">
            <text:p>0.0059218</text:p>
          </table:table-cell>
          <table:table-cell table:formula="of:=[.F48]-[.G48]" office:value-type="float" office:value="-0.00018846258166" calcext:value-type="float">
            <text:p>-0.0001884626</text:p>
          </table:table-cell>
          <table:table-cell/>
          <table:table-cell office:value-type="float" office:value="0.00701731933921" calcext:value-type="float">
            <text:p>0.0070173193</text:p>
          </table:table-cell>
          <table:table-cell office:value-type="float" office:value="0.0071296" calcext:value-type="float">
            <text:p>0.0071296</text:p>
          </table:table-cell>
          <table:table-cell table:formula="of:=[.J48]-[.K48]" office:value-type="float" office:value="-0.00011228066079" calcext:value-type="float">
            <text:p>-0.0001122807</text:p>
          </table:table-cell>
          <table:table-cell/>
          <table:table-cell office:value-type="float" office:value="0.00592375943613" calcext:value-type="float">
            <text:p>0.0059237594</text:p>
          </table:table-cell>
          <table:table-cell office:value-type="float" office:value="0.0060933" calcext:value-type="float">
            <text:p>0.0060933</text:p>
          </table:table-cell>
          <table:table-cell table:formula="of:=[.N48]-[.O48]" office:value-type="float" office:value="-0.000169540563869999" calcext:value-type="float">
            <text:p>-0.0001695406</text:p>
          </table:table-cell>
        </table:table-row>
        <table:table-row table:style-name="ro1">
          <table:table-cell office:value-type="string" calcext:value-type="string">
            <text:p>def2-TZVP.b97-d.xyz</text:p>
          </table:table-cell>
          <table:table-cell office:value-type="float" office:value="0.00536117176247" calcext:value-type="float">
            <text:p>0.0053611718</text:p>
          </table:table-cell>
          <table:table-cell office:value-type="float" office:value="0.0057193" calcext:value-type="float">
            <text:p>0.0057193</text:p>
          </table:table-cell>
          <table:table-cell table:formula="of:=[.B49]-[.C49]" office:value-type="float" office:value="-0.00035812823753" calcext:value-type="float">
            <text:p>-0.0003581282</text:p>
          </table:table-cell>
          <table:table-cell/>
          <table:table-cell office:value-type="float" office:value="1.1217152105" calcext:value-type="float">
            <text:p>1.1217152105</text:p>
          </table:table-cell>
          <table:table-cell office:value-type="float" office:value="1.2240333" calcext:value-type="float">
            <text:p>1.2240333</text:p>
          </table:table-cell>
          <table:table-cell table:formula="of:=[.F49]-[.G49]" office:value-type="float" office:value="-0.1023180895" calcext:value-type="float">
            <text:p>-0.1023180895</text:p>
          </table:table-cell>
          <table:table-cell/>
          <table:table-cell office:value-type="float" office:value="0.0242198334494" calcext:value-type="float">
            <text:p>0.0242198334</text:p>
          </table:table-cell>
          <table:table-cell office:value-type="float" office:value="0.0311003" calcext:value-type="float">
            <text:p>0.0311003</text:p>
          </table:table-cell>
          <table:table-cell table:formula="of:=[.J49]-[.K49]" office:value-type="float" office:value="-0.0068804665506" calcext:value-type="float">
            <text:p>-0.0068804666</text:p>
          </table:table-cell>
          <table:table-cell/>
          <table:table-cell office:value-type="float" office:value="0.677126504266" calcext:value-type="float">
            <text:p>0.6771265043</text:p>
          </table:table-cell>
          <table:table-cell office:value-type="float" office:value="0.733638" calcext:value-type="float">
            <text:p>0.733638</text:p>
          </table:table-cell>
          <table:table-cell table:formula="of:=[.N49]-[.O49]" office:value-type="float" office:value="-0.0565114957340001" calcext:value-type="float">
            <text:p>-0.0565114957</text:p>
          </table:table-cell>
        </table:table-row>
        <table:table-row table:style-name="ro1">
          <table:table-cell office:value-type="string" calcext:value-type="string">
            <text:p>def2-TZVP.bhlyp-d3.xyz</text:p>
          </table:table-cell>
          <table:table-cell office:value-type="float" office:value="0.0071725632951" calcext:value-type="float">
            <text:p>0.0071725633</text:p>
          </table:table-cell>
          <table:table-cell office:value-type="float" office:value="0.0109021" calcext:value-type="float">
            <text:p>0.0109021</text:p>
          </table:table-cell>
          <table:table-cell table:formula="of:=[.B50]-[.C50]" office:value-type="float" office:value="-0.0037295367049" calcext:value-type="float">
            <text:p>-0.0037295367</text:p>
          </table:table-cell>
          <table:table-cell/>
          <table:table-cell office:value-type="float" office:value="0.226159592564" calcext:value-type="float">
            <text:p>0.2261595926</text:p>
          </table:table-cell>
          <table:table-cell office:value-type="float" office:value="0.2331044" calcext:value-type="float">
            <text:p>0.2331044</text:p>
          </table:table-cell>
          <table:table-cell table:formula="of:=[.F50]-[.G50]" office:value-type="float" office:value="-0.00694480743599998" calcext:value-type="float">
            <text:p>-0.0069448074</text:p>
          </table:table-cell>
          <table:table-cell/>
          <table:table-cell office:value-type="float" office:value="0.00740794977717" calcext:value-type="float">
            <text:p>0.0074079498</text:p>
          </table:table-cell>
          <table:table-cell office:value-type="float" office:value="0.0102974" calcext:value-type="float">
            <text:p>0.0102974</text:p>
          </table:table-cell>
          <table:table-cell table:formula="of:=[.J50]-[.K50]" office:value-type="float" office:value="-0.00288945022283" calcext:value-type="float">
            <text:p>-0.0028894502</text:p>
          </table:table-cell>
          <table:table-cell/>
          <table:table-cell office:value-type="float" office:value="0.00636684338253" calcext:value-type="float">
            <text:p>0.0063668434</text:p>
          </table:table-cell>
          <table:table-cell office:value-type="float" office:value="0.0092647" calcext:value-type="float">
            <text:p>0.0092647</text:p>
          </table:table-cell>
          <table:table-cell table:formula="of:=[.N50]-[.O50]" office:value-type="float" office:value="-0.00289785661747" calcext:value-type="float">
            <text:p>-0.0028978566</text:p>
          </table:table-cell>
        </table:table-row>
        <table:table-row table:style-name="ro1">
          <table:table-cell office:value-type="string" calcext:value-type="string">
            <text:p>def2-TZVP.blyp-d3.xyz</text:p>
          </table:table-cell>
          <table:table-cell office:value-type="float" office:value="0.0105871348448" calcext:value-type="float">
            <text:p>0.0105871348</text:p>
          </table:table-cell>
          <table:table-cell office:value-type="float" office:value="0.0114167" calcext:value-type="float">
            <text:p>0.0114167</text:p>
          </table:table-cell>
          <table:table-cell table:formula="of:=[.B51]-[.C51]" office:value-type="float" office:value="-0.0008295651552" calcext:value-type="float">
            <text:p>-0.0008295652</text:p>
          </table:table-cell>
          <table:table-cell/>
          <table:table-cell office:value-type="float" office:value="0.404738379692" calcext:value-type="float">
            <text:p>0.4047383797</text:p>
          </table:table-cell>
          <table:table-cell office:value-type="float" office:value="0.4444423" calcext:value-type="float">
            <text:p>0.4444423</text:p>
          </table:table-cell>
          <table:table-cell table:formula="of:=[.F51]-[.G51]" office:value-type="float" office:value="-0.039703920308" calcext:value-type="float">
            <text:p>-0.0397039203</text:p>
          </table:table-cell>
          <table:table-cell/>
          <table:table-cell office:value-type="float" office:value="0.0249485438792" calcext:value-type="float">
            <text:p>0.0249485439</text:p>
          </table:table-cell>
          <table:table-cell office:value-type="float" office:value="0.0314739" calcext:value-type="float">
            <text:p>0.0314739</text:p>
          </table:table-cell>
          <table:table-cell table:formula="of:=[.J51]-[.K51]" office:value-type="float" office:value="-0.0065253561208" calcext:value-type="float">
            <text:p>-0.0065253561</text:p>
          </table:table-cell>
          <table:table-cell/>
          <table:table-cell office:value-type="float" office:value="0.709868380498" calcext:value-type="float">
            <text:p>0.7098683805</text:p>
          </table:table-cell>
          <table:table-cell office:value-type="float" office:value="0.8370312" calcext:value-type="float">
            <text:p>0.8370312</text:p>
          </table:table-cell>
          <table:table-cell table:formula="of:=[.N51]-[.O51]" office:value-type="float" office:value="-0.127162819502" calcext:value-type="float">
            <text:p>-0.1271628195</text:p>
          </table:table-cell>
        </table:table-row>
        <table:table-row table:style-name="ro1">
          <table:table-cell office:value-type="string" calcext:value-type="string">
            <text:p>def2-TZVP.bp86-d3.xyz</text:p>
          </table:table-cell>
          <table:table-cell office:value-type="float" office:value="0.00893848354029" calcext:value-type="float">
            <text:p>0.0089384835</text:p>
          </table:table-cell>
          <table:table-cell office:value-type="float" office:value="0.0099168" calcext:value-type="float">
            <text:p>0.0099168</text:p>
          </table:table-cell>
          <table:table-cell table:formula="of:=[.B52]-[.C52]" office:value-type="float" office:value="-0.000978316459709999" calcext:value-type="float">
            <text:p>-0.0009783165</text:p>
          </table:table-cell>
          <table:table-cell/>
          <table:table-cell office:value-type="float" office:value="0.445673308244" calcext:value-type="float">
            <text:p>0.4456733082</text:p>
          </table:table-cell>
          <table:table-cell office:value-type="float" office:value="0.4996052" calcext:value-type="float">
            <text:p>0.4996052</text:p>
          </table:table-cell>
          <table:table-cell table:formula="of:=[.F52]-[.G52]" office:value-type="float" office:value="-0.053931891756" calcext:value-type="float">
            <text:p>-0.0539318918</text:p>
          </table:table-cell>
          <table:table-cell/>
          <table:table-cell office:value-type="float" office:value="0.0311740428323" calcext:value-type="float">
            <text:p>0.0311740428</text:p>
          </table:table-cell>
          <table:table-cell office:value-type="float" office:value="0.03791" calcext:value-type="float">
            <text:p>0.03791</text:p>
          </table:table-cell>
          <table:table-cell table:formula="of:=[.J52]-[.K52]" office:value-type="float" office:value="-0.0067359571677" calcext:value-type="float">
            <text:p>-0.0067359572</text:p>
          </table:table-cell>
          <table:table-cell/>
          <table:table-cell office:value-type="float" office:value="0.711420726265" calcext:value-type="float">
            <text:p>0.7114207263</text:p>
          </table:table-cell>
          <table:table-cell office:value-type="float" office:value="0.8103892" calcext:value-type="float">
            <text:p>0.8103892</text:p>
          </table:table-cell>
          <table:table-cell table:formula="of:=[.N52]-[.O52]" office:value-type="float" office:value="-0.0989684737349999" calcext:value-type="float">
            <text:p>-0.0989684737</text:p>
          </table:table-cell>
        </table:table-row>
        <table:table-row table:style-name="ro1">
          <table:table-cell office:value-type="string" calcext:value-type="string">
            <text:p>def2-TZVP.m06-d3.xyz</text:p>
          </table:table-cell>
          <table:table-cell office:value-type="float" office:value="0.00413474943484" calcext:value-type="float">
            <text:p>0.0041347494</text:p>
          </table:table-cell>
          <table:table-cell office:value-type="float" office:value="0.005167" calcext:value-type="float">
            <text:p>0.005167</text:p>
          </table:table-cell>
          <table:table-cell table:formula="of:=[.B53]-[.C53]" office:value-type="float" office:value="-0.00103225056516" calcext:value-type="float">
            <text:p>-0.0010322506</text:p>
          </table:table-cell>
          <table:table-cell/>
          <table:table-cell office:value-type="float" office:value="0.440290112658" calcext:value-type="float">
            <text:p>0.4402901127</text:p>
          </table:table-cell>
          <table:table-cell office:value-type="float" office:value="0.4718414" calcext:value-type="float">
            <text:p>0.4718414</text:p>
          </table:table-cell>
          <table:table-cell table:formula="of:=[.F53]-[.G53]" office:value-type="float" office:value="-0.031551287342" calcext:value-type="float">
            <text:p>-0.0315512873</text:p>
          </table:table-cell>
          <table:table-cell/>
          <table:table-cell office:value-type="float" office:value="0.00464842585927" calcext:value-type="float">
            <text:p>0.0046484259</text:p>
          </table:table-cell>
          <table:table-cell office:value-type="float" office:value="0.0050838" calcext:value-type="float">
            <text:p>0.0050838</text:p>
          </table:table-cell>
          <table:table-cell table:formula="of:=[.J53]-[.K53]" office:value-type="float" office:value="-0.000435374140729999" calcext:value-type="float">
            <text:p>-0.0004353741</text:p>
          </table:table-cell>
          <table:table-cell/>
          <table:table-cell office:value-type="float" office:value="0.0676636636495" calcext:value-type="float">
            <text:p>0.0676636636</text:p>
          </table:table-cell>
          <table:table-cell office:value-type="float" office:value="0.077161" calcext:value-type="float">
            <text:p>0.077161</text:p>
          </table:table-cell>
          <table:table-cell table:formula="of:=[.N53]-[.O53]" office:value-type="float" office:value="-0.00949733635049999" calcext:value-type="float">
            <text:p>-0.0094973364</text:p>
          </table:table-cell>
        </table:table-row>
        <table:table-row table:style-name="ro1">
          <table:table-cell office:value-type="string" calcext:value-type="string">
            <text:p>def2-TZVP.pbe0-d3.xyz</text:p>
          </table:table-cell>
          <table:table-cell office:value-type="float" office:value="0.00383607542505" calcext:value-type="float">
            <text:p>0.0038360754</text:p>
          </table:table-cell>
          <table:table-cell office:value-type="float" office:value="0.0043853" calcext:value-type="float">
            <text:p>0.0043853</text:p>
          </table:table-cell>
          <table:table-cell table:formula="of:=[.B54]-[.C54]" office:value-type="float" office:value="-0.00054922457495" calcext:value-type="float">
            <text:p>-0.0005492246</text:p>
          </table:table-cell>
          <table:table-cell/>
          <table:table-cell office:value-type="float" office:value="0.00347373362186" calcext:value-type="float">
            <text:p>0.0034737336</text:p>
          </table:table-cell>
          <table:table-cell office:value-type="float" office:value="0.0039562" calcext:value-type="float">
            <text:p>0.0039562</text:p>
          </table:table-cell>
          <table:table-cell table:formula="of:=[.F54]-[.G54]" office:value-type="float" office:value="-0.00048246637814" calcext:value-type="float">
            <text:p>-0.0004824664</text:p>
          </table:table-cell>
          <table:table-cell/>
          <table:table-cell office:value-type="float" office:value="0.0212891315294" calcext:value-type="float">
            <text:p>0.0212891315</text:p>
          </table:table-cell>
          <table:table-cell office:value-type="float" office:value="0.0235427" calcext:value-type="float">
            <text:p>0.0235427</text:p>
          </table:table-cell>
          <table:table-cell table:formula="of:=[.J54]-[.K54]" office:value-type="float" office:value="-0.0022535684706" calcext:value-type="float">
            <text:p>-0.0022535685</text:p>
          </table:table-cell>
          <table:table-cell/>
          <table:table-cell office:value-type="float" office:value="0.00350442244028" calcext:value-type="float">
            <text:p>0.0035044224</text:p>
          </table:table-cell>
          <table:table-cell office:value-type="float" office:value="0.003888" calcext:value-type="float">
            <text:p>0.003888</text:p>
          </table:table-cell>
          <table:table-cell table:formula="of:=[.N54]-[.O54]" office:value-type="float" office:value="-0.00038357755972" calcext:value-type="float">
            <text:p>-0.0003835776</text:p>
          </table:table-cell>
        </table:table-row>
        <table:table-row table:style-name="ro1">
          <table:table-cell office:value-type="string" calcext:value-type="string">
            <text:p>def2-TZVP.pbe96-d3.xyz</text:p>
          </table:table-cell>
          <table:table-cell office:value-type="float" office:value="0.00852274487605" calcext:value-type="float">
            <text:p>0.0085227449</text:p>
          </table:table-cell>
          <table:table-cell office:value-type="float" office:value="0.0096851" calcext:value-type="float">
            <text:p>0.0096851</text:p>
          </table:table-cell>
          <table:table-cell table:formula="of:=[.B55]-[.C55]" office:value-type="float" office:value="-0.00116235512395" calcext:value-type="float">
            <text:p>-0.0011623551</text:p>
          </table:table-cell>
          <table:table-cell/>
          <table:table-cell office:value-type="float" office:value="0.0075102529556" calcext:value-type="float">
            <text:p>0.007510253</text:p>
          </table:table-cell>
          <table:table-cell office:value-type="float" office:value="0.0083889" calcext:value-type="float">
            <text:p>0.0083889</text:p>
          </table:table-cell>
          <table:table-cell table:formula="of:=[.F55]-[.G55]" office:value-type="float" office:value="-0.000878647044399999" calcext:value-type="float">
            <text:p>-0.000878647</text:p>
          </table:table-cell>
          <table:table-cell/>
          <table:table-cell office:value-type="float" office:value="0.0332736379125" calcext:value-type="float">
            <text:p>0.0332736379</text:p>
          </table:table-cell>
          <table:table-cell office:value-type="float" office:value="0.0405093" calcext:value-type="float">
            <text:p>0.0405093</text:p>
          </table:table-cell>
          <table:table-cell table:formula="of:=[.J55]-[.K55]" office:value-type="float" office:value="-0.0072356620875" calcext:value-type="float">
            <text:p>-0.0072356621</text:p>
          </table:table-cell>
          <table:table-cell/>
          <table:table-cell office:value-type="float" office:value="0.68331007351" calcext:value-type="float">
            <text:p>0.6833100735</text:p>
          </table:table-cell>
          <table:table-cell office:value-type="float" office:value="0.7776161" calcext:value-type="float">
            <text:p>0.7776161</text:p>
          </table:table-cell>
          <table:table-cell table:formula="of:=[.N55]-[.O55]" office:value-type="float" office:value="-0.09430602649" calcext:value-type="float">
            <text:p>-0.0943060265</text:p>
          </table:table-cell>
        </table:table-row>
        <table:table-row table:style-name="ro1">
          <table:table-cell office:value-type="string" calcext:value-type="string">
            <text:p>def2-TZVP.pw6b95-d3.xyz</text:p>
          </table:table-cell>
          <table:table-cell office:value-type="float" office:value="0.00409383056155" calcext:value-type="float">
            <text:p>0.0040938306</text:p>
          </table:table-cell>
          <table:table-cell office:value-type="float" office:value="0.0054292" calcext:value-type="float">
            <text:p>0.0054292</text:p>
          </table:table-cell>
          <table:table-cell table:formula="of:=[.B56]-[.C56]" office:value-type="float" office:value="-0.00133536943845" calcext:value-type="float">
            <text:p>-0.0013353694</text:p>
          </table:table-cell>
          <table:table-cell/>
          <table:table-cell office:value-type="float" office:value="0.00362878185013" calcext:value-type="float">
            <text:p>0.0036287819</text:p>
          </table:table-cell>
          <table:table-cell office:value-type="float" office:value="0.0047827" calcext:value-type="float">
            <text:p>0.0047827</text:p>
          </table:table-cell>
          <table:table-cell table:formula="of:=[.F56]-[.G56]" office:value-type="float" office:value="-0.00115391814987" calcext:value-type="float">
            <text:p>-0.0011539181</text:p>
          </table:table-cell>
          <table:table-cell/>
          <table:table-cell office:value-type="float" office:value="0.00457474443367" calcext:value-type="float">
            <text:p>0.0045747444</text:p>
          </table:table-cell>
          <table:table-cell office:value-type="float" office:value="0.0055053" calcext:value-type="float">
            <text:p>0.0055053</text:p>
          </table:table-cell>
          <table:table-cell table:formula="of:=[.J56]-[.K56]" office:value-type="float" office:value="-0.00093055556633" calcext:value-type="float">
            <text:p>-0.0009305556</text:p>
          </table:table-cell>
          <table:table-cell/>
          <table:table-cell office:value-type="float" office:value="0.00346884657568" calcext:value-type="float">
            <text:p>0.0034688466</text:p>
          </table:table-cell>
          <table:table-cell office:value-type="float" office:value="0.0045112" calcext:value-type="float">
            <text:p>0.0045112</text:p>
          </table:table-cell>
          <table:table-cell table:formula="of:=[.N56]-[.O56]" office:value-type="float" office:value="-0.00104235342432" calcext:value-type="float">
            <text:p>-0.0010423534</text:p>
          </table:table-cell>
        </table:table-row>
        <table:table-row table:style-name="ro1">
          <table:table-cell office:value-type="string" calcext:value-type="string">
            <text:p>def2-TZVP.tpss-d3.xyz</text:p>
          </table:table-cell>
          <table:table-cell office:value-type="float" office:value="0.00764923178423" calcext:value-type="float">
            <text:p>0.0076492318</text:p>
          </table:table-cell>
          <table:table-cell office:value-type="float" office:value="0.0083461" calcext:value-type="float">
            <text:p>0.0083461</text:p>
          </table:table-cell>
          <table:table-cell table:formula="of:=[.B57]-[.C57]" office:value-type="float" office:value="-0.000696868215770001" calcext:value-type="float">
            <text:p>-0.0006968682</text:p>
          </table:table-cell>
          <table:table-cell/>
          <table:table-cell office:value-type="float" office:value="0.501066302598" calcext:value-type="float">
            <text:p>0.5010663026</text:p>
          </table:table-cell>
          <table:table-cell office:value-type="float" office:value="0.5587007" calcext:value-type="float">
            <text:p>0.5587007</text:p>
          </table:table-cell>
          <table:table-cell table:formula="of:=[.F57]-[.G57]" office:value-type="float" office:value="-0.0576343974019999" calcext:value-type="float">
            <text:p>-0.0576343974</text:p>
          </table:table-cell>
          <table:table-cell/>
          <table:table-cell office:value-type="float" office:value="0.0265789314922" calcext:value-type="float">
            <text:p>0.0265789315</text:p>
          </table:table-cell>
          <table:table-cell office:value-type="float" office:value="0.0320245" calcext:value-type="float">
            <text:p>0.0320245</text:p>
          </table:table-cell>
          <table:table-cell table:formula="of:=[.J57]-[.K57]" office:value-type="float" office:value="-0.0054455685078" calcext:value-type="float">
            <text:p>-0.0054455685</text:p>
          </table:table-cell>
          <table:table-cell/>
          <table:table-cell office:value-type="float" office:value="0.00717892438565" calcext:value-type="float">
            <text:p>0.0071789244</text:p>
          </table:table-cell>
          <table:table-cell office:value-type="float" office:value="0.0077838" calcext:value-type="float">
            <text:p>0.0077838</text:p>
          </table:table-cell>
          <table:table-cell table:formula="of:=[.N57]-[.O57]" office:value-type="float" office:value="-0.000604875614349999" calcext:value-type="float">
            <text:p>-0.0006048756</text:p>
          </table:table-cell>
        </table:table-row>
        <table:table-row table:style-name="ro1">
          <table:table-cell office:value-type="string" calcext:value-type="string">
            <text:p>def2-TZVP.tpssh-d3.xyz</text:p>
          </table:table-cell>
          <table:table-cell office:value-type="float" office:value="0.00543344482503" calcext:value-type="float">
            <text:p>0.0054334448</text:p>
          </table:table-cell>
          <table:table-cell office:value-type="float" office:value="0.0054824" calcext:value-type="float">
            <text:p>0.0054824</text:p>
          </table:table-cell>
          <table:table-cell table:formula="of:=[.B58]-[.C58]" office:value-type="float" office:value="-0.0000489551749700001" calcext:value-type="float">
            <text:p>-4.89551749700001E-05</text:p>
          </table:table-cell>
          <table:table-cell/>
          <table:table-cell office:value-type="float" office:value="0.00415416462196" calcext:value-type="float">
            <text:p>0.0041541646</text:p>
          </table:table-cell>
          <table:table-cell office:value-type="float" office:value="0.0043207" calcext:value-type="float">
            <text:p>0.0043207</text:p>
          </table:table-cell>
          <table:table-cell table:formula="of:=[.F58]-[.G58]" office:value-type="float" office:value="-0.00016653537804" calcext:value-type="float">
            <text:p>-0.0001665354</text:p>
          </table:table-cell>
          <table:table-cell/>
          <table:table-cell office:value-type="float" office:value="0.0216192320809" calcext:value-type="float">
            <text:p>0.0216192321</text:p>
          </table:table-cell>
          <table:table-cell office:value-type="float" office:value="0.0251031" calcext:value-type="float">
            <text:p>0.0251031</text:p>
          </table:table-cell>
          <table:table-cell table:formula="of:=[.J58]-[.K58]" office:value-type="float" office:value="-0.0034838679191" calcext:value-type="float">
            <text:p>-0.0034838679</text:p>
          </table:table-cell>
          <table:table-cell/>
          <table:table-cell office:value-type="float" office:value="0.00428688618034" calcext:value-type="float">
            <text:p>0.0042868862</text:p>
          </table:table-cell>
          <table:table-cell office:value-type="float" office:value="0.0044638" calcext:value-type="float">
            <text:p>0.0044638</text:p>
          </table:table-cell>
          <table:table-cell table:formula="of:=[.N58]-[.O58]" office:value-type="float" office:value="-0.000176913819659999" calcext:value-type="float">
            <text:p>-0.0001769138</text:p>
          </table:table-cell>
        </table:table-row>
        <table:table-row table:style-name="ro1">
          <table:table-cell office:value-type="string" calcext:value-type="string">
            <text:p>def2-TZVP.b3lyp-d3.xyz</text:p>
          </table:table-cell>
          <table:table-cell office:value-type="float" office:value="0.00650697026273" calcext:value-type="float">
            <text:p>0.0065069703</text:p>
          </table:table-cell>
          <table:table-cell office:value-type="float" office:value="0.00671" calcext:value-type="float">
            <text:p>0.00671</text:p>
          </table:table-cell>
          <table:table-cell table:formula="of:=[.B59]-[.C59]" office:value-type="float" office:value="-0.00020302973727" calcext:value-type="float">
            <text:p>-0.0002030297</text:p>
          </table:table-cell>
          <table:table-cell/>
          <table:table-cell office:value-type="float" office:value="0.281304587771" calcext:value-type="float">
            <text:p>0.2813045878</text:p>
          </table:table-cell>
          <table:table-cell office:value-type="float" office:value="0.2891993" calcext:value-type="float">
            <text:p>0.2891993</text:p>
          </table:table-cell>
          <table:table-cell table:formula="of:=[.F59]-[.G59]" office:value-type="float" office:value="-0.00789471222900001" calcext:value-type="float">
            <text:p>-0.0078947122</text:p>
          </table:table-cell>
          <table:table-cell/>
          <table:table-cell office:value-type="float" office:value="0.00720325269593" calcext:value-type="float">
            <text:p>0.0072032527</text:p>
          </table:table-cell>
          <table:table-cell office:value-type="float" office:value="0.0073261" calcext:value-type="float">
            <text:p>0.0073261</text:p>
          </table:table-cell>
          <table:table-cell table:formula="of:=[.J59]-[.K59]" office:value-type="float" office:value="-0.00012284730407" calcext:value-type="float">
            <text:p>-0.0001228473</text:p>
          </table:table-cell>
          <table:table-cell/>
          <table:table-cell office:value-type="float" office:value="0.00564248772266" calcext:value-type="float">
            <text:p>0.0056424877</text:p>
          </table:table-cell>
          <table:table-cell office:value-type="float" office:value="0.0057972" calcext:value-type="float">
            <text:p>0.0057972</text:p>
          </table:table-cell>
          <table:table-cell table:formula="of:=[.N59]-[.O59]" office:value-type="float" office:value="-0.000154712277339999" calcext:value-type="float">
            <text:p>-0.0001547123</text:p>
          </table:table-cell>
        </table:table-row>
        <table:table-row table:style-name="ro1">
          <table:table-cell office:value-type="string" calcext:value-type="string">
            <text:p>def2-TZVP.b97-d-d3.xyz</text:p>
          </table:table-cell>
          <table:table-cell office:value-type="float" office:value="0.00551022782348" calcext:value-type="float">
            <text:p>0.0055102278</text:p>
          </table:table-cell>
          <table:table-cell office:value-type="float" office:value="0.0058231" calcext:value-type="float">
            <text:p>0.0058231</text:p>
          </table:table-cell>
          <table:table-cell table:formula="of:=[.B60]-[.C60]" office:value-type="float" office:value="-0.00031287217652" calcext:value-type="float">
            <text:p>-0.0003128722</text:p>
          </table:table-cell>
          <table:table-cell/>
          <table:table-cell office:value-type="float" office:value="0.672686256135" calcext:value-type="float">
            <text:p>0.6726862561</text:p>
          </table:table-cell>
          <table:table-cell office:value-type="float" office:value="0.7615431" calcext:value-type="float">
            <text:p>0.7615431</text:p>
          </table:table-cell>
          <table:table-cell table:formula="of:=[.F60]-[.G60]" office:value-type="float" office:value="-0.0888568438649999" calcext:value-type="float">
            <text:p>-0.0888568439</text:p>
          </table:table-cell>
          <table:table-cell/>
          <table:table-cell office:value-type="float" office:value="0.0478132330893" calcext:value-type="float">
            <text:p>0.0478132331</text:p>
          </table:table-cell>
          <table:table-cell office:value-type="float" office:value="0.0656617" calcext:value-type="float">
            <text:p>0.0656617</text:p>
          </table:table-cell>
          <table:table-cell table:formula="of:=[.J60]-[.K60]" office:value-type="float" office:value="-0.0178484669107" calcext:value-type="float">
            <text:p>-0.0178484669</text:p>
          </table:table-cell>
          <table:table-cell/>
          <table:table-cell office:value-type="float" office:value="0.706271785243" calcext:value-type="float">
            <text:p>0.7062717852</text:p>
          </table:table-cell>
          <table:table-cell office:value-type="float" office:value="0.7718274" calcext:value-type="float">
            <text:p>0.7718274</text:p>
          </table:table-cell>
          <table:table-cell table:formula="of:=[.N60]-[.O60]" office:value-type="float" office:value="-0.065555614757" calcext:value-type="float">
            <text:p>-0.0655556148</text:p>
          </table:table-cell>
        </table:table-row>
        <table:table-row table:style-name="ro1">
          <table:table-cell office:value-type="string" calcext:value-type="string">
            <text:p>def2-TZVP.bhlyp.xyz</text:p>
          </table:table-cell>
          <table:table-cell office:value-type="float" office:value="0.0071502888209" calcext:value-type="float">
            <text:p>0.0071502888</text:p>
          </table:table-cell>
          <table:table-cell office:value-type="float" office:value="0.0108739" calcext:value-type="float">
            <text:p>0.0108739</text:p>
          </table:table-cell>
          <table:table-cell table:formula="of:=[.B61]-[.C61]" office:value-type="float" office:value="-0.0037236111791" calcext:value-type="float">
            <text:p>-0.0037236112</text:p>
          </table:table-cell>
          <table:table-cell/>
          <table:table-cell office:value-type="float" office:value="0.00629513085059" calcext:value-type="float">
            <text:p>0.0062951309</text:p>
          </table:table-cell>
          <table:table-cell office:value-type="float" office:value="0.0095086" calcext:value-type="float">
            <text:p>0.0095086</text:p>
          </table:table-cell>
          <table:table-cell table:formula="of:=[.F61]-[.G61]" office:value-type="float" office:value="-0.00321346914941" calcext:value-type="float">
            <text:p>-0.0032134691</text:p>
          </table:table-cell>
          <table:table-cell/>
          <table:table-cell office:value-type="float" office:value="0.00726675421487" calcext:value-type="float">
            <text:p>0.0072667542</text:p>
          </table:table-cell>
          <table:table-cell office:value-type="float" office:value="0.0102329" calcext:value-type="float">
            <text:p>0.0102329</text:p>
          </table:table-cell>
          <table:table-cell table:formula="of:=[.J61]-[.K61]" office:value-type="float" office:value="-0.00296614578513" calcext:value-type="float">
            <text:p>-0.0029661458</text:p>
          </table:table-cell>
          <table:table-cell/>
          <table:table-cell office:value-type="float" office:value="0.00645820319863" calcext:value-type="float">
            <text:p>0.0064582032</text:p>
          </table:table-cell>
          <table:table-cell office:value-type="float" office:value="0.0093492" calcext:value-type="float">
            <text:p>0.0093492</text:p>
          </table:table-cell>
          <table:table-cell table:formula="of:=[.N61]-[.O61]" office:value-type="float" office:value="-0.00289099680137" calcext:value-type="float">
            <text:p>-0.0028909968</text:p>
          </table:table-cell>
        </table:table-row>
        <table:table-row table:style-name="ro1">
          <table:table-cell office:value-type="string" calcext:value-type="string">
            <text:p>def2-TZVP.blyp.xyz</text:p>
          </table:table-cell>
          <table:table-cell office:value-type="float" office:value="0.010544126464" calcext:value-type="float">
            <text:p>0.0105441265</text:p>
          </table:table-cell>
          <table:table-cell office:value-type="float" office:value="0.0113886" calcext:value-type="float">
            <text:p>0.0113886</text:p>
          </table:table-cell>
          <table:table-cell table:formula="of:=[.B62]-[.C62]" office:value-type="float" office:value="-0.000844473536" calcext:value-type="float">
            <text:p>-0.0008444735</text:p>
          </table:table-cell>
          <table:table-cell/>
          <table:table-cell office:value-type="float" office:value="0.00901214148702" calcext:value-type="float">
            <text:p>0.0090121415</text:p>
          </table:table-cell>
          <table:table-cell office:value-type="float" office:value="0.0098278" calcext:value-type="float">
            <text:p>0.0098278</text:p>
          </table:table-cell>
          <table:table-cell table:formula="of:=[.F62]-[.G62]" office:value-type="float" office:value="-0.000815658512979999" calcext:value-type="float">
            <text:p>-0.0008156585</text:p>
          </table:table-cell>
          <table:table-cell/>
          <table:table-cell office:value-type="float" office:value="0.0215388239101" calcext:value-type="float">
            <text:p>0.0215388239</text:p>
          </table:table-cell>
          <table:table-cell office:value-type="float" office:value="0.0270997" calcext:value-type="float">
            <text:p>0.0270997</text:p>
          </table:table-cell>
          <table:table-cell table:formula="of:=[.J62]-[.K62]" office:value-type="float" office:value="-0.0055608760899" calcext:value-type="float">
            <text:p>-0.0055608761</text:p>
          </table:table-cell>
          <table:table-cell/>
          <table:table-cell office:value-type="float" office:value="0.665960939376" calcext:value-type="float">
            <text:p>0.6659609394</text:p>
          </table:table-cell>
          <table:table-cell office:value-type="float" office:value="0.7618525" calcext:value-type="float">
            <text:p>0.7618525</text:p>
          </table:table-cell>
          <table:table-cell table:formula="of:=[.N62]-[.O62]" office:value-type="float" office:value="-0.095891560624" calcext:value-type="float">
            <text:p>-0.0958915606</text:p>
          </table:table-cell>
        </table:table-row>
        <table:table-row table:style-name="ro1">
          <table:table-cell office:value-type="string" calcext:value-type="string">
            <text:p>def2-TZVP.bp86.xyz</text:p>
          </table:table-cell>
          <table:table-cell office:value-type="float" office:value="0.00890293719323" calcext:value-type="float">
            <text:p>0.0089029372</text:p>
          </table:table-cell>
          <table:table-cell office:value-type="float" office:value="0.009897" calcext:value-type="float">
            <text:p>0.009897</text:p>
          </table:table-cell>
          <table:table-cell table:formula="of:=[.B63]-[.C63]" office:value-type="float" office:value="-0.00099406280677" calcext:value-type="float">
            <text:p>-0.0009940628</text:p>
          </table:table-cell>
          <table:table-cell/>
          <table:table-cell office:value-type="float" office:value="0.00781139030387" calcext:value-type="float">
            <text:p>0.0078113903</text:p>
          </table:table-cell>
          <table:table-cell office:value-type="float" office:value="0.0086264" calcext:value-type="float">
            <text:p>0.0086264</text:p>
          </table:table-cell>
          <table:table-cell table:formula="of:=[.F63]-[.G63]" office:value-type="float" office:value="-0.000815009696129999" calcext:value-type="float">
            <text:p>-0.0008150097</text:p>
          </table:table-cell>
          <table:table-cell/>
          <table:table-cell office:value-type="float" office:value="0.0265342959684" calcext:value-type="float">
            <text:p>0.026534296</text:p>
          </table:table-cell>
          <table:table-cell office:value-type="float" office:value="0.0322092" calcext:value-type="float">
            <text:p>0.0322092</text:p>
          </table:table-cell>
          <table:table-cell table:formula="of:=[.J63]-[.K63]" office:value-type="float" office:value="-0.0056749040316" calcext:value-type="float">
            <text:p>-0.005674904</text:p>
          </table:table-cell>
          <table:table-cell/>
          <table:table-cell office:value-type="float" office:value="0.655008976701" calcext:value-type="float">
            <text:p>0.6550089767</text:p>
          </table:table-cell>
          <table:table-cell office:value-type="float" office:value="0.7523848" calcext:value-type="float">
            <text:p>0.7523848</text:p>
          </table:table-cell>
          <table:table-cell table:formula="of:=[.N63]-[.O63]" office:value-type="float" office:value="-0.097375823299" calcext:value-type="float">
            <text:p>-0.0973758233</text:p>
          </table:table-cell>
        </table:table-row>
        <table:table-row table:style-name="ro1">
          <table:table-cell office:value-type="string" calcext:value-type="string">
            <text:p>def2-TZVP.m06.xyz</text:p>
          </table:table-cell>
          <table:table-cell office:value-type="float" office:value="0.00413445869089" calcext:value-type="float">
            <text:p>0.0041344587</text:p>
          </table:table-cell>
          <table:table-cell office:value-type="float" office:value="0.0051664" calcext:value-type="float">
            <text:p>0.0051664</text:p>
          </table:table-cell>
          <table:table-cell table:formula="of:=[.B64]-[.C64]" office:value-type="float" office:value="-0.00103194130911" calcext:value-type="float">
            <text:p>-0.0010319413</text:p>
          </table:table-cell>
          <table:table-cell/>
          <table:table-cell office:value-type="float" office:value="0.493550385526" calcext:value-type="float">
            <text:p>0.4935503855</text:p>
          </table:table-cell>
          <table:table-cell office:value-type="float" office:value="0.5289753" calcext:value-type="float">
            <text:p>0.5289753</text:p>
          </table:table-cell>
          <table:table-cell table:formula="of:=[.F64]-[.G64]" office:value-type="float" office:value="-0.0354249144739999" calcext:value-type="float">
            <text:p>-0.0354249145</text:p>
          </table:table-cell>
          <table:table-cell/>
          <table:table-cell office:value-type="float" office:value="0.00463697921718" calcext:value-type="float">
            <text:p>0.0046369792</text:p>
          </table:table-cell>
          <table:table-cell office:value-type="float" office:value="0.0050802" calcext:value-type="float">
            <text:p>0.0050802</text:p>
          </table:table-cell>
          <table:table-cell table:formula="of:=[.J64]-[.K64]" office:value-type="float" office:value="-0.00044322078282" calcext:value-type="float">
            <text:p>-0.0004432208</text:p>
          </table:table-cell>
          <table:table-cell/>
          <table:table-cell office:value-type="float" office:value="0.0664899702456" calcext:value-type="float">
            <text:p>0.0664899702</text:p>
          </table:table-cell>
          <table:table-cell office:value-type="float" office:value="0.0759014" calcext:value-type="float">
            <text:p>0.0759014</text:p>
          </table:table-cell>
          <table:table-cell table:formula="of:=[.N64]-[.O64]" office:value-type="float" office:value="-0.00941142975439999" calcext:value-type="float">
            <text:p>-0.0094114298</text:p>
          </table:table-cell>
        </table:table-row>
        <table:table-row table:style-name="ro1">
          <table:table-cell office:value-type="string" calcext:value-type="string">
            <text:p>def2-TZVP.pbe0.xyz</text:p>
          </table:table-cell>
          <table:table-cell office:value-type="float" office:value="0.00381129960337" calcext:value-type="float">
            <text:p>0.0038112996</text:p>
          </table:table-cell>
          <table:table-cell office:value-type="float" office:value="0.0043574" calcext:value-type="float">
            <text:p>0.0043574</text:p>
          </table:table-cell>
          <table:table-cell table:formula="of:=[.B65]-[.C65]" office:value-type="float" office:value="-0.00054610039663" calcext:value-type="float">
            <text:p>-0.0005461004</text:p>
          </table:table-cell>
          <table:table-cell/>
          <table:table-cell office:value-type="float" office:value="0.00333676075286" calcext:value-type="float">
            <text:p>0.0033367608</text:p>
          </table:table-cell>
          <table:table-cell office:value-type="float" office:value="0.0038165" calcext:value-type="float">
            <text:p>0.0038165</text:p>
          </table:table-cell>
          <table:table-cell table:formula="of:=[.F65]-[.G65]" office:value-type="float" office:value="-0.00047973924714" calcext:value-type="float">
            <text:p>-0.0004797392</text:p>
          </table:table-cell>
          <table:table-cell/>
          <table:table-cell office:value-type="float" office:value="0.0183315139135" calcext:value-type="float">
            <text:p>0.0183315139</text:p>
          </table:table-cell>
          <table:table-cell office:value-type="float" office:value="0.0199202" calcext:value-type="float">
            <text:p>0.0199202</text:p>
          </table:table-cell>
          <table:table-cell table:formula="of:=[.J65]-[.K65]" office:value-type="float" office:value="-0.0015886860865" calcext:value-type="float">
            <text:p>-0.0015886861</text:p>
          </table:table-cell>
          <table:table-cell/>
          <table:table-cell office:value-type="float" office:value="0.00368766299238" calcext:value-type="float">
            <text:p>0.003687663</text:p>
          </table:table-cell>
          <table:table-cell office:value-type="float" office:value="0.0040854" calcext:value-type="float">
            <text:p>0.0040854</text:p>
          </table:table-cell>
          <table:table-cell table:formula="of:=[.N65]-[.O65]" office:value-type="float" office:value="-0.000397737007619999" calcext:value-type="float">
            <text:p>-0.000397737</text:p>
          </table:table-cell>
        </table:table-row>
        <table:table-row table:style-name="ro1">
          <table:table-cell office:value-type="string" calcext:value-type="string">
            <text:p>def2-TZVP.pbe96.xyz</text:p>
          </table:table-cell>
          <table:table-cell office:value-type="float" office:value="0.00850844323142" calcext:value-type="float">
            <text:p>0.0085084432</text:p>
          </table:table-cell>
          <table:table-cell office:value-type="float" office:value="0.0096782" calcext:value-type="float">
            <text:p>0.0096782</text:p>
          </table:table-cell>
          <table:table-cell table:formula="of:=[.B66]-[.C66]" office:value-type="float" office:value="-0.00116975676858" calcext:value-type="float">
            <text:p>-0.0011697568</text:p>
          </table:table-cell>
          <table:table-cell/>
          <table:table-cell office:value-type="float" office:value="0.00748863774727" calcext:value-type="float">
            <text:p>0.0074886377</text:p>
          </table:table-cell>
          <table:table-cell office:value-type="float" office:value="0.0083707" calcext:value-type="float">
            <text:p>0.0083707</text:p>
          </table:table-cell>
          <table:table-cell table:formula="of:=[.F66]-[.G66]" office:value-type="float" office:value="-0.00088206225273" calcext:value-type="float">
            <text:p>-0.0008820623</text:p>
          </table:table-cell>
          <table:table-cell/>
          <table:table-cell office:value-type="float" office:value="0.0301583360817" calcext:value-type="float">
            <text:p>0.0301583361</text:p>
          </table:table-cell>
          <table:table-cell office:value-type="float" office:value="0.0368563" calcext:value-type="float">
            <text:p>0.0368563</text:p>
          </table:table-cell>
          <table:table-cell table:formula="of:=[.J66]-[.K66]" office:value-type="float" office:value="-0.0066979639183" calcext:value-type="float">
            <text:p>-0.0066979639</text:p>
          </table:table-cell>
          <table:table-cell/>
          <table:table-cell office:value-type="float" office:value="0.655547660254" calcext:value-type="float">
            <text:p>0.6555476603</text:p>
          </table:table-cell>
          <table:table-cell office:value-type="float" office:value="0.7537861" calcext:value-type="float">
            <text:p>0.7537861</text:p>
          </table:table-cell>
          <table:table-cell table:formula="of:=[.N66]-[.O66]" office:value-type="float" office:value="-0.098238439746" calcext:value-type="float">
            <text:p>-0.0982384397</text:p>
          </table:table-cell>
        </table:table-row>
        <table:table-row table:style-name="ro1">
          <table:table-cell office:value-type="string" calcext:value-type="string">
            <text:p>def2-TZVP.pw6b95.xyz</text:p>
          </table:table-cell>
          <table:table-cell office:value-type="float" office:value="0.00407369793786" calcext:value-type="float">
            <text:p>0.0040736979</text:p>
          </table:table-cell>
          <table:table-cell office:value-type="float" office:value="0.0054065" calcext:value-type="float">
            <text:p>0.0054065</text:p>
          </table:table-cell>
          <table:table-cell table:formula="of:=[.B67]-[.C67]" office:value-type="float" office:value="-0.00133280206214" calcext:value-type="float">
            <text:p>-0.0013328021</text:p>
          </table:table-cell>
          <table:table-cell/>
          <table:table-cell office:value-type="float" office:value="0.00358275347196" calcext:value-type="float">
            <text:p>0.0035827535</text:p>
          </table:table-cell>
          <table:table-cell office:value-type="float" office:value="0.0047339" calcext:value-type="float">
            <text:p>0.0047339</text:p>
          </table:table-cell>
          <table:table-cell table:formula="of:=[.F67]-[.G67]" office:value-type="float" office:value="-0.00115114652804" calcext:value-type="float">
            <text:p>-0.0011511465</text:p>
          </table:table-cell>
          <table:table-cell/>
          <table:table-cell office:value-type="float" office:value="0.004503990235" calcext:value-type="float">
            <text:p>0.0045039902</text:p>
          </table:table-cell>
          <table:table-cell office:value-type="float" office:value="0.0054386" calcext:value-type="float">
            <text:p>0.0054386</text:p>
          </table:table-cell>
          <table:table-cell table:formula="of:=[.J67]-[.K67]" office:value-type="float" office:value="-0.000934609765" calcext:value-type="float">
            <text:p>-0.0009346098</text:p>
          </table:table-cell>
          <table:table-cell/>
          <table:table-cell office:value-type="float" office:value="0.00356944336123" calcext:value-type="float">
            <text:p>0.0035694434</text:p>
          </table:table-cell>
          <table:table-cell office:value-type="float" office:value="0.0046001" calcext:value-type="float">
            <text:p>0.0046001</text:p>
          </table:table-cell>
          <table:table-cell table:formula="of:=[.N67]-[.O67]" office:value-type="float" office:value="-0.00103065663877" calcext:value-type="float">
            <text:p>-0.0010306566</text:p>
          </table:table-cell>
        </table:table-row>
        <table:table-row table:style-name="ro1">
          <table:table-cell office:value-type="string" calcext:value-type="string">
            <text:p>def2-TZVP.tpss.xyz</text:p>
          </table:table-cell>
          <table:table-cell office:value-type="float" office:value="0.00762605669181" calcext:value-type="float">
            <text:p>0.0076260567</text:p>
          </table:table-cell>
          <table:table-cell office:value-type="float" office:value="0.0083318" calcext:value-type="float">
            <text:p>0.0083318</text:p>
          </table:table-cell>
          <table:table-cell table:formula="of:=[.B68]-[.C68]" office:value-type="float" office:value="-0.00070574330819" calcext:value-type="float">
            <text:p>-0.0007057433</text:p>
          </table:table-cell>
          <table:table-cell/>
          <table:table-cell office:value-type="float" office:value="0.520130067539" calcext:value-type="float">
            <text:p>0.5201300675</text:p>
          </table:table-cell>
          <table:table-cell office:value-type="float" office:value="0.5800267" calcext:value-type="float">
            <text:p>0.5800267</text:p>
          </table:table-cell>
          <table:table-cell table:formula="of:=[.F68]-[.G68]" office:value-type="float" office:value="-0.059896632461" calcext:value-type="float">
            <text:p>-0.0598966325</text:p>
          </table:table-cell>
          <table:table-cell/>
          <table:table-cell office:value-type="float" office:value="0.0228631463045" calcext:value-type="float">
            <text:p>0.0228631463</text:p>
          </table:table-cell>
          <table:table-cell office:value-type="float" office:value="0.027497" calcext:value-type="float">
            <text:p>0.027497</text:p>
          </table:table-cell>
          <table:table-cell table:formula="of:=[.J68]-[.K68]" office:value-type="float" office:value="-0.0046338536955" calcext:value-type="float">
            <text:p>-0.0046338537</text:p>
          </table:table-cell>
          <table:table-cell/>
          <table:table-cell office:value-type="float" office:value="0.00732917815811" calcext:value-type="float">
            <text:p>0.0073291782</text:p>
          </table:table-cell>
          <table:table-cell office:value-type="float" office:value="0.0079246" calcext:value-type="float">
            <text:p>0.0079246</text:p>
          </table:table-cell>
          <table:table-cell table:formula="of:=[.N68]-[.O68]" office:value-type="float" office:value="-0.00059542184189" calcext:value-type="float">
            <text:p>-0.0005954218</text:p>
          </table:table-cell>
        </table:table-row>
        <table:table-row table:style-name="ro1">
          <table:table-cell office:value-type="string" calcext:value-type="string">
            <text:p>def2-TZVP.tpssh.xyz</text:p>
          </table:table-cell>
          <table:table-cell office:value-type="float" office:value="0.00540356575688" calcext:value-type="float">
            <text:p>0.0054035658</text:p>
          </table:table-cell>
          <table:table-cell office:value-type="float" office:value="0.0054551" calcext:value-type="float">
            <text:p>0.0054551</text:p>
          </table:table-cell>
          <table:table-cell table:formula="of:=[.B69]-[.C69]" office:value-type="float" office:value="-0.0000515342431200005" calcext:value-type="float">
            <text:p>-5.15342431200005E-05</text:p>
          </table:table-cell>
          <table:table-cell/>
          <table:table-cell office:value-type="float" office:value="0.00413696798245" calcext:value-type="float">
            <text:p>0.004136968</text:p>
          </table:table-cell>
          <table:table-cell office:value-type="float" office:value="0.0043092" calcext:value-type="float">
            <text:p>0.0043092</text:p>
          </table:table-cell>
          <table:table-cell table:formula="of:=[.F69]-[.G69]" office:value-type="float" office:value="-0.00017223201755" calcext:value-type="float">
            <text:p>-0.000172232</text:p>
          </table:table-cell>
          <table:table-cell/>
          <table:table-cell office:value-type="float" office:value="0.0175816036725" calcext:value-type="float">
            <text:p>0.0175816037</text:p>
          </table:table-cell>
          <table:table-cell office:value-type="float" office:value="0.0201602" calcext:value-type="float">
            <text:p>0.0201602</text:p>
          </table:table-cell>
          <table:table-cell table:formula="of:=[.J69]-[.K69]" office:value-type="float" office:value="-0.0025785963275" calcext:value-type="float">
            <text:p>-0.0025785963</text:p>
          </table:table-cell>
          <table:table-cell/>
          <table:table-cell office:value-type="float" office:value="0.00441513982533" calcext:value-type="float">
            <text:p>0.0044151398</text:p>
          </table:table-cell>
          <table:table-cell office:value-type="float" office:value="0.0045793" calcext:value-type="float">
            <text:p>0.0045793</text:p>
          </table:table-cell>
          <table:table-cell table:formula="of:=[.N69]-[.O69]" office:value-type="float" office:value="-0.00016416017467" calcext:value-type="float">
            <text:p>-0.0001641602</text:p>
          </table:table-cell>
        </table:table-row>
        <table:table-row table:style-name="ro1">
          <table:table-cell office:value-type="string" calcext:value-type="string">
            <text:p>def2-TZVPD.b3lyp.xyz</text:p>
          </table:table-cell>
          <table:table-cell office:value-type="float" office:value="0.00623723252377" calcext:value-type="float">
            <text:p>0.0062372325</text:p>
          </table:table-cell>
          <table:table-cell office:value-type="float" office:value="0.0063055" calcext:value-type="float">
            <text:p>0.0063055</text:p>
          </table:table-cell>
          <table:table-cell table:formula="of:=[.B70]-[.C70]" office:value-type="float" office:value="-0.0000682674762299993" calcext:value-type="float">
            <text:p>-6.82674762299993E-05</text:p>
          </table:table-cell>
          <table:table-cell/>
          <table:table-cell office:value-type="float" office:value="0.00540612901857" calcext:value-type="float">
            <text:p>0.005406129</text:p>
          </table:table-cell>
          <table:table-cell office:value-type="float" office:value="0.0054736" calcext:value-type="float">
            <text:p>0.0054736</text:p>
          </table:table-cell>
          <table:table-cell table:formula="of:=[.F70]-[.G70]" office:value-type="float" office:value="-0.0000674709814299998" calcext:value-type="float">
            <text:p>-0.000067471</text:p>
          </table:table-cell>
          <table:table-cell/>
          <table:table-cell office:value-type="float" office:value="0.00675091332003" calcext:value-type="float">
            <text:p>0.0067509133</text:p>
          </table:table-cell>
          <table:table-cell office:value-type="float" office:value="0.0068353" calcext:value-type="float">
            <text:p>0.0068353</text:p>
          </table:table-cell>
          <table:table-cell table:formula="of:=[.J70]-[.K70]" office:value-type="float" office:value="-0.0000843866799700001" calcext:value-type="float">
            <text:p>-8.43866799700001E-05</text:p>
          </table:table-cell>
          <table:table-cell/>
          <table:table-cell office:value-type="float" office:value="0.00586666646529" calcext:value-type="float">
            <text:p>0.0058666665</text:p>
          </table:table-cell>
          <table:table-cell office:value-type="float" office:value="0.0059404" calcext:value-type="float">
            <text:p>0.0059404</text:p>
          </table:table-cell>
          <table:table-cell table:formula="of:=[.N70]-[.O70]" office:value-type="float" office:value="-0.0000737335347099997" calcext:value-type="float">
            <text:p>-7.37335347099997E-05</text:p>
          </table:table-cell>
        </table:table-row>
        <table:table-row table:style-name="ro1">
          <table:table-cell office:value-type="string" calcext:value-type="string">
            <text:p>def2-TZVPD.b97-d.xyz</text:p>
          </table:table-cell>
          <table:table-cell office:value-type="float" office:value="0.00557993335285" calcext:value-type="float">
            <text:p>0.0055799334</text:p>
          </table:table-cell>
          <table:table-cell office:value-type="float" office:value="0.0061861" calcext:value-type="float">
            <text:p>0.0061861</text:p>
          </table:table-cell>
          <table:table-cell table:formula="of:=[.B71]-[.C71]" office:value-type="float" office:value="-0.00060616664715" calcext:value-type="float">
            <text:p>-0.0006061666</text:p>
          </table:table-cell>
          <table:table-cell/>
          <table:table-cell office:value-type="float" office:value="1.09355934719" calcext:value-type="float">
            <text:p>1.0935593472</text:p>
          </table:table-cell>
          <table:table-cell office:value-type="float" office:value="1.1790704" calcext:value-type="float">
            <text:p>1.1790704</text:p>
          </table:table-cell>
          <table:table-cell table:formula="of:=[.F71]-[.G71]" office:value-type="float" office:value="-0.08551105281" calcext:value-type="float">
            <text:p>-0.0855110528</text:p>
          </table:table-cell>
          <table:table-cell/>
          <table:table-cell office:value-type="float" office:value="0.0422460544586" calcext:value-type="float">
            <text:p>0.0422460545</text:p>
          </table:table-cell>
          <table:table-cell office:value-type="float" office:value="0.051424" calcext:value-type="float">
            <text:p>0.051424</text:p>
          </table:table-cell>
          <table:table-cell table:formula="of:=[.J71]-[.K71]" office:value-type="float" office:value="-0.00917794554139999" calcext:value-type="float">
            <text:p>-0.0091779455</text:p>
          </table:table-cell>
          <table:table-cell/>
          <table:table-cell office:value-type="float" office:value="0.00595455514112" calcext:value-type="float">
            <text:p>0.0059545551</text:p>
          </table:table-cell>
          <table:table-cell office:value-type="float" office:value="0.0064131" calcext:value-type="float">
            <text:p>0.0064131</text:p>
          </table:table-cell>
          <table:table-cell table:formula="of:=[.N71]-[.O71]" office:value-type="float" office:value="-0.00045854485888" calcext:value-type="float">
            <text:p>-0.0004585449</text:p>
          </table:table-cell>
        </table:table-row>
        <table:table-row table:style-name="ro1">
          <table:table-cell office:value-type="string" calcext:value-type="string">
            <text:p>def2-TZVPD.bhlyp-d3.xyz</text:p>
          </table:table-cell>
          <table:table-cell office:value-type="float" office:value="0.00643100526097" calcext:value-type="float">
            <text:p>0.0064310053</text:p>
          </table:table-cell>
          <table:table-cell office:value-type="float" office:value="0.0098047" calcext:value-type="float">
            <text:p>0.0098047</text:p>
          </table:table-cell>
          <table:table-cell table:formula="of:=[.B72]-[.C72]" office:value-type="float" office:value="-0.00337369473903" calcext:value-type="float">
            <text:p>-0.0033736947</text:p>
          </table:table-cell>
          <table:table-cell/>
          <table:table-cell office:value-type="float" office:value="0.00571146973027" calcext:value-type="float">
            <text:p>0.0057114697</text:p>
          </table:table-cell>
          <table:table-cell office:value-type="float" office:value="0.0086095" calcext:value-type="float">
            <text:p>0.0086095</text:p>
          </table:table-cell>
          <table:table-cell table:formula="of:=[.F72]-[.G72]" office:value-type="float" office:value="-0.00289803026973" calcext:value-type="float">
            <text:p>-0.0028980303</text:p>
          </table:table-cell>
          <table:table-cell/>
          <table:table-cell office:value-type="float" office:value="0.00659061886519" calcext:value-type="float">
            <text:p>0.0065906189</text:p>
          </table:table-cell>
          <table:table-cell office:value-type="float" office:value="0.009249" calcext:value-type="float">
            <text:p>0.009249</text:p>
          </table:table-cell>
          <table:table-cell table:formula="of:=[.J72]-[.K72]" office:value-type="float" office:value="-0.00265838113481" calcext:value-type="float">
            <text:p>-0.0026583811</text:p>
          </table:table-cell>
          <table:table-cell/>
          <table:table-cell office:value-type="float" office:value="0.00573596246667" calcext:value-type="float">
            <text:p>0.0057359625</text:p>
          </table:table-cell>
          <table:table-cell office:value-type="float" office:value="0.0083526" calcext:value-type="float">
            <text:p>0.0083526</text:p>
          </table:table-cell>
          <table:table-cell table:formula="of:=[.N72]-[.O72]" office:value-type="float" office:value="-0.00261663753333" calcext:value-type="float">
            <text:p>-0.0026166375</text:p>
          </table:table-cell>
        </table:table-row>
        <table:table-row table:style-name="ro1">
          <table:table-cell office:value-type="string" calcext:value-type="string">
            <text:p>def2-TZVPD.blyp-d3.xyz</text:p>
          </table:table-cell>
          <table:table-cell office:value-type="float" office:value="0.0108301091715" calcext:value-type="float">
            <text:p>0.0108301092</text:p>
          </table:table-cell>
          <table:table-cell office:value-type="float" office:value="0.0117925" calcext:value-type="float">
            <text:p>0.0117925</text:p>
          </table:table-cell>
          <table:table-cell table:formula="of:=[.B73]-[.C73]" office:value-type="float" office:value="-0.000962390828499998" calcext:value-type="float">
            <text:p>-0.0009623908</text:p>
          </table:table-cell>
          <table:table-cell/>
          <table:table-cell office:value-type="float" office:value="0.386688252329" calcext:value-type="float">
            <text:p>0.3866882523</text:p>
          </table:table-cell>
          <table:table-cell office:value-type="float" office:value="0.4214517" calcext:value-type="float">
            <text:p>0.4214517</text:p>
          </table:table-cell>
          <table:table-cell table:formula="of:=[.F73]-[.G73]" office:value-type="float" office:value="-0.034763447671" calcext:value-type="float">
            <text:p>-0.0347634477</text:p>
          </table:table-cell>
          <table:table-cell/>
          <table:table-cell office:value-type="float" office:value="0.0373739050384" calcext:value-type="float">
            <text:p>0.037373905</text:p>
          </table:table-cell>
          <table:table-cell office:value-type="float" office:value="0.0501025" calcext:value-type="float">
            <text:p>0.0501025</text:p>
          </table:table-cell>
          <table:table-cell table:formula="of:=[.J73]-[.K73]" office:value-type="float" office:value="-0.0127285949616" calcext:value-type="float">
            <text:p>-0.012728595</text:p>
          </table:table-cell>
          <table:table-cell/>
          <table:table-cell office:value-type="float" office:value="0.713980314215" calcext:value-type="float">
            <text:p>0.7139803142</text:p>
          </table:table-cell>
          <table:table-cell office:value-type="float" office:value="0.7958211" calcext:value-type="float">
            <text:p>0.7958211</text:p>
          </table:table-cell>
          <table:table-cell table:formula="of:=[.N73]-[.O73]" office:value-type="float" office:value="-0.081840785785" calcext:value-type="float">
            <text:p>-0.0818407858</text:p>
          </table:table-cell>
        </table:table-row>
        <table:table-row table:style-name="ro1">
          <table:table-cell office:value-type="string" calcext:value-type="string">
            <text:p>def2-TZVPD.bp86-d3.xyz</text:p>
          </table:table-cell>
          <table:table-cell office:value-type="float" office:value="0.00909006436843" calcext:value-type="float">
            <text:p>0.0090900644</text:p>
          </table:table-cell>
          <table:table-cell office:value-type="float" office:value="0.0104527" calcext:value-type="float">
            <text:p>0.0104527</text:p>
          </table:table-cell>
          <table:table-cell table:formula="of:=[.B74]-[.C74]" office:value-type="float" office:value="-0.00136263563157" calcext:value-type="float">
            <text:p>-0.0013626356</text:p>
          </table:table-cell>
          <table:table-cell/>
          <table:table-cell office:value-type="float" office:value="0.439253304509" calcext:value-type="float">
            <text:p>0.4392533045</text:p>
          </table:table-cell>
          <table:table-cell office:value-type="float" office:value="0.4823427" calcext:value-type="float">
            <text:p>0.4823427</text:p>
          </table:table-cell>
          <table:table-cell table:formula="of:=[.F74]-[.G74]" office:value-type="float" office:value="-0.043089395491" calcext:value-type="float">
            <text:p>-0.0430893955</text:p>
          </table:table-cell>
          <table:table-cell/>
          <table:table-cell office:value-type="float" office:value="0.0359140576896" calcext:value-type="float">
            <text:p>0.0359140577</text:p>
          </table:table-cell>
          <table:table-cell office:value-type="float" office:value="0.0454671" calcext:value-type="float">
            <text:p>0.0454671</text:p>
          </table:table-cell>
          <table:table-cell table:formula="of:=[.J74]-[.K74]" office:value-type="float" office:value="-0.0095530423104" calcext:value-type="float">
            <text:p>-0.0095530423</text:p>
          </table:table-cell>
          <table:table-cell/>
          <table:table-cell office:value-type="float" office:value="0.721154592423" calcext:value-type="float">
            <text:p>0.7211545924</text:p>
          </table:table-cell>
          <table:table-cell office:value-type="float" office:value="0.7735926" calcext:value-type="float">
            <text:p>0.7735926</text:p>
          </table:table-cell>
          <table:table-cell table:formula="of:=[.N74]-[.O74]" office:value-type="float" office:value="-0.052438007577" calcext:value-type="float">
            <text:p>-0.0524380076</text:p>
          </table:table-cell>
        </table:table-row>
        <table:table-row table:style-name="ro1">
          <table:table-cell office:value-type="string" calcext:value-type="string">
            <text:p>def2-TZVPD.m06-d3.xyz</text:p>
          </table:table-cell>
          <table:table-cell office:value-type="float" office:value="0.00339569178028" calcext:value-type="float">
            <text:p>0.0033956918</text:p>
          </table:table-cell>
          <table:table-cell office:value-type="float" office:value="0.0039717" calcext:value-type="float">
            <text:p>0.0039717</text:p>
          </table:table-cell>
          <table:table-cell table:formula="of:=[.B75]-[.C75]" office:value-type="float" office:value="-0.00057600821972" calcext:value-type="float">
            <text:p>-0.0005760082</text:p>
          </table:table-cell>
          <table:table-cell/>
          <table:table-cell office:value-type="float" office:value="0.602422647817" calcext:value-type="float">
            <text:p>0.6024226478</text:p>
          </table:table-cell>
          <table:table-cell office:value-type="float" office:value="0.6361241" calcext:value-type="float">
            <text:p>0.6361241</text:p>
          </table:table-cell>
          <table:table-cell table:formula="of:=[.F75]-[.G75]" office:value-type="float" office:value="-0.033701452183" calcext:value-type="float">
            <text:p>-0.0337014522</text:p>
          </table:table-cell>
          <table:table-cell/>
          <table:table-cell office:value-type="float" office:value="0.00479103964655" calcext:value-type="float">
            <text:p>0.0047910396</text:p>
          </table:table-cell>
          <table:table-cell office:value-type="float" office:value="0.0050347" calcext:value-type="float">
            <text:p>0.0050347</text:p>
          </table:table-cell>
          <table:table-cell table:formula="of:=[.J75]-[.K75]" office:value-type="float" office:value="-0.00024366035345" calcext:value-type="float">
            <text:p>-0.0002436604</text:p>
          </table:table-cell>
          <table:table-cell/>
          <table:table-cell office:value-type="float" office:value="0.0802118171914" calcext:value-type="float">
            <text:p>0.0802118172</text:p>
          </table:table-cell>
          <table:table-cell office:value-type="float" office:value="0.0921459" calcext:value-type="float">
            <text:p>0.0921459</text:p>
          </table:table-cell>
          <table:table-cell table:formula="of:=[.N75]-[.O75]" office:value-type="float" office:value="-0.0119340828086" calcext:value-type="float">
            <text:p>-0.0119340828</text:p>
          </table:table-cell>
        </table:table-row>
        <table:table-row table:style-name="ro1">
          <table:table-cell office:value-type="string" calcext:value-type="string">
            <text:p>def2-TZVPD.pbe0-d3.xyz</text:p>
          </table:table-cell>
          <table:table-cell office:value-type="float" office:value="0.00332817971603" calcext:value-type="float">
            <text:p>0.0033281797</text:p>
          </table:table-cell>
          <table:table-cell office:value-type="float" office:value="0.0035631" calcext:value-type="float">
            <text:p>0.0035631</text:p>
          </table:table-cell>
          <table:table-cell table:formula="of:=[.B76]-[.C76]" office:value-type="float" office:value="-0.00023492028397" calcext:value-type="float">
            <text:p>-0.0002349203</text:p>
          </table:table-cell>
          <table:table-cell/>
          <table:table-cell office:value-type="float" office:value="0.0029102488286" calcext:value-type="float">
            <text:p>0.0029102488</text:p>
          </table:table-cell>
          <table:table-cell office:value-type="float" office:value="0.0031213" calcext:value-type="float">
            <text:p>0.0031213</text:p>
          </table:table-cell>
          <table:table-cell table:formula="of:=[.F76]-[.G76]" office:value-type="float" office:value="-0.0002110511714" calcext:value-type="float">
            <text:p>-0.0002110512</text:p>
          </table:table-cell>
          <table:table-cell/>
          <table:table-cell office:value-type="float" office:value="0.0213359519221" calcext:value-type="float">
            <text:p>0.0213359519</text:p>
          </table:table-cell>
          <table:table-cell office:value-type="float" office:value="0.0258424" calcext:value-type="float">
            <text:p>0.0258424</text:p>
          </table:table-cell>
          <table:table-cell table:formula="of:=[.J76]-[.K76]" office:value-type="float" office:value="-0.0045064480779" calcext:value-type="float">
            <text:p>-0.0045064481</text:p>
          </table:table-cell>
          <table:table-cell/>
          <table:table-cell office:value-type="float" office:value="0.00319173863588" calcext:value-type="float">
            <text:p>0.0031917386</text:p>
          </table:table-cell>
          <table:table-cell office:value-type="float" office:value="0.0033681" calcext:value-type="float">
            <text:p>0.0033681</text:p>
          </table:table-cell>
          <table:table-cell table:formula="of:=[.N76]-[.O76]" office:value-type="float" office:value="-0.00017636136412" calcext:value-type="float">
            <text:p>-0.0001763614</text:p>
          </table:table-cell>
        </table:table-row>
        <table:table-row table:style-name="ro1">
          <table:table-cell office:value-type="string" calcext:value-type="string">
            <text:p>def2-TZVPD.pbe96-d3.xyz</text:p>
          </table:table-cell>
          <table:table-cell office:value-type="float" office:value="0.00880236302869" calcext:value-type="float">
            <text:p>0.008802363</text:p>
          </table:table-cell>
          <table:table-cell office:value-type="float" office:value="0.01023" calcext:value-type="float">
            <text:p>0.01023</text:p>
          </table:table-cell>
          <table:table-cell table:formula="of:=[.B77]-[.C77]" office:value-type="float" office:value="-0.00142763697131" calcext:value-type="float">
            <text:p>-0.001427637</text:p>
          </table:table-cell>
          <table:table-cell/>
          <table:table-cell office:value-type="float" office:value="0.00779635808875" calcext:value-type="float">
            <text:p>0.0077963581</text:p>
          </table:table-cell>
          <table:table-cell office:value-type="float" office:value="0.0087993" calcext:value-type="float">
            <text:p>0.0087993</text:p>
          </table:table-cell>
          <table:table-cell table:formula="of:=[.F77]-[.G77]" office:value-type="float" office:value="-0.00100294191125" calcext:value-type="float">
            <text:p>-0.0010029419</text:p>
          </table:table-cell>
          <table:table-cell/>
          <table:table-cell office:value-type="float" office:value="0.0320653451464" calcext:value-type="float">
            <text:p>0.0320653451</text:p>
          </table:table-cell>
          <table:table-cell office:value-type="float" office:value="0.0411717" calcext:value-type="float">
            <text:p>0.0411717</text:p>
          </table:table-cell>
          <table:table-cell table:formula="of:=[.J77]-[.K77]" office:value-type="float" office:value="-0.0091063548536" calcext:value-type="float">
            <text:p>-0.0091063549</text:p>
          </table:table-cell>
          <table:table-cell/>
          <table:table-cell office:value-type="float" office:value="0.721617101676" calcext:value-type="float">
            <text:p>0.7216171017</text:p>
          </table:table-cell>
          <table:table-cell office:value-type="float" office:value="0.7848044" calcext:value-type="float">
            <text:p>0.7848044</text:p>
          </table:table-cell>
          <table:table-cell table:formula="of:=[.N77]-[.O77]" office:value-type="float" office:value="-0.0631872983239999" calcext:value-type="float">
            <text:p>-0.0631872983</text:p>
          </table:table-cell>
        </table:table-row>
        <table:table-row table:style-name="ro1">
          <table:table-cell office:value-type="string" calcext:value-type="string">
            <text:p>def2-TZVPD.pw6b95-d3.xyz</text:p>
          </table:table-cell>
          <table:table-cell office:value-type="float" office:value="0.0035474762234" calcext:value-type="float">
            <text:p>0.0035474762</text:p>
          </table:table-cell>
          <table:table-cell office:value-type="float" office:value="0.0045472" calcext:value-type="float">
            <text:p>0.0045472</text:p>
          </table:table-cell>
          <table:table-cell table:formula="of:=[.B78]-[.C78]" office:value-type="float" office:value="-0.000999723776599999" calcext:value-type="float">
            <text:p>-0.0009997238</text:p>
          </table:table-cell>
          <table:table-cell/>
          <table:table-cell office:value-type="float" office:value="0.00306867952722" calcext:value-type="float">
            <text:p>0.0030686795</text:p>
          </table:table-cell>
          <table:table-cell office:value-type="float" office:value="0.0039367" calcext:value-type="float">
            <text:p>0.0039367</text:p>
          </table:table-cell>
          <table:table-cell table:formula="of:=[.F78]-[.G78]" office:value-type="float" office:value="-0.00086802047278" calcext:value-type="float">
            <text:p>-0.0008680205</text:p>
          </table:table-cell>
          <table:table-cell/>
          <table:table-cell office:value-type="float" office:value="0.00381732024395" calcext:value-type="float">
            <text:p>0.0038173202</text:p>
          </table:table-cell>
          <table:table-cell office:value-type="float" office:value="0.0045812" calcext:value-type="float">
            <text:p>0.0045812</text:p>
          </table:table-cell>
          <table:table-cell table:formula="of:=[.J78]-[.K78]" office:value-type="float" office:value="-0.00076387975605" calcext:value-type="float">
            <text:p>-0.0007638798</text:p>
          </table:table-cell>
          <table:table-cell/>
          <table:table-cell office:value-type="float" office:value="0.00308294499031" calcext:value-type="float">
            <text:p>0.003082945</text:p>
          </table:table-cell>
          <table:table-cell office:value-type="float" office:value="0.0038601" calcext:value-type="float">
            <text:p>0.0038601</text:p>
          </table:table-cell>
          <table:table-cell table:formula="of:=[.N78]-[.O78]" office:value-type="float" office:value="-0.00077715500969" calcext:value-type="float">
            <text:p>-0.000777155</text:p>
          </table:table-cell>
        </table:table-row>
        <table:table-row table:style-name="ro1">
          <table:table-cell office:value-type="string" calcext:value-type="string">
            <text:p>def2-TZVPD.tpss-d3.xyz</text:p>
          </table:table-cell>
          <table:table-cell office:value-type="float" office:value="0.00783268757622" calcext:value-type="float">
            <text:p>0.0078326876</text:p>
          </table:table-cell>
          <table:table-cell office:value-type="float" office:value="0.0087764" calcext:value-type="float">
            <text:p>0.0087764</text:p>
          </table:table-cell>
          <table:table-cell table:formula="of:=[.B79]-[.C79]" office:value-type="float" office:value="-0.00094371242378" calcext:value-type="float">
            <text:p>-0.0009437124</text:p>
          </table:table-cell>
          <table:table-cell/>
          <table:table-cell office:value-type="float" office:value="0.498771406356" calcext:value-type="float">
            <text:p>0.4987714064</text:p>
          </table:table-cell>
          <table:table-cell office:value-type="float" office:value="0.5496471" calcext:value-type="float">
            <text:p>0.5496471</text:p>
          </table:table-cell>
          <table:table-cell table:formula="of:=[.F79]-[.G79]" office:value-type="float" office:value="-0.050875693644" calcext:value-type="float">
            <text:p>-0.0508756936</text:p>
          </table:table-cell>
          <table:table-cell/>
          <table:table-cell office:value-type="float" office:value="0.0278279219828" calcext:value-type="float">
            <text:p>0.027827922</text:p>
          </table:table-cell>
          <table:table-cell office:value-type="float" office:value="0.0356521" calcext:value-type="float">
            <text:p>0.0356521</text:p>
          </table:table-cell>
          <table:table-cell table:formula="of:=[.J79]-[.K79]" office:value-type="float" office:value="-0.0078241780172" calcext:value-type="float">
            <text:p>-0.007824178</text:p>
          </table:table-cell>
          <table:table-cell/>
          <table:table-cell office:value-type="float" office:value="0.00750025038916" calcext:value-type="float">
            <text:p>0.0075002504</text:p>
          </table:table-cell>
          <table:table-cell office:value-type="float" office:value="0.008223" calcext:value-type="float">
            <text:p>0.008223</text:p>
          </table:table-cell>
          <table:table-cell table:formula="of:=[.N79]-[.O79]" office:value-type="float" office:value="-0.000722749610839999" calcext:value-type="float">
            <text:p>-0.0007227496</text:p>
          </table:table-cell>
        </table:table-row>
        <table:table-row table:style-name="ro1">
          <table:table-cell office:value-type="string" calcext:value-type="string">
            <text:p>def2-TZVPD.tpssh-d3.xyz</text:p>
          </table:table-cell>
          <table:table-cell office:value-type="float" office:value="0.0054415130453" calcext:value-type="float">
            <text:p>0.005441513</text:p>
          </table:table-cell>
          <table:table-cell office:value-type="float" office:value="0.0056264" calcext:value-type="float">
            <text:p>0.0056264</text:p>
          </table:table-cell>
          <table:table-cell table:formula="of:=[.B80]-[.C80]" office:value-type="float" office:value="-0.0001848869547" calcext:value-type="float">
            <text:p>-0.000184887</text:p>
          </table:table-cell>
          <table:table-cell/>
          <table:table-cell office:value-type="float" office:value="0.00435349112366" calcext:value-type="float">
            <text:p>0.0043534911</text:p>
          </table:table-cell>
          <table:table-cell office:value-type="float" office:value="0.0046296" calcext:value-type="float">
            <text:p>0.0046296</text:p>
          </table:table-cell>
          <table:table-cell table:formula="of:=[.F80]-[.G80]" office:value-type="float" office:value="-0.00027610887634" calcext:value-type="float">
            <text:p>-0.0002761089</text:p>
          </table:table-cell>
          <table:table-cell/>
          <table:table-cell office:value-type="float" office:value="0.0227431077323" calcext:value-type="float">
            <text:p>0.0227431077</text:p>
          </table:table-cell>
          <table:table-cell office:value-type="float" office:value="0.0285041" calcext:value-type="float">
            <text:p>0.0285041</text:p>
          </table:table-cell>
          <table:table-cell table:formula="of:=[.J80]-[.K80]" office:value-type="float" office:value="-0.0057609922677" calcext:value-type="float">
            <text:p>-0.0057609923</text:p>
          </table:table-cell>
          <table:table-cell/>
          <table:table-cell office:value-type="float" office:value="0.00460747492892" calcext:value-type="float">
            <text:p>0.0046074749</text:p>
          </table:table-cell>
          <table:table-cell office:value-type="float" office:value="0.0049375" calcext:value-type="float">
            <text:p>0.0049375</text:p>
          </table:table-cell>
          <table:table-cell table:formula="of:=[.N80]-[.O80]" office:value-type="float" office:value="-0.00033002507108" calcext:value-type="float">
            <text:p>-0.0003300251</text:p>
          </table:table-cell>
        </table:table-row>
        <table:table-row table:style-name="ro1">
          <table:table-cell office:value-type="string" calcext:value-type="string">
            <text:p>def2-TZVPD.b3lyp-d3.xyz</text:p>
          </table:table-cell>
          <table:table-cell office:value-type="float" office:value="0.00628186492125" calcext:value-type="float">
            <text:p>0.0062818649</text:p>
          </table:table-cell>
          <table:table-cell office:value-type="float" office:value="0.0063532" calcext:value-type="float">
            <text:p>0.0063532</text:p>
          </table:table-cell>
          <table:table-cell table:formula="of:=[.B81]-[.C81]" office:value-type="float" office:value="-0.0000713350787500001" calcext:value-type="float">
            <text:p>-7.13350787500001E-05</text:p>
          </table:table-cell>
          <table:table-cell/>
          <table:table-cell office:value-type="float" office:value="0.376774835661" calcext:value-type="float">
            <text:p>0.3767748357</text:p>
          </table:table-cell>
          <table:table-cell office:value-type="float" office:value="0.4041802" calcext:value-type="float">
            <text:p>0.4041802</text:p>
          </table:table-cell>
          <table:table-cell table:formula="of:=[.F81]-[.G81]" office:value-type="float" office:value="-0.027405364339" calcext:value-type="float">
            <text:p>-0.0274053643</text:p>
          </table:table-cell>
          <table:table-cell/>
          <table:table-cell office:value-type="float" office:value="0.00686269734325" calcext:value-type="float">
            <text:p>0.0068626973</text:p>
          </table:table-cell>
          <table:table-cell office:value-type="float" office:value="0.0069969" calcext:value-type="float">
            <text:p>0.0069969</text:p>
          </table:table-cell>
          <table:table-cell table:formula="of:=[.J81]-[.K81]" office:value-type="float" office:value="-0.00013420265675" calcext:value-type="float">
            <text:p>-0.0001342027</text:p>
          </table:table-cell>
          <table:table-cell/>
          <table:table-cell office:value-type="float" office:value="0.00557490174959" calcext:value-type="float">
            <text:p>0.0055749017</text:p>
          </table:table-cell>
          <table:table-cell office:value-type="float" office:value="0.0056307" calcext:value-type="float">
            <text:p>0.0056307</text:p>
          </table:table-cell>
          <table:table-cell table:formula="of:=[.N81]-[.O81]" office:value-type="float" office:value="-0.0000557982504100002" calcext:value-type="float">
            <text:p>-5.57982504100002E-05</text:p>
          </table:table-cell>
        </table:table-row>
        <table:table-row table:style-name="ro1">
          <table:table-cell office:value-type="string" calcext:value-type="string">
            <text:p>def2-TZVPD.b97-d-d3.xyz</text:p>
          </table:table-cell>
          <table:table-cell office:value-type="float" office:value="0.00571650297142" calcext:value-type="float">
            <text:p>0.005716503</text:p>
          </table:table-cell>
          <table:table-cell office:value-type="float" office:value="0.0062638" calcext:value-type="float">
            <text:p>0.0062638</text:p>
          </table:table-cell>
          <table:table-cell table:formula="of:=[.B82]-[.C82]" office:value-type="float" office:value="-0.00054729702858" calcext:value-type="float">
            <text:p>-0.000547297</text:p>
          </table:table-cell>
          <table:table-cell/>
          <table:table-cell office:value-type="float" office:value="1.02192188786" calcext:value-type="float">
            <text:p>1.0219218879</text:p>
          </table:table-cell>
          <table:table-cell office:value-type="float" office:value="1.1138841" calcext:value-type="float">
            <text:p>1.1138841</text:p>
          </table:table-cell>
          <table:table-cell table:formula="of:=[.F82]-[.G82]" office:value-type="float" office:value="-0.0919622121399999" calcext:value-type="float">
            <text:p>-0.0919622121</text:p>
          </table:table-cell>
          <table:table-cell/>
          <table:table-cell office:value-type="float" office:value="0.0562432070314" calcext:value-type="float">
            <text:p>0.056243207</text:p>
          </table:table-cell>
          <table:table-cell office:value-type="float" office:value="0.0759471" calcext:value-type="float">
            <text:p>0.0759471</text:p>
          </table:table-cell>
          <table:table-cell table:formula="of:=[.J82]-[.K82]" office:value-type="float" office:value="-0.0197038929686" calcext:value-type="float">
            <text:p>-0.019703893</text:p>
          </table:table-cell>
          <table:table-cell/>
          <table:table-cell office:value-type="float" office:value="0.00594163315409" calcext:value-type="float">
            <text:p>0.0059416332</text:p>
          </table:table-cell>
          <table:table-cell office:value-type="float" office:value="0.0063971" calcext:value-type="float">
            <text:p>0.0063971</text:p>
          </table:table-cell>
          <table:table-cell table:formula="of:=[.N82]-[.O82]" office:value-type="float" office:value="-0.000455466845909999" calcext:value-type="float">
            <text:p>-0.0004554668</text:p>
          </table:table-cell>
        </table:table-row>
        <table:table-row table:style-name="ro1">
          <table:table-cell office:value-type="string" calcext:value-type="string">
            <text:p>def2-TZVPD.bhlyp.xyz</text:p>
          </table:table-cell>
          <table:table-cell office:value-type="float" office:value="0.0064096598627" calcext:value-type="float">
            <text:p>0.0064096599</text:p>
          </table:table-cell>
          <table:table-cell office:value-type="float" office:value="0.0097769" calcext:value-type="float">
            <text:p>0.0097769</text:p>
          </table:table-cell>
          <table:table-cell table:formula="of:=[.B83]-[.C83]" office:value-type="float" office:value="-0.0033672401373" calcext:value-type="float">
            <text:p>-0.0033672401</text:p>
          </table:table-cell>
          <table:table-cell/>
          <table:table-cell office:value-type="float" office:value="0.00557258960967" calcext:value-type="float">
            <text:p>0.0055725896</text:p>
          </table:table-cell>
          <table:table-cell office:value-type="float" office:value="0.0084674" calcext:value-type="float">
            <text:p>0.0084674</text:p>
          </table:table-cell>
          <table:table-cell table:formula="of:=[.F83]-[.G83]" office:value-type="float" office:value="-0.00289481039033" calcext:value-type="float">
            <text:p>-0.0028948104</text:p>
          </table:table-cell>
          <table:table-cell/>
          <table:table-cell office:value-type="float" office:value="0.00645174026671" calcext:value-type="float">
            <text:p>0.0064517403</text:p>
          </table:table-cell>
          <table:table-cell office:value-type="float" office:value="0.0091672" calcext:value-type="float">
            <text:p>0.0091672</text:p>
          </table:table-cell>
          <table:table-cell table:formula="of:=[.J83]-[.K83]" office:value-type="float" office:value="-0.00271545973329" calcext:value-type="float">
            <text:p>-0.0027154597</text:p>
          </table:table-cell>
          <table:table-cell/>
          <table:table-cell office:value-type="float" office:value="0.00589221340221" calcext:value-type="float">
            <text:p>0.0058922134</text:p>
          </table:table-cell>
          <table:table-cell office:value-type="float" office:value="0.0085316" calcext:value-type="float">
            <text:p>0.0085316</text:p>
          </table:table-cell>
          <table:table-cell table:formula="of:=[.N83]-[.O83]" office:value-type="float" office:value="-0.00263938659779" calcext:value-type="float">
            <text:p>-0.0026393866</text:p>
          </table:table-cell>
        </table:table-row>
        <table:table-row table:style-name="ro1">
          <table:table-cell office:value-type="string" calcext:value-type="string">
            <text:p>def2-TZVPD.blyp.xyz</text:p>
          </table:table-cell>
          <table:table-cell office:value-type="float" office:value="0.0107880279734" calcext:value-type="float">
            <text:p>0.010788028</text:p>
          </table:table-cell>
          <table:table-cell office:value-type="float" office:value="0.0117661" calcext:value-type="float">
            <text:p>0.0117661</text:p>
          </table:table-cell>
          <table:table-cell table:formula="of:=[.B84]-[.C84]" office:value-type="float" office:value="-0.0009780720266" calcext:value-type="float">
            <text:p>-0.000978072</text:p>
          </table:table-cell>
          <table:table-cell/>
          <table:table-cell office:value-type="float" office:value="0.00923275861632" calcext:value-type="float">
            <text:p>0.0092327586</text:p>
          </table:table-cell>
          <table:table-cell office:value-type="float" office:value="0.0101286" calcext:value-type="float">
            <text:p>0.0101286</text:p>
          </table:table-cell>
          <table:table-cell table:formula="of:=[.F84]-[.G84]" office:value-type="float" office:value="-0.000895841383680001" calcext:value-type="float">
            <text:p>-0.0008958414</text:p>
          </table:table-cell>
          <table:table-cell/>
          <table:table-cell office:value-type="float" office:value="0.0217227312183" calcext:value-type="float">
            <text:p>0.0217227312</text:p>
          </table:table-cell>
          <table:table-cell office:value-type="float" office:value="0.0297639" calcext:value-type="float">
            <text:p>0.0297639</text:p>
          </table:table-cell>
          <table:table-cell table:formula="of:=[.J84]-[.K84]" office:value-type="float" office:value="-0.0080411687817" calcext:value-type="float">
            <text:p>-0.0080411688</text:p>
          </table:table-cell>
          <table:table-cell/>
          <table:table-cell office:value-type="float" office:value="0.184809856404" calcext:value-type="float">
            <text:p>0.1848098564</text:p>
          </table:table-cell>
          <table:table-cell office:value-type="float" office:value="0.218329" calcext:value-type="float">
            <text:p>0.218329</text:p>
          </table:table-cell>
          <table:table-cell table:formula="of:=[.N84]-[.O84]" office:value-type="float" office:value="-0.033519143596" calcext:value-type="float">
            <text:p>-0.0335191436</text:p>
          </table:table-cell>
        </table:table-row>
        <table:table-row table:style-name="ro1">
          <table:table-cell office:value-type="string" calcext:value-type="string">
            <text:p>def2-TZVPD.bp86.xyz</text:p>
          </table:table-cell>
          <table:table-cell office:value-type="float" office:value="0.00905862996754" calcext:value-type="float">
            <text:p>0.00905863</text:p>
          </table:table-cell>
          <table:table-cell office:value-type="float" office:value="0.0104389" calcext:value-type="float">
            <text:p>0.0104389</text:p>
          </table:table-cell>
          <table:table-cell table:formula="of:=[.B85]-[.C85]" office:value-type="float" office:value="-0.00138027003246" calcext:value-type="float">
            <text:p>-0.00138027</text:p>
          </table:table-cell>
          <table:table-cell/>
          <table:table-cell office:value-type="float" office:value="0.00805209303254" calcext:value-type="float">
            <text:p>0.008052093</text:p>
          </table:table-cell>
          <table:table-cell office:value-type="float" office:value="0.0090461" calcext:value-type="float">
            <text:p>0.0090461</text:p>
          </table:table-cell>
          <table:table-cell table:formula="of:=[.F85]-[.G85]" office:value-type="float" office:value="-0.00099400696746" calcext:value-type="float">
            <text:p>-0.000994007</text:p>
          </table:table-cell>
          <table:table-cell/>
          <table:table-cell office:value-type="float" office:value="0.0305897309163" calcext:value-type="float">
            <text:p>0.0305897309</text:p>
          </table:table-cell>
          <table:table-cell office:value-type="float" office:value="0.0392428" calcext:value-type="float">
            <text:p>0.0392428</text:p>
          </table:table-cell>
          <table:table-cell table:formula="of:=[.J85]-[.K85]" office:value-type="float" office:value="-0.0086530690837" calcext:value-type="float">
            <text:p>-0.0086530691</text:p>
          </table:table-cell>
          <table:table-cell/>
          <table:table-cell office:value-type="float" office:value="0.190950776237" calcext:value-type="float">
            <text:p>0.1909507762</text:p>
          </table:table-cell>
          <table:table-cell office:value-type="float" office:value="0.2260073" calcext:value-type="float">
            <text:p>0.2260073</text:p>
          </table:table-cell>
          <table:table-cell table:formula="of:=[.N85]-[.O85]" office:value-type="float" office:value="-0.035056523763" calcext:value-type="float">
            <text:p>-0.0350565238</text:p>
          </table:table-cell>
        </table:table-row>
        <table:table-row table:style-name="ro1">
          <table:table-cell office:value-type="string" calcext:value-type="string">
            <text:p>def2-TZVPD.m06.xyz</text:p>
          </table:table-cell>
          <table:table-cell office:value-type="float" office:value="0.00339474901707" calcext:value-type="float">
            <text:p>0.003394749</text:p>
          </table:table-cell>
          <table:table-cell office:value-type="float" office:value="0.0039705" calcext:value-type="float">
            <text:p>0.0039705</text:p>
          </table:table-cell>
          <table:table-cell table:formula="of:=[.B86]-[.C86]" office:value-type="float" office:value="-0.00057575098293" calcext:value-type="float">
            <text:p>-0.000575751</text:p>
          </table:table-cell>
          <table:table-cell/>
          <table:table-cell office:value-type="float" office:value="0.641855505262" calcext:value-type="float">
            <text:p>0.6418555053</text:p>
          </table:table-cell>
          <table:table-cell office:value-type="float" office:value="0.677443" calcext:value-type="float">
            <text:p>0.677443</text:p>
          </table:table-cell>
          <table:table-cell table:formula="of:=[.F86]-[.G86]" office:value-type="float" office:value="-0.035587494738" calcext:value-type="float">
            <text:p>-0.0355874947</text:p>
          </table:table-cell>
          <table:table-cell/>
          <table:table-cell office:value-type="float" office:value="0.00479801516192" calcext:value-type="float">
            <text:p>0.0047980152</text:p>
          </table:table-cell>
          <table:table-cell office:value-type="float" office:value="0.0050483" calcext:value-type="float">
            <text:p>0.0050483</text:p>
          </table:table-cell>
          <table:table-cell table:formula="of:=[.J86]-[.K86]" office:value-type="float" office:value="-0.000250284838079999" calcext:value-type="float">
            <text:p>-0.0002502848</text:p>
          </table:table-cell>
          <table:table-cell/>
          <table:table-cell office:value-type="float" office:value="0.0798927553084" calcext:value-type="float">
            <text:p>0.0798927553</text:p>
          </table:table-cell>
          <table:table-cell office:value-type="float" office:value="0.0918709" calcext:value-type="float">
            <text:p>0.0918709</text:p>
          </table:table-cell>
          <table:table-cell table:formula="of:=[.N86]-[.O86]" office:value-type="float" office:value="-0.0119781446916" calcext:value-type="float">
            <text:p>-0.0119781447</text:p>
          </table:table-cell>
        </table:table-row>
        <table:table-row table:style-name="ro1">
          <table:table-cell office:value-type="string" calcext:value-type="string">
            <text:p>def2-TZVPD.pbe0.xyz</text:p>
          </table:table-cell>
          <table:table-cell office:value-type="float" office:value="0.00330288382411" calcext:value-type="float">
            <text:p>0.0033028838</text:p>
          </table:table-cell>
          <table:table-cell office:value-type="float" office:value="0.0035348" calcext:value-type="float">
            <text:p>0.0035348</text:p>
          </table:table-cell>
          <table:table-cell table:formula="of:=[.B87]-[.C87]" office:value-type="float" office:value="-0.00023191617589" calcext:value-type="float">
            <text:p>-0.0002319162</text:p>
          </table:table-cell>
          <table:table-cell/>
          <table:table-cell office:value-type="float" office:value="0.00286009993639" calcext:value-type="float">
            <text:p>0.0028600999</text:p>
          </table:table-cell>
          <table:table-cell office:value-type="float" office:value="0.0030683" calcext:value-type="float">
            <text:p>0.0030683</text:p>
          </table:table-cell>
          <table:table-cell table:formula="of:=[.F87]-[.G87]" office:value-type="float" office:value="-0.00020820006361" calcext:value-type="float">
            <text:p>-0.0002082001</text:p>
          </table:table-cell>
          <table:table-cell/>
          <table:table-cell office:value-type="float" office:value="0.0180368449174" calcext:value-type="float">
            <text:p>0.0180368449</text:p>
          </table:table-cell>
          <table:table-cell office:value-type="float" office:value="0.0218313" calcext:value-type="float">
            <text:p>0.0218313</text:p>
          </table:table-cell>
          <table:table-cell table:formula="of:=[.J87]-[.K87]" office:value-type="float" office:value="-0.0037944550826" calcext:value-type="float">
            <text:p>-0.0037944551</text:p>
          </table:table-cell>
          <table:table-cell/>
          <table:table-cell office:value-type="float" office:value="0.0479638073861" calcext:value-type="float">
            <text:p>0.0479638074</text:p>
          </table:table-cell>
          <table:table-cell office:value-type="float" office:value="0.0563746" calcext:value-type="float">
            <text:p>0.0563746</text:p>
          </table:table-cell>
          <table:table-cell table:formula="of:=[.N87]-[.O87]" office:value-type="float" office:value="-0.00841079261389999" calcext:value-type="float">
            <text:p>-0.0084107926</text:p>
          </table:table-cell>
        </table:table-row>
        <table:table-row table:style-name="ro1">
          <table:table-cell office:value-type="string" calcext:value-type="string">
            <text:p>def2-TZVPD.pbe96.xyz</text:p>
          </table:table-cell>
          <table:table-cell office:value-type="float" office:value="0.0087892593671" calcext:value-type="float">
            <text:p>0.0087892594</text:p>
          </table:table-cell>
          <table:table-cell office:value-type="float" office:value="0.0102247" calcext:value-type="float">
            <text:p>0.0102247</text:p>
          </table:table-cell>
          <table:table-cell table:formula="of:=[.B88]-[.C88]" office:value-type="float" office:value="-0.0014354406329" calcext:value-type="float">
            <text:p>-0.0014354406</text:p>
          </table:table-cell>
          <table:table-cell/>
          <table:table-cell office:value-type="float" office:value="0.00778117527123" calcext:value-type="float">
            <text:p>0.0077811753</text:p>
          </table:table-cell>
          <table:table-cell office:value-type="float" office:value="0.0087875" calcext:value-type="float">
            <text:p>0.0087875</text:p>
          </table:table-cell>
          <table:table-cell table:formula="of:=[.F88]-[.G88]" office:value-type="float" office:value="-0.00100632472877" calcext:value-type="float">
            <text:p>-0.0010063247</text:p>
          </table:table-cell>
          <table:table-cell/>
          <table:table-cell office:value-type="float" office:value="0.0471048011091" calcext:value-type="float">
            <text:p>0.0471048011</text:p>
          </table:table-cell>
          <table:table-cell office:value-type="float" office:value="0.0614168" calcext:value-type="float">
            <text:p>0.0614168</text:p>
          </table:table-cell>
          <table:table-cell table:formula="of:=[.J88]-[.K88]" office:value-type="float" office:value="-0.0143119988909" calcext:value-type="float">
            <text:p>-0.0143119989</text:p>
          </table:table-cell>
          <table:table-cell/>
          <table:table-cell office:value-type="float" office:value="0.718044458906" calcext:value-type="float">
            <text:p>0.7180444589</text:p>
          </table:table-cell>
          <table:table-cell office:value-type="float" office:value="0.7804216" calcext:value-type="float">
            <text:p>0.7804216</text:p>
          </table:table-cell>
          <table:table-cell table:formula="of:=[.N88]-[.O88]" office:value-type="float" office:value="-0.0623771410939999" calcext:value-type="float">
            <text:p>-0.0623771411</text:p>
          </table:table-cell>
        </table:table-row>
        <table:table-row table:style-name="ro1">
          <table:table-cell office:value-type="string" calcext:value-type="string">
            <text:p>def2-TZVPD.pw6b95.xyz</text:p>
          </table:table-cell>
          <table:table-cell office:value-type="float" office:value="0.0035258082131" calcext:value-type="float">
            <text:p>0.0035258082</text:p>
          </table:table-cell>
          <table:table-cell office:value-type="float" office:value="0.0045228" calcext:value-type="float">
            <text:p>0.0045228</text:p>
          </table:table-cell>
          <table:table-cell table:formula="of:=[.B89]-[.C89]" office:value-type="float" office:value="-0.0009969917869" calcext:value-type="float">
            <text:p>-0.0009969918</text:p>
          </table:table-cell>
          <table:table-cell/>
          <table:table-cell office:value-type="float" office:value="0.00306816165312" calcext:value-type="float">
            <text:p>0.0030681617</text:p>
          </table:table-cell>
          <table:table-cell office:value-type="float" office:value="0.0039291" calcext:value-type="float">
            <text:p>0.0039291</text:p>
          </table:table-cell>
          <table:table-cell table:formula="of:=[.F89]-[.G89]" office:value-type="float" office:value="-0.000860938346879999" calcext:value-type="float">
            <text:p>-0.0008609383</text:p>
          </table:table-cell>
          <table:table-cell/>
          <table:table-cell office:value-type="float" office:value="0.00375680900968" calcext:value-type="float">
            <text:p>0.003756809</text:p>
          </table:table-cell>
          <table:table-cell office:value-type="float" office:value="0.0045173" calcext:value-type="float">
            <text:p>0.0045173</text:p>
          </table:table-cell>
          <table:table-cell table:formula="of:=[.J89]-[.K89]" office:value-type="float" office:value="-0.00076049099032" calcext:value-type="float">
            <text:p>-0.000760491</text:p>
          </table:table-cell>
          <table:table-cell/>
          <table:table-cell office:value-type="float" office:value="0.00315936322656" calcext:value-type="float">
            <text:p>0.0031593632</text:p>
          </table:table-cell>
          <table:table-cell office:value-type="float" office:value="0.0039249" calcext:value-type="float">
            <text:p>0.0039249</text:p>
          </table:table-cell>
          <table:table-cell table:formula="of:=[.N89]-[.O89]" office:value-type="float" office:value="-0.000765536773439999" calcext:value-type="float">
            <text:p>-0.0007655368</text:p>
          </table:table-cell>
        </table:table-row>
        <table:table-row table:style-name="ro1">
          <table:table-cell office:value-type="string" calcext:value-type="string">
            <text:p>def2-TZVPD.tpss.xyz</text:p>
          </table:table-cell>
          <table:table-cell office:value-type="float" office:value="0.00738694361695" calcext:value-type="float">
            <text:p>0.0073869436</text:p>
          </table:table-cell>
          <table:table-cell office:value-type="float" office:value="0.0102451" calcext:value-type="float">
            <text:p>0.0102451</text:p>
          </table:table-cell>
          <table:table-cell table:formula="of:=[.B90]-[.C90]" office:value-type="float" office:value="-0.00285815638305" calcext:value-type="float">
            <text:p>-0.0028581564</text:p>
          </table:table-cell>
          <table:table-cell/>
          <table:table-cell office:value-type="float" office:value="0.521525514106" calcext:value-type="float">
            <text:p>0.5215255141</text:p>
          </table:table-cell>
          <table:table-cell office:value-type="float" office:value="0.5745776" calcext:value-type="float">
            <text:p>0.5745776</text:p>
          </table:table-cell>
          <table:table-cell table:formula="of:=[.F90]-[.G90]" office:value-type="float" office:value="-0.053052085894" calcext:value-type="float">
            <text:p>-0.0530520859</text:p>
          </table:table-cell>
          <table:table-cell/>
          <table:table-cell office:value-type="float" office:value="0.0238319618723" calcext:value-type="float">
            <text:p>0.0238319619</text:p>
          </table:table-cell>
          <table:table-cell office:value-type="float" office:value="0.0307175" calcext:value-type="float">
            <text:p>0.0307175</text:p>
          </table:table-cell>
          <table:table-cell table:formula="of:=[.J90]-[.K90]" office:value-type="float" office:value="-0.0068855381277" calcext:value-type="float">
            <text:p>-0.0068855381</text:p>
          </table:table-cell>
          <table:table-cell/>
          <table:table-cell office:value-type="float" office:value="0.00764847801577" calcext:value-type="float">
            <text:p>0.007648478</text:p>
          </table:table-cell>
          <table:table-cell office:value-type="float" office:value="0.0083594" calcext:value-type="float">
            <text:p>0.0083594</text:p>
          </table:table-cell>
          <table:table-cell table:formula="of:=[.N90]-[.O90]" office:value-type="float" office:value="-0.000710921984229999" calcext:value-type="float">
            <text:p>-0.000710922</text:p>
          </table:table-cell>
        </table:table-row>
        <table:table-row table:style-name="ro1">
          <table:table-cell office:value-type="string" calcext:value-type="string">
            <text:p>def2-TZVPD.tpssh.xyz</text:p>
          </table:table-cell>
          <table:table-cell office:value-type="float" office:value="0.00541457686866" calcext:value-type="float">
            <text:p>0.0054145769</text:p>
          </table:table-cell>
          <table:table-cell office:value-type="float" office:value="0.0056049" calcext:value-type="float">
            <text:p>0.0056049</text:p>
          </table:table-cell>
          <table:table-cell table:formula="of:=[.B91]-[.C91]" office:value-type="float" office:value="-0.00019032313134" calcext:value-type="float">
            <text:p>-0.0001903231</text:p>
          </table:table-cell>
          <table:table-cell/>
          <table:table-cell office:value-type="float" office:value="0.00434104987493" calcext:value-type="float">
            <text:p>0.0043410499</text:p>
          </table:table-cell>
          <table:table-cell office:value-type="float" office:value="0.0046229" calcext:value-type="float">
            <text:p>0.0046229</text:p>
          </table:table-cell>
          <table:table-cell table:formula="of:=[.F91]-[.G91]" office:value-type="float" office:value="-0.00028185012507" calcext:value-type="float">
            <text:p>-0.0002818501</text:p>
          </table:table-cell>
          <table:table-cell/>
          <table:table-cell office:value-type="float" office:value="0.0184830162126" calcext:value-type="float">
            <text:p>0.0184830162</text:p>
          </table:table-cell>
          <table:table-cell office:value-type="float" office:value="0.0232734" calcext:value-type="float">
            <text:p>0.0232734</text:p>
          </table:table-cell>
          <table:table-cell table:formula="of:=[.J91]-[.K91]" office:value-type="float" office:value="-0.0047903837874" calcext:value-type="float">
            <text:p>-0.0047903838</text:p>
          </table:table-cell>
          <table:table-cell/>
          <table:table-cell office:value-type="float" office:value="0.00472956216297" calcext:value-type="float">
            <text:p>0.0047295622</text:p>
          </table:table-cell>
          <table:table-cell office:value-type="float" office:value="0.0050584" calcext:value-type="float">
            <text:p>0.0050584</text:p>
          </table:table-cell>
          <table:table-cell table:formula="of:=[.N91]-[.O91]" office:value-type="float" office:value="-0.000328837837029999" calcext:value-type="float">
            <text:p>-0.0003288378</text:p>
          </table:table-cell>
        </table:table-row>
        <table:table-row table:style-name="ro1">
          <table:table-cell office:value-type="string" calcext:value-type="string">
            <text:p>def2-TZVPP.b3lyp.xyz</text:p>
          </table:table-cell>
          <table:table-cell office:value-type="float" office:value="0.00370356821937" calcext:value-type="float">
            <text:p>0.0037035682</text:p>
          </table:table-cell>
          <table:table-cell office:value-type="float" office:value="0.003836" calcext:value-type="float">
            <text:p>0.003836</text:p>
          </table:table-cell>
          <table:table-cell table:formula="of:=[.B92]-[.C92]" office:value-type="float" office:value="-0.00013243178063" calcext:value-type="float">
            <text:p>-0.0001324318</text:p>
          </table:table-cell>
          <table:table-cell/>
          <table:table-cell office:value-type="float" office:value="0.316000418629" calcext:value-type="float">
            <text:p>0.3160004186</text:p>
          </table:table-cell>
          <table:table-cell office:value-type="float" office:value="0.3325439" calcext:value-type="float">
            <text:p>0.3325439</text:p>
          </table:table-cell>
          <table:table-cell table:formula="of:=[.F92]-[.G92]" office:value-type="float" office:value="-0.016543481371" calcext:value-type="float">
            <text:p>-0.0165434814</text:p>
          </table:table-cell>
          <table:table-cell/>
          <table:table-cell office:value-type="float" office:value="0.0125693388228" calcext:value-type="float">
            <text:p>0.0125693388</text:p>
          </table:table-cell>
          <table:table-cell office:value-type="float" office:value="0.0145289" calcext:value-type="float">
            <text:p>0.0145289</text:p>
          </table:table-cell>
          <table:table-cell table:formula="of:=[.J92]-[.K92]" office:value-type="float" office:value="-0.0019595611772" calcext:value-type="float">
            <text:p>-0.0019595612</text:p>
          </table:table-cell>
          <table:table-cell/>
          <table:table-cell office:value-type="float" office:value="0.00371850365396" calcext:value-type="float">
            <text:p>0.0037185037</text:p>
          </table:table-cell>
          <table:table-cell office:value-type="float" office:value="0.0038648" calcext:value-type="float">
            <text:p>0.0038648</text:p>
          </table:table-cell>
          <table:table-cell table:formula="of:=[.N92]-[.O92]" office:value-type="float" office:value="-0.00014629634604" calcext:value-type="float">
            <text:p>-0.0001462963</text:p>
          </table:table-cell>
        </table:table-row>
        <table:table-row table:style-name="ro1">
          <table:table-cell office:value-type="string" calcext:value-type="string">
            <text:p>def2-TZVPP.b97-d.xyz</text:p>
          </table:table-cell>
          <table:table-cell office:value-type="float" office:value="0.00344105371459" calcext:value-type="float">
            <text:p>0.0034410537</text:p>
          </table:table-cell>
          <table:table-cell office:value-type="float" office:value="0.0044382" calcext:value-type="float">
            <text:p>0.0044382</text:p>
          </table:table-cell>
          <table:table-cell table:formula="of:=[.B93]-[.C93]" office:value-type="float" office:value="-0.00099714628541" calcext:value-type="float">
            <text:p>-0.0009971463</text:p>
          </table:table-cell>
          <table:table-cell/>
          <table:table-cell office:value-type="float" office:value="0.798493595444" calcext:value-type="float">
            <text:p>0.7984935954</text:p>
          </table:table-cell>
          <table:table-cell office:value-type="float" office:value="0.8638441" calcext:value-type="float">
            <text:p>0.8638441</text:p>
          </table:table-cell>
          <table:table-cell table:formula="of:=[.F93]-[.G93]" office:value-type="float" office:value="-0.065350504556" calcext:value-type="float">
            <text:p>-0.0653505046</text:p>
          </table:table-cell>
          <table:table-cell/>
          <table:table-cell office:value-type="float" office:value="0.0355611935066" calcext:value-type="float">
            <text:p>0.0355611935</text:p>
          </table:table-cell>
          <table:table-cell office:value-type="float" office:value="0.0459939" calcext:value-type="float">
            <text:p>0.0459939</text:p>
          </table:table-cell>
          <table:table-cell table:formula="of:=[.J93]-[.K93]" office:value-type="float" office:value="-0.0104327064934" calcext:value-type="float">
            <text:p>-0.0104327065</text:p>
          </table:table-cell>
          <table:table-cell/>
          <table:table-cell office:value-type="float" office:value="0.00416792771301" calcext:value-type="float">
            <text:p>0.0041679277</text:p>
          </table:table-cell>
          <table:table-cell office:value-type="float" office:value="0.0046287" calcext:value-type="float">
            <text:p>0.0046287</text:p>
          </table:table-cell>
          <table:table-cell table:formula="of:=[.N93]-[.O93]" office:value-type="float" office:value="-0.000460772286989999" calcext:value-type="float">
            <text:p>-0.0004607723</text:p>
          </table:table-cell>
        </table:table-row>
        <table:table-row table:style-name="ro1">
          <table:table-cell office:value-type="string" calcext:value-type="string">
            <text:p>def2-TZVPP.bhlyp-d3.xyz</text:p>
          </table:table-cell>
          <table:table-cell office:value-type="float" office:value="0.00658628075793" calcext:value-type="float">
            <text:p>0.0065862808</text:p>
          </table:table-cell>
          <table:table-cell office:value-type="float" office:value="0.0101065" calcext:value-type="float">
            <text:p>0.0101065</text:p>
          </table:table-cell>
          <table:table-cell table:formula="of:=[.B94]-[.C94]" office:value-type="float" office:value="-0.00352021924207" calcext:value-type="float">
            <text:p>-0.0035202192</text:p>
          </table:table-cell>
          <table:table-cell/>
          <table:table-cell office:value-type="float" office:value="0.338992884061" calcext:value-type="float">
            <text:p>0.3389928841</text:p>
          </table:table-cell>
          <table:table-cell office:value-type="float" office:value="0.3596041" calcext:value-type="float">
            <text:p>0.3596041</text:p>
          </table:table-cell>
          <table:table-cell table:formula="of:=[.F94]-[.G94]" office:value-type="float" office:value="-0.020611215939" calcext:value-type="float">
            <text:p>-0.0206112159</text:p>
          </table:table-cell>
          <table:table-cell/>
          <table:table-cell office:value-type="float" office:value="0.00725531298322" calcext:value-type="float">
            <text:p>0.007255313</text:p>
          </table:table-cell>
          <table:table-cell office:value-type="float" office:value="0.0099937" calcext:value-type="float">
            <text:p>0.0099937</text:p>
          </table:table-cell>
          <table:table-cell table:formula="of:=[.J94]-[.K94]" office:value-type="float" office:value="-0.00273838701678" calcext:value-type="float">
            <text:p>-0.002738387</text:p>
          </table:table-cell>
          <table:table-cell/>
          <table:table-cell office:value-type="float" office:value="0.00601314075931" calcext:value-type="float">
            <text:p>0.0060131408</text:p>
          </table:table-cell>
          <table:table-cell office:value-type="float" office:value="0.0087269" calcext:value-type="float">
            <text:p>0.0087269</text:p>
          </table:table-cell>
          <table:table-cell table:formula="of:=[.N94]-[.O94]" office:value-type="float" office:value="-0.00271375924069" calcext:value-type="float">
            <text:p>-0.0027137592</text:p>
          </table:table-cell>
        </table:table-row>
        <table:table-row table:style-name="ro1">
          <table:table-cell office:value-type="string" calcext:value-type="string">
            <text:p>def2-TZVPP.blyp-d3.xyz</text:p>
          </table:table-cell>
          <table:table-cell office:value-type="float" office:value="0.00818619363454" calcext:value-type="float">
            <text:p>0.0081861936</text:p>
          </table:table-cell>
          <table:table-cell office:value-type="float" office:value="0.0094646" calcext:value-type="float">
            <text:p>0.0094646</text:p>
          </table:table-cell>
          <table:table-cell table:formula="of:=[.B95]-[.C95]" office:value-type="float" office:value="-0.00127840636546" calcext:value-type="float">
            <text:p>-0.0012784064</text:p>
          </table:table-cell>
          <table:table-cell/>
          <table:table-cell office:value-type="float" office:value="0.414011334311" calcext:value-type="float">
            <text:p>0.4140113343</text:p>
          </table:table-cell>
          <table:table-cell office:value-type="float" office:value="0.4428306" calcext:value-type="float">
            <text:p>0.4428306</text:p>
          </table:table-cell>
          <table:table-cell table:formula="of:=[.F95]-[.G95]" office:value-type="float" office:value="-0.0288192656889999" calcext:value-type="float">
            <text:p>-0.0288192657</text:p>
          </table:table-cell>
          <table:table-cell/>
          <table:table-cell office:value-type="float" office:value="0.0290372112528" calcext:value-type="float">
            <text:p>0.0290372113</text:p>
          </table:table-cell>
          <table:table-cell office:value-type="float" office:value="0.0373506" calcext:value-type="float">
            <text:p>0.0373506</text:p>
          </table:table-cell>
          <table:table-cell table:formula="of:=[.J95]-[.K95]" office:value-type="float" office:value="-0.0083133887472" calcext:value-type="float">
            <text:p>-0.0083133887</text:p>
          </table:table-cell>
          <table:table-cell/>
          <table:table-cell office:value-type="float" office:value="0.713642640842" calcext:value-type="float">
            <text:p>0.7136426408</text:p>
          </table:table-cell>
          <table:table-cell office:value-type="float" office:value="0.8223916" calcext:value-type="float">
            <text:p>0.8223916</text:p>
          </table:table-cell>
          <table:table-cell table:formula="of:=[.N95]-[.O95]" office:value-type="float" office:value="-0.108748959158" calcext:value-type="float">
            <text:p>-0.1087489592</text:p>
          </table:table-cell>
        </table:table-row>
        <table:table-row table:style-name="ro1">
          <table:table-cell office:value-type="string" calcext:value-type="string">
            <text:p>def2-TZVPP.bp86-d3.xyz</text:p>
          </table:table-cell>
          <table:table-cell office:value-type="float" office:value="0.00680290134183" calcext:value-type="float">
            <text:p>0.0068029013</text:p>
          </table:table-cell>
          <table:table-cell office:value-type="float" office:value="0.0085179" calcext:value-type="float">
            <text:p>0.0085179</text:p>
          </table:table-cell>
          <table:table-cell table:formula="of:=[.B96]-[.C96]" office:value-type="float" office:value="-0.00171499865817" calcext:value-type="float">
            <text:p>-0.0017149987</text:p>
          </table:table-cell>
          <table:table-cell/>
          <table:table-cell office:value-type="float" office:value="0.460683856586" calcext:value-type="float">
            <text:p>0.4606838566</text:p>
          </table:table-cell>
          <table:table-cell office:value-type="float" office:value="0.4974289" calcext:value-type="float">
            <text:p>0.4974289</text:p>
          </table:table-cell>
          <table:table-cell table:formula="of:=[.F96]-[.G96]" office:value-type="float" office:value="-0.036745043414" calcext:value-type="float">
            <text:p>-0.0367450434</text:p>
          </table:table-cell>
          <table:table-cell/>
          <table:table-cell office:value-type="float" office:value="0.036790580336" calcext:value-type="float">
            <text:p>0.0367905803</text:p>
          </table:table-cell>
          <table:table-cell office:value-type="float" office:value="0.0452122" calcext:value-type="float">
            <text:p>0.0452122</text:p>
          </table:table-cell>
          <table:table-cell table:formula="of:=[.J96]-[.K96]" office:value-type="float" office:value="-0.008421619664" calcext:value-type="float">
            <text:p>-0.0084216197</text:p>
          </table:table-cell>
          <table:table-cell/>
          <table:table-cell office:value-type="float" office:value="0.719762299992" calcext:value-type="float">
            <text:p>0.7197623</text:p>
          </table:table-cell>
          <table:table-cell office:value-type="float" office:value="0.8150303" calcext:value-type="float">
            <text:p>0.8150303</text:p>
          </table:table-cell>
          <table:table-cell table:formula="of:=[.N96]-[.O96]" office:value-type="float" office:value="-0.0952680000079999" calcext:value-type="float">
            <text:p>-0.095268</text:p>
          </table:table-cell>
        </table:table-row>
        <table:table-row table:style-name="ro1">
          <table:table-cell office:value-type="string" calcext:value-type="string">
            <text:p>def2-TZVPP.m06-d3.xyz</text:p>
          </table:table-cell>
          <table:table-cell office:value-type="float" office:value="0.0021487095352" calcext:value-type="float">
            <text:p>0.0021487095</text:p>
          </table:table-cell>
          <table:table-cell office:value-type="float" office:value="0.0034593" calcext:value-type="float">
            <text:p>0.0034593</text:p>
          </table:table-cell>
          <table:table-cell table:formula="of:=[.B97]-[.C97]" office:value-type="float" office:value="-0.0013105904648" calcext:value-type="float">
            <text:p>-0.0013105905</text:p>
          </table:table-cell>
          <table:table-cell table:number-columns-repeated="5"/>
          <table:table-cell office:value-type="float" office:value="0.00295894437654" calcext:value-type="float">
            <text:p>0.0029589444</text:p>
          </table:table-cell>
          <table:table-cell office:value-type="float" office:value="0.0035708" calcext:value-type="float">
            <text:p>0.0035708</text:p>
          </table:table-cell>
          <table:table-cell table:formula="of:=[.J97]-[.K97]" office:value-type="float" office:value="-0.00061185562346" calcext:value-type="float">
            <text:p>-0.0006118556</text:p>
          </table:table-cell>
          <table:table-cell/>
          <table:table-cell office:value-type="float" office:value="0.0724633899279" calcext:value-type="float">
            <text:p>0.0724633899</text:p>
          </table:table-cell>
          <table:table-cell office:value-type="float" office:value="0.0831269" calcext:value-type="float">
            <text:p>0.0831269</text:p>
          </table:table-cell>
          <table:table-cell table:formula="of:=[.N97]-[.O97]" office:value-type="float" office:value="-0.0106635100721" calcext:value-type="float">
            <text:p>-0.0106635101</text:p>
          </table:table-cell>
        </table:table-row>
        <table:table-row table:style-name="ro1">
          <table:table-cell office:value-type="string" calcext:value-type="string">
            <text:p>def2-TZVPP.pbe0-d3.xyz</text:p>
          </table:table-cell>
          <table:table-cell office:value-type="float" office:value="0.00142864652342" calcext:value-type="float">
            <text:p>0.0014286465</text:p>
          </table:table-cell>
          <table:table-cell office:value-type="float" office:value="0.0020169" calcext:value-type="float">
            <text:p>0.0020169</text:p>
          </table:table-cell>
          <table:table-cell table:formula="of:=[.B98]-[.C98]" office:value-type="float" office:value="-0.00058825347658" calcext:value-type="float">
            <text:p>-0.0005882535</text:p>
          </table:table-cell>
          <table:table-cell/>
          <table:table-cell office:value-type="float" office:value="0.000886874072654" calcext:value-type="float">
            <text:p>0.0008868741</text:p>
          </table:table-cell>
          <table:table-cell office:value-type="float" office:value="0.0012426" calcext:value-type="float">
            <text:p>0.0012426</text:p>
          </table:table-cell>
          <table:table-cell table:formula="of:=[.F98]-[.G98]" office:value-type="float" office:value="-0.000355725927346" calcext:value-type="float">
            <text:p>-0.0003557259</text:p>
          </table:table-cell>
          <table:table-cell/>
          <table:table-cell office:value-type="float" office:value="0.0243415953511" calcext:value-type="float">
            <text:p>0.0243415954</text:p>
          </table:table-cell>
          <table:table-cell office:value-type="float" office:value="0.0277379" calcext:value-type="float">
            <text:p>0.0277379</text:p>
          </table:table-cell>
          <table:table-cell table:formula="of:=[.J98]-[.K98]" office:value-type="float" office:value="-0.0033963046489" calcext:value-type="float">
            <text:p>-0.0033963046</text:p>
          </table:table-cell>
          <table:table-cell/>
          <table:table-cell office:value-type="float" office:value="0.00105379119043" calcext:value-type="float">
            <text:p>0.0010537912</text:p>
          </table:table-cell>
          <table:table-cell office:value-type="float" office:value="0.0013754" calcext:value-type="float">
            <text:p>0.0013754</text:p>
          </table:table-cell>
          <table:table-cell table:formula="of:=[.N98]-[.O98]" office:value-type="float" office:value="-0.00032160880957" calcext:value-type="float">
            <text:p>-0.0003216088</text:p>
          </table:table-cell>
        </table:table-row>
        <table:table-row table:style-name="ro1">
          <table:table-cell office:value-type="string" calcext:value-type="string">
            <text:p>def2-TZVPP.pbe96-d3.xyz</text:p>
          </table:table-cell>
          <table:table-cell office:value-type="float" office:value="0.00654613628198" calcext:value-type="float">
            <text:p>0.0065461363</text:p>
          </table:table-cell>
          <table:table-cell office:value-type="float" office:value="0.0083597" calcext:value-type="float">
            <text:p>0.0083597</text:p>
          </table:table-cell>
          <table:table-cell table:formula="of:=[.B99]-[.C99]" office:value-type="float" office:value="-0.00181356371802" calcext:value-type="float">
            <text:p>-0.0018135637</text:p>
          </table:table-cell>
          <table:table-cell/>
          <table:table-cell office:value-type="float" office:value="0.299265998936" calcext:value-type="float">
            <text:p>0.2992659989</text:p>
          </table:table-cell>
          <table:table-cell office:value-type="float" office:value="0.3025184" calcext:value-type="float">
            <text:p>0.3025184</text:p>
          </table:table-cell>
          <table:table-cell table:formula="of:=[.F99]-[.G99]" office:value-type="float" office:value="-0.00325240106399999" calcext:value-type="float">
            <text:p>-0.0032524011</text:p>
          </table:table-cell>
          <table:table-cell/>
          <table:table-cell office:value-type="float" office:value="0.0631507416241" calcext:value-type="float">
            <text:p>0.0631507416</text:p>
          </table:table-cell>
          <table:table-cell office:value-type="float" office:value="0.0803366" calcext:value-type="float">
            <text:p>0.0803366</text:p>
          </table:table-cell>
          <table:table-cell table:formula="of:=[.J99]-[.K99]" office:value-type="float" office:value="-0.0171858583759" calcext:value-type="float">
            <text:p>-0.0171858584</text:p>
          </table:table-cell>
          <table:table-cell/>
          <table:table-cell office:value-type="float" office:value="0.716406898921" calcext:value-type="float">
            <text:p>0.7164068989</text:p>
          </table:table-cell>
          <table:table-cell office:value-type="float" office:value="0.8082758" calcext:value-type="float">
            <text:p>0.8082758</text:p>
          </table:table-cell>
          <table:table-cell table:formula="of:=[.N99]-[.O99]" office:value-type="float" office:value="-0.091868901079" calcext:value-type="float">
            <text:p>-0.0918689011</text:p>
          </table:table-cell>
        </table:table-row>
        <table:table-row table:style-name="ro1">
          <table:table-cell office:value-type="string" calcext:value-type="string">
            <text:p>def2-TZVPP.pw6b95-d3.xyz</text:p>
          </table:table-cell>
          <table:table-cell office:value-type="float" office:value="0.00251274635055" calcext:value-type="float">
            <text:p>0.0025127464</text:p>
          </table:table-cell>
          <table:table-cell office:value-type="float" office:value="0.0038748" calcext:value-type="float">
            <text:p>0.0038748</text:p>
          </table:table-cell>
          <table:table-cell table:formula="of:=[.B100]-[.C100]" office:value-type="float" office:value="-0.00136205364945" calcext:value-type="float">
            <text:p>-0.0013620536</text:p>
          </table:table-cell>
          <table:table-cell/>
          <table:table-cell office:value-type="float" office:value="0.00242751425691" calcext:value-type="float">
            <text:p>0.0024275143</text:p>
          </table:table-cell>
          <table:table-cell office:value-type="float" office:value="0.00358" calcext:value-type="float">
            <text:p>0.00358</text:p>
          </table:table-cell>
          <table:table-cell table:formula="of:=[.F100]-[.G100]" office:value-type="float" office:value="-0.00115248574309" calcext:value-type="float">
            <text:p>-0.0011524857</text:p>
          </table:table-cell>
          <table:table-cell/>
          <table:table-cell office:value-type="float" office:value="0.00385638273043" calcext:value-type="float">
            <text:p>0.0038563827</text:p>
          </table:table-cell>
          <table:table-cell office:value-type="float" office:value="0.0047699" calcext:value-type="float">
            <text:p>0.0047699</text:p>
          </table:table-cell>
          <table:table-cell table:formula="of:=[.J100]-[.K100]" office:value-type="float" office:value="-0.000913517269569999" calcext:value-type="float">
            <text:p>-0.0009135173</text:p>
          </table:table-cell>
          <table:table-cell/>
          <table:table-cell office:value-type="float" office:value="0.00227575781888" calcext:value-type="float">
            <text:p>0.0022757578</text:p>
          </table:table-cell>
          <table:table-cell office:value-type="float" office:value="0.0032953" calcext:value-type="float">
            <text:p>0.0032953</text:p>
          </table:table-cell>
          <table:table-cell table:formula="of:=[.N100]-[.O100]" office:value-type="float" office:value="-0.00101954218112" calcext:value-type="float">
            <text:p>-0.0010195422</text:p>
          </table:table-cell>
        </table:table-row>
        <table:table-row table:style-name="ro1">
          <table:table-cell office:value-type="string" calcext:value-type="string">
            <text:p>def2-TZVPP.tpss-d3.xyz</text:p>
          </table:table-cell>
          <table:table-cell office:value-type="float" office:value="0.00583435311086" calcext:value-type="float">
            <text:p>0.0058343531</text:p>
          </table:table-cell>
          <table:table-cell office:value-type="float" office:value="0.0071998" calcext:value-type="float">
            <text:p>0.0071998</text:p>
          </table:table-cell>
          <table:table-cell table:formula="of:=[.B101]-[.C101]" office:value-type="float" office:value="-0.00136544688914" calcext:value-type="float">
            <text:p>-0.0013654469</text:p>
          </table:table-cell>
          <table:table-cell/>
          <table:table-cell office:value-type="float" office:value="0.514507112687" calcext:value-type="float">
            <text:p>0.5145071127</text:p>
          </table:table-cell>
          <table:table-cell office:value-type="float" office:value="0.5598601" calcext:value-type="float">
            <text:p>0.5598601</text:p>
          </table:table-cell>
          <table:table-cell table:formula="of:=[.F101]-[.G101]" office:value-type="float" office:value="-0.045352987313" calcext:value-type="float">
            <text:p>-0.0453529873</text:p>
          </table:table-cell>
          <table:table-cell/>
          <table:table-cell office:value-type="float" office:value="0.0506540431185" calcext:value-type="float">
            <text:p>0.0506540431</text:p>
          </table:table-cell>
          <table:table-cell office:value-type="float" office:value="0.0649491" calcext:value-type="float">
            <text:p>0.0649491</text:p>
          </table:table-cell>
          <table:table-cell table:formula="of:=[.J101]-[.K101]" office:value-type="float" office:value="-0.0142950568815" calcext:value-type="float">
            <text:p>-0.0142950569</text:p>
          </table:table-cell>
          <table:table-cell/>
          <table:table-cell office:value-type="float" office:value="0.00593227890659" calcext:value-type="float">
            <text:p>0.0059322789</text:p>
          </table:table-cell>
          <table:table-cell office:value-type="float" office:value="0.006703" calcext:value-type="float">
            <text:p>0.006703</text:p>
          </table:table-cell>
          <table:table-cell table:formula="of:=[.N101]-[.O101]" office:value-type="float" office:value="-0.00077072109341" calcext:value-type="float">
            <text:p>-0.0007707211</text:p>
          </table:table-cell>
        </table:table-row>
        <table:table-row table:style-name="ro1">
          <table:table-cell office:value-type="string" calcext:value-type="string">
            <text:p>def2-TZVPP.tpssh-d3.xyz</text:p>
          </table:table-cell>
          <table:table-cell office:value-type="float" office:value="0.00323645114284" calcext:value-type="float">
            <text:p>0.0032364511</text:p>
          </table:table-cell>
          <table:table-cell office:value-type="float" office:value="0.0036242" calcext:value-type="float">
            <text:p>0.0036242</text:p>
          </table:table-cell>
          <table:table-cell table:formula="of:=[.B102]-[.C102]" office:value-type="float" office:value="-0.00038774885716" calcext:value-type="float">
            <text:p>-0.0003877489</text:p>
          </table:table-cell>
          <table:table-cell/>
          <table:table-cell office:value-type="float" office:value="0.00283813335261" calcext:value-type="float">
            <text:p>0.0028381334</text:p>
          </table:table-cell>
          <table:table-cell office:value-type="float" office:value="0.0031425" calcext:value-type="float">
            <text:p>0.0031425</text:p>
          </table:table-cell>
          <table:table-cell table:formula="of:=[.F102]-[.G102]" office:value-type="float" office:value="-0.00030436664739" calcext:value-type="float">
            <text:p>-0.0003043666</text:p>
          </table:table-cell>
          <table:table-cell/>
          <table:table-cell office:value-type="float" office:value="0.0262161399815" calcext:value-type="float">
            <text:p>0.02621614</text:p>
          </table:table-cell>
          <table:table-cell office:value-type="float" office:value="0.0313698" calcext:value-type="float">
            <text:p>0.0313698</text:p>
          </table:table-cell>
          <table:table-cell table:formula="of:=[.J102]-[.K102]" office:value-type="float" office:value="-0.00515366001849999" calcext:value-type="float">
            <text:p>-0.00515366</text:p>
          </table:table-cell>
          <table:table-cell/>
          <table:table-cell office:value-type="float" office:value="0.00301959076451" calcext:value-type="float">
            <text:p>0.0030195908</text:p>
          </table:table-cell>
          <table:table-cell office:value-type="float" office:value="0.0033323" calcext:value-type="float">
            <text:p>0.0033323</text:p>
          </table:table-cell>
          <table:table-cell table:formula="of:=[.N102]-[.O102]" office:value-type="float" office:value="-0.00031270923549" calcext:value-type="float">
            <text:p>-0.0003127092</text:p>
          </table:table-cell>
        </table:table-row>
        <table:table-row table:style-name="ro1">
          <table:table-cell office:value-type="string" calcext:value-type="string">
            <text:p>def2-TZVPP.b3lyp-d3.xyz</text:p>
          </table:table-cell>
          <table:table-cell office:value-type="float" office:value="0.00370356821937" calcext:value-type="float">
            <text:p>0.0037035682</text:p>
          </table:table-cell>
          <table:table-cell office:value-type="float" office:value="0.003836" calcext:value-type="float">
            <text:p>0.003836</text:p>
          </table:table-cell>
          <table:table-cell table:formula="of:=[.B103]-[.C103]" office:value-type="float" office:value="-0.00013243178063" calcext:value-type="float">
            <text:p>-0.0001324318</text:p>
          </table:table-cell>
          <table:table-cell/>
          <table:table-cell office:value-type="float" office:value="0.397363367312" calcext:value-type="float">
            <text:p>0.3973633673</text:p>
          </table:table-cell>
          <table:table-cell office:value-type="float" office:value="0.4224358" calcext:value-type="float">
            <text:p>0.4224358</text:p>
          </table:table-cell>
          <table:table-cell table:formula="of:=[.F103]-[.G103]" office:value-type="float" office:value="-0.025072432688" calcext:value-type="float">
            <text:p>-0.0250724327</text:p>
          </table:table-cell>
          <table:table-cell/>
          <table:table-cell office:value-type="float" office:value="0.0173107040455" calcext:value-type="float">
            <text:p>0.017310704</text:p>
          </table:table-cell>
          <table:table-cell office:value-type="float" office:value="0.0204623" calcext:value-type="float">
            <text:p>0.0204623</text:p>
          </table:table-cell>
          <table:table-cell table:formula="of:=[.J103]-[.K103]" office:value-type="float" office:value="-0.0031515959545" calcext:value-type="float">
            <text:p>-0.003151596</text:p>
          </table:table-cell>
          <table:table-cell/>
          <table:table-cell office:value-type="float" office:value="0.00337780152853" calcext:value-type="float">
            <text:p>0.0033778015</text:p>
          </table:table-cell>
          <table:table-cell office:value-type="float" office:value="0.0034945" calcext:value-type="float">
            <text:p>0.0034945</text:p>
          </table:table-cell>
          <table:table-cell table:formula="of:=[.N103]-[.O103]" office:value-type="float" office:value="-0.00011669847147" calcext:value-type="float">
            <text:p>-0.0001166985</text:p>
          </table:table-cell>
        </table:table-row>
        <table:table-row table:style-name="ro1">
          <table:table-cell office:value-type="string" calcext:value-type="string">
            <text:p>def2-TZVPP.b97-d-d3.xyz</text:p>
          </table:table-cell>
          <table:table-cell office:value-type="float" office:value="0.00351812159477" calcext:value-type="float">
            <text:p>0.0035181216</text:p>
          </table:table-cell>
          <table:table-cell office:value-type="float" office:value="0.0044346" calcext:value-type="float">
            <text:p>0.0044346</text:p>
          </table:table-cell>
          <table:table-cell table:formula="of:=[.B104]-[.C104]" office:value-type="float" office:value="-0.000916478405229999" calcext:value-type="float">
            <text:p>-0.0009164784</text:p>
          </table:table-cell>
          <table:table-cell/>
          <table:table-cell office:value-type="float" office:value="0.671305189205" calcext:value-type="float">
            <text:p>0.6713051892</text:p>
          </table:table-cell>
          <table:table-cell office:value-type="float" office:value="0.7465698" calcext:value-type="float">
            <text:p>0.7465698</text:p>
          </table:table-cell>
          <table:table-cell table:formula="of:=[.F104]-[.G104]" office:value-type="float" office:value="-0.0752646107949999" calcext:value-type="float">
            <text:p>-0.0752646108</text:p>
          </table:table-cell>
          <table:table-cell/>
          <table:table-cell office:value-type="float" office:value="0.037424224381" calcext:value-type="float">
            <text:p>0.0374242244</text:p>
          </table:table-cell>
          <table:table-cell office:value-type="float" office:value="0.0488149" calcext:value-type="float">
            <text:p>0.0488149</text:p>
          </table:table-cell>
          <table:table-cell table:formula="of:=[.J104]-[.K104]" office:value-type="float" office:value="-0.011390675619" calcext:value-type="float">
            <text:p>-0.0113906756</text:p>
          </table:table-cell>
          <table:table-cell/>
          <table:table-cell office:value-type="float" office:value="0.00414617564881" calcext:value-type="float">
            <text:p>0.0041461756</text:p>
          </table:table-cell>
          <table:table-cell office:value-type="float" office:value="0.0046003" calcext:value-type="float">
            <text:p>0.0046003</text:p>
          </table:table-cell>
          <table:table-cell table:formula="of:=[.N104]-[.O104]" office:value-type="float" office:value="-0.00045412435119" calcext:value-type="float">
            <text:p>-0.0004541244</text:p>
          </table:table-cell>
        </table:table-row>
        <table:table-row table:style-name="ro1">
          <table:table-cell office:value-type="string" calcext:value-type="string">
            <text:p>def2-TZVPP.bhlyp.xyz</text:p>
          </table:table-cell>
          <table:table-cell office:value-type="float" office:value="0.00658628075793" calcext:value-type="float">
            <text:p>0.0065862808</text:p>
          </table:table-cell>
          <table:table-cell office:value-type="float" office:value="0.0101065" calcext:value-type="float">
            <text:p>0.0101065</text:p>
          </table:table-cell>
          <table:table-cell table:formula="of:=[.B105]-[.C105]" office:value-type="float" office:value="-0.00352021924207" calcext:value-type="float">
            <text:p>-0.0035202192</text:p>
          </table:table-cell>
          <table:table-cell/>
          <table:table-cell office:value-type="float" office:value="0.00581952358064" calcext:value-type="float">
            <text:p>0.0058195236</text:p>
          </table:table-cell>
          <table:table-cell office:value-type="float" office:value="0.0088692" calcext:value-type="float">
            <text:p>0.0088692</text:p>
          </table:table-cell>
          <table:table-cell table:formula="of:=[.F105]-[.G105]" office:value-type="float" office:value="-0.00304967641936" calcext:value-type="float">
            <text:p>-0.0030496764</text:p>
          </table:table-cell>
          <table:table-cell/>
          <table:table-cell office:value-type="float" office:value="0.00708632853428" calcext:value-type="float">
            <text:p>0.0070863285</text:p>
          </table:table-cell>
          <table:table-cell office:value-type="float" office:value="0.0098953" calcext:value-type="float">
            <text:p>0.0098953</text:p>
          </table:table-cell>
          <table:table-cell table:formula="of:=[.J105]-[.K105]" office:value-type="float" office:value="-0.00280897146572" calcext:value-type="float">
            <text:p>-0.0028089715</text:p>
          </table:table-cell>
          <table:table-cell/>
          <table:table-cell office:value-type="float" office:value="0.00605581852652" calcext:value-type="float">
            <text:p>0.0060558185</text:p>
          </table:table-cell>
          <table:table-cell office:value-type="float" office:value="0.0087914" calcext:value-type="float">
            <text:p>0.0087914</text:p>
          </table:table-cell>
          <table:table-cell table:formula="of:=[.N105]-[.O105]" office:value-type="float" office:value="-0.00273558147348" calcext:value-type="float">
            <text:p>-0.0027355815</text:p>
          </table:table-cell>
        </table:table-row>
        <table:table-row table:style-name="ro1">
          <table:table-cell office:value-type="string" calcext:value-type="string">
            <text:p>def2-TZVPP.blyp.xyz</text:p>
          </table:table-cell>
          <table:table-cell office:value-type="float" office:value="0.00818619363454" calcext:value-type="float">
            <text:p>0.0081861936</text:p>
          </table:table-cell>
          <table:table-cell office:value-type="float" office:value="0.0094646" calcext:value-type="float">
            <text:p>0.0094646</text:p>
          </table:table-cell>
          <table:table-cell table:formula="of:=[.B106]-[.C106]" office:value-type="float" office:value="-0.00127840636546" calcext:value-type="float">
            <text:p>-0.0012784064</text:p>
          </table:table-cell>
          <table:table-cell/>
          <table:table-cell office:value-type="float" office:value="0.00729633611968" calcext:value-type="float">
            <text:p>0.0072963361</text:p>
          </table:table-cell>
          <table:table-cell office:value-type="float" office:value="0.0082059" calcext:value-type="float">
            <text:p>0.0082059</text:p>
          </table:table-cell>
          <table:table-cell table:formula="of:=[.F106]-[.G106]" office:value-type="float" office:value="-0.00090956388032" calcext:value-type="float">
            <text:p>-0.0009095639</text:p>
          </table:table-cell>
          <table:table-cell/>
          <table:table-cell office:value-type="float" office:value="0.0240291747031" calcext:value-type="float">
            <text:p>0.0240291747</text:p>
          </table:table-cell>
          <table:table-cell office:value-type="float" office:value="0.0313884" calcext:value-type="float">
            <text:p>0.0313884</text:p>
          </table:table-cell>
          <table:table-cell table:formula="of:=[.J106]-[.K106]" office:value-type="float" office:value="-0.0073592252969" calcext:value-type="float">
            <text:p>-0.0073592253</text:p>
          </table:table-cell>
          <table:table-cell/>
          <table:table-cell office:value-type="float" office:value="0.680442488435" calcext:value-type="float">
            <text:p>0.6804424884</text:p>
          </table:table-cell>
          <table:table-cell office:value-type="float" office:value="0.7772909" calcext:value-type="float">
            <text:p>0.7772909</text:p>
          </table:table-cell>
          <table:table-cell table:formula="of:=[.N106]-[.O106]" office:value-type="float" office:value="-0.096848411565" calcext:value-type="float">
            <text:p>-0.0968484116</text:p>
          </table:table-cell>
        </table:table-row>
        <table:table-row table:style-name="ro1">
          <table:table-cell office:value-type="string" calcext:value-type="string">
            <text:p>def2-TZVPP.bp86.xyz</text:p>
          </table:table-cell>
          <table:table-cell office:value-type="float" office:value="0.00680290134183" calcext:value-type="float">
            <text:p>0.0068029013</text:p>
          </table:table-cell>
          <table:table-cell office:value-type="float" office:value="0.0085179" calcext:value-type="float">
            <text:p>0.0085179</text:p>
          </table:table-cell>
          <table:table-cell table:formula="of:=[.B107]-[.C107]" office:value-type="float" office:value="-0.00171499865817" calcext:value-type="float">
            <text:p>-0.0017149987</text:p>
          </table:table-cell>
          <table:table-cell/>
          <table:table-cell office:value-type="float" office:value="0.0063337869827" calcext:value-type="float">
            <text:p>0.006333787</text:p>
          </table:table-cell>
          <table:table-cell office:value-type="float" office:value="0.0073402" calcext:value-type="float">
            <text:p>0.0073402</text:p>
          </table:table-cell>
          <table:table-cell table:formula="of:=[.F107]-[.G107]" office:value-type="float" office:value="-0.0010064130173" calcext:value-type="float">
            <text:p>-0.001006413</text:p>
          </table:table-cell>
          <table:table-cell/>
          <table:table-cell office:value-type="float" office:value="0.0318161972068" calcext:value-type="float">
            <text:p>0.0318161972</text:p>
          </table:table-cell>
          <table:table-cell office:value-type="float" office:value="0.0392513" calcext:value-type="float">
            <text:p>0.0392513</text:p>
          </table:table-cell>
          <table:table-cell table:formula="of:=[.J107]-[.K107]" office:value-type="float" office:value="-0.0074351027932" calcext:value-type="float">
            <text:p>-0.0074351028</text:p>
          </table:table-cell>
          <table:table-cell/>
          <table:table-cell office:value-type="float" office:value="0.668869376074" calcext:value-type="float">
            <text:p>0.6688693761</text:p>
          </table:table-cell>
          <table:table-cell office:value-type="float" office:value="0.7657015" calcext:value-type="float">
            <text:p>0.7657015</text:p>
          </table:table-cell>
          <table:table-cell table:formula="of:=[.N107]-[.O107]" office:value-type="float" office:value="-0.0968321239259999" calcext:value-type="float">
            <text:p>-0.0968321239</text:p>
          </table:table-cell>
        </table:table-row>
        <table:table-row table:style-name="ro1">
          <table:table-cell office:value-type="string" calcext:value-type="string">
            <text:p>def2-TZVPP.m06.xyz</text:p>
          </table:table-cell>
          <table:table-cell office:value-type="float" office:value="0.00214823979626" calcext:value-type="float">
            <text:p>0.0021482398</text:p>
          </table:table-cell>
          <table:table-cell office:value-type="float" office:value="0.0034584" calcext:value-type="float">
            <text:p>0.0034584</text:p>
          </table:table-cell>
          <table:table-cell table:formula="of:=[.B108]-[.C108]" office:value-type="float" office:value="-0.00131016020374" calcext:value-type="float">
            <text:p>-0.0013101602</text:p>
          </table:table-cell>
          <table:table-cell table:number-columns-repeated="5"/>
          <table:table-cell office:value-type="float" office:value="0.00292835722237" calcext:value-type="float">
            <text:p>0.0029283572</text:p>
          </table:table-cell>
          <table:table-cell office:value-type="float" office:value="0.0035522" calcext:value-type="float">
            <text:p>0.0035522</text:p>
          </table:table-cell>
          <table:table-cell table:formula="of:=[.J108]-[.K108]" office:value-type="float" office:value="-0.00062384277763" calcext:value-type="float">
            <text:p>-0.0006238428</text:p>
          </table:table-cell>
          <table:table-cell/>
          <table:table-cell office:value-type="float" office:value="0.0732674649324" calcext:value-type="float">
            <text:p>0.0732674649</text:p>
          </table:table-cell>
          <table:table-cell office:value-type="float" office:value="0.0841854" calcext:value-type="float">
            <text:p>0.0841854</text:p>
          </table:table-cell>
          <table:table-cell table:formula="of:=[.N108]-[.O108]" office:value-type="float" office:value="-0.0109179350676" calcext:value-type="float">
            <text:p>-0.0109179351</text:p>
          </table:table-cell>
        </table:table-row>
        <table:table-row table:style-name="ro1">
          <table:table-cell office:value-type="string" calcext:value-type="string">
            <text:p>def2-TZVPP.pbe0.xyz</text:p>
          </table:table-cell>
          <table:table-cell office:value-type="float" office:value="0.00142864652342" calcext:value-type="float">
            <text:p>0.0014286465</text:p>
          </table:table-cell>
          <table:table-cell office:value-type="float" office:value="0.0020169" calcext:value-type="float">
            <text:p>0.0020169</text:p>
          </table:table-cell>
          <table:table-cell table:formula="of:=[.B109]-[.C109]" office:value-type="float" office:value="-0.00058825347658" calcext:value-type="float">
            <text:p>-0.0005882535</text:p>
          </table:table-cell>
          <table:table-cell/>
          <table:table-cell office:value-type="float" office:value="0.000765849888647" calcext:value-type="float">
            <text:p>0.0007658499</text:p>
          </table:table-cell>
          <table:table-cell office:value-type="float" office:value="0.0011294" calcext:value-type="float">
            <text:p>0.0011294</text:p>
          </table:table-cell>
          <table:table-cell table:formula="of:=[.F109]-[.G109]" office:value-type="float" office:value="-0.000363550111353" calcext:value-type="float">
            <text:p>-0.0003635501</text:p>
          </table:table-cell>
          <table:table-cell/>
          <table:table-cell office:value-type="float" office:value="0.0211555355675" calcext:value-type="float">
            <text:p>0.0211555356</text:p>
          </table:table-cell>
          <table:table-cell office:value-type="float" office:value="0.0238943" calcext:value-type="float">
            <text:p>0.0238943</text:p>
          </table:table-cell>
          <table:table-cell table:formula="of:=[.J109]-[.K109]" office:value-type="float" office:value="-0.0027387644325" calcext:value-type="float">
            <text:p>-0.0027387644</text:p>
          </table:table-cell>
          <table:table-cell/>
          <table:table-cell office:value-type="float" office:value="0.056697249607" calcext:value-type="float">
            <text:p>0.0566972496</text:p>
          </table:table-cell>
          <table:table-cell office:value-type="float" office:value="0.0660378" calcext:value-type="float">
            <text:p>0.0660378</text:p>
          </table:table-cell>
          <table:table-cell table:formula="of:=[.N109]-[.O109]" office:value-type="float" office:value="-0.009340550393" calcext:value-type="float">
            <text:p>-0.0093405504</text:p>
          </table:table-cell>
        </table:table-row>
        <table:table-row table:style-name="ro1">
          <table:table-cell office:value-type="string" calcext:value-type="string">
            <text:p>def2-TZVPP.pbe96.xyz</text:p>
          </table:table-cell>
          <table:table-cell office:value-type="float" office:value="0.00654613628198" calcext:value-type="float">
            <text:p>0.0065461363</text:p>
          </table:table-cell>
          <table:table-cell office:value-type="float" office:value="0.0083597" calcext:value-type="float">
            <text:p>0.0083597</text:p>
          </table:table-cell>
          <table:table-cell table:formula="of:=[.B110]-[.C110]" office:value-type="float" office:value="-0.00181356371802" calcext:value-type="float">
            <text:p>-0.0018135637</text:p>
          </table:table-cell>
          <table:table-cell/>
          <table:table-cell office:value-type="float" office:value="0.0059973861045" calcext:value-type="float">
            <text:p>0.0059973861</text:p>
          </table:table-cell>
          <table:table-cell office:value-type="float" office:value="0.0070468" calcext:value-type="float">
            <text:p>0.0070468</text:p>
          </table:table-cell>
          <table:table-cell table:formula="of:=[.F110]-[.G110]" office:value-type="float" office:value="-0.0010494138955" calcext:value-type="float">
            <text:p>-0.0010494139</text:p>
          </table:table-cell>
          <table:table-cell/>
          <table:table-cell office:value-type="float" office:value="0.0581090638437" calcext:value-type="float">
            <text:p>0.0581090638</text:p>
          </table:table-cell>
          <table:table-cell office:value-type="float" office:value="0.0743708" calcext:value-type="float">
            <text:p>0.0743708</text:p>
          </table:table-cell>
          <table:table-cell table:formula="of:=[.J110]-[.K110]" office:value-type="float" office:value="-0.0162617361563" calcext:value-type="float">
            <text:p>-0.0162617362</text:p>
          </table:table-cell>
          <table:table-cell/>
          <table:table-cell office:value-type="float" office:value="0.663690283354" calcext:value-type="float">
            <text:p>0.6636902834</text:p>
          </table:table-cell>
          <table:table-cell office:value-type="float" office:value="0.7531069" calcext:value-type="float">
            <text:p>0.7531069</text:p>
          </table:table-cell>
          <table:table-cell table:formula="of:=[.N110]-[.O110]" office:value-type="float" office:value="-0.089416616646" calcext:value-type="float">
            <text:p>-0.0894166166</text:p>
          </table:table-cell>
        </table:table-row>
        <table:table-row table:style-name="ro1">
          <table:table-cell office:value-type="string" calcext:value-type="string">
            <text:p>def2-TZVPP.pw6b95.xyz</text:p>
          </table:table-cell>
          <table:table-cell office:value-type="float" office:value="0.00250342765024" calcext:value-type="float">
            <text:p>0.0025034277</text:p>
          </table:table-cell>
          <table:table-cell office:value-type="float" office:value="0.0038607" calcext:value-type="float">
            <text:p>0.0038607</text:p>
          </table:table-cell>
          <table:table-cell table:formula="of:=[.B111]-[.C111]" office:value-type="float" office:value="-0.00135727234976" calcext:value-type="float">
            <text:p>-0.0013572723</text:p>
          </table:table-cell>
          <table:table-cell/>
          <table:table-cell office:value-type="float" office:value="0.00224823846392" calcext:value-type="float">
            <text:p>0.0022482385</text:p>
          </table:table-cell>
          <table:table-cell office:value-type="float" office:value="0.0034097" calcext:value-type="float">
            <text:p>0.0034097</text:p>
          </table:table-cell>
          <table:table-cell table:formula="of:=[.F111]-[.G111]" office:value-type="float" office:value="-0.00116146153608" calcext:value-type="float">
            <text:p>-0.0011614615</text:p>
          </table:table-cell>
          <table:table-cell/>
          <table:table-cell office:value-type="float" office:value="0.00370906275515" calcext:value-type="float">
            <text:p>0.0037090628</text:p>
          </table:table-cell>
          <table:table-cell office:value-type="float" office:value="0.0046288" calcext:value-type="float">
            <text:p>0.0046288</text:p>
          </table:table-cell>
          <table:table-cell table:formula="of:=[.J111]-[.K111]" office:value-type="float" office:value="-0.00091973724485" calcext:value-type="float">
            <text:p>-0.0009197372</text:p>
          </table:table-cell>
          <table:table-cell/>
          <table:table-cell office:value-type="float" office:value="0.00234629689444" calcext:value-type="float">
            <text:p>0.0023462969</text:p>
          </table:table-cell>
          <table:table-cell office:value-type="float" office:value="0.0033594" calcext:value-type="float">
            <text:p>0.0033594</text:p>
          </table:table-cell>
          <table:table-cell table:formula="of:=[.N111]-[.O111]" office:value-type="float" office:value="-0.00101310310556" calcext:value-type="float">
            <text:p>-0.0010131031</text:p>
          </table:table-cell>
        </table:table-row>
        <table:table-row table:style-name="ro1">
          <table:table-cell office:value-type="string" calcext:value-type="string">
            <text:p>def2-TZVPP.tpss.xyz</text:p>
          </table:table-cell>
          <table:table-cell office:value-type="float" office:value="0.00583435311086" calcext:value-type="float">
            <text:p>0.0058343531</text:p>
          </table:table-cell>
          <table:table-cell office:value-type="float" office:value="0.0071998" calcext:value-type="float">
            <text:p>0.0071998</text:p>
          </table:table-cell>
          <table:table-cell table:formula="of:=[.B112]-[.C112]" office:value-type="float" office:value="-0.00136544688914" calcext:value-type="float">
            <text:p>-0.0013654469</text:p>
          </table:table-cell>
          <table:table-cell/>
          <table:table-cell office:value-type="float" office:value="0.541985080418" calcext:value-type="float">
            <text:p>0.5419850804</text:p>
          </table:table-cell>
          <table:table-cell office:value-type="float" office:value="0.584588" calcext:value-type="float">
            <text:p>0.584588</text:p>
          </table:table-cell>
          <table:table-cell table:formula="of:=[.F112]-[.G112]" office:value-type="float" office:value="-0.042602919582" calcext:value-type="float">
            <text:p>-0.0426029196</text:p>
          </table:table-cell>
          <table:table-cell/>
          <table:table-cell office:value-type="float" office:value="0.0278871231621" calcext:value-type="float">
            <text:p>0.0278871232</text:p>
          </table:table-cell>
          <table:table-cell office:value-type="float" office:value="0.0342037" calcext:value-type="float">
            <text:p>0.0342037</text:p>
          </table:table-cell>
          <table:table-cell table:formula="of:=[.J112]-[.K112]" office:value-type="float" office:value="-0.0063165768379" calcext:value-type="float">
            <text:p>-0.0063165768</text:p>
          </table:table-cell>
          <table:table-cell/>
          <table:table-cell office:value-type="float" office:value="0.00606835565845" calcext:value-type="float">
            <text:p>0.0060683557</text:p>
          </table:table-cell>
          <table:table-cell office:value-type="float" office:value="0.0068263" calcext:value-type="float">
            <text:p>0.0068263</text:p>
          </table:table-cell>
          <table:table-cell table:formula="of:=[.N112]-[.O112]" office:value-type="float" office:value="-0.000757944341549999" calcext:value-type="float">
            <text:p>-0.0007579443</text:p>
          </table:table-cell>
        </table:table-row>
        <table:table-row table:style-name="ro1">
          <table:table-cell office:value-type="string" calcext:value-type="string">
            <text:p>def2-TZVPP.tpssh.xyz</text:p>
          </table:table-cell>
          <table:table-cell office:value-type="float" office:value="0.00323645114284" calcext:value-type="float">
            <text:p>0.0032364511</text:p>
          </table:table-cell>
          <table:table-cell office:value-type="float" office:value="0.0036242" calcext:value-type="float">
            <text:p>0.0036242</text:p>
          </table:table-cell>
          <table:table-cell table:formula="of:=[.B113]-[.C113]" office:value-type="float" office:value="-0.00038774885716" calcext:value-type="float">
            <text:p>-0.0003877489</text:p>
          </table:table-cell>
          <table:table-cell/>
          <table:table-cell office:value-type="float" office:value="0.00280399480823" calcext:value-type="float">
            <text:p>0.0028039948</text:p>
          </table:table-cell>
          <table:table-cell office:value-type="float" office:value="0.0031152" calcext:value-type="float">
            <text:p>0.0031152</text:p>
          </table:table-cell>
          <table:table-cell table:formula="of:=[.F113]-[.G113]" office:value-type="float" office:value="-0.00031120519177" calcext:value-type="float">
            <text:p>-0.0003112052</text:p>
          </table:table-cell>
          <table:table-cell/>
          <table:table-cell office:value-type="float" office:value="0.0218103332486" calcext:value-type="float">
            <text:p>0.0218103332</text:p>
          </table:table-cell>
          <table:table-cell office:value-type="float" office:value="0.0259751" calcext:value-type="float">
            <text:p>0.0259751</text:p>
          </table:table-cell>
          <table:table-cell table:formula="of:=[.J113]-[.K113]" office:value-type="float" office:value="-0.0041647667514" calcext:value-type="float">
            <text:p>-0.0041647668</text:p>
          </table:table-cell>
          <table:table-cell/>
          <table:table-cell office:value-type="float" office:value="0.00315869615113" calcext:value-type="float">
            <text:p>0.0031586962</text:p>
          </table:table-cell>
          <table:table-cell office:value-type="float" office:value="0.0034567" calcext:value-type="float">
            <text:p>0.0034567</text:p>
          </table:table-cell>
          <table:table-cell table:formula="of:=[.N113]-[.O113]" office:value-type="float" office:value="-0.00029800384887" calcext:value-type="float">
            <text:p>-0.0002980038</text:p>
          </table:table-cell>
        </table:table-row>
        <table:table-row table:style-name="ro1">
          <table:table-cell office:value-type="string" calcext:value-type="string">
            <text:p>def2-TZVPPD.b3lyp.xyz</text:p>
          </table:table-cell>
          <table:table-cell office:value-type="float" office:value="0.00500339939996" calcext:value-type="float">
            <text:p>0.0050033994</text:p>
          </table:table-cell>
          <table:table-cell office:value-type="float" office:value="0.0053117" calcext:value-type="float">
            <text:p>0.0053117</text:p>
          </table:table-cell>
          <table:table-cell table:formula="of:=[.B114]-[.C114]" office:value-type="float" office:value="-0.00030830060004" calcext:value-type="float">
            <text:p>-0.0003083006</text:p>
          </table:table-cell>
          <table:table-cell/>
          <table:table-cell office:value-type="float" office:value="0.00432472516652" calcext:value-type="float">
            <text:p>0.0043247252</text:p>
          </table:table-cell>
          <table:table-cell office:value-type="float" office:value="0.0046002" calcext:value-type="float">
            <text:p>0.0046002</text:p>
          </table:table-cell>
          <table:table-cell table:formula="of:=[.F114]-[.G114]" office:value-type="float" office:value="-0.00027547483348" calcext:value-type="float">
            <text:p>-0.0002754748</text:p>
          </table:table-cell>
          <table:table-cell/>
          <table:table-cell office:value-type="float" office:value="0.00526490340963" calcext:value-type="float">
            <text:p>0.0052649034</text:p>
          </table:table-cell>
          <table:table-cell office:value-type="float" office:value="0.0054937" calcext:value-type="float">
            <text:p>0.0054937</text:p>
          </table:table-cell>
          <table:table-cell table:formula="of:=[.J114]-[.K114]" office:value-type="float" office:value="-0.00022879659037" calcext:value-type="float">
            <text:p>-0.0002287966</text:p>
          </table:table-cell>
          <table:table-cell/>
          <table:table-cell office:value-type="float" office:value="0.00474792394513" calcext:value-type="float">
            <text:p>0.0047479239</text:p>
          </table:table-cell>
          <table:table-cell office:value-type="float" office:value="0.0049907" calcext:value-type="float">
            <text:p>0.0049907</text:p>
          </table:table-cell>
          <table:table-cell table:formula="of:=[.N114]-[.O114]" office:value-type="float" office:value="-0.00024277605487" calcext:value-type="float">
            <text:p>-0.0002427761</text:p>
          </table:table-cell>
        </table:table-row>
        <table:table-row table:style-name="ro1">
          <table:table-cell office:value-type="string" calcext:value-type="string">
            <text:p>def2-TZVPPD.b97-d.xyz</text:p>
          </table:table-cell>
          <table:table-cell office:value-type="float" office:value="0.00405646293654" calcext:value-type="float">
            <text:p>0.0040564629</text:p>
          </table:table-cell>
          <table:table-cell office:value-type="float" office:value="0.0045221" calcext:value-type="float">
            <text:p>0.0045221</text:p>
          </table:table-cell>
          <table:table-cell table:formula="of:=[.B115]-[.C115]" office:value-type="float" office:value="-0.000465637063459999" calcext:value-type="float">
            <text:p>-0.0004656371</text:p>
          </table:table-cell>
          <table:table-cell/>
          <table:table-cell office:value-type="float" office:value="1.20695200455" calcext:value-type="float">
            <text:p>1.2069520046</text:p>
          </table:table-cell>
          <table:table-cell office:value-type="float" office:value="1.2828331" calcext:value-type="float">
            <text:p>1.2828331</text:p>
          </table:table-cell>
          <table:table-cell table:formula="of:=[.F115]-[.G115]" office:value-type="float" office:value="-0.07588109545" calcext:value-type="float">
            <text:p>-0.0758810955</text:p>
          </table:table-cell>
          <table:table-cell/>
          <table:table-cell office:value-type="float" office:value="0.0383309774511" calcext:value-type="float">
            <text:p>0.0383309775</text:p>
          </table:table-cell>
          <table:table-cell office:value-type="float" office:value="0.0442018" calcext:value-type="float">
            <text:p>0.0442018</text:p>
          </table:table-cell>
          <table:table-cell table:formula="of:=[.J115]-[.K115]" office:value-type="float" office:value="-0.0058708225489" calcext:value-type="float">
            <text:p>-0.0058708225</text:p>
          </table:table-cell>
          <table:table-cell/>
          <table:table-cell office:value-type="float" office:value="0.00455375350022" calcext:value-type="float">
            <text:p>0.0045537535</text:p>
          </table:table-cell>
          <table:table-cell office:value-type="float" office:value="0.0049174" calcext:value-type="float">
            <text:p>0.0049174</text:p>
          </table:table-cell>
          <table:table-cell table:formula="of:=[.N115]-[.O115]" office:value-type="float" office:value="-0.00036364649978" calcext:value-type="float">
            <text:p>-0.0003636465</text:p>
          </table:table-cell>
        </table:table-row>
        <table:table-row table:style-name="ro1">
          <table:table-cell office:value-type="string" calcext:value-type="string">
            <text:p>def2-TZVPPD.bhlyp-d3.xyz</text:p>
          </table:table-cell>
          <table:table-cell office:value-type="float" office:value="0.00697499124651" calcext:value-type="float">
            <text:p>0.0069749912</text:p>
          </table:table-cell>
          <table:table-cell office:value-type="float" office:value="0.0107703" calcext:value-type="float">
            <text:p>0.0107703</text:p>
          </table:table-cell>
          <table:table-cell table:formula="of:=[.B116]-[.C116]" office:value-type="float" office:value="-0.00379530875349" calcext:value-type="float">
            <text:p>-0.0037953088</text:p>
          </table:table-cell>
          <table:table-cell/>
          <table:table-cell office:value-type="float" office:value="0.00623559946144" calcext:value-type="float">
            <text:p>0.0062355995</text:p>
          </table:table-cell>
          <table:table-cell office:value-type="float" office:value="0.0095221" calcext:value-type="float">
            <text:p>0.0095221</text:p>
          </table:table-cell>
          <table:table-cell table:formula="of:=[.F116]-[.G116]" office:value-type="float" office:value="-0.00328650053856" calcext:value-type="float">
            <text:p>-0.0032865005</text:p>
          </table:table-cell>
          <table:table-cell/>
          <table:table-cell office:value-type="float" office:value="0.0071167090562" calcext:value-type="float">
            <text:p>0.0071167091</text:p>
          </table:table-cell>
          <table:table-cell office:value-type="float" office:value="0.0102655" calcext:value-type="float">
            <text:p>0.0102655</text:p>
          </table:table-cell>
          <table:table-cell table:formula="of:=[.J116]-[.K116]" office:value-type="float" office:value="-0.0031487909438" calcext:value-type="float">
            <text:p>-0.0031487909</text:p>
          </table:table-cell>
          <table:table-cell/>
          <table:table-cell office:value-type="float" office:value="0.00620800240106" calcext:value-type="float">
            <text:p>0.0062080024</text:p>
          </table:table-cell>
          <table:table-cell office:value-type="float" office:value="0.0091383" calcext:value-type="float">
            <text:p>0.0091383</text:p>
          </table:table-cell>
          <table:table-cell table:formula="of:=[.N116]-[.O116]" office:value-type="float" office:value="-0.00293029759894" calcext:value-type="float">
            <text:p>-0.0029302976</text:p>
          </table:table-cell>
        </table:table-row>
        <table:table-row table:style-name="ro1">
          <table:table-cell office:value-type="string" calcext:value-type="string">
            <text:p>def2-TZVPPD.blyp-d3.xyz</text:p>
          </table:table-cell>
          <table:table-cell office:value-type="float" office:value="0.00913270318994" calcext:value-type="float">
            <text:p>0.0091327032</text:p>
          </table:table-cell>
          <table:table-cell office:value-type="float" office:value="0.0098637" calcext:value-type="float">
            <text:p>0.0098637</text:p>
          </table:table-cell>
          <table:table-cell table:formula="of:=[.B117]-[.C117]" office:value-type="float" office:value="-0.000730996810059999" calcext:value-type="float">
            <text:p>-0.0007309968</text:p>
          </table:table-cell>
          <table:table-cell/>
          <table:table-cell office:value-type="float" office:value="0.00784035102069" calcext:value-type="float">
            <text:p>0.007840351</text:p>
          </table:table-cell>
          <table:table-cell office:value-type="float" office:value="0.0085465" calcext:value-type="float">
            <text:p>0.0085465</text:p>
          </table:table-cell>
          <table:table-cell table:formula="of:=[.F117]-[.G117]" office:value-type="float" office:value="-0.00070614897931" calcext:value-type="float">
            <text:p>-0.000706149</text:p>
          </table:table-cell>
          <table:table-cell/>
          <table:table-cell office:value-type="float" office:value="0.019170691993" calcext:value-type="float">
            <text:p>0.019170692</text:p>
          </table:table-cell>
          <table:table-cell office:value-type="float" office:value="0.0261587" calcext:value-type="float">
            <text:p>0.0261587</text:p>
          </table:table-cell>
          <table:table-cell table:formula="of:=[.J117]-[.K117]" office:value-type="float" office:value="-0.006988008007" calcext:value-type="float">
            <text:p>-0.006988008</text:p>
          </table:table-cell>
          <table:table-cell/>
          <table:table-cell office:value-type="float" office:value="0.71478195244" calcext:value-type="float">
            <text:p>0.7147819524</text:p>
          </table:table-cell>
          <table:table-cell office:value-type="float" office:value="0.7712552" calcext:value-type="float">
            <text:p>0.7712552</text:p>
          </table:table-cell>
          <table:table-cell table:formula="of:=[.N117]-[.O117]" office:value-type="float" office:value="-0.0564732475599999" calcext:value-type="float">
            <text:p>-0.0564732476</text:p>
          </table:table-cell>
        </table:table-row>
        <table:table-row table:style-name="ro1">
          <table:table-cell office:value-type="string" calcext:value-type="string">
            <text:p>def2-TZVPPD.bp86-d3.xyz</text:p>
          </table:table-cell>
          <table:table-cell office:value-type="float" office:value="0.00746989763428" calcext:value-type="float">
            <text:p>0.0074698976</text:p>
          </table:table-cell>
          <table:table-cell office:value-type="float" office:value="0.0086573" calcext:value-type="float">
            <text:p>0.0086573</text:p>
          </table:table-cell>
          <table:table-cell table:formula="of:=[.B118]-[.C118]" office:value-type="float" office:value="-0.00118740236572" calcext:value-type="float">
            <text:p>-0.0011874024</text:p>
          </table:table-cell>
          <table:table-cell/>
          <table:table-cell office:value-type="float" office:value="0.441853811995" calcext:value-type="float">
            <text:p>0.441853812</text:p>
          </table:table-cell>
          <table:table-cell office:value-type="float" office:value="0.4812564" calcext:value-type="float">
            <text:p>0.4812564</text:p>
          </table:table-cell>
          <table:table-cell table:formula="of:=[.F118]-[.G118]" office:value-type="float" office:value="-0.039402588005" calcext:value-type="float">
            <text:p>-0.039402588</text:p>
          </table:table-cell>
          <table:table-cell/>
          <table:table-cell office:value-type="float" office:value="0.0501918521507" calcext:value-type="float">
            <text:p>0.0501918522</text:p>
          </table:table-cell>
          <table:table-cell office:value-type="float" office:value="0.0638401" calcext:value-type="float">
            <text:p>0.0638401</text:p>
          </table:table-cell>
          <table:table-cell table:formula="of:=[.J118]-[.K118]" office:value-type="float" office:value="-0.0136482478493" calcext:value-type="float">
            <text:p>-0.0136482478</text:p>
          </table:table-cell>
          <table:table-cell/>
          <table:table-cell office:value-type="float" office:value="0.71989653006" calcext:value-type="float">
            <text:p>0.7198965301</text:p>
          </table:table-cell>
          <table:table-cell office:value-type="float" office:value="0.7842474" calcext:value-type="float">
            <text:p>0.7842474</text:p>
          </table:table-cell>
          <table:table-cell table:formula="of:=[.N118]-[.O118]" office:value-type="float" office:value="-0.0643508699399999" calcext:value-type="float">
            <text:p>-0.0643508699</text:p>
          </table:table-cell>
        </table:table-row>
        <table:table-row table:style-name="ro1">
          <table:table-cell office:value-type="string" calcext:value-type="string">
            <text:p>def2-TZVPPD.m06-d3.xyz</text:p>
          </table:table-cell>
          <table:table-cell office:value-type="float" office:value="0.00289240741713" calcext:value-type="float">
            <text:p>0.0028924074</text:p>
          </table:table-cell>
          <table:table-cell office:value-type="float" office:value="0.0044357" calcext:value-type="float">
            <text:p>0.0044357</text:p>
          </table:table-cell>
          <table:table-cell table:formula="of:=[.B119]-[.C119]" office:value-type="float" office:value="-0.00154329258287" calcext:value-type="float">
            <text:p>-0.0015432926</text:p>
          </table:table-cell>
          <table:table-cell/>
          <table:table-cell office:value-type="float" office:value="0.595574741976" calcext:value-type="float">
            <text:p>0.595574742</text:p>
          </table:table-cell>
          <table:table-cell office:value-type="float" office:value="0.6382797" calcext:value-type="float">
            <text:p>0.6382797</text:p>
          </table:table-cell>
          <table:table-cell table:formula="of:=[.F119]-[.G119]" office:value-type="float" office:value="-0.042704958024" calcext:value-type="float">
            <text:p>-0.042704958</text:p>
          </table:table-cell>
          <table:table-cell/>
          <table:table-cell office:value-type="float" office:value="0.00311241801997" calcext:value-type="float">
            <text:p>0.003112418</text:p>
          </table:table-cell>
          <table:table-cell office:value-type="float" office:value="0.0039331" calcext:value-type="float">
            <text:p>0.0039331</text:p>
          </table:table-cell>
          <table:table-cell table:formula="of:=[.J119]-[.K119]" office:value-type="float" office:value="-0.00082068198003" calcext:value-type="float">
            <text:p>-0.000820682</text:p>
          </table:table-cell>
          <table:table-cell/>
          <table:table-cell office:value-type="float" office:value="0.0768452202742" calcext:value-type="float">
            <text:p>0.0768452203</text:p>
          </table:table-cell>
          <table:table-cell office:value-type="float" office:value="0.0926491" calcext:value-type="float">
            <text:p>0.0926491</text:p>
          </table:table-cell>
          <table:table-cell table:formula="of:=[.N119]-[.O119]" office:value-type="float" office:value="-0.0158038797258" calcext:value-type="float">
            <text:p>-0.0158038797</text:p>
          </table:table-cell>
        </table:table-row>
        <table:table-row table:style-name="ro1">
          <table:table-cell office:value-type="string" calcext:value-type="string">
            <text:p>def2-TZVPPD.pbe0-d3.xyz</text:p>
          </table:table-cell>
          <table:table-cell office:value-type="float" office:value="0.00246586851952" calcext:value-type="float">
            <text:p>0.0024658685</text:p>
          </table:table-cell>
          <table:table-cell office:value-type="float" office:value="0.0031897" calcext:value-type="float">
            <text:p>0.0031897</text:p>
          </table:table-cell>
          <table:table-cell table:formula="of:=[.B120]-[.C120]" office:value-type="float" office:value="-0.00072383148048" calcext:value-type="float">
            <text:p>-0.0007238315</text:p>
          </table:table-cell>
          <table:table-cell/>
          <table:table-cell office:value-type="float" office:value="0.00216335091303" calcext:value-type="float">
            <text:p>0.0021633509</text:p>
          </table:table-cell>
          <table:table-cell office:value-type="float" office:value="0.0028106" calcext:value-type="float">
            <text:p>0.0028106</text:p>
          </table:table-cell>
          <table:table-cell table:formula="of:=[.F120]-[.G120]" office:value-type="float" office:value="-0.00064724908697" calcext:value-type="float">
            <text:p>-0.0006472491</text:p>
          </table:table-cell>
          <table:table-cell/>
          <table:table-cell office:value-type="float" office:value="0.00340105005187" calcext:value-type="float">
            <text:p>0.0034010501</text:p>
          </table:table-cell>
          <table:table-cell office:value-type="float" office:value="0.0038007" calcext:value-type="float">
            <text:p>0.0038007</text:p>
          </table:table-cell>
          <table:table-cell table:formula="of:=[.J120]-[.K120]" office:value-type="float" office:value="-0.00039964994813" calcext:value-type="float">
            <text:p>-0.0003996499</text:p>
          </table:table-cell>
          <table:table-cell/>
          <table:table-cell office:value-type="float" office:value="0.00217866855908" calcext:value-type="float">
            <text:p>0.0021786686</text:p>
          </table:table-cell>
          <table:table-cell office:value-type="float" office:value="0.0026528" calcext:value-type="float">
            <text:p>0.0026528</text:p>
          </table:table-cell>
          <table:table-cell table:formula="of:=[.N120]-[.O120]" office:value-type="float" office:value="-0.00047413144092" calcext:value-type="float">
            <text:p>-0.0004741314</text:p>
          </table:table-cell>
        </table:table-row>
        <table:table-row table:style-name="ro1">
          <table:table-cell office:value-type="string" calcext:value-type="string">
            <text:p>def2-TZVPPD.pbe96-d3.xyz</text:p>
          </table:table-cell>
          <table:table-cell office:value-type="float" office:value="0.00718905465892" calcext:value-type="float">
            <text:p>0.0071890547</text:p>
          </table:table-cell>
          <table:table-cell office:value-type="float" office:value="0.0083788" calcext:value-type="float">
            <text:p>0.0083788</text:p>
          </table:table-cell>
          <table:table-cell table:formula="of:=[.B121]-[.C121]" office:value-type="float" office:value="-0.00118974534108" calcext:value-type="float">
            <text:p>-0.0011897453</text:p>
          </table:table-cell>
          <table:table-cell/>
          <table:table-cell office:value-type="float" office:value="0.00639036295441" calcext:value-type="float">
            <text:p>0.006390363</text:p>
          </table:table-cell>
          <table:table-cell office:value-type="float" office:value="0.0072175" calcext:value-type="float">
            <text:p>0.0072175</text:p>
          </table:table-cell>
          <table:table-cell table:formula="of:=[.F121]-[.G121]" office:value-type="float" office:value="-0.00082713704559" calcext:value-type="float">
            <text:p>-0.000827137</text:p>
          </table:table-cell>
          <table:table-cell/>
          <table:table-cell office:value-type="float" office:value="0.00818594479146" calcext:value-type="float">
            <text:p>0.0081859448</text:p>
          </table:table-cell>
          <table:table-cell office:value-type="float" office:value="0.009045" calcext:value-type="float">
            <text:p>0.009045</text:p>
          </table:table-cell>
          <table:table-cell table:formula="of:=[.J121]-[.K121]" office:value-type="float" office:value="-0.000859055208539999" calcext:value-type="float">
            <text:p>-0.0008590552</text:p>
          </table:table-cell>
          <table:table-cell/>
          <table:table-cell office:value-type="float" office:value="0.717583760021" calcext:value-type="float">
            <text:p>0.71758376</text:p>
          </table:table-cell>
          <table:table-cell office:value-type="float" office:value="0.7887271" calcext:value-type="float">
            <text:p>0.7887271</text:p>
          </table:table-cell>
          <table:table-cell table:formula="of:=[.N121]-[.O121]" office:value-type="float" office:value="-0.071143339979" calcext:value-type="float">
            <text:p>-0.07114334</text:p>
          </table:table-cell>
        </table:table-row>
        <table:table-row table:style-name="ro1">
          <table:table-cell office:value-type="string" calcext:value-type="string">
            <text:p>def2-TZVPPD.pw6b95-d3.xyz</text:p>
          </table:table-cell>
          <table:table-cell office:value-type="float" office:value="0.00331235052493" calcext:value-type="float">
            <text:p>0.0033123505</text:p>
          </table:table-cell>
          <table:table-cell office:value-type="float" office:value="0.0049385" calcext:value-type="float">
            <text:p>0.0049385</text:p>
          </table:table-cell>
          <table:table-cell table:formula="of:=[.B122]-[.C122]" office:value-type="float" office:value="-0.00162614947507" calcext:value-type="float">
            <text:p>-0.0016261495</text:p>
          </table:table-cell>
          <table:table-cell/>
          <table:table-cell office:value-type="float" office:value="0.00286258941418" calcext:value-type="float">
            <text:p>0.0028625894</text:p>
          </table:table-cell>
          <table:table-cell office:value-type="float" office:value="0.0042357" calcext:value-type="float">
            <text:p>0.0042357</text:p>
          </table:table-cell>
          <table:table-cell table:formula="of:=[.F122]-[.G122]" office:value-type="float" office:value="-0.00137311058582" calcext:value-type="float">
            <text:p>-0.0013731106</text:p>
          </table:table-cell>
          <table:table-cell/>
          <table:table-cell office:value-type="float" office:value="0.00350835860602" calcext:value-type="float">
            <text:p>0.0035083586</text:p>
          </table:table-cell>
          <table:table-cell office:value-type="float" office:value="0.0048331" calcext:value-type="float">
            <text:p>0.0048331</text:p>
          </table:table-cell>
          <table:table-cell table:formula="of:=[.J122]-[.K122]" office:value-type="float" office:value="-0.00132474139398" calcext:value-type="float">
            <text:p>-0.0013247414</text:p>
          </table:table-cell>
          <table:table-cell/>
          <table:table-cell office:value-type="float" office:value="0.00284026631676" calcext:value-type="float">
            <text:p>0.0028402663</text:p>
          </table:table-cell>
          <table:table-cell office:value-type="float" office:value="0.0040877" calcext:value-type="float">
            <text:p>0.0040877</text:p>
          </table:table-cell>
          <table:table-cell table:formula="of:=[.N122]-[.O122]" office:value-type="float" office:value="-0.00124743368324" calcext:value-type="float">
            <text:p>-0.0012474337</text:p>
          </table:table-cell>
        </table:table-row>
        <table:table-row table:style-name="ro1">
          <table:table-cell office:value-type="string" calcext:value-type="string">
            <text:p>def2-TZVPPD.tpss-d3.xyz</text:p>
          </table:table-cell>
          <table:table-cell office:value-type="float" office:value="0.00642463432595" calcext:value-type="float">
            <text:p>0.0064246343</text:p>
          </table:table-cell>
          <table:table-cell office:value-type="float" office:value="0.0072788" calcext:value-type="float">
            <text:p>0.0072788</text:p>
          </table:table-cell>
          <table:table-cell table:formula="of:=[.B123]-[.C123]" office:value-type="float" office:value="-0.000854165674049999" calcext:value-type="float">
            <text:p>-0.0008541657</text:p>
          </table:table-cell>
          <table:table-cell/>
          <table:table-cell office:value-type="float" office:value="0.501300414391" calcext:value-type="float">
            <text:p>0.5013004144</text:p>
          </table:table-cell>
          <table:table-cell office:value-type="float" office:value="0.5501198" calcext:value-type="float">
            <text:p>0.5501198</text:p>
          </table:table-cell>
          <table:table-cell table:formula="of:=[.F123]-[.G123]" office:value-type="float" office:value="-0.0488193856089999" calcext:value-type="float">
            <text:p>-0.0488193856</text:p>
          </table:table-cell>
          <table:table-cell/>
          <table:table-cell office:value-type="float" office:value="0.00721158853072" calcext:value-type="float">
            <text:p>0.0072115885</text:p>
          </table:table-cell>
          <table:table-cell office:value-type="float" office:value="0.0078998" calcext:value-type="float">
            <text:p>0.0078998</text:p>
          </table:table-cell>
          <table:table-cell table:formula="of:=[.J123]-[.K123]" office:value-type="float" office:value="-0.00068821146928" calcext:value-type="float">
            <text:p>-0.0006882115</text:p>
          </table:table-cell>
          <table:table-cell/>
          <table:table-cell office:value-type="float" office:value="0.00634179067706" calcext:value-type="float">
            <text:p>0.0063417907</text:p>
          </table:table-cell>
          <table:table-cell office:value-type="float" office:value="0.0069701" calcext:value-type="float">
            <text:p>0.0069701</text:p>
          </table:table-cell>
          <table:table-cell table:formula="of:=[.N123]-[.O123]" office:value-type="float" office:value="-0.00062830932294" calcext:value-type="float">
            <text:p>-0.0006283093</text:p>
          </table:table-cell>
        </table:table-row>
        <table:table-row table:style-name="ro1">
          <table:table-cell office:value-type="string" calcext:value-type="string">
            <text:p>def2-TZVPPD.tpssh-d3.xyz</text:p>
          </table:table-cell>
          <table:table-cell office:value-type="float" office:value="0.00403878829464" calcext:value-type="float">
            <text:p>0.0040387883</text:p>
          </table:table-cell>
          <table:table-cell office:value-type="float" office:value="0.004141" calcext:value-type="float">
            <text:p>0.004141</text:p>
          </table:table-cell>
          <table:table-cell table:formula="of:=[.B124]-[.C124]" office:value-type="float" office:value="-0.00010221170536" calcext:value-type="float">
            <text:p>-0.0001022117</text:p>
          </table:table-cell>
          <table:table-cell/>
          <table:table-cell office:value-type="float" office:value="0.00320816606855" calcext:value-type="float">
            <text:p>0.0032081661</text:p>
          </table:table-cell>
          <table:table-cell office:value-type="float" office:value="0.0033931" calcext:value-type="float">
            <text:p>0.0033931</text:p>
          </table:table-cell>
          <table:table-cell table:formula="of:=[.F124]-[.G124]" office:value-type="float" office:value="-0.00018493393145" calcext:value-type="float">
            <text:p>-0.0001849339</text:p>
          </table:table-cell>
          <table:table-cell/>
          <table:table-cell office:value-type="float" office:value="0.0318089757774" calcext:value-type="float">
            <text:p>0.0318089758</text:p>
          </table:table-cell>
          <table:table-cell office:value-type="float" office:value="0.0396844" calcext:value-type="float">
            <text:p>0.0396844</text:p>
          </table:table-cell>
          <table:table-cell table:formula="of:=[.J124]-[.K124]" office:value-type="float" office:value="-0.0078754242226" calcext:value-type="float">
            <text:p>-0.0078754242</text:p>
          </table:table-cell>
          <table:table-cell/>
          <table:table-cell office:value-type="float" office:value="0.00349850896488" calcext:value-type="float">
            <text:p>0.003498509</text:p>
          </table:table-cell>
          <table:table-cell office:value-type="float" office:value="0.0037015" calcext:value-type="float">
            <text:p>0.0037015</text:p>
          </table:table-cell>
          <table:table-cell table:formula="of:=[.N124]-[.O124]" office:value-type="float" office:value="-0.00020299103512" calcext:value-type="float">
            <text:p>-0.000202991</text:p>
          </table:table-cell>
        </table:table-row>
        <table:table-row table:style-name="ro1">
          <table:table-cell office:value-type="string" calcext:value-type="string">
            <text:p>def2-TZVPPD.b3lyp-d3.xyz</text:p>
          </table:table-cell>
          <table:table-cell office:value-type="float" office:value="0.00500339939996" calcext:value-type="float">
            <text:p>0.0050033994</text:p>
          </table:table-cell>
          <table:table-cell office:value-type="float" office:value="0.0053117" calcext:value-type="float">
            <text:p>0.0053117</text:p>
          </table:table-cell>
          <table:table-cell table:formula="of:=[.B125]-[.C125]" office:value-type="float" office:value="-0.00030830060004" calcext:value-type="float">
            <text:p>-0.0003083006</text:p>
          </table:table-cell>
          <table:table-cell/>
          <table:table-cell office:value-type="float" office:value="0.376522548444" calcext:value-type="float">
            <text:p>0.3765225484</text:p>
          </table:table-cell>
          <table:table-cell office:value-type="float" office:value="0.4004238" calcext:value-type="float">
            <text:p>0.4004238</text:p>
          </table:table-cell>
          <table:table-cell table:formula="of:=[.F125]-[.G125]" office:value-type="float" office:value="-0.023901251556" calcext:value-type="float">
            <text:p>-0.0239012516</text:p>
          </table:table-cell>
          <table:table-cell/>
          <table:table-cell office:value-type="float" office:value="0.00536748444788" calcext:value-type="float">
            <text:p>0.0053674844</text:p>
          </table:table-cell>
          <table:table-cell office:value-type="float" office:value="0.0055898" calcext:value-type="float">
            <text:p>0.0055898</text:p>
          </table:table-cell>
          <table:table-cell table:formula="of:=[.J125]-[.K125]" office:value-type="float" office:value="-0.00022231555212" calcext:value-type="float">
            <text:p>-0.0002223156</text:p>
          </table:table-cell>
          <table:table-cell/>
          <table:table-cell office:value-type="float" office:value="0.00445265327307" calcext:value-type="float">
            <text:p>0.0044526533</text:p>
          </table:table-cell>
          <table:table-cell office:value-type="float" office:value="0.004681" calcext:value-type="float">
            <text:p>0.004681</text:p>
          </table:table-cell>
          <table:table-cell table:formula="of:=[.N125]-[.O125]" office:value-type="float" office:value="-0.00022834672693" calcext:value-type="float">
            <text:p>-0.0002283467</text:p>
          </table:table-cell>
        </table:table-row>
        <table:table-row table:style-name="ro1">
          <table:table-cell office:value-type="string" calcext:value-type="string">
            <text:p>def2-TZVPPD.b97-d-d3.xyz</text:p>
          </table:table-cell>
          <table:table-cell office:value-type="float" office:value="0.00418915952854" calcext:value-type="float">
            <text:p>0.0041891595</text:p>
          </table:table-cell>
          <table:table-cell office:value-type="float" office:value="0.0045971" calcext:value-type="float">
            <text:p>0.0045971</text:p>
          </table:table-cell>
          <table:table-cell table:formula="of:=[.B126]-[.C126]" office:value-type="float" office:value="-0.000407940471459999" calcext:value-type="float">
            <text:p>-0.0004079405</text:p>
          </table:table-cell>
          <table:table-cell/>
          <table:table-cell office:value-type="float" office:value="1.018930753" calcext:value-type="float">
            <text:p>1.018930753</text:p>
          </table:table-cell>
          <table:table-cell office:value-type="float" office:value="1.1060166" calcext:value-type="float">
            <text:p>1.1060166</text:p>
          </table:table-cell>
          <table:table-cell table:formula="of:=[.F126]-[.G126]" office:value-type="float" office:value="-0.087085847" calcext:value-type="float">
            <text:p>-0.087085847</text:p>
          </table:table-cell>
          <table:table-cell/>
          <table:table-cell office:value-type="float" office:value="0.0500816050787" calcext:value-type="float">
            <text:p>0.0500816051</text:p>
          </table:table-cell>
          <table:table-cell office:value-type="float" office:value="0.0673385" calcext:value-type="float">
            <text:p>0.0673385</text:p>
          </table:table-cell>
          <table:table-cell table:formula="of:=[.J126]-[.K126]" office:value-type="float" office:value="-0.0172568949213" calcext:value-type="float">
            <text:p>-0.0172568949</text:p>
          </table:table-cell>
          <table:table-cell/>
          <table:table-cell office:value-type="float" office:value="0.00453359051834" calcext:value-type="float">
            <text:p>0.0045335905</text:p>
          </table:table-cell>
          <table:table-cell office:value-type="float" office:value="0.0048938" calcext:value-type="float">
            <text:p>0.0048938</text:p>
          </table:table-cell>
          <table:table-cell table:formula="of:=[.N126]-[.O126]" office:value-type="float" office:value="-0.000360209481659999" calcext:value-type="float">
            <text:p>-0.0003602095</text:p>
          </table:table-cell>
        </table:table-row>
        <table:table-row table:style-name="ro1">
          <table:table-cell office:value-type="string" calcext:value-type="string">
            <text:p>def2-TZVPPD.bhlyp.xyz</text:p>
          </table:table-cell>
          <table:table-cell office:value-type="float" office:value="0.00697499124651" calcext:value-type="float">
            <text:p>0.0069749912</text:p>
          </table:table-cell>
          <table:table-cell office:value-type="float" office:value="0.0107703" calcext:value-type="float">
            <text:p>0.0107703</text:p>
          </table:table-cell>
          <table:table-cell table:formula="of:=[.B127]-[.C127]" office:value-type="float" office:value="-0.00379530875349" calcext:value-type="float">
            <text:p>-0.0037953088</text:p>
          </table:table-cell>
          <table:table-cell/>
          <table:table-cell office:value-type="float" office:value="0.00609077065255" calcext:value-type="float">
            <text:p>0.0060907707</text:p>
          </table:table-cell>
          <table:table-cell office:value-type="float" office:value="0.009356" calcext:value-type="float">
            <text:p>0.009356</text:p>
          </table:table-cell>
          <table:table-cell table:formula="of:=[.F127]-[.G127]" office:value-type="float" office:value="-0.00326522934745" calcext:value-type="float">
            <text:p>-0.0032652293</text:p>
          </table:table-cell>
          <table:table-cell/>
          <table:table-cell office:value-type="float" office:value="0.00698938552973" calcext:value-type="float">
            <text:p>0.0069893855</text:p>
          </table:table-cell>
          <table:table-cell office:value-type="float" office:value="0.01023" calcext:value-type="float">
            <text:p>0.01023</text:p>
          </table:table-cell>
          <table:table-cell table:formula="of:=[.J127]-[.K127]" office:value-type="float" office:value="-0.00324061447027" calcext:value-type="float">
            <text:p>-0.0032406145</text:p>
          </table:table-cell>
          <table:table-cell/>
          <table:table-cell office:value-type="float" office:value="0.00627454684292" calcext:value-type="float">
            <text:p>0.0062745468</text:p>
          </table:table-cell>
          <table:table-cell office:value-type="float" office:value="0.0092247" calcext:value-type="float">
            <text:p>0.0092247</text:p>
          </table:table-cell>
          <table:table-cell table:formula="of:=[.N127]-[.O127]" office:value-type="float" office:value="-0.00295015315708" calcext:value-type="float">
            <text:p>-0.0029501532</text:p>
          </table:table-cell>
        </table:table-row>
        <table:table-row table:style-name="ro1">
          <table:table-cell office:value-type="string" calcext:value-type="string">
            <text:p>def2-TZVPPD.blyp.xyz</text:p>
          </table:table-cell>
          <table:table-cell office:value-type="float" office:value="0.00913270318994" calcext:value-type="float">
            <text:p>0.0091327032</text:p>
          </table:table-cell>
          <table:table-cell office:value-type="float" office:value="0.0098637" calcext:value-type="float">
            <text:p>0.0098637</text:p>
          </table:table-cell>
          <table:table-cell table:formula="of:=[.B128]-[.C128]" office:value-type="float" office:value="-0.000730996810059999" calcext:value-type="float">
            <text:p>-0.0007309968</text:p>
          </table:table-cell>
          <table:table-cell/>
          <table:table-cell office:value-type="float" office:value="0.00774786496226" calcext:value-type="float">
            <text:p>0.007747865</text:p>
          </table:table-cell>
          <table:table-cell office:value-type="float" office:value="0.0084626" calcext:value-type="float">
            <text:p>0.0084626</text:p>
          </table:table-cell>
          <table:table-cell table:formula="of:=[.F128]-[.G128]" office:value-type="float" office:value="-0.000714735037739999" calcext:value-type="float">
            <text:p>-0.000714735</text:p>
          </table:table-cell>
          <table:table-cell/>
          <table:table-cell office:value-type="float" office:value="0.0168705669062" calcext:value-type="float">
            <text:p>0.0168705669</text:p>
          </table:table-cell>
          <table:table-cell office:value-type="float" office:value="0.0228494" calcext:value-type="float">
            <text:p>0.0228494</text:p>
          </table:table-cell>
          <table:table-cell table:formula="of:=[.J128]-[.K128]" office:value-type="float" office:value="-0.0059788330938" calcext:value-type="float">
            <text:p>-0.0059788331</text:p>
          </table:table-cell>
          <table:table-cell/>
          <table:table-cell office:value-type="float" office:value="0.186963051641" calcext:value-type="float">
            <text:p>0.1869630516</text:p>
          </table:table-cell>
          <table:table-cell office:value-type="float" office:value="0.2207888" calcext:value-type="float">
            <text:p>0.2207888</text:p>
          </table:table-cell>
          <table:table-cell table:formula="of:=[.N128]-[.O128]" office:value-type="float" office:value="-0.033825748359" calcext:value-type="float">
            <text:p>-0.0338257484</text:p>
          </table:table-cell>
        </table:table-row>
        <table:table-row table:style-name="ro1">
          <table:table-cell office:value-type="string" calcext:value-type="string">
            <text:p>def2-TZVPPD.bp86.xyz</text:p>
          </table:table-cell>
          <table:table-cell office:value-type="float" office:value="0.00746989763428" calcext:value-type="float">
            <text:p>0.0074698976</text:p>
          </table:table-cell>
          <table:table-cell office:value-type="float" office:value="0.0086573" calcext:value-type="float">
            <text:p>0.0086573</text:p>
          </table:table-cell>
          <table:table-cell table:formula="of:=[.B129]-[.C129]" office:value-type="float" office:value="-0.00118740236572" calcext:value-type="float">
            <text:p>-0.0011874024</text:p>
          </table:table-cell>
          <table:table-cell/>
          <table:table-cell office:value-type="float" office:value="0.00667275805656" calcext:value-type="float">
            <text:p>0.0066727581</text:p>
          </table:table-cell>
          <table:table-cell office:value-type="float" office:value="0.0075104" calcext:value-type="float">
            <text:p>0.0075104</text:p>
          </table:table-cell>
          <table:table-cell table:formula="of:=[.F129]-[.G129]" office:value-type="float" office:value="-0.00083764194344" calcext:value-type="float">
            <text:p>-0.0008376419</text:p>
          </table:table-cell>
          <table:table-cell/>
          <table:table-cell office:value-type="float" office:value="0.00859411212698" calcext:value-type="float">
            <text:p>0.0085941121</text:p>
          </table:table-cell>
          <table:table-cell office:value-type="float" office:value="0.0094692" calcext:value-type="float">
            <text:p>0.0094692</text:p>
          </table:table-cell>
          <table:table-cell table:formula="of:=[.J129]-[.K129]" office:value-type="float" office:value="-0.000875087873019998" calcext:value-type="float">
            <text:p>-0.0008750879</text:p>
          </table:table-cell>
          <table:table-cell/>
          <table:table-cell office:value-type="float" office:value="0.714226955674" calcext:value-type="float">
            <text:p>0.7142269557</text:p>
          </table:table-cell>
          <table:table-cell office:value-type="float" office:value="0.7773718" calcext:value-type="float">
            <text:p>0.7773718</text:p>
          </table:table-cell>
          <table:table-cell table:formula="of:=[.N129]-[.O129]" office:value-type="float" office:value="-0.063144844326" calcext:value-type="float">
            <text:p>-0.0631448443</text:p>
          </table:table-cell>
        </table:table-row>
        <table:table-row table:style-name="ro1">
          <table:table-cell office:value-type="string" calcext:value-type="string">
            <text:p>def2-TZVPPD.m06.xyz</text:p>
          </table:table-cell>
          <table:table-cell office:value-type="float" office:value="0.00289196880266" calcext:value-type="float">
            <text:p>0.0028919688</text:p>
          </table:table-cell>
          <table:table-cell office:value-type="float" office:value="0.0044349" calcext:value-type="float">
            <text:p>0.0044349</text:p>
          </table:table-cell>
          <table:table-cell table:formula="of:=[.B130]-[.C130]" office:value-type="float" office:value="-0.00154293119734" calcext:value-type="float">
            <text:p>-0.0015429312</text:p>
          </table:table-cell>
          <table:table-cell/>
          <table:table-cell office:value-type="float" office:value="0.620413495902" calcext:value-type="float">
            <text:p>0.6204134959</text:p>
          </table:table-cell>
          <table:table-cell office:value-type="float" office:value="0.6557626" calcext:value-type="float">
            <text:p>0.6557626</text:p>
          </table:table-cell>
          <table:table-cell table:formula="of:=[.F130]-[.G130]" office:value-type="float" office:value="-0.035349104098" calcext:value-type="float">
            <text:p>-0.0353491041</text:p>
          </table:table-cell>
          <table:table-cell/>
          <table:table-cell office:value-type="float" office:value="0.00310235924431" calcext:value-type="float">
            <text:p>0.0031023592</text:p>
          </table:table-cell>
          <table:table-cell office:value-type="float" office:value="0.0039367" calcext:value-type="float">
            <text:p>0.0039367</text:p>
          </table:table-cell>
          <table:table-cell table:formula="of:=[.J130]-[.K130]" office:value-type="float" office:value="-0.00083434075569" calcext:value-type="float">
            <text:p>-0.0008343408</text:p>
          </table:table-cell>
          <table:table-cell/>
          <table:table-cell office:value-type="float" office:value="0.0656490961461" calcext:value-type="float">
            <text:p>0.0656490961</text:p>
          </table:table-cell>
          <table:table-cell office:value-type="float" office:value="0.0758893" calcext:value-type="float">
            <text:p>0.0758893</text:p>
          </table:table-cell>
          <table:table-cell table:formula="of:=[.N130]-[.O130]" office:value-type="float" office:value="-0.0102402038539" calcext:value-type="float">
            <text:p>-0.0102402039</text:p>
          </table:table-cell>
        </table:table-row>
        <table:table-row table:style-name="ro1">
          <table:table-cell office:value-type="string" calcext:value-type="string">
            <text:p>def2-TZVPPD.pbe0.xyz</text:p>
          </table:table-cell>
          <table:table-cell office:value-type="float" office:value="0.00246586851952" calcext:value-type="float">
            <text:p>0.0024658685</text:p>
          </table:table-cell>
          <table:table-cell office:value-type="float" office:value="0.0031897" calcext:value-type="float">
            <text:p>0.0031897</text:p>
          </table:table-cell>
          <table:table-cell table:formula="of:=[.B131]-[.C131]" office:value-type="float" office:value="-0.00072383148048" calcext:value-type="float">
            <text:p>-0.0007238315</text:p>
          </table:table-cell>
          <table:table-cell/>
          <table:table-cell office:value-type="float" office:value="0.00216507528541" calcext:value-type="float">
            <text:p>0.0021650753</text:p>
          </table:table-cell>
          <table:table-cell office:value-type="float" office:value="0.002807" calcext:value-type="float">
            <text:p>0.002807</text:p>
          </table:table-cell>
          <table:table-cell table:formula="of:=[.F131]-[.G131]" office:value-type="float" office:value="-0.00064192471459" calcext:value-type="float">
            <text:p>-0.0006419247</text:p>
          </table:table-cell>
          <table:table-cell/>
          <table:table-cell office:value-type="float" office:value="0.0032121478947" calcext:value-type="float">
            <text:p>0.0032121479</text:p>
          </table:table-cell>
          <table:table-cell office:value-type="float" office:value="0.0036248" calcext:value-type="float">
            <text:p>0.0036248</text:p>
          </table:table-cell>
          <table:table-cell table:formula="of:=[.J131]-[.K131]" office:value-type="float" office:value="-0.0004126521053" calcext:value-type="float">
            <text:p>-0.0004126521</text:p>
          </table:table-cell>
          <table:table-cell/>
          <table:table-cell office:value-type="float" office:value="0.00259083686437" calcext:value-type="float">
            <text:p>0.0025908369</text:p>
          </table:table-cell>
          <table:table-cell office:value-type="float" office:value="0.0031203" calcext:value-type="float">
            <text:p>0.0031203</text:p>
          </table:table-cell>
          <table:table-cell table:formula="of:=[.N131]-[.O131]" office:value-type="float" office:value="-0.00052946313563" calcext:value-type="float">
            <text:p>-0.0005294631</text:p>
          </table:table-cell>
        </table:table-row>
        <table:table-row table:style-name="ro1">
          <table:table-cell office:value-type="string" calcext:value-type="string">
            <text:p>def2-TZVPPD.pbe96.xyz</text:p>
          </table:table-cell>
          <table:table-cell office:value-type="float" office:value="0.00718905465892" calcext:value-type="float">
            <text:p>0.0071890547</text:p>
          </table:table-cell>
          <table:table-cell office:value-type="float" office:value="0.0083788" calcext:value-type="float">
            <text:p>0.0083788</text:p>
          </table:table-cell>
          <table:table-cell table:formula="of:=[.B132]-[.C132]" office:value-type="float" office:value="-0.00118974534108" calcext:value-type="float">
            <text:p>-0.0011897453</text:p>
          </table:table-cell>
          <table:table-cell/>
          <table:table-cell office:value-type="float" office:value="0.00637354068457" calcext:value-type="float">
            <text:p>0.0063735407</text:p>
          </table:table-cell>
          <table:table-cell office:value-type="float" office:value="0.0072038" calcext:value-type="float">
            <text:p>0.0072038</text:p>
          </table:table-cell>
          <table:table-cell table:formula="of:=[.F132]-[.G132]" office:value-type="float" office:value="-0.00083025931543" calcext:value-type="float">
            <text:p>-0.0008302593</text:p>
          </table:table-cell>
          <table:table-cell/>
          <table:table-cell office:value-type="float" office:value="0.00823896216255" calcext:value-type="float">
            <text:p>0.0082389622</text:p>
          </table:table-cell>
          <table:table-cell office:value-type="float" office:value="0.0090908" calcext:value-type="float">
            <text:p>0.0090908</text:p>
          </table:table-cell>
          <table:table-cell table:formula="of:=[.J132]-[.K132]" office:value-type="float" office:value="-0.000851837837449999" calcext:value-type="float">
            <text:p>-0.0008518378</text:p>
          </table:table-cell>
          <table:table-cell/>
          <table:table-cell office:value-type="float" office:value="0.707151110945" calcext:value-type="float">
            <text:p>0.7071511109</text:p>
          </table:table-cell>
          <table:table-cell office:value-type="float" office:value="0.7766338" calcext:value-type="float">
            <text:p>0.7766338</text:p>
          </table:table-cell>
          <table:table-cell table:formula="of:=[.N132]-[.O132]" office:value-type="float" office:value="-0.069482689055" calcext:value-type="float">
            <text:p>-0.0694826891</text:p>
          </table:table-cell>
        </table:table-row>
        <table:table-row table:style-name="ro1">
          <table:table-cell office:value-type="string" calcext:value-type="string">
            <text:p>def2-TZVPPD.pw6b95.xyz</text:p>
          </table:table-cell>
          <table:table-cell office:value-type="float" office:value="0.00329734654263" calcext:value-type="float">
            <text:p>0.0032973465</text:p>
          </table:table-cell>
          <table:table-cell office:value-type="float" office:value="0.0049206" calcext:value-type="float">
            <text:p>0.0049206</text:p>
          </table:table-cell>
          <table:table-cell table:formula="of:=[.B133]-[.C133]" office:value-type="float" office:value="-0.00162325345737" calcext:value-type="float">
            <text:p>-0.0016232535</text:p>
          </table:table-cell>
          <table:table-cell/>
          <table:table-cell office:value-type="float" office:value="0.00287740186725" calcext:value-type="float">
            <text:p>0.0028774019</text:p>
          </table:table-cell>
          <table:table-cell office:value-type="float" office:value="0.004238" calcext:value-type="float">
            <text:p>0.004238</text:p>
          </table:table-cell>
          <table:table-cell table:formula="of:=[.F133]-[.G133]" office:value-type="float" office:value="-0.00136059813275" calcext:value-type="float">
            <text:p>-0.0013605981</text:p>
          </table:table-cell>
          <table:table-cell/>
          <table:table-cell office:value-type="float" office:value="0.00343504247063" calcext:value-type="float">
            <text:p>0.0034350425</text:p>
          </table:table-cell>
          <table:table-cell office:value-type="float" office:value="0.0047808" calcext:value-type="float">
            <text:p>0.0047808</text:p>
          </table:table-cell>
          <table:table-cell table:formula="of:=[.J133]-[.K133]" office:value-type="float" office:value="-0.00134575752937" calcext:value-type="float">
            <text:p>-0.0013457575</text:p>
          </table:table-cell>
          <table:table-cell/>
          <table:table-cell office:value-type="float" office:value="0.00289940743422" calcext:value-type="float">
            <text:p>0.0028994074</text:p>
          </table:table-cell>
          <table:table-cell office:value-type="float" office:value="0.0041305" calcext:value-type="float">
            <text:p>0.0041305</text:p>
          </table:table-cell>
          <table:table-cell table:formula="of:=[.N133]-[.O133]" office:value-type="float" office:value="-0.00123109256578" calcext:value-type="float">
            <text:p>-0.0012310926</text:p>
          </table:table-cell>
        </table:table-row>
        <table:table-row table:style-name="ro1">
          <table:table-cell office:value-type="string" calcext:value-type="string">
            <text:p>def2-TZVPPD.tpss.xyz</text:p>
          </table:table-cell>
          <table:table-cell office:value-type="float" office:value="0.00642463432595" calcext:value-type="float">
            <text:p>0.0064246343</text:p>
          </table:table-cell>
          <table:table-cell office:value-type="float" office:value="0.0072788" calcext:value-type="float">
            <text:p>0.0072788</text:p>
          </table:table-cell>
          <table:table-cell table:formula="of:=[.B134]-[.C134]" office:value-type="float" office:value="-0.000854165674049999" calcext:value-type="float">
            <text:p>-0.0008541657</text:p>
          </table:table-cell>
          <table:table-cell/>
          <table:table-cell office:value-type="float" office:value="0.529748121536" calcext:value-type="float">
            <text:p>0.5297481215</text:p>
          </table:table-cell>
          <table:table-cell office:value-type="float" office:value="0.5761704" calcext:value-type="float">
            <text:p>0.5761704</text:p>
          </table:table-cell>
          <table:table-cell table:formula="of:=[.F134]-[.G134]" office:value-type="float" office:value="-0.0464222784639999" calcext:value-type="float">
            <text:p>-0.0464222785</text:p>
          </table:table-cell>
          <table:table-cell/>
          <table:table-cell office:value-type="float" office:value="0.00728749207681" calcext:value-type="float">
            <text:p>0.0072874921</text:p>
          </table:table-cell>
          <table:table-cell office:value-type="float" office:value="0.0079676" calcext:value-type="float">
            <text:p>0.0079676</text:p>
          </table:table-cell>
          <table:table-cell table:formula="of:=[.J134]-[.K134]" office:value-type="float" office:value="-0.00068010792319" calcext:value-type="float">
            <text:p>-0.0006801079</text:p>
          </table:table-cell>
          <table:table-cell/>
          <table:table-cell office:value-type="float" office:value="0.00648782231779" calcext:value-type="float">
            <text:p>0.0064878223</text:p>
          </table:table-cell>
          <table:table-cell office:value-type="float" office:value="0.007107" calcext:value-type="float">
            <text:p>0.007107</text:p>
          </table:table-cell>
          <table:table-cell table:formula="of:=[.N134]-[.O134]" office:value-type="float" office:value="-0.00061917768221" calcext:value-type="float">
            <text:p>-0.0006191777</text:p>
          </table:table-cell>
        </table:table-row>
        <table:table-row table:style-name="ro1">
          <table:table-cell office:value-type="string" calcext:value-type="string">
            <text:p>def2-TZVPPD.tpssh.xyz</text:p>
          </table:table-cell>
          <table:table-cell office:value-type="float" office:value="0.00403878829464" calcext:value-type="float">
            <text:p>0.0040387883</text:p>
          </table:table-cell>
          <table:table-cell office:value-type="float" office:value="0.004141" calcext:value-type="float">
            <text:p>0.004141</text:p>
          </table:table-cell>
          <table:table-cell table:formula="of:=[.B135]-[.C135]" office:value-type="float" office:value="-0.00010221170536" calcext:value-type="float">
            <text:p>-0.0001022117</text:p>
          </table:table-cell>
          <table:table-cell/>
          <table:table-cell office:value-type="float" office:value="0.00319402135703" calcext:value-type="float">
            <text:p>0.0031940214</text:p>
          </table:table-cell>
          <table:table-cell office:value-type="float" office:value="0.0033829" calcext:value-type="float">
            <text:p>0.0033829</text:p>
          </table:table-cell>
          <table:table-cell table:formula="of:=[.F135]-[.G135]" office:value-type="float" office:value="-0.00018887864297" calcext:value-type="float">
            <text:p>-0.0001888786</text:p>
          </table:table-cell>
          <table:table-cell/>
          <table:table-cell office:value-type="float" office:value="0.0138943751379" calcext:value-type="float">
            <text:p>0.0138943751</text:p>
          </table:table-cell>
          <table:table-cell office:value-type="float" office:value="0.0167801" calcext:value-type="float">
            <text:p>0.0167801</text:p>
          </table:table-cell>
          <table:table-cell table:formula="of:=[.J135]-[.K135]" office:value-type="float" office:value="-0.0028857248621" calcext:value-type="float">
            <text:p>-0.0028857249</text:p>
          </table:table-cell>
          <table:table-cell/>
          <table:table-cell office:value-type="float" office:value="0.00362176560358" calcext:value-type="float">
            <text:p>0.0036217656</text:p>
          </table:table-cell>
          <table:table-cell office:value-type="float" office:value="0.0038237" calcext:value-type="float">
            <text:p>0.0038237</text:p>
          </table:table-cell>
          <table:table-cell table:formula="of:=[.N135]-[.O135]" office:value-type="float" office:value="-0.00020193439642" calcext:value-type="float">
            <text:p>-0.0002019344</text:p>
          </table:table-cell>
        </table:table-row>
        <table:table-row table:style-name="ro1">
          <table:table-cell office:value-type="string" calcext:value-type="string">
            <text:p>def2-QZVP.b3lyp.xyz</text:p>
          </table:table-cell>
          <table:table-cell office:value-type="float" office:value="0.00440944753405" calcext:value-type="float">
            <text:p>0.0044094475</text:p>
          </table:table-cell>
          <table:table-cell office:value-type="float" office:value="0.0048268" calcext:value-type="float">
            <text:p>0.0048268</text:p>
          </table:table-cell>
          <table:table-cell table:formula="of:=[.B136]-[.C136]" office:value-type="float" office:value="-0.00041735246595" calcext:value-type="float">
            <text:p>-0.0004173525</text:p>
          </table:table-cell>
          <table:table-cell/>
          <table:table-cell office:value-type="float" office:value="0.00392944510199" calcext:value-type="float">
            <text:p>0.0039294451</text:p>
          </table:table-cell>
          <table:table-cell office:value-type="float" office:value="0.004303" calcext:value-type="float">
            <text:p>0.004303</text:p>
          </table:table-cell>
          <table:table-cell table:formula="of:=[.F136]-[.G136]" office:value-type="float" office:value="-0.00037355489801" calcext:value-type="float">
            <text:p>-0.0003735549</text:p>
          </table:table-cell>
          <table:table-cell/>
          <table:table-cell office:value-type="float" office:value="0.00488395035307" calcext:value-type="float">
            <text:p>0.0048839504</text:p>
          </table:table-cell>
          <table:table-cell office:value-type="float" office:value="0.0051514" calcext:value-type="float">
            <text:p>0.0051514</text:p>
          </table:table-cell>
          <table:table-cell table:formula="of:=[.J136]-[.K136]" office:value-type="float" office:value="-0.000267449646929999" calcext:value-type="float">
            <text:p>-0.0002674496</text:p>
          </table:table-cell>
          <table:table-cell/>
          <table:table-cell office:value-type="float" office:value="0.00436022340391" calcext:value-type="float">
            <text:p>0.0043602234</text:p>
          </table:table-cell>
          <table:table-cell office:value-type="float" office:value="0.0046969" calcext:value-type="float">
            <text:p>0.0046969</text:p>
          </table:table-cell>
          <table:table-cell table:formula="of:=[.N136]-[.O136]" office:value-type="float" office:value="-0.00033667659609" calcext:value-type="float">
            <text:p>-0.0003366766</text:p>
          </table:table-cell>
        </table:table-row>
        <table:table-row table:style-name="ro1">
          <table:table-cell office:value-type="string" calcext:value-type="string">
            <text:p>def2-QZVP.b97-d.xyz</text:p>
          </table:table-cell>
          <table:table-cell office:value-type="float" office:value="0.00337528836628" calcext:value-type="float">
            <text:p>0.0033752884</text:p>
          </table:table-cell>
          <table:table-cell office:value-type="float" office:value="0.0038648" calcext:value-type="float">
            <text:p>0.0038648</text:p>
          </table:table-cell>
          <table:table-cell table:formula="of:=[.B137]-[.C137]" office:value-type="float" office:value="-0.00048951163372" calcext:value-type="float">
            <text:p>-0.0004895116</text:p>
          </table:table-cell>
          <table:table-cell/>
          <table:table-cell office:value-type="float" office:value="1.26965441502" calcext:value-type="float">
            <text:p>1.269654415</text:p>
          </table:table-cell>
          <table:table-cell office:value-type="float" office:value="1.3638658" calcext:value-type="float">
            <text:p>1.3638658</text:p>
          </table:table-cell>
          <table:table-cell table:formula="of:=[.F137]-[.G137]" office:value-type="float" office:value="-0.0942113849799999" calcext:value-type="float">
            <text:p>-0.094211385</text:p>
          </table:table-cell>
          <table:table-cell/>
          <table:table-cell office:value-type="float" office:value="0.0341735523939" calcext:value-type="float">
            <text:p>0.0341735524</text:p>
          </table:table-cell>
          <table:table-cell office:value-type="float" office:value="0.0423418" calcext:value-type="float">
            <text:p>0.0423418</text:p>
          </table:table-cell>
          <table:table-cell table:formula="of:=[.J137]-[.K137]" office:value-type="float" office:value="-0.0081682476061" calcext:value-type="float">
            <text:p>-0.0081682476</text:p>
          </table:table-cell>
          <table:table-cell/>
          <table:table-cell office:value-type="float" office:value="0.00404070749034" calcext:value-type="float">
            <text:p>0.0040407075</text:p>
          </table:table-cell>
          <table:table-cell office:value-type="float" office:value="0.0043573" calcext:value-type="float">
            <text:p>0.0043573</text:p>
          </table:table-cell>
          <table:table-cell table:formula="of:=[.N137]-[.O137]" office:value-type="float" office:value="-0.00031659250966" calcext:value-type="float">
            <text:p>-0.0003165925</text:p>
          </table:table-cell>
        </table:table-row>
        <table:table-row table:style-name="ro1">
          <table:table-cell office:value-type="string" calcext:value-type="string">
            <text:p>def2-QZVP.bhlyp-d3.xyz</text:p>
          </table:table-cell>
          <table:table-cell office:value-type="float" office:value="0.00716373608299" calcext:value-type="float">
            <text:p>0.0071637361</text:p>
          </table:table-cell>
          <table:table-cell office:value-type="float" office:value="0.0110353" calcext:value-type="float">
            <text:p>0.0110353</text:p>
          </table:table-cell>
          <table:table-cell table:formula="of:=[.B138]-[.C138]" office:value-type="float" office:value="-0.00387156391701" calcext:value-type="float">
            <text:p>-0.0038715639</text:p>
          </table:table-cell>
          <table:table-cell/>
          <table:table-cell office:value-type="float" office:value="0.00642800977658" calcext:value-type="float">
            <text:p>0.0064280098</text:p>
          </table:table-cell>
          <table:table-cell office:value-type="float" office:value="0.0097701" calcext:value-type="float">
            <text:p>0.0097701</text:p>
          </table:table-cell>
          <table:table-cell table:formula="of:=[.F138]-[.G138]" office:value-type="float" office:value="-0.00334209022342" calcext:value-type="float">
            <text:p>-0.0033420902</text:p>
          </table:table-cell>
          <table:table-cell/>
          <table:table-cell office:value-type="float" office:value="0.00743138741802" calcext:value-type="float">
            <text:p>0.0074313874</text:p>
          </table:table-cell>
          <table:table-cell office:value-type="float" office:value="0.0105089" calcext:value-type="float">
            <text:p>0.0105089</text:p>
          </table:table-cell>
          <table:table-cell table:formula="of:=[.J138]-[.K138]" office:value-type="float" office:value="-0.00307751258198" calcext:value-type="float">
            <text:p>-0.0030775126</text:p>
          </table:table-cell>
          <table:table-cell/>
          <table:table-cell office:value-type="float" office:value="0.00644256161436" calcext:value-type="float">
            <text:p>0.0064425616</text:p>
          </table:table-cell>
          <table:table-cell office:value-type="float" office:value="0.0094208" calcext:value-type="float">
            <text:p>0.0094208</text:p>
          </table:table-cell>
          <table:table-cell table:formula="of:=[.N138]-[.O138]" office:value-type="float" office:value="-0.00297823838564" calcext:value-type="float">
            <text:p>-0.0029782384</text:p>
          </table:table-cell>
        </table:table-row>
        <table:table-row table:style-name="ro1">
          <table:table-cell office:value-type="string" calcext:value-type="string">
            <text:p>def2-QZVP.blyp-d3.xyz</text:p>
          </table:table-cell>
          <table:table-cell office:value-type="float" office:value="0.00834172405575" calcext:value-type="float">
            <text:p>0.0083417241</text:p>
          </table:table-cell>
          <table:table-cell office:value-type="float" office:value="0.0090491" calcext:value-type="float">
            <text:p>0.0090491</text:p>
          </table:table-cell>
          <table:table-cell table:formula="of:=[.B139]-[.C139]" office:value-type="float" office:value="-0.000707375944249999" calcext:value-type="float">
            <text:p>-0.0007073759</text:p>
          </table:table-cell>
          <table:table-cell/>
          <table:table-cell office:value-type="float" office:value="0.397269507983" calcext:value-type="float">
            <text:p>0.397269508</text:p>
          </table:table-cell>
          <table:table-cell office:value-type="float" office:value="0.4297605" calcext:value-type="float">
            <text:p>0.4297605</text:p>
          </table:table-cell>
          <table:table-cell table:formula="of:=[.F139]-[.G139]" office:value-type="float" office:value="-0.032490992017" calcext:value-type="float">
            <text:p>-0.032490992</text:p>
          </table:table-cell>
          <table:table-cell/>
          <table:table-cell office:value-type="float" office:value="0.0217641603589" calcext:value-type="float">
            <text:p>0.0217641604</text:p>
          </table:table-cell>
          <table:table-cell office:value-type="float" office:value="0.028264" calcext:value-type="float">
            <text:p>0.028264</text:p>
          </table:table-cell>
          <table:table-cell table:formula="of:=[.J139]-[.K139]" office:value-type="float" office:value="-0.0064998396411" calcext:value-type="float">
            <text:p>-0.0064998396</text:p>
          </table:table-cell>
          <table:table-cell/>
          <table:table-cell office:value-type="float" office:value="0.719620903097" calcext:value-type="float">
            <text:p>0.7196209031</text:p>
          </table:table-cell>
          <table:table-cell office:value-type="float" office:value="0.8145527" calcext:value-type="float">
            <text:p>0.8145527</text:p>
          </table:table-cell>
          <table:table-cell table:formula="of:=[.N139]-[.O139]" office:value-type="float" office:value="-0.094931796903" calcext:value-type="float">
            <text:p>-0.0949317969</text:p>
          </table:table-cell>
        </table:table-row>
        <table:table-row table:style-name="ro1">
          <table:table-cell office:value-type="string" calcext:value-type="string">
            <text:p>def2-QZVP.bp86-d3.xyz</text:p>
          </table:table-cell>
          <table:table-cell office:value-type="float" office:value="0.00682962338314" calcext:value-type="float">
            <text:p>0.0068296234</text:p>
          </table:table-cell>
          <table:table-cell office:value-type="float" office:value="0.0079944" calcext:value-type="float">
            <text:p>0.0079944</text:p>
          </table:table-cell>
          <table:table-cell table:formula="of:=[.B140]-[.C140]" office:value-type="float" office:value="-0.00116477661686" calcext:value-type="float">
            <text:p>-0.0011647766</text:p>
          </table:table-cell>
          <table:table-cell/>
          <table:table-cell office:value-type="float" office:value="0.449151117799" calcext:value-type="float">
            <text:p>0.4491511178</text:p>
          </table:table-cell>
          <table:table-cell office:value-type="float" office:value="0.4899802" calcext:value-type="float">
            <text:p>0.4899802</text:p>
          </table:table-cell>
          <table:table-cell table:formula="of:=[.F140]-[.G140]" office:value-type="float" office:value="-0.040829082201" calcext:value-type="float">
            <text:p>-0.0408290822</text:p>
          </table:table-cell>
          <table:table-cell/>
          <table:table-cell office:value-type="float" office:value="0.0324102952959" calcext:value-type="float">
            <text:p>0.0324102953</text:p>
          </table:table-cell>
          <table:table-cell office:value-type="float" office:value="0.039853" calcext:value-type="float">
            <text:p>0.039853</text:p>
          </table:table-cell>
          <table:table-cell table:formula="of:=[.J140]-[.K140]" office:value-type="float" office:value="-0.0074427047041" calcext:value-type="float">
            <text:p>-0.0074427047</text:p>
          </table:table-cell>
          <table:table-cell/>
          <table:table-cell office:value-type="float" office:value="0.71890816931" calcext:value-type="float">
            <text:p>0.7189081693</text:p>
          </table:table-cell>
          <table:table-cell office:value-type="float" office:value="0.8249861" calcext:value-type="float">
            <text:p>0.8249861</text:p>
          </table:table-cell>
          <table:table-cell table:formula="of:=[.N140]-[.O140]" office:value-type="float" office:value="-0.10607793069" calcext:value-type="float">
            <text:p>-0.1060779307</text:p>
          </table:table-cell>
        </table:table-row>
        <table:table-row table:style-name="ro1">
          <table:table-cell office:value-type="string" calcext:value-type="string">
            <text:p>def2-QZVP.m06-d3.xyz</text:p>
          </table:table-cell>
          <table:table-cell office:value-type="float" office:value="0.00250763133034" calcext:value-type="float">
            <text:p>0.0025076313</text:p>
          </table:table-cell>
          <table:table-cell office:value-type="float" office:value="0.0037436" calcext:value-type="float">
            <text:p>0.0037436</text:p>
          </table:table-cell>
          <table:table-cell table:formula="of:=[.B141]-[.C141]" office:value-type="float" office:value="-0.00123596866966" calcext:value-type="float">
            <text:p>-0.0012359687</text:p>
          </table:table-cell>
          <table:table-cell/>
          <table:table-cell office:value-type="float" office:value="0.22485936413" calcext:value-type="float">
            <text:p>0.2248593641</text:p>
          </table:table-cell>
          <table:table-cell office:value-type="float" office:value="0.2351499" calcext:value-type="float">
            <text:p>0.2351499</text:p>
          </table:table-cell>
          <table:table-cell table:formula="of:=[.F141]-[.G141]" office:value-type="float" office:value="-0.01029053587" calcext:value-type="float">
            <text:p>-0.0102905359</text:p>
          </table:table-cell>
          <table:table-cell/>
          <table:table-cell office:value-type="float" office:value="0.00377754879324" calcext:value-type="float">
            <text:p>0.0037775488</text:p>
          </table:table-cell>
          <table:table-cell office:value-type="float" office:value="0.0043708" calcext:value-type="float">
            <text:p>0.0043708</text:p>
          </table:table-cell>
          <table:table-cell table:formula="of:=[.J141]-[.K141]" office:value-type="float" office:value="-0.00059325120676" calcext:value-type="float">
            <text:p>-0.0005932512</text:p>
          </table:table-cell>
          <table:table-cell/>
          <table:table-cell office:value-type="float" office:value="0.0689632209705" calcext:value-type="float">
            <text:p>0.068963221</text:p>
          </table:table-cell>
          <table:table-cell office:value-type="float" office:value="0.0817645" calcext:value-type="float">
            <text:p>0.0817645</text:p>
          </table:table-cell>
          <table:table-cell table:formula="of:=[.N141]-[.O141]" office:value-type="float" office:value="-0.0128012790295" calcext:value-type="float">
            <text:p>-0.012801279</text:p>
          </table:table-cell>
        </table:table-row>
        <table:table-row table:style-name="ro1">
          <table:table-cell office:value-type="string" calcext:value-type="string">
            <text:p>def2-QZVP.pbe0-d3.xyz</text:p>
          </table:table-cell>
          <table:table-cell office:value-type="float" office:value="0.00220927318365" calcext:value-type="float">
            <text:p>0.0022092732</text:p>
          </table:table-cell>
          <table:table-cell office:value-type="float" office:value="0.0031108" calcext:value-type="float">
            <text:p>0.0031108</text:p>
          </table:table-cell>
          <table:table-cell table:formula="of:=[.B142]-[.C142]" office:value-type="float" office:value="-0.00090152681635" calcext:value-type="float">
            <text:p>-0.0009015268</text:p>
          </table:table-cell>
          <table:table-cell/>
          <table:table-cell office:value-type="float" office:value="0.002020684867" calcext:value-type="float">
            <text:p>0.0020206849</text:p>
          </table:table-cell>
          <table:table-cell office:value-type="float" office:value="0.0027847" calcext:value-type="float">
            <text:p>0.0027847</text:p>
          </table:table-cell>
          <table:table-cell table:formula="of:=[.F142]-[.G142]" office:value-type="float" office:value="-0.000764015133" calcext:value-type="float">
            <text:p>-0.0007640151</text:p>
          </table:table-cell>
          <table:table-cell/>
          <table:table-cell office:value-type="float" office:value="0.0199598043913" calcext:value-type="float">
            <text:p>0.0199598044</text:p>
          </table:table-cell>
          <table:table-cell office:value-type="float" office:value="0.022431" calcext:value-type="float">
            <text:p>0.022431</text:p>
          </table:table-cell>
          <table:table-cell table:formula="of:=[.J142]-[.K142]" office:value-type="float" office:value="-0.0024711956087" calcext:value-type="float">
            <text:p>-0.0024711956</text:p>
          </table:table-cell>
          <table:table-cell/>
          <table:table-cell office:value-type="float" office:value="0.00224549898299" calcext:value-type="float">
            <text:p>0.002245499</text:p>
          </table:table-cell>
          <table:table-cell office:value-type="float" office:value="0.0028721" calcext:value-type="float">
            <text:p>0.0028721</text:p>
          </table:table-cell>
          <table:table-cell table:formula="of:=[.N142]-[.O142]" office:value-type="float" office:value="-0.00062660101701" calcext:value-type="float">
            <text:p>-0.000626601</text:p>
          </table:table-cell>
        </table:table-row>
        <table:table-row table:style-name="ro1">
          <table:table-cell office:value-type="string" calcext:value-type="string">
            <text:p>def2-QZVP.pbe96-d3.xyz</text:p>
          </table:table-cell>
          <table:table-cell office:value-type="float" office:value="0.00650705372824" calcext:value-type="float">
            <text:p>0.0065070537</text:p>
          </table:table-cell>
          <table:table-cell office:value-type="float" office:value="0.0077293" calcext:value-type="float">
            <text:p>0.0077293</text:p>
          </table:table-cell>
          <table:table-cell table:formula="of:=[.B143]-[.C143]" office:value-type="float" office:value="-0.00122224627176" calcext:value-type="float">
            <text:p>-0.0012222463</text:p>
          </table:table-cell>
          <table:table-cell/>
          <table:table-cell office:value-type="float" office:value="0.00586080576142" calcext:value-type="float">
            <text:p>0.0058608058</text:p>
          </table:table-cell>
          <table:table-cell office:value-type="float" office:value="0.0066776" calcext:value-type="float">
            <text:p>0.0066776</text:p>
          </table:table-cell>
          <table:table-cell table:formula="of:=[.F143]-[.G143]" office:value-type="float" office:value="-0.000816794238579999" calcext:value-type="float">
            <text:p>-0.0008167942</text:p>
          </table:table-cell>
          <table:table-cell/>
          <table:table-cell office:value-type="float" office:value="0.0305820372685" calcext:value-type="float">
            <text:p>0.0305820373</text:p>
          </table:table-cell>
          <table:table-cell office:value-type="float" office:value="0.037554" calcext:value-type="float">
            <text:p>0.037554</text:p>
          </table:table-cell>
          <table:table-cell table:formula="of:=[.J143]-[.K143]" office:value-type="float" office:value="-0.0069719627315" calcext:value-type="float">
            <text:p>-0.0069719627</text:p>
          </table:table-cell>
          <table:table-cell/>
          <table:table-cell office:value-type="float" office:value="0.720402512786" calcext:value-type="float">
            <text:p>0.7204025128</text:p>
          </table:table-cell>
          <table:table-cell office:value-type="float" office:value="0.8265137" calcext:value-type="float">
            <text:p>0.8265137</text:p>
          </table:table-cell>
          <table:table-cell table:formula="of:=[.N143]-[.O143]" office:value-type="float" office:value="-0.106111187214" calcext:value-type="float">
            <text:p>-0.1061111872</text:p>
          </table:table-cell>
        </table:table-row>
        <table:table-row table:style-name="ro1">
          <table:table-cell office:value-type="string" calcext:value-type="string">
            <text:p>def2-QZVP.pw6b95-d3.xyz</text:p>
          </table:table-cell>
          <table:table-cell office:value-type="float" office:value="0.00325169999983" calcext:value-type="float">
            <text:p>0.0032517</text:p>
          </table:table-cell>
          <table:table-cell office:value-type="float" office:value="0.0049819" calcext:value-type="float">
            <text:p>0.0049819</text:p>
          </table:table-cell>
          <table:table-cell table:formula="of:=[.B144]-[.C144]" office:value-type="float" office:value="-0.00173020000017" calcext:value-type="float">
            <text:p>-0.0017302</text:p>
          </table:table-cell>
          <table:table-cell/>
          <table:table-cell office:value-type="float" office:value="0.00288540146442" calcext:value-type="float">
            <text:p>0.0028854015</text:p>
          </table:table-cell>
          <table:table-cell office:value-type="float" office:value="0.0043712" calcext:value-type="float">
            <text:p>0.0043712</text:p>
          </table:table-cell>
          <table:table-cell table:formula="of:=[.F144]-[.G144]" office:value-type="float" office:value="-0.00148579853558" calcext:value-type="float">
            <text:p>-0.0014857985</text:p>
          </table:table-cell>
          <table:table-cell/>
          <table:table-cell office:value-type="float" office:value="0.00378478756538" calcext:value-type="float">
            <text:p>0.0037847876</text:p>
          </table:table-cell>
          <table:table-cell office:value-type="float" office:value="0.0050401" calcext:value-type="float">
            <text:p>0.0050401</text:p>
          </table:table-cell>
          <table:table-cell table:formula="of:=[.J144]-[.K144]" office:value-type="float" office:value="-0.00125531243462" calcext:value-type="float">
            <text:p>-0.0012553124</text:p>
          </table:table-cell>
          <table:table-cell/>
          <table:table-cell office:value-type="float" office:value="0.00301756140978" calcext:value-type="float">
            <text:p>0.0030175614</text:p>
          </table:table-cell>
          <table:table-cell office:value-type="float" office:value="0.0043634" calcext:value-type="float">
            <text:p>0.0043634</text:p>
          </table:table-cell>
          <table:table-cell table:formula="of:=[.N144]-[.O144]" office:value-type="float" office:value="-0.00134583859022" calcext:value-type="float">
            <text:p>-0.0013458386</text:p>
          </table:table-cell>
        </table:table-row>
        <table:table-row table:style-name="ro1">
          <table:table-cell office:value-type="string" calcext:value-type="string">
            <text:p>def2-QZVP.tpss-d3.xyz</text:p>
          </table:table-cell>
          <table:table-cell office:value-type="float" office:value="0.00578471439802" calcext:value-type="float">
            <text:p>0.0057847144</text:p>
          </table:table-cell>
          <table:table-cell office:value-type="float" office:value="0.0066509" calcext:value-type="float">
            <text:p>0.0066509</text:p>
          </table:table-cell>
          <table:table-cell table:formula="of:=[.B145]-[.C145]" office:value-type="float" office:value="-0.00086618560198" calcext:value-type="float">
            <text:p>-0.0008661856</text:p>
          </table:table-cell>
          <table:table-cell/>
          <table:table-cell office:value-type="float" office:value="0.505180871623" calcext:value-type="float">
            <text:p>0.5051808716</text:p>
          </table:table-cell>
          <table:table-cell office:value-type="float" office:value="0.555215" calcext:value-type="float">
            <text:p>0.555215</text:p>
          </table:table-cell>
          <table:table-cell table:formula="of:=[.F145]-[.G145]" office:value-type="float" office:value="-0.0500341283770001" calcext:value-type="float">
            <text:p>-0.0500341284</text:p>
          </table:table-cell>
          <table:table-cell/>
          <table:table-cell office:value-type="float" office:value="0.0436354790091" calcext:value-type="float">
            <text:p>0.043635479</text:p>
          </table:table-cell>
          <table:table-cell office:value-type="float" office:value="0.0554734" calcext:value-type="float">
            <text:p>0.0554734</text:p>
          </table:table-cell>
          <table:table-cell table:formula="of:=[.J145]-[.K145]" office:value-type="float" office:value="-0.0118379209909" calcext:value-type="float">
            <text:p>-0.011837921</text:p>
          </table:table-cell>
          <table:table-cell/>
          <table:table-cell office:value-type="float" office:value="0.00579006783442" calcext:value-type="float">
            <text:p>0.0057900678</text:p>
          </table:table-cell>
          <table:table-cell office:value-type="float" office:value="0.0063955" calcext:value-type="float">
            <text:p>0.0063955</text:p>
          </table:table-cell>
          <table:table-cell table:formula="of:=[.N145]-[.O145]" office:value-type="float" office:value="-0.00060543216558" calcext:value-type="float">
            <text:p>-0.0006054322</text:p>
          </table:table-cell>
        </table:table-row>
        <table:table-row table:style-name="ro1">
          <table:table-cell office:value-type="string" calcext:value-type="string">
            <text:p>def2-QZVP.tpssh-d3.xyz</text:p>
          </table:table-cell>
          <table:table-cell office:value-type="float" office:value="0.00341021547055" calcext:value-type="float">
            <text:p>0.0034102155</text:p>
          </table:table-cell>
          <table:table-cell office:value-type="float" office:value="0.0034988" calcext:value-type="float">
            <text:p>0.0034988</text:p>
          </table:table-cell>
          <table:table-cell table:formula="of:=[.B146]-[.C146]" office:value-type="float" office:value="-0.0000885845294499999" calcext:value-type="float">
            <text:p>-8.85845294499999E-05</text:p>
          </table:table-cell>
          <table:table-cell/>
          <table:table-cell office:value-type="float" office:value="0.00272335189894" calcext:value-type="float">
            <text:p>0.0027233519</text:p>
          </table:table-cell>
          <table:table-cell office:value-type="float" office:value="0.0028843" calcext:value-type="float">
            <text:p>0.0028843</text:p>
          </table:table-cell>
          <table:table-cell table:formula="of:=[.F146]-[.G146]" office:value-type="float" office:value="-0.00016094810106" calcext:value-type="float">
            <text:p>-0.0001609481</text:p>
          </table:table-cell>
          <table:table-cell/>
          <table:table-cell office:value-type="float" office:value="0.022975593771" calcext:value-type="float">
            <text:p>0.0229755938</text:p>
          </table:table-cell>
          <table:table-cell office:value-type="float" office:value="0.0272936" calcext:value-type="float">
            <text:p>0.0272936</text:p>
          </table:table-cell>
          <table:table-cell table:formula="of:=[.J146]-[.K146]" office:value-type="float" office:value="-0.004318006229" calcext:value-type="float">
            <text:p>-0.0043180062</text:p>
          </table:table-cell>
          <table:table-cell/>
          <table:table-cell office:value-type="float" office:value="0.00293556270975" calcext:value-type="float">
            <text:p>0.0029355627</text:p>
          </table:table-cell>
          <table:table-cell office:value-type="float" office:value="0.0031282" calcext:value-type="float">
            <text:p>0.0031282</text:p>
          </table:table-cell>
          <table:table-cell table:formula="of:=[.N146]-[.O146]" office:value-type="float" office:value="-0.00019263729025" calcext:value-type="float">
            <text:p>-0.0001926373</text:p>
          </table:table-cell>
        </table:table-row>
        <table:table-row table:style-name="ro1">
          <table:table-cell office:value-type="string" calcext:value-type="string">
            <text:p>def2-QZVP.b3lyp-d3.xyz</text:p>
          </table:table-cell>
          <table:table-cell office:value-type="float" office:value="0.00445566366175" calcext:value-type="float">
            <text:p>0.0044556637</text:p>
          </table:table-cell>
          <table:table-cell office:value-type="float" office:value="0.0048786" calcext:value-type="float">
            <text:p>0.0048786</text:p>
          </table:table-cell>
          <table:table-cell table:formula="of:=[.B147]-[.C147]" office:value-type="float" office:value="-0.00042293633825" calcext:value-type="float">
            <text:p>-0.0004229363</text:p>
          </table:table-cell>
          <table:table-cell/>
          <table:table-cell office:value-type="float" office:value="0.282457708452" calcext:value-type="float">
            <text:p>0.2824577085</text:p>
          </table:table-cell>
          <table:table-cell office:value-type="float" office:value="0.2906739" calcext:value-type="float">
            <text:p>0.2906739</text:p>
          </table:table-cell>
          <table:table-cell table:formula="of:=[.F147]-[.G147]" office:value-type="float" office:value="-0.00821619154800002" calcext:value-type="float">
            <text:p>-0.0082161915</text:p>
          </table:table-cell>
          <table:table-cell/>
          <table:table-cell office:value-type="float" office:value="0.00509757396167" calcext:value-type="float">
            <text:p>0.005097574</text:p>
          </table:table-cell>
          <table:table-cell office:value-type="float" office:value="0.0053701" calcext:value-type="float">
            <text:p>0.0053701</text:p>
          </table:table-cell>
          <table:table-cell table:formula="of:=[.J147]-[.K147]" office:value-type="float" office:value="-0.00027252603833" calcext:value-type="float">
            <text:p>-0.000272526</text:p>
          </table:table-cell>
          <table:table-cell/>
          <table:table-cell office:value-type="float" office:value="0.00400805745655" calcext:value-type="float">
            <text:p>0.0040080575</text:p>
          </table:table-cell>
          <table:table-cell office:value-type="float" office:value="0.0043224" calcext:value-type="float">
            <text:p>0.0043224</text:p>
          </table:table-cell>
          <table:table-cell table:formula="of:=[.N147]-[.O147]" office:value-type="float" office:value="-0.00031434254345" calcext:value-type="float">
            <text:p>-0.0003143425</text:p>
          </table:table-cell>
        </table:table-row>
        <table:table-row table:style-name="ro1">
          <table:table-cell office:value-type="string" calcext:value-type="string">
            <text:p>def2-QZVP.b97-d-d3.xyz</text:p>
          </table:table-cell>
          <table:table-cell office:value-type="float" office:value="0.00349886232304" calcext:value-type="float">
            <text:p>0.0034988623</text:p>
          </table:table-cell>
          <table:table-cell office:value-type="float" office:value="0.0039249" calcext:value-type="float">
            <text:p>0.0039249</text:p>
          </table:table-cell>
          <table:table-cell table:formula="of:=[.B148]-[.C148]" office:value-type="float" office:value="-0.00042603767696" calcext:value-type="float">
            <text:p>-0.0004260377</text:p>
          </table:table-cell>
          <table:table-cell/>
          <table:table-cell office:value-type="float" office:value="1.00386426135" calcext:value-type="float">
            <text:p>1.0038642614</text:p>
          </table:table-cell>
          <table:table-cell office:value-type="float" office:value="1.1086922" calcext:value-type="float">
            <text:p>1.1086922</text:p>
          </table:table-cell>
          <table:table-cell table:formula="of:=[.F148]-[.G148]" office:value-type="float" office:value="-0.10482793865" calcext:value-type="float">
            <text:p>-0.1048279387</text:p>
          </table:table-cell>
          <table:table-cell/>
          <table:table-cell office:value-type="float" office:value="0.0501811941917" calcext:value-type="float">
            <text:p>0.0501811942</text:p>
          </table:table-cell>
          <table:table-cell office:value-type="float" office:value="0.0689475" calcext:value-type="float">
            <text:p>0.0689475</text:p>
          </table:table-cell>
          <table:table-cell table:formula="of:=[.J148]-[.K148]" office:value-type="float" office:value="-0.0187663058083" calcext:value-type="float">
            <text:p>-0.0187663058</text:p>
          </table:table-cell>
          <table:table-cell/>
          <table:table-cell office:value-type="float" office:value="0.00402213080478" calcext:value-type="float">
            <text:p>0.0040221308</text:p>
          </table:table-cell>
          <table:table-cell office:value-type="float" office:value="0.0043327" calcext:value-type="float">
            <text:p>0.0043327</text:p>
          </table:table-cell>
          <table:table-cell table:formula="of:=[.N148]-[.O148]" office:value-type="float" office:value="-0.00031056919522" calcext:value-type="float">
            <text:p>-0.0003105692</text:p>
          </table:table-cell>
        </table:table-row>
        <table:table-row table:style-name="ro1">
          <table:table-cell office:value-type="string" calcext:value-type="string">
            <text:p>def2-QZVP.bhlyp.xyz</text:p>
          </table:table-cell>
          <table:table-cell office:value-type="float" office:value="0.00715109744491" calcext:value-type="float">
            <text:p>0.0071510974</text:p>
          </table:table-cell>
          <table:table-cell office:value-type="float" office:value="0.0110134" calcext:value-type="float">
            <text:p>0.0110134</text:p>
          </table:table-cell>
          <table:table-cell table:formula="of:=[.B149]-[.C149]" office:value-type="float" office:value="-0.00386230255509" calcext:value-type="float">
            <text:p>-0.0038623026</text:p>
          </table:table-cell>
          <table:table-cell/>
          <table:table-cell office:value-type="float" office:value="0.00626123459108" calcext:value-type="float">
            <text:p>0.0062612346</text:p>
          </table:table-cell>
          <table:table-cell office:value-type="float" office:value="0.0095851" calcext:value-type="float">
            <text:p>0.0095851</text:p>
          </table:table-cell>
          <table:table-cell table:formula="of:=[.F149]-[.G149]" office:value-type="float" office:value="-0.00332386540892" calcext:value-type="float">
            <text:p>-0.0033238654</text:p>
          </table:table-cell>
          <table:table-cell/>
          <table:table-cell office:value-type="float" office:value="0.00729530070683" calcext:value-type="float">
            <text:p>0.0072953007</text:p>
          </table:table-cell>
          <table:table-cell office:value-type="float" office:value="0.0104515" calcext:value-type="float">
            <text:p>0.0104515</text:p>
          </table:table-cell>
          <table:table-cell table:formula="of:=[.J149]-[.K149]" office:value-type="float" office:value="-0.00315619929317" calcext:value-type="float">
            <text:p>-0.0031561993</text:p>
          </table:table-cell>
          <table:table-cell/>
          <table:table-cell office:value-type="float" office:value="0.00649390536373" calcext:value-type="float">
            <text:p>0.0064939054</text:p>
          </table:table-cell>
          <table:table-cell office:value-type="float" office:value="0.0094886" calcext:value-type="float">
            <text:p>0.0094886</text:p>
          </table:table-cell>
          <table:table-cell table:formula="of:=[.N149]-[.O149]" office:value-type="float" office:value="-0.00299469463627" calcext:value-type="float">
            <text:p>-0.0029946946</text:p>
          </table:table-cell>
        </table:table-row>
        <table:table-row table:style-name="ro1">
          <table:table-cell office:value-type="string" calcext:value-type="string">
            <text:p>def2-QZVP.blyp.xyz</text:p>
          </table:table-cell>
          <table:table-cell office:value-type="float" office:value="0.00829909430132" calcext:value-type="float">
            <text:p>0.0082990943</text:p>
          </table:table-cell>
          <table:table-cell office:value-type="float" office:value="0.0090235" calcext:value-type="float">
            <text:p>0.0090235</text:p>
          </table:table-cell>
          <table:table-cell table:formula="of:=[.B150]-[.C150]" office:value-type="float" office:value="-0.00072440569868" calcext:value-type="float">
            <text:p>-0.0007244057</text:p>
          </table:table-cell>
          <table:table-cell/>
          <table:table-cell office:value-type="float" office:value="0.00712137474172" calcext:value-type="float">
            <text:p>0.0071213747</text:p>
          </table:table-cell>
          <table:table-cell office:value-type="float" office:value="0.0078005" calcext:value-type="float">
            <text:p>0.0078005</text:p>
          </table:table-cell>
          <table:table-cell table:formula="of:=[.F150]-[.G150]" office:value-type="float" office:value="-0.000679125258279999" calcext:value-type="float">
            <text:p>-0.0006791253</text:p>
          </table:table-cell>
          <table:table-cell/>
          <table:table-cell office:value-type="float" office:value="0.0182587682906" calcext:value-type="float">
            <text:p>0.0182587683</text:p>
          </table:table-cell>
          <table:table-cell office:value-type="float" office:value="0.0237895" calcext:value-type="float">
            <text:p>0.0237895</text:p>
          </table:table-cell>
          <table:table-cell table:formula="of:=[.J150]-[.K150]" office:value-type="float" office:value="-0.0055307317094" calcext:value-type="float">
            <text:p>-0.0055307317</text:p>
          </table:table-cell>
          <table:table-cell/>
          <table:table-cell office:value-type="float" office:value="0.713789393366" calcext:value-type="float">
            <text:p>0.7137893934</text:p>
          </table:table-cell>
          <table:table-cell office:value-type="float" office:value="0.8084071" calcext:value-type="float">
            <text:p>0.8084071</text:p>
          </table:table-cell>
          <table:table-cell table:formula="of:=[.N150]-[.O150]" office:value-type="float" office:value="-0.0946177066339999" calcext:value-type="float">
            <text:p>-0.0946177066</text:p>
          </table:table-cell>
        </table:table-row>
        <table:table-row table:style-name="ro1">
          <table:table-cell office:value-type="string" calcext:value-type="string">
            <text:p>def2-QZVP.bp86.xyz</text:p>
          </table:table-cell>
          <table:table-cell office:value-type="float" office:value="0.00680022952227" calcext:value-type="float">
            <text:p>0.0068002295</text:p>
          </table:table-cell>
          <table:table-cell office:value-type="float" office:value="0.0079829" calcext:value-type="float">
            <text:p>0.0079829</text:p>
          </table:table-cell>
          <table:table-cell table:formula="of:=[.B151]-[.C151]" office:value-type="float" office:value="-0.00118267047773" calcext:value-type="float">
            <text:p>-0.0011826705</text:p>
          </table:table-cell>
          <table:table-cell/>
          <table:table-cell office:value-type="float" office:value="0.00615175326981" calcext:value-type="float">
            <text:p>0.0061517533</text:p>
          </table:table-cell>
          <table:table-cell office:value-type="float" office:value="0.0069577" calcext:value-type="float">
            <text:p>0.0069577</text:p>
          </table:table-cell>
          <table:table-cell table:formula="of:=[.F151]-[.G151]" office:value-type="float" office:value="-0.00080594673019" calcext:value-type="float">
            <text:p>-0.0008059467</text:p>
          </table:table-cell>
          <table:table-cell/>
          <table:table-cell office:value-type="float" office:value="0.027290691973" calcext:value-type="float">
            <text:p>0.027290692</text:p>
          </table:table-cell>
          <table:table-cell office:value-type="float" office:value="0.0336396" calcext:value-type="float">
            <text:p>0.0336396</text:p>
          </table:table-cell>
          <table:table-cell table:formula="of:=[.J151]-[.K151]" office:value-type="float" office:value="-0.006348908027" calcext:value-type="float">
            <text:p>-0.006348908</text:p>
          </table:table-cell>
          <table:table-cell/>
          <table:table-cell office:value-type="float" office:value="0.709255729559" calcext:value-type="float">
            <text:p>0.7092557296</text:p>
          </table:table-cell>
          <table:table-cell office:value-type="float" office:value="0.7758407" calcext:value-type="float">
            <text:p>0.7758407</text:p>
          </table:table-cell>
          <table:table-cell table:formula="of:=[.N151]-[.O151]" office:value-type="float" office:value="-0.066584970441" calcext:value-type="float">
            <text:p>-0.0665849704</text:p>
          </table:table-cell>
        </table:table-row>
        <table:table-row table:style-name="ro1">
          <table:table-cell office:value-type="string" calcext:value-type="string">
            <text:p>def2-QZVP.m06.xyz</text:p>
          </table:table-cell>
          <table:table-cell office:value-type="float" office:value="0.00250743179812" calcext:value-type="float">
            <text:p>0.0025074318</text:p>
          </table:table-cell>
          <table:table-cell office:value-type="float" office:value="0.0037435" calcext:value-type="float">
            <text:p>0.0037435</text:p>
          </table:table-cell>
          <table:table-cell table:formula="of:=[.B152]-[.C152]" office:value-type="float" office:value="-0.00123606820188" calcext:value-type="float">
            <text:p>-0.0012360682</text:p>
          </table:table-cell>
          <table:table-cell table:number-columns-repeated="5"/>
          <table:table-cell office:value-type="float" office:value="0.00374689912155" calcext:value-type="float">
            <text:p>0.0037468991</text:p>
          </table:table-cell>
          <table:table-cell office:value-type="float" office:value="0.0043513" calcext:value-type="float">
            <text:p>0.0043513</text:p>
          </table:table-cell>
          <table:table-cell table:formula="of:=[.J152]-[.K152]" office:value-type="float" office:value="-0.00060440087845" calcext:value-type="float">
            <text:p>-0.0006044009</text:p>
          </table:table-cell>
          <table:table-cell/>
          <table:table-cell office:value-type="float" office:value="0.0684496805742" calcext:value-type="float">
            <text:p>0.0684496806</text:p>
          </table:table-cell>
          <table:table-cell office:value-type="float" office:value="0.0842287" calcext:value-type="float">
            <text:p>0.0842287</text:p>
          </table:table-cell>
          <table:table-cell table:formula="of:=[.N152]-[.O152]" office:value-type="float" office:value="-0.0157790194258" calcext:value-type="float">
            <text:p>-0.0157790194</text:p>
          </table:table-cell>
        </table:table-row>
        <table:table-row table:style-name="ro1">
          <table:table-cell office:value-type="string" calcext:value-type="string">
            <text:p>def2-QZVP.pbe0.xyz</text:p>
          </table:table-cell>
          <table:table-cell office:value-type="float" office:value="0.00218833513582" calcext:value-type="float">
            <text:p>0.0021883351</text:p>
          </table:table-cell>
          <table:table-cell office:value-type="float" office:value="0.0030868" calcext:value-type="float">
            <text:p>0.0030868</text:p>
          </table:table-cell>
          <table:table-cell table:formula="of:=[.B153]-[.C153]" office:value-type="float" office:value="-0.00089846486418" calcext:value-type="float">
            <text:p>-0.0008984649</text:p>
          </table:table-cell>
          <table:table-cell/>
          <table:table-cell office:value-type="float" office:value="0.00194718649638" calcext:value-type="float">
            <text:p>0.0019471865</text:p>
          </table:table-cell>
          <table:table-cell office:value-type="float" office:value="0.0027169" calcext:value-type="float">
            <text:p>0.0027169</text:p>
          </table:table-cell>
          <table:table-cell table:formula="of:=[.F153]-[.G153]" office:value-type="float" office:value="-0.00076971350362" calcext:value-type="float">
            <text:p>-0.0007697135</text:p>
          </table:table-cell>
          <table:table-cell/>
          <table:table-cell office:value-type="float" office:value="0.0251780843146" calcext:value-type="float">
            <text:p>0.0251780843</text:p>
          </table:table-cell>
          <table:table-cell office:value-type="float" office:value="0.0284646" calcext:value-type="float">
            <text:p>0.0284646</text:p>
          </table:table-cell>
          <table:table-cell table:formula="of:=[.J153]-[.K153]" office:value-type="float" office:value="-0.0032865156854" calcext:value-type="float">
            <text:p>-0.0032865157</text:p>
          </table:table-cell>
          <table:table-cell/>
          <table:table-cell office:value-type="float" office:value="0.00246664933433" calcext:value-type="float">
            <text:p>0.0024666493</text:p>
          </table:table-cell>
          <table:table-cell office:value-type="float" office:value="0.003122" calcext:value-type="float">
            <text:p>0.003122</text:p>
          </table:table-cell>
          <table:table-cell table:formula="of:=[.N153]-[.O153]" office:value-type="float" office:value="-0.00065535066567" calcext:value-type="float">
            <text:p>-0.0006553507</text:p>
          </table:table-cell>
        </table:table-row>
        <table:table-row table:style-name="ro1">
          <table:table-cell office:value-type="string" calcext:value-type="string">
            <text:p>def2-QZVP.pbe96.xyz</text:p>
          </table:table-cell>
          <table:table-cell office:value-type="float" office:value="0.00649535856507" calcext:value-type="float">
            <text:p>0.0064953586</text:p>
          </table:table-cell>
          <table:table-cell office:value-type="float" office:value="0.0077259" calcext:value-type="float">
            <text:p>0.0077259</text:p>
          </table:table-cell>
          <table:table-cell table:formula="of:=[.B154]-[.C154]" office:value-type="float" office:value="-0.00123054143493" calcext:value-type="float">
            <text:p>-0.0012305414</text:p>
          </table:table-cell>
          <table:table-cell/>
          <table:table-cell office:value-type="float" office:value="0.0058364150958" calcext:value-type="float">
            <text:p>0.0058364151</text:p>
          </table:table-cell>
          <table:table-cell office:value-type="float" office:value="0.0066561" calcext:value-type="float">
            <text:p>0.0066561</text:p>
          </table:table-cell>
          <table:table-cell table:formula="of:=[.F154]-[.G154]" office:value-type="float" office:value="-0.0008196849042" calcext:value-type="float">
            <text:p>-0.0008196849</text:p>
          </table:table-cell>
          <table:table-cell/>
          <table:table-cell office:value-type="float" office:value="0.0448804737323" calcext:value-type="float">
            <text:p>0.0448804737</text:p>
          </table:table-cell>
          <table:table-cell office:value-type="float" office:value="0.0572415" calcext:value-type="float">
            <text:p>0.0572415</text:p>
          </table:table-cell>
          <table:table-cell table:formula="of:=[.J154]-[.K154]" office:value-type="float" office:value="-0.0123610262677" calcext:value-type="float">
            <text:p>-0.0123610263</text:p>
          </table:table-cell>
          <table:table-cell/>
          <table:table-cell office:value-type="float" office:value="0.730182958665" calcext:value-type="float">
            <text:p>0.7301829587</text:p>
          </table:table-cell>
          <table:table-cell office:value-type="float" office:value="0.8346482" calcext:value-type="float">
            <text:p>0.8346482</text:p>
          </table:table-cell>
          <table:table-cell table:formula="of:=[.N154]-[.O154]" office:value-type="float" office:value="-0.104465241335" calcext:value-type="float">
            <text:p>-0.1044652413</text:p>
          </table:table-cell>
        </table:table-row>
        <table:table-row table:style-name="ro1">
          <table:table-cell office:value-type="string" calcext:value-type="string">
            <text:p>def2-QZVP.pw6b95.xyz</text:p>
          </table:table-cell>
          <table:table-cell office:value-type="float" office:value="0.0032399755486" calcext:value-type="float">
            <text:p>0.0032399755</text:p>
          </table:table-cell>
          <table:table-cell office:value-type="float" office:value="0.0049661" calcext:value-type="float">
            <text:p>0.0049661</text:p>
          </table:table-cell>
          <table:table-cell table:formula="of:=[.B155]-[.C155]" office:value-type="float" office:value="-0.0017261244514" calcext:value-type="float">
            <text:p>-0.0017261245</text:p>
          </table:table-cell>
          <table:table-cell/>
          <table:table-cell office:value-type="float" office:value="0.00287964078371" calcext:value-type="float">
            <text:p>0.0028796408</text:p>
          </table:table-cell>
          <table:table-cell office:value-type="float" office:value="0.004352" calcext:value-type="float">
            <text:p>0.004352</text:p>
          </table:table-cell>
          <table:table-cell table:formula="of:=[.F155]-[.G155]" office:value-type="float" office:value="-0.00147235921629" calcext:value-type="float">
            <text:p>-0.0014723592</text:p>
          </table:table-cell>
          <table:table-cell/>
          <table:table-cell office:value-type="float" office:value="0.00368561391802" calcext:value-type="float">
            <text:p>0.0036856139</text:p>
          </table:table-cell>
          <table:table-cell office:value-type="float" office:value="0.0049582" calcext:value-type="float">
            <text:p>0.0049582</text:p>
          </table:table-cell>
          <table:table-cell table:formula="of:=[.J155]-[.K155]" office:value-type="float" office:value="-0.00127258608198" calcext:value-type="float">
            <text:p>-0.0012725861</text:p>
          </table:table-cell>
          <table:table-cell/>
          <table:table-cell office:value-type="float" office:value="0.00292171073147" calcext:value-type="float">
            <text:p>0.0029217107</text:p>
          </table:table-cell>
          <table:table-cell office:value-type="float" office:value="0.0042445" calcext:value-type="float">
            <text:p>0.0042445</text:p>
          </table:table-cell>
          <table:table-cell table:formula="of:=[.N155]-[.O155]" office:value-type="float" office:value="-0.00132278926853" calcext:value-type="float">
            <text:p>-0.0013227893</text:p>
          </table:table-cell>
        </table:table-row>
        <table:table-row table:style-name="ro1">
          <table:table-cell office:value-type="string" calcext:value-type="string">
            <text:p>def2-QZVP.tpss.xyz</text:p>
          </table:table-cell>
          <table:table-cell office:value-type="float" office:value="0.00576511254588" calcext:value-type="float">
            <text:p>0.0057651125</text:p>
          </table:table-cell>
          <table:table-cell office:value-type="float" office:value="0.0066423" calcext:value-type="float">
            <text:p>0.0066423</text:p>
          </table:table-cell>
          <table:table-cell table:formula="of:=[.B156]-[.C156]" office:value-type="float" office:value="-0.000877187454119999" calcext:value-type="float">
            <text:p>-0.0008771875</text:p>
          </table:table-cell>
          <table:table-cell/>
          <table:table-cell office:value-type="float" office:value="0.52922887839" calcext:value-type="float">
            <text:p>0.5292288784</text:p>
          </table:table-cell>
          <table:table-cell office:value-type="float" office:value="0.5798196" calcext:value-type="float">
            <text:p>0.5798196</text:p>
          </table:table-cell>
          <table:table-cell table:formula="of:=[.F156]-[.G156]" office:value-type="float" office:value="-0.05059072161" calcext:value-type="float">
            <text:p>-0.0505907216</text:p>
          </table:table-cell>
          <table:table-cell/>
          <table:table-cell office:value-type="float" office:value="0.00668945467541" calcext:value-type="float">
            <text:p>0.0066894547</text:p>
          </table:table-cell>
          <table:table-cell office:value-type="float" office:value="0.0073525" calcext:value-type="float">
            <text:p>0.0073525</text:p>
          </table:table-cell>
          <table:table-cell table:formula="of:=[.J156]-[.K156]" office:value-type="float" office:value="-0.00066304532459" calcext:value-type="float">
            <text:p>-0.0006630453</text:p>
          </table:table-cell>
          <table:table-cell/>
          <table:table-cell office:value-type="float" office:value="0.00595090582738" calcext:value-type="float">
            <text:p>0.0059509058</text:p>
          </table:table-cell>
          <table:table-cell office:value-type="float" office:value="0.0065377" calcext:value-type="float">
            <text:p>0.0065377</text:p>
          </table:table-cell>
          <table:table-cell table:formula="of:=[.N156]-[.O156]" office:value-type="float" office:value="-0.00058679417262" calcext:value-type="float">
            <text:p>-0.0005867942</text:p>
          </table:table-cell>
        </table:table-row>
        <table:table-row table:style-name="ro1">
          <table:table-cell office:value-type="string" calcext:value-type="string">
            <text:p>def2-QZVP.tpssh.xyz</text:p>
          </table:table-cell>
          <table:table-cell office:value-type="float" office:value="0.00338338738873" calcext:value-type="float">
            <text:p>0.0033833874</text:p>
          </table:table-cell>
          <table:table-cell office:value-type="float" office:value="0.0034765" calcext:value-type="float">
            <text:p>0.0034765</text:p>
          </table:table-cell>
          <table:table-cell table:formula="of:=[.B157]-[.C157]" office:value-type="float" office:value="-0.0000931126112700001" calcext:value-type="float">
            <text:p>-9.31126112700001E-05</text:p>
          </table:table-cell>
          <table:table-cell/>
          <table:table-cell office:value-type="float" office:value="0.0027016729732" calcext:value-type="float">
            <text:p>0.002701673</text:p>
          </table:table-cell>
          <table:table-cell office:value-type="float" office:value="0.0028674" calcext:value-type="float">
            <text:p>0.0028674</text:p>
          </table:table-cell>
          <table:table-cell table:formula="of:=[.F157]-[.G157]" office:value-type="float" office:value="-0.0001657270268" calcext:value-type="float">
            <text:p>-0.000165727</text:p>
          </table:table-cell>
          <table:table-cell/>
          <table:table-cell office:value-type="float" office:value="0.0184744151342" calcext:value-type="float">
            <text:p>0.0184744151</text:p>
          </table:table-cell>
          <table:table-cell office:value-type="float" office:value="0.0217955" calcext:value-type="float">
            <text:p>0.0217955</text:p>
          </table:table-cell>
          <table:table-cell table:formula="of:=[.J157]-[.K157]" office:value-type="float" office:value="-0.0033210848658" calcext:value-type="float">
            <text:p>-0.0033210849</text:p>
          </table:table-cell>
          <table:table-cell/>
          <table:table-cell office:value-type="float" office:value="0.00311413053421" calcext:value-type="float">
            <text:p>0.0031141305</text:p>
          </table:table-cell>
          <table:table-cell office:value-type="float" office:value="0.0032842" calcext:value-type="float">
            <text:p>0.0032842</text:p>
          </table:table-cell>
          <table:table-cell table:formula="of:=[.N157]-[.O157]" office:value-type="float" office:value="-0.00017006946579" calcext:value-type="float">
            <text:p>-0.0001700695</text:p>
          </table:table-cell>
        </table:table-row>
        <table:table-row table:style-name="ro1">
          <table:table-cell office:value-type="string" calcext:value-type="string">
            <text:p>def2-QZVPD.b3lyp.xyz</text:p>
          </table:table-cell>
          <table:table-cell office:value-type="float" office:value="0.00465346840778" calcext:value-type="float">
            <text:p>0.0046534684</text:p>
          </table:table-cell>
          <table:table-cell office:value-type="float" office:value="0.0050473" calcext:value-type="float">
            <text:p>0.0050473</text:p>
          </table:table-cell>
          <table:table-cell table:formula="of:=[.B158]-[.C158]" office:value-type="float" office:value="-0.000393831592219999" calcext:value-type="float">
            <text:p>-0.0003938316</text:p>
          </table:table-cell>
          <table:table-cell/>
          <table:table-cell office:value-type="float" office:value="0.00403733233121" calcext:value-type="float">
            <text:p>0.0040373323</text:p>
          </table:table-cell>
          <table:table-cell office:value-type="float" office:value="0.0043932" calcext:value-type="float">
            <text:p>0.0043932</text:p>
          </table:table-cell>
          <table:table-cell table:formula="of:=[.F158]-[.G158]" office:value-type="float" office:value="-0.00035586766879" calcext:value-type="float">
            <text:p>-0.0003558677</text:p>
          </table:table-cell>
          <table:table-cell/>
          <table:table-cell office:value-type="float" office:value="0.00486306399881" calcext:value-type="float">
            <text:p>0.004863064</text:p>
          </table:table-cell>
          <table:table-cell office:value-type="float" office:value="0.0051673" calcext:value-type="float">
            <text:p>0.0051673</text:p>
          </table:table-cell>
          <table:table-cell table:formula="of:=[.J158]-[.K158]" office:value-type="float" office:value="-0.00030423600119" calcext:value-type="float">
            <text:p>-0.000304236</text:p>
          </table:table-cell>
          <table:table-cell/>
          <table:table-cell office:value-type="float" office:value="0.00439361275373" calcext:value-type="float">
            <text:p>0.0043936128</text:p>
          </table:table-cell>
          <table:table-cell office:value-type="float" office:value="0.0047059" calcext:value-type="float">
            <text:p>0.0047059</text:p>
          </table:table-cell>
          <table:table-cell table:formula="of:=[.N158]-[.O158]" office:value-type="float" office:value="-0.00031228724627" calcext:value-type="float">
            <text:p>-0.0003122872</text:p>
          </table:table-cell>
        </table:table-row>
        <table:table-row table:style-name="ro1">
          <table:table-cell office:value-type="string" calcext:value-type="string">
            <text:p>def2-QZVPD.b97-d.xyz</text:p>
          </table:table-cell>
          <table:table-cell office:value-type="float" office:value="0.0036462284624" calcext:value-type="float">
            <text:p>0.0036462285</text:p>
          </table:table-cell>
          <table:table-cell office:value-type="float" office:value="0.0040882" calcext:value-type="float">
            <text:p>0.0040882</text:p>
          </table:table-cell>
          <table:table-cell table:formula="of:=[.B159]-[.C159]" office:value-type="float" office:value="-0.0004419715376" calcext:value-type="float">
            <text:p>-0.0004419715</text:p>
          </table:table-cell>
          <table:table-cell/>
          <table:table-cell office:value-type="float" office:value="1.21373537949" calcext:value-type="float">
            <text:p>1.2137353795</text:p>
          </table:table-cell>
          <table:table-cell office:value-type="float" office:value="1.2872142" calcext:value-type="float">
            <text:p>1.2872142</text:p>
          </table:table-cell>
          <table:table-cell table:formula="of:=[.F159]-[.G159]" office:value-type="float" office:value="-0.0734788205099999" calcext:value-type="float">
            <text:p>-0.0734788205</text:p>
          </table:table-cell>
          <table:table-cell/>
          <table:table-cell office:value-type="float" office:value="0.0236568964791" calcext:value-type="float">
            <text:p>0.0236568965</text:p>
          </table:table-cell>
          <table:table-cell office:value-type="float" office:value="0.0316073" calcext:value-type="float">
            <text:p>0.0316073</text:p>
          </table:table-cell>
          <table:table-cell table:formula="of:=[.J159]-[.K159]" office:value-type="float" office:value="-0.0079504035209" calcext:value-type="float">
            <text:p>-0.0079504035</text:p>
          </table:table-cell>
          <table:table-cell/>
          <table:table-cell office:value-type="float" office:value="0.00419672957098" calcext:value-type="float">
            <text:p>0.0041967296</text:p>
          </table:table-cell>
          <table:table-cell office:value-type="float" office:value="0.0045087" calcext:value-type="float">
            <text:p>0.0045087</text:p>
          </table:table-cell>
          <table:table-cell table:formula="of:=[.N159]-[.O159]" office:value-type="float" office:value="-0.00031197042902" calcext:value-type="float">
            <text:p>-0.0003119704</text:p>
          </table:table-cell>
        </table:table-row>
        <table:table-row table:style-name="ro1">
          <table:table-cell office:value-type="string" calcext:value-type="string">
            <text:p>def2-QZVPD.bhlyp-d3.xyz</text:p>
          </table:table-cell>
          <table:table-cell office:value-type="float" office:value="0.00712848936779" calcext:value-type="float">
            <text:p>0.0071284894</text:p>
          </table:table-cell>
          <table:table-cell office:value-type="float" office:value="0.0109927" calcext:value-type="float">
            <text:p>0.0109927</text:p>
          </table:table-cell>
          <table:table-cell table:formula="of:=[.B160]-[.C160]" office:value-type="float" office:value="-0.00386421063221" calcext:value-type="float">
            <text:p>-0.0038642106</text:p>
          </table:table-cell>
          <table:table-cell/>
          <table:table-cell office:value-type="float" office:value="0.00635087409439" calcext:value-type="float">
            <text:p>0.0063508741</text:p>
          </table:table-cell>
          <table:table-cell office:value-type="float" office:value="0.0096932" calcext:value-type="float">
            <text:p>0.0096932</text:p>
          </table:table-cell>
          <table:table-cell table:formula="of:=[.F160]-[.G160]" office:value-type="float" office:value="-0.00334232590561" calcext:value-type="float">
            <text:p>-0.0033423259</text:p>
          </table:table-cell>
          <table:table-cell/>
          <table:table-cell office:value-type="float" office:value="0.00723527580506" calcext:value-type="float">
            <text:p>0.0072352758</text:p>
          </table:table-cell>
          <table:table-cell office:value-type="float" office:value="0.0104449" calcext:value-type="float">
            <text:p>0.0104449</text:p>
          </table:table-cell>
          <table:table-cell table:formula="of:=[.J160]-[.K160]" office:value-type="float" office:value="-0.00320962419494" calcext:value-type="float">
            <text:p>-0.0032096242</text:p>
          </table:table-cell>
          <table:table-cell/>
          <table:table-cell office:value-type="float" office:value="0.00637509148472" calcext:value-type="float">
            <text:p>0.0063750915</text:p>
          </table:table-cell>
          <table:table-cell office:value-type="float" office:value="0.0093621" calcext:value-type="float">
            <text:p>0.0093621</text:p>
          </table:table-cell>
          <table:table-cell table:formula="of:=[.N160]-[.O160]" office:value-type="float" office:value="-0.00298700851528" calcext:value-type="float">
            <text:p>-0.0029870085</text:p>
          </table:table-cell>
        </table:table-row>
        <table:table-row table:style-name="ro1">
          <table:table-cell office:value-type="string" calcext:value-type="string">
            <text:p>def2-QZVPD.blyp-d3.xyz</text:p>
          </table:table-cell>
          <table:table-cell office:value-type="float" office:value="0.0086877683108" calcext:value-type="float">
            <text:p>0.0086877683</text:p>
          </table:table-cell>
          <table:table-cell office:value-type="float" office:value="0.0093576" calcext:value-type="float">
            <text:p>0.0093576</text:p>
          </table:table-cell>
          <table:table-cell table:formula="of:=[.B161]-[.C161]" office:value-type="float" office:value="-0.000669831689199998" calcext:value-type="float">
            <text:p>-0.0006698317</text:p>
          </table:table-cell>
          <table:table-cell/>
          <table:table-cell office:value-type="float" office:value="0.00743773643985" calcext:value-type="float">
            <text:p>0.0074377364</text:p>
          </table:table-cell>
          <table:table-cell office:value-type="float" office:value="0.0081013" calcext:value-type="float">
            <text:p>0.0081013</text:p>
          </table:table-cell>
          <table:table-cell table:formula="of:=[.F161]-[.G161]" office:value-type="float" office:value="-0.000663563560149999" calcext:value-type="float">
            <text:p>-0.0006635636</text:p>
          </table:table-cell>
          <table:table-cell/>
          <table:table-cell office:value-type="float" office:value="0.0180012257464" calcext:value-type="float">
            <text:p>0.0180012257</text:p>
          </table:table-cell>
          <table:table-cell office:value-type="float" office:value="0.0245843" calcext:value-type="float">
            <text:p>0.0245843</text:p>
          </table:table-cell>
          <table:table-cell table:formula="of:=[.J161]-[.K161]" office:value-type="float" office:value="-0.0065830742536" calcext:value-type="float">
            <text:p>-0.0065830743</text:p>
          </table:table-cell>
          <table:table-cell/>
          <table:table-cell office:value-type="float" office:value="0.715582490889" calcext:value-type="float">
            <text:p>0.7155824909</text:p>
          </table:table-cell>
          <table:table-cell office:value-type="float" office:value="0.7808343" calcext:value-type="float">
            <text:p>0.7808343</text:p>
          </table:table-cell>
          <table:table-cell table:formula="of:=[.N161]-[.O161]" office:value-type="float" office:value="-0.065251809111" calcext:value-type="float">
            <text:p>-0.0652518091</text:p>
          </table:table-cell>
        </table:table-row>
        <table:table-row table:style-name="ro1">
          <table:table-cell office:value-type="string" calcext:value-type="string">
            <text:p>def2-QZVPD.bp86-d3.xyz</text:p>
          </table:table-cell>
          <table:table-cell office:value-type="float" office:value="0.00705718122829" calcext:value-type="float">
            <text:p>0.0070571812</text:p>
          </table:table-cell>
          <table:table-cell office:value-type="float" office:value="0.0081969" calcext:value-type="float">
            <text:p>0.0081969</text:p>
          </table:table-cell>
          <table:table-cell table:formula="of:=[.B162]-[.C162]" office:value-type="float" office:value="-0.00113971877171" calcext:value-type="float">
            <text:p>-0.0011397188</text:p>
          </table:table-cell>
          <table:table-cell/>
          <table:table-cell office:value-type="float" office:value="0.443087060959" calcext:value-type="float">
            <text:p>0.443087061</text:p>
          </table:table-cell>
          <table:table-cell office:value-type="float" office:value="0.4833889" calcext:value-type="float">
            <text:p>0.4833889</text:p>
          </table:table-cell>
          <table:table-cell table:formula="of:=[.F162]-[.G162]" office:value-type="float" office:value="-0.040301839041" calcext:value-type="float">
            <text:p>-0.040301839</text:p>
          </table:table-cell>
          <table:table-cell/>
          <table:table-cell office:value-type="float" office:value="0.0483872939273" calcext:value-type="float">
            <text:p>0.0483872939</text:p>
          </table:table-cell>
          <table:table-cell office:value-type="float" office:value="0.0616353" calcext:value-type="float">
            <text:p>0.0616353</text:p>
          </table:table-cell>
          <table:table-cell table:formula="of:=[.J162]-[.K162]" office:value-type="float" office:value="-0.0132480060727" calcext:value-type="float">
            <text:p>-0.0132480061</text:p>
          </table:table-cell>
          <table:table-cell/>
          <table:table-cell office:value-type="float" office:value="0.721438887123" calcext:value-type="float">
            <text:p>0.7214388871</text:p>
          </table:table-cell>
          <table:table-cell office:value-type="float" office:value="0.7834546" calcext:value-type="float">
            <text:p>0.7834546</text:p>
          </table:table-cell>
          <table:table-cell table:formula="of:=[.N162]-[.O162]" office:value-type="float" office:value="-0.062015712877" calcext:value-type="float">
            <text:p>-0.0620157129</text:p>
          </table:table-cell>
        </table:table-row>
        <table:table-row table:style-name="ro1">
          <table:table-cell office:value-type="string" calcext:value-type="string">
            <text:p>def2-QZVPD.m06-d3.xyz</text:p>
          </table:table-cell>
          <table:table-cell office:value-type="float" office:value="0.00247018258434" calcext:value-type="float">
            <text:p>0.0024701826</text:p>
          </table:table-cell>
          <table:table-cell office:value-type="float" office:value="0.0036691" calcext:value-type="float">
            <text:p>0.0036691</text:p>
          </table:table-cell>
          <table:table-cell table:formula="of:=[.B163]-[.C163]" office:value-type="float" office:value="-0.00119891741566" calcext:value-type="float">
            <text:p>-0.0011989174</text:p>
          </table:table-cell>
          <table:table-cell/>
          <table:table-cell office:value-type="float" office:value="0.62076221214" calcext:value-type="float">
            <text:p>0.6207622121</text:p>
          </table:table-cell>
          <table:table-cell office:value-type="float" office:value="0.6550172" calcext:value-type="float">
            <text:p>0.6550172</text:p>
          </table:table-cell>
          <table:table-cell table:formula="of:=[.F163]-[.G163]" office:value-type="float" office:value="-0.03425498786" calcext:value-type="float">
            <text:p>-0.0342549879</text:p>
          </table:table-cell>
          <table:table-cell/>
          <table:table-cell office:value-type="float" office:value="0.00333838774184" calcext:value-type="float">
            <text:p>0.0033383877</text:p>
          </table:table-cell>
          <table:table-cell office:value-type="float" office:value="0.0039422" calcext:value-type="float">
            <text:p>0.0039422</text:p>
          </table:table-cell>
          <table:table-cell table:formula="of:=[.J163]-[.K163]" office:value-type="float" office:value="-0.00060381225816" calcext:value-type="float">
            <text:p>-0.0006038123</text:p>
          </table:table-cell>
          <table:table-cell/>
          <table:table-cell office:value-type="float" office:value="0.0644508002423" calcext:value-type="float">
            <text:p>0.0644508002</text:p>
          </table:table-cell>
          <table:table-cell office:value-type="float" office:value="0.0771175" calcext:value-type="float">
            <text:p>0.0771175</text:p>
          </table:table-cell>
          <table:table-cell table:formula="of:=[.N163]-[.O163]" office:value-type="float" office:value="-0.0126666997577" calcext:value-type="float">
            <text:p>-0.0126666998</text:p>
          </table:table-cell>
        </table:table-row>
        <table:table-row table:style-name="ro1">
          <table:table-cell office:value-type="string" calcext:value-type="string">
            <text:p>def2-QZVPD.pbe0-d3.xyz</text:p>
          </table:table-cell>
          <table:table-cell office:value-type="float" office:value="0.00233004167822" calcext:value-type="float">
            <text:p>0.0023300417</text:p>
          </table:table-cell>
          <table:table-cell office:value-type="float" office:value="0.0031865" calcext:value-type="float">
            <text:p>0.0031865</text:p>
          </table:table-cell>
          <table:table-cell table:formula="of:=[.B164]-[.C164]" office:value-type="float" office:value="-0.00085645832178" calcext:value-type="float">
            <text:p>-0.0008564583</text:p>
          </table:table-cell>
          <table:table-cell/>
          <table:table-cell office:value-type="float" office:value="0.00203824338836" calcext:value-type="float">
            <text:p>0.0020382434</text:p>
          </table:table-cell>
          <table:table-cell office:value-type="float" office:value="0.0027852" calcext:value-type="float">
            <text:p>0.0027852</text:p>
          </table:table-cell>
          <table:table-cell table:formula="of:=[.F164]-[.G164]" office:value-type="float" office:value="-0.00074695661164" calcext:value-type="float">
            <text:p>-0.0007469566</text:p>
          </table:table-cell>
          <table:table-cell/>
          <table:table-cell office:value-type="float" office:value="0.0172235415149" calcext:value-type="float">
            <text:p>0.0172235415</text:p>
          </table:table-cell>
          <table:table-cell office:value-type="float" office:value="0.0195481" calcext:value-type="float">
            <text:p>0.0195481</text:p>
          </table:table-cell>
          <table:table-cell table:formula="of:=[.J164]-[.K164]" office:value-type="float" office:value="-0.0023245584851" calcext:value-type="float">
            <text:p>-0.0023245585</text:p>
          </table:table-cell>
          <table:table-cell/>
          <table:table-cell office:value-type="float" office:value="0.00231758336581" calcext:value-type="float">
            <text:p>0.0023175834</text:p>
          </table:table-cell>
          <table:table-cell office:value-type="float" office:value="0.0029304" calcext:value-type="float">
            <text:p>0.0029304</text:p>
          </table:table-cell>
          <table:table-cell table:formula="of:=[.N164]-[.O164]" office:value-type="float" office:value="-0.00061281663419" calcext:value-type="float">
            <text:p>-0.0006128166</text:p>
          </table:table-cell>
        </table:table-row>
        <table:table-row table:style-name="ro1">
          <table:table-cell office:value-type="string" calcext:value-type="string">
            <text:p>def2-QZVPD.pbe96-d3.xyz</text:p>
          </table:table-cell>
          <table:table-cell office:value-type="float" office:value="0.00680493278602" calcext:value-type="float">
            <text:p>0.0068049328</text:p>
          </table:table-cell>
          <table:table-cell office:value-type="float" office:value="0.007973" calcext:value-type="float">
            <text:p>0.007973</text:p>
          </table:table-cell>
          <table:table-cell table:formula="of:=[.B165]-[.C165]" office:value-type="float" office:value="-0.00116806721398" calcext:value-type="float">
            <text:p>-0.0011680672</text:p>
          </table:table-cell>
          <table:table-cell/>
          <table:table-cell office:value-type="float" office:value="0.00605771277992" calcext:value-type="float">
            <text:p>0.0060577128</text:p>
          </table:table-cell>
          <table:table-cell office:value-type="float" office:value="0.0068621" calcext:value-type="float">
            <text:p>0.0068621</text:p>
          </table:table-cell>
          <table:table-cell table:formula="of:=[.F165]-[.G165]" office:value-type="float" office:value="-0.00080438722008" calcext:value-type="float">
            <text:p>-0.0008043872</text:p>
          </table:table-cell>
          <table:table-cell/>
          <table:table-cell office:value-type="float" office:value="0.0077787162217" calcext:value-type="float">
            <text:p>0.0077787162</text:p>
          </table:table-cell>
          <table:table-cell office:value-type="float" office:value="0.0086129" calcext:value-type="float">
            <text:p>0.0086129</text:p>
          </table:table-cell>
          <table:table-cell table:formula="of:=[.J165]-[.K165]" office:value-type="float" office:value="-0.0008341837783" calcext:value-type="float">
            <text:p>-0.0008341838</text:p>
          </table:table-cell>
          <table:table-cell/>
          <table:table-cell office:value-type="float" office:value="0.721503236435" calcext:value-type="float">
            <text:p>0.7215032364</text:p>
          </table:table-cell>
          <table:table-cell office:value-type="float" office:value="0.7850042" calcext:value-type="float">
            <text:p>0.7850042</text:p>
          </table:table-cell>
          <table:table-cell table:formula="of:=[.N165]-[.O165]" office:value-type="float" office:value="-0.0635009635649999" calcext:value-type="float">
            <text:p>-0.0635009636</text:p>
          </table:table-cell>
        </table:table-row>
        <table:table-row table:style-name="ro1">
          <table:table-cell office:value-type="string" calcext:value-type="string">
            <text:p>def2-QZVPD.pw6b95-d3.xyz</text:p>
          </table:table-cell>
          <table:table-cell office:value-type="float" office:value="0.0033028449353" calcext:value-type="float">
            <text:p>0.0033028449</text:p>
          </table:table-cell>
          <table:table-cell office:value-type="float" office:value="0.0050189" calcext:value-type="float">
            <text:p>0.0050189</text:p>
          </table:table-cell>
          <table:table-cell table:formula="of:=[.B166]-[.C166]" office:value-type="float" office:value="-0.0017160550647" calcext:value-type="float">
            <text:p>-0.0017160551</text:p>
          </table:table-cell>
          <table:table-cell/>
          <table:table-cell office:value-type="float" office:value="0.00291195332227" calcext:value-type="float">
            <text:p>0.0029119533</text:p>
          </table:table-cell>
          <table:table-cell office:value-type="float" office:value="0.004391" calcext:value-type="float">
            <text:p>0.004391</text:p>
          </table:table-cell>
          <table:table-cell table:formula="of:=[.F166]-[.G166]" office:value-type="float" office:value="-0.00147904667773" calcext:value-type="float">
            <text:p>-0.0014790467</text:p>
          </table:table-cell>
          <table:table-cell/>
          <table:table-cell office:value-type="float" office:value="0.0034303096285" calcext:value-type="float">
            <text:p>0.0034303096</text:p>
          </table:table-cell>
          <table:table-cell office:value-type="float" office:value="0.004865" calcext:value-type="float">
            <text:p>0.004865</text:p>
          </table:table-cell>
          <table:table-cell table:formula="of:=[.J166]-[.K166]" office:value-type="float" office:value="-0.0014346903715" calcext:value-type="float">
            <text:p>-0.0014346904</text:p>
          </table:table-cell>
          <table:table-cell/>
          <table:table-cell office:value-type="float" office:value="0.00288926845782" calcext:value-type="float">
            <text:p>0.0028892685</text:p>
          </table:table-cell>
          <table:table-cell office:value-type="float" office:value="0.0042051" calcext:value-type="float">
            <text:p>0.0042051</text:p>
          </table:table-cell>
          <table:table-cell table:formula="of:=[.N166]-[.O166]" office:value-type="float" office:value="-0.00131583154218" calcext:value-type="float">
            <text:p>-0.0013158315</text:p>
          </table:table-cell>
        </table:table-row>
        <table:table-row table:style-name="ro1">
          <table:table-cell office:value-type="string" calcext:value-type="string">
            <text:p>def2-QZVPD.tpss-d3.xyz</text:p>
          </table:table-cell>
          <table:table-cell office:value-type="float" office:value="0.00606326979992" calcext:value-type="float">
            <text:p>0.0060632698</text:p>
          </table:table-cell>
          <table:table-cell office:value-type="float" office:value="0.0068634" calcext:value-type="float">
            <text:p>0.0068634</text:p>
          </table:table-cell>
          <table:table-cell table:formula="of:=[.B167]-[.C167]" office:value-type="float" office:value="-0.00080013020008" calcext:value-type="float">
            <text:p>-0.0008001302</text:p>
          </table:table-cell>
          <table:table-cell/>
          <table:table-cell office:value-type="float" office:value="0.501809053514" calcext:value-type="float">
            <text:p>0.5018090535</text:p>
          </table:table-cell>
          <table:table-cell office:value-type="float" office:value="0.5516236" calcext:value-type="float">
            <text:p>0.5516236</text:p>
          </table:table-cell>
          <table:table-cell table:formula="of:=[.F167]-[.G167]" office:value-type="float" office:value="-0.049814546486" calcext:value-type="float">
            <text:p>-0.0498145465</text:p>
          </table:table-cell>
          <table:table-cell/>
          <table:table-cell office:value-type="float" office:value="0.00680383439027" calcext:value-type="float">
            <text:p>0.0068038344</text:p>
          </table:table-cell>
          <table:table-cell office:value-type="float" office:value="0.0074516" calcext:value-type="float">
            <text:p>0.0074516</text:p>
          </table:table-cell>
          <table:table-cell table:formula="of:=[.J167]-[.K167]" office:value-type="float" office:value="-0.00064776560973" calcext:value-type="float">
            <text:p>-0.0006477656</text:p>
          </table:table-cell>
          <table:table-cell/>
          <table:table-cell office:value-type="float" office:value="0.00599684396569" calcext:value-type="float">
            <text:p>0.005996844</text:p>
          </table:table-cell>
          <table:table-cell office:value-type="float" office:value="0.0065885" calcext:value-type="float">
            <text:p>0.0065885</text:p>
          </table:table-cell>
          <table:table-cell table:formula="of:=[.N167]-[.O167]" office:value-type="float" office:value="-0.00059165603431" calcext:value-type="float">
            <text:p>-0.000591656</text:p>
          </table:table-cell>
        </table:table-row>
        <table:table-row table:style-name="ro1">
          <table:table-cell office:value-type="string" calcext:value-type="string">
            <text:p>def2-QZVPD.tpssh-d3.xyz</text:p>
          </table:table-cell>
          <table:table-cell office:value-type="float" office:value="0.00370079486957" calcext:value-type="float">
            <text:p>0.0037007949</text:p>
          </table:table-cell>
          <table:table-cell office:value-type="float" office:value="0.0037731" calcext:value-type="float">
            <text:p>0.0037731</text:p>
          </table:table-cell>
          <table:table-cell table:formula="of:=[.B168]-[.C168]" office:value-type="float" office:value="-0.0000723051304299996" calcext:value-type="float">
            <text:p>-7.23051304299996E-05</text:p>
          </table:table-cell>
          <table:table-cell/>
          <table:table-cell office:value-type="float" office:value="0.00289422004171" calcext:value-type="float">
            <text:p>0.00289422</text:p>
          </table:table-cell>
          <table:table-cell office:value-type="float" office:value="0.0030489" calcext:value-type="float">
            <text:p>0.0030489</text:p>
          </table:table-cell>
          <table:table-cell table:formula="of:=[.F168]-[.G168]" office:value-type="float" office:value="-0.00015467995829" calcext:value-type="float">
            <text:p>-0.00015468</text:p>
          </table:table-cell>
          <table:table-cell/>
          <table:table-cell office:value-type="float" office:value="0.0170977693418" calcext:value-type="float">
            <text:p>0.0170977693</text:p>
          </table:table-cell>
          <table:table-cell office:value-type="float" office:value="0.0206325" calcext:value-type="float">
            <text:p>0.0206325</text:p>
          </table:table-cell>
          <table:table-cell table:formula="of:=[.J168]-[.K168]" office:value-type="float" office:value="-0.0035347306582" calcext:value-type="float">
            <text:p>-0.0035347307</text:p>
          </table:table-cell>
          <table:table-cell/>
          <table:table-cell office:value-type="float" office:value="0.00316447479824" calcext:value-type="float">
            <text:p>0.0031644748</text:p>
          </table:table-cell>
          <table:table-cell office:value-type="float" office:value="0.0033441" calcext:value-type="float">
            <text:p>0.0033441</text:p>
          </table:table-cell>
          <table:table-cell table:formula="of:=[.N168]-[.O168]" office:value-type="float" office:value="-0.00017962520176" calcext:value-type="float">
            <text:p>-0.0001796252</text:p>
          </table:table-cell>
        </table:table-row>
        <table:table-row table:style-name="ro1">
          <table:table-cell office:value-type="string" calcext:value-type="string">
            <text:p>def2-QZVPD.b3lyp-d3.xyz</text:p>
          </table:table-cell>
          <table:table-cell office:value-type="float" office:value="0.00469951600345" calcext:value-type="float">
            <text:p>0.004699516</text:p>
          </table:table-cell>
          <table:table-cell office:value-type="float" office:value="0.0050996" calcext:value-type="float">
            <text:p>0.0050996</text:p>
          </table:table-cell>
          <table:table-cell table:formula="of:=[.B169]-[.C169]" office:value-type="float" office:value="-0.00040008399655" calcext:value-type="float">
            <text:p>-0.000400084</text:p>
          </table:table-cell>
          <table:table-cell/>
          <table:table-cell office:value-type="float" office:value="0.375072975288" calcext:value-type="float">
            <text:p>0.3750729753</text:p>
          </table:table-cell>
          <table:table-cell office:value-type="float" office:value="0.4030185" calcext:value-type="float">
            <text:p>0.4030185</text:p>
          </table:table-cell>
          <table:table-cell table:formula="of:=[.F169]-[.G169]" office:value-type="float" office:value="-0.027945524712" calcext:value-type="float">
            <text:p>-0.0279455247</text:p>
          </table:table-cell>
          <table:table-cell/>
          <table:table-cell office:value-type="float" office:value="0.00495201842231" calcext:value-type="float">
            <text:p>0.0049520184</text:p>
          </table:table-cell>
          <table:table-cell office:value-type="float" office:value="0.0052359" calcext:value-type="float">
            <text:p>0.0052359</text:p>
          </table:table-cell>
          <table:table-cell table:formula="of:=[.J169]-[.K169]" office:value-type="float" office:value="-0.00028388157769" calcext:value-type="float">
            <text:p>-0.0002838816</text:p>
          </table:table-cell>
          <table:table-cell/>
          <table:table-cell office:value-type="float" office:value="0.00416256708212" calcext:value-type="float">
            <text:p>0.0041625671</text:p>
          </table:table-cell>
          <table:table-cell office:value-type="float" office:value="0.0044556" calcext:value-type="float">
            <text:p>0.0044556</text:p>
          </table:table-cell>
          <table:table-cell table:formula="of:=[.N169]-[.O169]" office:value-type="float" office:value="-0.00029303291788" calcext:value-type="float">
            <text:p>-0.0002930329</text:p>
          </table:table-cell>
        </table:table-row>
        <table:table-row table:style-name="ro1">
          <table:table-cell office:value-type="string" calcext:value-type="string">
            <text:p>def2-QZVPD.b97-d-d3.xyz</text:p>
          </table:table-cell>
          <table:table-cell office:value-type="float" office:value="0.00377692282156" calcext:value-type="float">
            <text:p>0.0037769228</text:p>
          </table:table-cell>
          <table:table-cell office:value-type="float" office:value="0.0041601" calcext:value-type="float">
            <text:p>0.0041601</text:p>
          </table:table-cell>
          <table:table-cell table:formula="of:=[.B170]-[.C170]" office:value-type="float" office:value="-0.00038317717844" calcext:value-type="float">
            <text:p>-0.0003831772</text:p>
          </table:table-cell>
          <table:table-cell/>
          <table:table-cell office:value-type="float" office:value="1.08936125984" calcext:value-type="float">
            <text:p>1.0893612598</text:p>
          </table:table-cell>
          <table:table-cell office:value-type="float" office:value="1.178514" calcext:value-type="float">
            <text:p>1.178514</text:p>
          </table:table-cell>
          <table:table-cell table:formula="of:=[.F170]-[.G170]" office:value-type="float" office:value="-0.0891527401600001" calcext:value-type="float">
            <text:p>-0.0891527402</text:p>
          </table:table-cell>
          <table:table-cell/>
          <table:table-cell office:value-type="float" office:value="0.0479377337713" calcext:value-type="float">
            <text:p>0.0479377338</text:p>
          </table:table-cell>
          <table:table-cell office:value-type="float" office:value="0.0643719" calcext:value-type="float">
            <text:p>0.0643719</text:p>
          </table:table-cell>
          <table:table-cell table:formula="of:=[.J170]-[.K170]" office:value-type="float" office:value="-0.0164341662287" calcext:value-type="float">
            <text:p>-0.0164341662</text:p>
          </table:table-cell>
          <table:table-cell/>
          <table:table-cell office:value-type="float" office:value="0.00416880806228" calcext:value-type="float">
            <text:p>0.0041688081</text:p>
          </table:table-cell>
          <table:table-cell office:value-type="float" office:value="0.0044784" calcext:value-type="float">
            <text:p>0.0044784</text:p>
          </table:table-cell>
          <table:table-cell table:formula="of:=[.N170]-[.O170]" office:value-type="float" office:value="-0.000309591937719999" calcext:value-type="float">
            <text:p>-0.0003095919</text:p>
          </table:table-cell>
        </table:table-row>
        <table:table-row table:style-name="ro1">
          <table:table-cell office:value-type="string" calcext:value-type="string">
            <text:p>def2-QZVPD.bhlyp.xyz</text:p>
          </table:table-cell>
          <table:table-cell office:value-type="float" office:value="0.00711617693865" calcext:value-type="float">
            <text:p>0.0071161769</text:p>
          </table:table-cell>
          <table:table-cell office:value-type="float" office:value="0.0109712" calcext:value-type="float">
            <text:p>0.0109712</text:p>
          </table:table-cell>
          <table:table-cell table:formula="of:=[.B171]-[.C171]" office:value-type="float" office:value="-0.00385502306135" calcext:value-type="float">
            <text:p>-0.0038550231</text:p>
          </table:table-cell>
          <table:table-cell/>
          <table:table-cell office:value-type="float" office:value="0.00622104510093" calcext:value-type="float">
            <text:p>0.0062210451</text:p>
          </table:table-cell>
          <table:table-cell office:value-type="float" office:value="0.0095404" calcext:value-type="float">
            <text:p>0.0095404</text:p>
          </table:table-cell>
          <table:table-cell table:formula="of:=[.F171]-[.G171]" office:value-type="float" office:value="-0.00331935489907" calcext:value-type="float">
            <text:p>-0.0033193549</text:p>
          </table:table-cell>
          <table:table-cell/>
          <table:table-cell office:value-type="float" office:value="0.00709944127106" calcext:value-type="float">
            <text:p>0.0070994413</text:p>
          </table:table-cell>
          <table:table-cell office:value-type="float" office:value="0.0104679" calcext:value-type="float">
            <text:p>0.0104679</text:p>
          </table:table-cell>
          <table:table-cell table:formula="of:=[.J171]-[.K171]" office:value-type="float" office:value="-0.00336845872894" calcext:value-type="float">
            <text:p>-0.0033684587</text:p>
          </table:table-cell>
          <table:table-cell/>
          <table:table-cell office:value-type="float" office:value="0.0064253100885" calcext:value-type="float">
            <text:p>0.0064253101</text:p>
          </table:table-cell>
          <table:table-cell office:value-type="float" office:value="0.0094295" calcext:value-type="float">
            <text:p>0.0094295</text:p>
          </table:table-cell>
          <table:table-cell table:formula="of:=[.N171]-[.O171]" office:value-type="float" office:value="-0.0030041899115" calcext:value-type="float">
            <text:p>-0.0030041899</text:p>
          </table:table-cell>
        </table:table-row>
        <table:table-row table:style-name="ro1">
          <table:table-cell office:value-type="string" calcext:value-type="string">
            <text:p>def2-QZVPD.blyp.xyz</text:p>
          </table:table-cell>
          <table:table-cell office:value-type="float" office:value="0.00864601551133" calcext:value-type="float">
            <text:p>0.0086460155</text:p>
          </table:table-cell>
          <table:table-cell office:value-type="float" office:value="0.0093303" calcext:value-type="float">
            <text:p>0.0093303</text:p>
          </table:table-cell>
          <table:table-cell table:formula="of:=[.B172]-[.C172]" office:value-type="float" office:value="-0.000684284488670001" calcext:value-type="float">
            <text:p>-0.0006842845</text:p>
          </table:table-cell>
          <table:table-cell/>
          <table:table-cell office:value-type="float" office:value="0.00734277738536" calcext:value-type="float">
            <text:p>0.0073427774</text:p>
          </table:table-cell>
          <table:table-cell office:value-type="float" office:value="0.0080146" calcext:value-type="float">
            <text:p>0.0080146</text:p>
          </table:table-cell>
          <table:table-cell table:formula="of:=[.F172]-[.G172]" office:value-type="float" office:value="-0.00067182261464" calcext:value-type="float">
            <text:p>-0.0006718226</text:p>
          </table:table-cell>
          <table:table-cell/>
          <table:table-cell office:value-type="float" office:value="0.00903844141429" calcext:value-type="float">
            <text:p>0.0090384414</text:p>
          </table:table-cell>
          <table:table-cell office:value-type="float" office:value="0.0097025" calcext:value-type="float">
            <text:p>0.0097025</text:p>
          </table:table-cell>
          <table:table-cell table:formula="of:=[.J172]-[.K172]" office:value-type="float" office:value="-0.00066405858571" calcext:value-type="float">
            <text:p>-0.0006640586</text:p>
          </table:table-cell>
          <table:table-cell/>
          <table:table-cell office:value-type="float" office:value="0.721847508195" calcext:value-type="float">
            <text:p>0.7218475082</text:p>
          </table:table-cell>
          <table:table-cell office:value-type="float" office:value="0.7882242" calcext:value-type="float">
            <text:p>0.7882242</text:p>
          </table:table-cell>
          <table:table-cell table:formula="of:=[.N172]-[.O172]" office:value-type="float" office:value="-0.0663766918049999" calcext:value-type="float">
            <text:p>-0.0663766918</text:p>
          </table:table-cell>
        </table:table-row>
        <table:table-row table:style-name="ro1">
          <table:table-cell office:value-type="string" calcext:value-type="string">
            <text:p>def2-QZVPD.bp86.xyz</text:p>
          </table:table-cell>
          <table:table-cell office:value-type="float" office:value="0.00702373734006" calcext:value-type="float">
            <text:p>0.0070237373</text:p>
          </table:table-cell>
          <table:table-cell office:value-type="float" office:value="0.0081818" calcext:value-type="float">
            <text:p>0.0081818</text:p>
          </table:table-cell>
          <table:table-cell table:formula="of:=[.B173]-[.C173]" office:value-type="float" office:value="-0.00115806265994" calcext:value-type="float">
            <text:p>-0.0011580627</text:p>
          </table:table-cell>
          <table:table-cell/>
          <table:table-cell office:value-type="float" office:value="0.00630202480747" calcext:value-type="float">
            <text:p>0.0063020248</text:p>
          </table:table-cell>
          <table:table-cell office:value-type="float" office:value="0.0071069" calcext:value-type="float">
            <text:p>0.0071069</text:p>
          </table:table-cell>
          <table:table-cell table:formula="of:=[.F173]-[.G173]" office:value-type="float" office:value="-0.000804875192529999" calcext:value-type="float">
            <text:p>-0.0008048752</text:p>
          </table:table-cell>
          <table:table-cell/>
          <table:table-cell office:value-type="float" office:value="0.00814691631327" calcext:value-type="float">
            <text:p>0.0081469163</text:p>
          </table:table-cell>
          <table:table-cell office:value-type="float" office:value="0.0089888" calcext:value-type="float">
            <text:p>0.0089888</text:p>
          </table:table-cell>
          <table:table-cell table:formula="of:=[.J173]-[.K173]" office:value-type="float" office:value="-0.000841883686729999" calcext:value-type="float">
            <text:p>-0.0008418837</text:p>
          </table:table-cell>
          <table:table-cell/>
          <table:table-cell office:value-type="float" office:value="0.191582176149" calcext:value-type="float">
            <text:p>0.1915821761</text:p>
          </table:table-cell>
          <table:table-cell office:value-type="float" office:value="0.2255135" calcext:value-type="float">
            <text:p>0.2255135</text:p>
          </table:table-cell>
          <table:table-cell table:formula="of:=[.N173]-[.O173]" office:value-type="float" office:value="-0.033931323851" calcext:value-type="float">
            <text:p>-0.0339313239</text:p>
          </table:table-cell>
        </table:table-row>
        <table:table-row table:style-name="ro1">
          <table:table-cell office:value-type="string" calcext:value-type="string">
            <text:p>def2-QZVPD.m06.xyz</text:p>
          </table:table-cell>
          <table:table-cell office:value-type="float" office:value="0.00246950174912" calcext:value-type="float">
            <text:p>0.0024695017</text:p>
          </table:table-cell>
          <table:table-cell office:value-type="float" office:value="0.0036681" calcext:value-type="float">
            <text:p>0.0036681</text:p>
          </table:table-cell>
          <table:table-cell table:formula="of:=[.B174]-[.C174]" office:value-type="float" office:value="-0.00119859825088" calcext:value-type="float">
            <text:p>-0.0011985983</text:p>
          </table:table-cell>
          <table:table-cell/>
          <table:table-cell office:value-type="float" office:value="0.688894745442" calcext:value-type="float">
            <text:p>0.6888947454</text:p>
          </table:table-cell>
          <table:table-cell office:value-type="float" office:value="0.7277294" calcext:value-type="float">
            <text:p>0.7277294</text:p>
          </table:table-cell>
          <table:table-cell table:formula="of:=[.F174]-[.G174]" office:value-type="float" office:value="-0.0388346545579999" calcext:value-type="float">
            <text:p>-0.0388346546</text:p>
          </table:table-cell>
          <table:table-cell/>
          <table:table-cell office:value-type="float" office:value="0.00332167349669" calcext:value-type="float">
            <text:p>0.0033216735</text:p>
          </table:table-cell>
          <table:table-cell office:value-type="float" office:value="0.0039373" calcext:value-type="float">
            <text:p>0.0039373</text:p>
          </table:table-cell>
          <table:table-cell table:formula="of:=[.J174]-[.K174]" office:value-type="float" office:value="-0.000615626503309999" calcext:value-type="float">
            <text:p>-0.0006156265</text:p>
          </table:table-cell>
          <table:table-cell/>
          <table:table-cell office:value-type="float" office:value="0.0642640154318" calcext:value-type="float">
            <text:p>0.0642640154</text:p>
          </table:table-cell>
          <table:table-cell office:value-type="float" office:value="0.0771012" calcext:value-type="float">
            <text:p>0.0771012</text:p>
          </table:table-cell>
          <table:table-cell table:formula="of:=[.N174]-[.O174]" office:value-type="float" office:value="-0.0128371845682" calcext:value-type="float">
            <text:p>-0.0128371846</text:p>
          </table:table-cell>
        </table:table-row>
        <table:table-row table:style-name="ro1">
          <table:table-cell office:value-type="string" calcext:value-type="string">
            <text:p>def2-QZVPD.pbe0.xyz</text:p>
          </table:table-cell>
          <table:table-cell office:value-type="float" office:value="0.00230766149068" calcext:value-type="float">
            <text:p>0.0023076615</text:p>
          </table:table-cell>
          <table:table-cell office:value-type="float" office:value="0.0031613" calcext:value-type="float">
            <text:p>0.0031613</text:p>
          </table:table-cell>
          <table:table-cell table:formula="of:=[.B175]-[.C175]" office:value-type="float" office:value="-0.00085363850932" calcext:value-type="float">
            <text:p>-0.0008536385</text:p>
          </table:table-cell>
          <table:table-cell/>
          <table:table-cell office:value-type="float" office:value="0.00209890651632" calcext:value-type="float">
            <text:p>0.0020989065</text:p>
          </table:table-cell>
          <table:table-cell office:value-type="float" office:value="0.0028334" calcext:value-type="float">
            <text:p>0.0028334</text:p>
          </table:table-cell>
          <table:table-cell table:formula="of:=[.F175]-[.G175]" office:value-type="float" office:value="-0.00073449348368" calcext:value-type="float">
            <text:p>-0.0007344935</text:p>
          </table:table-cell>
          <table:table-cell/>
          <table:table-cell office:value-type="float" office:value="0.00316485648205" calcext:value-type="float">
            <text:p>0.0031648565</text:p>
          </table:table-cell>
          <table:table-cell office:value-type="float" office:value="0.0036211" calcext:value-type="float">
            <text:p>0.0036211</text:p>
          </table:table-cell>
          <table:table-cell table:formula="of:=[.J175]-[.K175]" office:value-type="float" office:value="-0.00045624351795" calcext:value-type="float">
            <text:p>-0.0004562435</text:p>
          </table:table-cell>
          <table:table-cell/>
          <table:table-cell office:value-type="float" office:value="0.0025540152142" calcext:value-type="float">
            <text:p>0.0025540152</text:p>
          </table:table-cell>
          <table:table-cell office:value-type="float" office:value="0.0031554" calcext:value-type="float">
            <text:p>0.0031554</text:p>
          </table:table-cell>
          <table:table-cell table:formula="of:=[.N175]-[.O175]" office:value-type="float" office:value="-0.0006013847858" calcext:value-type="float">
            <text:p>-0.0006013848</text:p>
          </table:table-cell>
        </table:table-row>
        <table:table-row table:style-name="ro1">
          <table:table-cell office:value-type="string" calcext:value-type="string">
            <text:p>def2-QZVPD.pbe96.xyz</text:p>
          </table:table-cell>
          <table:table-cell office:value-type="float" office:value="0.00679264471485" calcext:value-type="float">
            <text:p>0.0067926447</text:p>
          </table:table-cell>
          <table:table-cell office:value-type="float" office:value="0.0079682" calcext:value-type="float">
            <text:p>0.0079682</text:p>
          </table:table-cell>
          <table:table-cell table:formula="of:=[.B176]-[.C176]" office:value-type="float" office:value="-0.00117555528515" calcext:value-type="float">
            <text:p>-0.0011755553</text:p>
          </table:table-cell>
          <table:table-cell/>
          <table:table-cell office:value-type="float" office:value="0.00604298372612" calcext:value-type="float">
            <text:p>0.0060429837</text:p>
          </table:table-cell>
          <table:table-cell office:value-type="float" office:value="0.0068504" calcext:value-type="float">
            <text:p>0.0068504</text:p>
          </table:table-cell>
          <table:table-cell table:formula="of:=[.F176]-[.G176]" office:value-type="float" office:value="-0.00080741627388" calcext:value-type="float">
            <text:p>-0.0008074163</text:p>
          </table:table-cell>
          <table:table-cell/>
          <table:table-cell office:value-type="float" office:value="0.00783221410157" calcext:value-type="float">
            <text:p>0.0078322141</text:p>
          </table:table-cell>
          <table:table-cell office:value-type="float" office:value="0.008659" calcext:value-type="float">
            <text:p>0.008659</text:p>
          </table:table-cell>
          <table:table-cell table:formula="of:=[.J176]-[.K176]" office:value-type="float" office:value="-0.000826785898430001" calcext:value-type="float">
            <text:p>-0.0008267859</text:p>
          </table:table-cell>
          <table:table-cell/>
          <table:table-cell office:value-type="float" office:value="0.716620796678" calcext:value-type="float">
            <text:p>0.7166207967</text:p>
          </table:table-cell>
          <table:table-cell office:value-type="float" office:value="0.8087377" calcext:value-type="float">
            <text:p>0.8087377</text:p>
          </table:table-cell>
          <table:table-cell table:formula="of:=[.N176]-[.O176]" office:value-type="float" office:value="-0.0921169033220001" calcext:value-type="float">
            <text:p>-0.0921169033</text:p>
          </table:table-cell>
        </table:table-row>
        <table:table-row table:style-name="ro1">
          <table:table-cell office:value-type="string" calcext:value-type="string">
            <text:p>def2-QZVPD.pw6b95.xyz</text:p>
          </table:table-cell>
          <table:table-cell office:value-type="float" office:value="0.00328948601186" calcext:value-type="float">
            <text:p>0.003289486</text:p>
          </table:table-cell>
          <table:table-cell office:value-type="float" office:value="0.0050016" calcext:value-type="float">
            <text:p>0.0050016</text:p>
          </table:table-cell>
          <table:table-cell table:formula="of:=[.B177]-[.C177]" office:value-type="float" office:value="-0.00171211398814" calcext:value-type="float">
            <text:p>-0.001712114</text:p>
          </table:table-cell>
          <table:table-cell/>
          <table:table-cell office:value-type="float" office:value="0.00297290692896" calcext:value-type="float">
            <text:p>0.0029729069</text:p>
          </table:table-cell>
          <table:table-cell office:value-type="float" office:value="0.0044289" calcext:value-type="float">
            <text:p>0.0044289</text:p>
          </table:table-cell>
          <table:table-cell table:formula="of:=[.F177]-[.G177]" office:value-type="float" office:value="-0.00145599307104" calcext:value-type="float">
            <text:p>-0.0014559931</text:p>
          </table:table-cell>
          <table:table-cell/>
          <table:table-cell office:value-type="float" office:value="0.00336375096227" calcext:value-type="float">
            <text:p>0.003363751</text:p>
          </table:table-cell>
          <table:table-cell office:value-type="float" office:value="0.0048233" calcext:value-type="float">
            <text:p>0.0048233</text:p>
          </table:table-cell>
          <table:table-cell table:formula="of:=[.J177]-[.K177]" office:value-type="float" office:value="-0.00145954903773" calcext:value-type="float">
            <text:p>-0.001459549</text:p>
          </table:table-cell>
          <table:table-cell/>
          <table:table-cell office:value-type="float" office:value="0.00290455547322" calcext:value-type="float">
            <text:p>0.0029045555</text:p>
          </table:table-cell>
          <table:table-cell office:value-type="float" office:value="0.0042101" calcext:value-type="float">
            <text:p>0.0042101</text:p>
          </table:table-cell>
          <table:table-cell table:formula="of:=[.N177]-[.O177]" office:value-type="float" office:value="-0.00130554452678" calcext:value-type="float">
            <text:p>-0.0013055445</text:p>
          </table:table-cell>
        </table:table-row>
        <table:table-row table:style-name="ro1">
          <table:table-cell office:value-type="string" calcext:value-type="string">
            <text:p>def2-QZVPD.tpss.xyz</text:p>
          </table:table-cell>
          <table:table-cell office:value-type="float" office:value="0.00604314472954" calcext:value-type="float">
            <text:p>0.0060431447</text:p>
          </table:table-cell>
          <table:table-cell office:value-type="float" office:value="0.0068538" calcext:value-type="float">
            <text:p>0.0068538</text:p>
          </table:table-cell>
          <table:table-cell table:formula="of:=[.B178]-[.C178]" office:value-type="float" office:value="-0.000810655270459999" calcext:value-type="float">
            <text:p>-0.0008106553</text:p>
          </table:table-cell>
          <table:table-cell/>
          <table:table-cell office:value-type="float" office:value="0.529180639139" calcext:value-type="float">
            <text:p>0.5291806391</text:p>
          </table:table-cell>
          <table:table-cell office:value-type="float" office:value="0.5779103" calcext:value-type="float">
            <text:p>0.5779103</text:p>
          </table:table-cell>
          <table:table-cell table:formula="of:=[.F178]-[.G178]" office:value-type="float" office:value="-0.0487296608609999" calcext:value-type="float">
            <text:p>-0.0487296609</text:p>
          </table:table-cell>
          <table:table-cell/>
          <table:table-cell office:value-type="float" office:value="0.00687969783739" calcext:value-type="float">
            <text:p>0.0068796978</text:p>
          </table:table-cell>
          <table:table-cell office:value-type="float" office:value="0.0075194" calcext:value-type="float">
            <text:p>0.0075194</text:p>
          </table:table-cell>
          <table:table-cell table:formula="of:=[.J178]-[.K178]" office:value-type="float" office:value="-0.00063970216261" calcext:value-type="float">
            <text:p>-0.0006397022</text:p>
          </table:table-cell>
          <table:table-cell/>
          <table:table-cell office:value-type="float" office:value="0.00614283586621" calcext:value-type="float">
            <text:p>0.0061428359</text:p>
          </table:table-cell>
          <table:table-cell office:value-type="float" office:value="0.0067264" calcext:value-type="float">
            <text:p>0.0067264</text:p>
          </table:table-cell>
          <table:table-cell table:formula="of:=[.N178]-[.O178]" office:value-type="float" office:value="-0.00058356413379" calcext:value-type="float">
            <text:p>-0.0005835641</text:p>
          </table:table-cell>
        </table:table-row>
        <table:table-row table:style-name="ro1">
          <table:table-cell office:value-type="string" calcext:value-type="string">
            <text:p>def2-QZVPD.tpssh.xyz</text:p>
          </table:table-cell>
          <table:table-cell office:value-type="float" office:value="0.00367360516236" calcext:value-type="float">
            <text:p>0.0036736052</text:p>
          </table:table-cell>
          <table:table-cell office:value-type="float" office:value="0.0037499" calcext:value-type="float">
            <text:p>0.0037499</text:p>
          </table:table-cell>
          <table:table-cell table:formula="of:=[.B179]-[.C179]" office:value-type="float" office:value="-0.0000762948376400001" calcext:value-type="float">
            <text:p>-7.62948376400001E-05</text:p>
          </table:table-cell>
          <table:table-cell/>
          <table:table-cell office:value-type="float" office:value="0.00288301099863" calcext:value-type="float">
            <text:p>0.002883011</text:p>
          </table:table-cell>
          <table:table-cell office:value-type="float" office:value="0.0030414" calcext:value-type="float">
            <text:p>0.0030414</text:p>
          </table:table-cell>
          <table:table-cell table:formula="of:=[.F179]-[.G179]" office:value-type="float" office:value="-0.00015838900137" calcext:value-type="float">
            <text:p>-0.000158389</text:p>
          </table:table-cell>
          <table:table-cell/>
          <table:table-cell office:value-type="float" office:value="0.0123238670094" calcext:value-type="float">
            <text:p>0.012323867</text:p>
          </table:table-cell>
          <table:table-cell office:value-type="float" office:value="0.0147123" calcext:value-type="float">
            <text:p>0.0147123</text:p>
          </table:table-cell>
          <table:table-cell table:formula="of:=[.J179]-[.K179]" office:value-type="float" office:value="-0.0023884329906" calcext:value-type="float">
            <text:p>-0.002388433</text:p>
          </table:table-cell>
          <table:table-cell/>
          <table:table-cell office:value-type="float" office:value="0.00332019491015" calcext:value-type="float">
            <text:p>0.0033201949</text:p>
          </table:table-cell>
          <table:table-cell office:value-type="float" office:value="0.0034878" calcext:value-type="float">
            <text:p>0.0034878</text:p>
          </table:table-cell>
          <table:table-cell table:formula="of:=[.N179]-[.O179]" office:value-type="float" office:value="-0.00016760508985" calcext:value-type="float">
            <text:p>-0.0001676051</text:p>
          </table:table-cell>
        </table:table-row>
        <table:table-row table:style-name="ro1">
          <table:table-cell table:number-columns-repeated="3"/>
          <table:table-cell table:formula="of:=MAX([.D4:.D179])" office:value-type="float" office:value="-0.00000988634769999962" calcext:value-type="float">
            <text:p>-9.88634769999962E-06</text:p>
          </table:table-cell>
          <table:table-cell table:number-columns-repeated="3"/>
          <table:table-cell table:formula="of:=MAX([.H4:.H179])" office:value-type="float" office:value="-0.0000674709814299998" calcext:value-type="float">
            <text:p>-0.000067471</text:p>
          </table:table-cell>
          <table:table-cell table:number-columns-repeated="3"/>
          <table:table-cell table:formula="of:=MAX([.L4:.L179])" office:value-type="float" office:value="-0.0000776371349800005" calcext:value-type="float">
            <text:p>-7.76371349800005E-05</text:p>
          </table:table-cell>
          <table:table-cell table:number-columns-repeated="3"/>
          <table:table-cell table:formula="of:=MAX([.P4:.P179])" office:value-type="float" office:value="-0.0000557982504100002" calcext:value-type="float">
            <text:p>-5.57982504100002E-05</text:p>
          </table:table-cell>
        </table:table-row>
        <table:table-row table:style-name="ro1">
          <table:table-cell table:number-columns-repeated="3"/>
          <table:table-cell table:formula="of:=MIN([.D4:.D179])" office:value-type="float" office:value="-0.0068569676664" calcext:value-type="float">
            <text:p>-0.0068569677</text:p>
          </table:table-cell>
          <table:table-cell table:number-columns-repeated="3"/>
          <table:table-cell table:formula="of:=MIN([.H4:.H179])" office:value-type="float" office:value="-0.10482793865" calcext:value-type="float">
            <text:p>-0.1048279387</text:p>
          </table:table-cell>
          <table:table-cell table:number-columns-repeated="3"/>
          <table:table-cell table:formula="of:=MIN([.L4:.L179])" office:value-type="float" office:value="-0.074969032855" calcext:value-type="float">
            <text:p>-0.0749690329</text:p>
          </table:table-cell>
          <table:table-cell table:number-columns-repeated="3"/>
          <table:table-cell table:formula="of:=MIN([.P4:.P179])" office:value-type="float" office:value="-0.133255169665" calcext:value-type="float">
            <text:p>-0.1332551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5:38:09.139000000</meta:creation-date>
    <dc:date>2016-02-21T15:49:03.349000000</dc:date>
    <meta:editing-duration>PT10M54S</meta:editing-duration>
    <meta:editing-cycles>1</meta:editing-cycles>
    <meta:document-statistic meta:table-count="1" meta:cell-count="2298" meta:object-count="0"/>
    <meta:generator>LibreOffice/5.0.4.2$Windows_x86 LibreOffice_project/2b9802c1994aa0b7dc6079e128979269cf95bc78</meta:generator>
  </office:meta>
</office:document-meta>
</file>